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meta.AdaBoostM1 -P 100 -S 1 -I 1000 -W weka.classifiers.trees.DecisionStump</text:p>
      <text:p text:style-name="Standard">Relation: <text:s text:c="4"/>test2R</text:p>
      <text:p text:style-name="Standard">Instances: <text:s text:c="3"/>14996</text:p>
      <text:p text:style-name="Standard">Attributes: <text:s text:c="2"/>38</text:p>
      <text:p text:style-name="Standard"><text:s text:c="14"/>is_attack</text:p>
      <text:p text:style-name="Standard"><text:s text:c="14"/>P101</text:p>
      <text:p text:style-name="Standard"><text:s text:c="14"/>P203</text:p>
      <text:p text:style-name="Standard"><text:s text:c="14"/>P205</text:p>
      <text:p text:style-name="Standard"><text:s text:c="14"/>P301</text:p>
      <text:p text:style-name="Standard"><text:s text:c="14"/>P401</text:p>
      <text:p text:style-name="Standard"><text:s text:c="14"/>P601</text:p>
      <text:p text:style-name="Standard"><text:s text:c="14"/>MV301</text:p>
      <text:p text:style-name="Standard"><text:s text:c="14"/>MV302</text:p>
      <text:p text:style-name="Standard"><text:s text:c="14"/>MV304</text:p>
      <text:p text:style-name="Standard"><text:s text:c="14"/>UV401</text:p>
      <text:p text:style-name="Standard"><text:s text:c="14"/>MV101</text:p>
      <text:p text:style-name="Standard"><text:s text:c="14"/>MV201</text:p>
      <text:p text:style-name="Standard"><text:s text:c="14"/>MV303</text:p>
      <text:p text:style-name="Standard"><text:s text:c="14"/>FIT101</text:p>
      <text:p text:style-name="Standard"><text:s text:c="14"/>LIT101</text:p>
      <text:p text:style-name="Standard"><text:s text:c="14"/>AIT202</text:p>
      <text:p text:style-name="Standard"><text:s text:c="14"/>AIT203</text:p>
      <text:p text:style-name="Standard"><text:s text:c="14"/>FIT201</text:p>
      <text:p text:style-name="Standard"><text:s text:c="14"/>DPIT301</text:p>
      <text:p text:style-name="Standard"><text:s text:c="14"/>FIT301</text:p>
      <text:p text:style-name="Standard"><text:s text:c="14"/>LIT301</text:p>
      <text:p text:style-name="Standard"><text:s text:c="14"/>AIT402</text:p>
      <text:p text:style-name="Standard"><text:s text:c="14"/>FIT401</text:p>
      <text:p text:style-name="Standard"><text:s text:c="14"/>LIT401</text:p>
      <text:p text:style-name="Standard"><text:s text:c="14"/>AIT501</text:p>
      <text:p text:style-name="Standard"><text:s text:c="14"/>AIT502</text:p>
      <text:p text:style-name="Standard"><text:s text:c="14"/>AIT503</text:p>
      <text:p text:style-name="Standard"><text:s text:c="14"/>AIT504</text:p>
      <text:p text:style-name="Standard"><text:s text:c="14"/>FIT501</text:p>
      <text:p text:style-name="Standard"><text:s text:c="14"/>FIT502</text:p>
      <text:p text:style-name="Standard"><text:s text:c="14"/>FIT503</text:p>
      <text:p text:style-name="Standard"><text:s text:c="14"/>FIT504</text:p>
      <text:p text:style-name="Standard"><text:s text:c="14"/>PIT501</text:p>
      <text:p text:style-name="Standard"><text:s text:c="14"/>PIT502</text:p>
      <text:p text:style-name="Standard"><text:s text:c="14"/>PIT503</text:p>
      <text:p text:style-name="Standard"><text:s text:c="14"/>FIT601</text:p>
      <text:p text:style-name="Standard"><text:s text:c="14"/>AIT201</text:p>
      <text:p text:style-name="Standard">Test mode: <text:s text:c="3"/>10-fold cross-validation</text:p>
      <text:p text:style-name="Standard"/>
      <text:p text:style-name="Standard">=== Classifier model (full training set) ===</text:p>
      <text:p text:style-name="Standard"/>
      <text:p text:style-name="Standard"><text:soft-page-break/>AdaBoostM1: Base classifiers and their weights: 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6401345291479821<text:tab/>0.3598654708520179<text:tab/></text:p>
      <text:p text:style-name="Standard">AIT402 &gt; 6.677774905</text:p>
      <text:p text:style-name="Standard">no<text:tab/>yes<text:tab/></text:p>
      <text:p text:style-name="Standard">1.0<text:tab/>0.0<text:tab/></text:p>
      <text:p text:style-name="Standard">AIT402 is missing</text:p>
      <text:p text:style-name="Standard">no<text:tab/>yes<text:tab/></text:p>
      <text:p text:style-name="Standard">0.8715657508668978<text:tab/>0.12843424913310217<text:tab/></text:p>
      <text:p text:style-name="Standard"/>
      <text:p text:style-name="Standard"/>
      <text:p text:style-name="Standard">Weight: 1.9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2076867119301597<text:tab/>0.7923132880698402<text:tab/></text:p>
      <text:p text:style-name="Standard">AIT402 &gt; 6.677774905</text:p>
      <text:p text:style-name="Standard">no<text:tab/>yes<text:tab/></text:p>
      <text:p text:style-name="Standard">1.0<text:tab/>5.1371606222803254E-17<text:tab/></text:p>
      <text:p text:style-name="Standard">AIT402 is missing</text:p>
      <text:p text:style-name="Standard">no<text:tab/>yes<text:tab/></text:p>
      <text:p text:style-name="Standard">0.499999999999974<text:tab/>0.500000000000026<text:tab/></text:p>
      <text:p text:style-name="Standard"/>
      <text:p text:style-name="Standard"/>
      <text:p text:style-name="Standard">Weight: 1.89</text:p>
      <text:p text:style-name="Standard"/>
      <text:p text:style-name="Standard">Decision Stump</text:p>
      <text:p text:style-name="Standard"><text:soft-page-break/></text:p>
      <text:p text:style-name="Standard">Classifications</text:p>
      <text:p text:style-name="Standard"/>
      <text:p text:style-name="Standard">PIT503 &lt;= 114.53794099999999 : no</text:p>
      <text:p text:style-name="Standard">PIT503 &gt; 114.53794099999999 : no</text:p>
      <text:p text:style-name="Standard">PIT503 is missing : no</text:p>
      <text:p text:style-name="Standard"/>
      <text:p text:style-name="Standard">Class distributions</text:p>
      <text:p text:style-name="Standard"/>
      <text:p text:style-name="Standard">PIT503 &lt;= 114.53794099999999</text:p>
      <text:p text:style-name="Standard">no<text:tab/>yes<text:tab/></text:p>
      <text:p text:style-name="Standard">0.6225386899819644<text:tab/>0.37746131001803557<text:tab/></text:p>
      <text:p text:style-name="Standard">PIT503 &gt; 114.53794099999999</text:p>
      <text:p text:style-name="Standard">no<text:tab/>yes<text:tab/></text:p>
      <text:p text:style-name="Standard">1.0<text:tab/>-4.7326071865815086E-18<text:tab/></text:p>
      <text:p text:style-name="Standard">PIT503 is missing</text:p>
      <text:p text:style-name="Standard">no<text:tab/>yes<text:tab/></text:p>
      <text:p text:style-name="Standard">0.7122919785155191<text:tab/>0.2877080214844809<text:tab/></text:p>
      <text:p text:style-name="Standard"/>
      <text:p text:style-name="Standard"/>
      <text:p text:style-name="Standard">Weight: 0.9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3 &lt;= 114.53794099999999 : yes</text:p>
      <text:p text:style-name="Standard">PIT503 &gt; 114.53794099999999 : no</text:p>
      <text:p text:style-name="Standard">PIT503 is missing : no</text:p>
      <text:p text:style-name="Standard"/>
      <text:p text:style-name="Standard">Class distributions</text:p>
      <text:p text:style-name="Standard"/>
      <text:p text:style-name="Standard">PIT503 &lt;= 114.53794099999999</text:p>
      <text:p text:style-name="Standard">no<text:tab/>yes<text:tab/></text:p>
      <text:p text:style-name="Standard">0.39982266648766507<text:tab/>0.6001773335123349<text:tab/></text:p>
      <text:p text:style-name="Standard">PIT503 &gt; 114.53794099999999</text:p>
      <text:p text:style-name="Standard">no<text:tab/>yes<text:tab/></text:p>
      <text:p text:style-name="Standard">0.9999999999999998<text:tab/>1.1674298809448228E-16<text:tab/></text:p>
      <text:p text:style-name="Standard">PIT503 is missing</text:p>
      <text:p text:style-name="Standard">no<text:tab/>yes<text:tab/></text:p>
      <text:p text:style-name="Standard">0.5000000000000432<text:tab/>0.49999999999995676<text:tab/></text:p>
      <text:p text:style-name="Standard"/>
      <text:p text:style-name="Standard"/>
      <text:p text:style-name="Standard">Weight: 0.6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<text:soft-page-break/>LIT401 &lt;= 790.3550339999999 : yes</text:p>
      <text:p text:style-name="Standard">LIT401 &gt; 790.3550339999999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790.3550339999999</text:p>
      <text:p text:style-name="Standard">no<text:tab/>yes<text:tab/></text:p>
      <text:p text:style-name="Standard">0.006622987773379027<text:tab/>0.993377012226621<text:tab/></text:p>
      <text:p text:style-name="Standard">LIT401 &gt; 790.3550339999999</text:p>
      <text:p text:style-name="Standard">no<text:tab/>yes<text:tab/></text:p>
      <text:p text:style-name="Standard">0.6818979335585613<text:tab/>0.3181020664414386<text:tab/></text:p>
      <text:p text:style-name="Standard">LIT401 is missing</text:p>
      <text:p text:style-name="Standard">no<text:tab/>yes<text:tab/></text:p>
      <text:p text:style-name="Standard">0.6251384497373392<text:tab/>0.3748615502626609<text:tab/></text:p>
      <text:p text:style-name="Standard"/>
      <text:p text:style-name="Standard"/>
      <text:p text:style-name="Standard">Weight: 0.8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3 &lt;= 114.53794099999999 : yes</text:p>
      <text:p text:style-name="Standard">PIT503 &gt; 114.53794099999999 : no</text:p>
      <text:p text:style-name="Standard">PIT503 is missing : yes</text:p>
      <text:p text:style-name="Standard"/>
      <text:p text:style-name="Standard">Class distributions</text:p>
      <text:p text:style-name="Standard"/>
      <text:p text:style-name="Standard">PIT503 &lt;= 114.53794099999999</text:p>
      <text:p text:style-name="Standard">no<text:tab/>yes<text:tab/></text:p>
      <text:p text:style-name="Standard">0.38790553990603616<text:tab/>0.612094460093964<text:tab/></text:p>
      <text:p text:style-name="Standard">PIT503 &gt; 114.53794099999999</text:p>
      <text:p text:style-name="Standard">no<text:tab/>yes<text:tab/></text:p>
      <text:p text:style-name="Standard">0.9999999999999774<text:tab/>2.2734004227713835E-14<text:tab/></text:p>
      <text:p text:style-name="Standard">PIT503 is missing</text:p>
      <text:p text:style-name="Standard">no<text:tab/>yes<text:tab/></text:p>
      <text:p text:style-name="Standard">0.441993117756497<text:tab/>0.5580068822435029<text:tab/></text:p>
      <text:p text:style-name="Standard"/>
      <text:p text:style-name="Standard"/>
      <text:p text:style-name="Standard">Weight: 0.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923.2408499999999 : no</text:p>
      <text:p text:style-name="Standard">LIT301 &gt; 923.2408499999999 : yes</text:p>
      <text:p text:style-name="Standard">LIT301 is missing : no</text:p>
      <text:p text:style-name="Standard"><text:soft-page-break/></text:p>
      <text:p text:style-name="Standard">Class distributions</text:p>
      <text:p text:style-name="Standard"/>
      <text:p text:style-name="Standard">LIT301 &lt;= 923.2408499999999</text:p>
      <text:p text:style-name="Standard">no<text:tab/>yes<text:tab/></text:p>
      <text:p text:style-name="Standard">0.8085583213566678<text:tab/>0.1914416786433321<text:tab/></text:p>
      <text:p text:style-name="Standard">LIT301 &gt; 923.2408499999999</text:p>
      <text:p text:style-name="Standard">no<text:tab/>yes<text:tab/></text:p>
      <text:p text:style-name="Standard">0.42783805607722536<text:tab/>0.5721619439227746<text:tab/></text:p>
      <text:p text:style-name="Standard">LIT301 is missing</text:p>
      <text:p text:style-name="Standard">no<text:tab/>yes<text:tab/></text:p>
      <text:p text:style-name="Standard">0.5683544505231004<text:tab/>0.43164554947689965<text:tab/></text:p>
      <text:p text:style-name="Standard"/>
      <text:p text:style-name="Standard"/>
      <text:p text:style-name="Standard">Weight: 0.6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9.383363500000002 : no</text:p>
      <text:p text:style-name="Standard">AIT202 &gt; 9.383363500000002 : yes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9.383363500000002</text:p>
      <text:p text:style-name="Standard">no<text:tab/>yes<text:tab/></text:p>
      <text:p text:style-name="Standard">0.6831531205244171<text:tab/>0.3168468794755829<text:tab/></text:p>
      <text:p text:style-name="Standard">AIT202 &gt; 9.383363500000002</text:p>
      <text:p text:style-name="Standard">no<text:tab/>yes<text:tab/></text:p>
      <text:p text:style-name="Standard">0.23397932369862395<text:tab/>0.7660206763013762<text:tab/></text:p>
      <text:p text:style-name="Standard">AIT202 is missing</text:p>
      <text:p text:style-name="Standard">no<text:tab/>yes<text:tab/></text:p>
      <text:p text:style-name="Standard">0.6225516494783699<text:tab/>0.37744835052163<text:tab/></text:p>
      <text:p text:style-name="Standard"/>
      <text:p text:style-name="Standard"/>
      <text:p text:style-name="Standard">Weight: 0.8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<text:soft-page-break/>AIT402 &lt;= 6.677774905</text:p>
      <text:p text:style-name="Standard">no<text:tab/>yes<text:tab/></text:p>
      <text:p text:style-name="Standard">0.42863160420997276<text:tab/>0.5713683957900272<text:tab/></text:p>
      <text:p text:style-name="Standard">AIT402 &gt; 6.677774905</text:p>
      <text:p text:style-name="Standard">no<text:tab/>yes<text:tab/></text:p>
      <text:p text:style-name="Standard">0.9999999999998577<text:tab/>1.4225072999148033E-13<text:tab/></text:p>
      <text:p text:style-name="Standard">AIT402 is missing</text:p>
      <text:p text:style-name="Standard">no<text:tab/>yes<text:tab/></text:p>
      <text:p text:style-name="Standard">0.47721417749149964<text:tab/>0.5227858225085004<text:tab/></text:p>
      <text:p text:style-name="Standard"/>
      <text:p text:style-name="Standard"/>
      <text:p text:style-name="Standard">Weight: 0.4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815.098694 : yes</text:p>
      <text:p text:style-name="Standard">LIT401 &gt; 815.098694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815.098694</text:p>
      <text:p text:style-name="Standard">no<text:tab/>yes<text:tab/></text:p>
      <text:p text:style-name="Standard">0.24371635580241877<text:tab/>0.7562836441975813<text:tab/></text:p>
      <text:p text:style-name="Standard">LIT401 &gt; 815.098694</text:p>
      <text:p text:style-name="Standard">no<text:tab/>yes<text:tab/></text:p>
      <text:p text:style-name="Standard">0.6419653345187051<text:tab/>0.35803466548129487<text:tab/></text:p>
      <text:p text:style-name="Standard">LIT401 is missing</text:p>
      <text:p text:style-name="Standard">no<text:tab/>yes<text:tab/></text:p>
      <text:p text:style-name="Standard">0.5699460840104583<text:tab/>0.4300539159895416<text:tab/></text:p>
      <text:p text:style-name="Standard"/>
      <text:p text:style-name="Standard"/>
      <text:p text:style-name="Standard">Weight: 0.6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2715596859282207<text:tab/>0.572844031407178<text:tab/></text:p>
      <text:p text:style-name="Standard"><text:soft-page-break/>AIT402 &gt; 6.677774905</text:p>
      <text:p text:style-name="Standard">no<text:tab/>yes<text:tab/></text:p>
      <text:p text:style-name="Standard">1.0000000000000302<text:tab/>-3.025765207437355E-14<text:tab/></text:p>
      <text:p text:style-name="Standard">AIT402 is missing</text:p>
      <text:p text:style-name="Standard">no<text:tab/>yes<text:tab/></text:p>
      <text:p text:style-name="Standard">0.4621229203652944<text:tab/>0.5378770796347055<text:tab/></text:p>
      <text:p text:style-name="Standard"/>
      <text:p text:style-name="Standard"/>
      <text:p text:style-name="Standard">Weight: 0.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no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5209028333317232<text:tab/>0.4790971666682769<text:tab/></text:p>
      <text:p text:style-name="Standard">LIT101 is missing</text:p>
      <text:p text:style-name="Standard">no<text:tab/>yes<text:tab/></text:p>
      <text:p text:style-name="Standard">0.5509593628467364<text:tab/>0.4490406371532636<text:tab/></text:p>
      <text:p text:style-name="Standard"/>
      <text:p text:style-name="Standard"/>
      <text:p text:style-name="Standard">Weight: 0.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yes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4698148582283923<text:tab/>0.5301851417716077<text:tab/></text:p>
      <text:p text:style-name="Standard"><text:soft-page-break/>LIT101 is missing</text:p>
      <text:p text:style-name="Standard">no<text:tab/>yes<text:tab/></text:p>
      <text:p text:style-name="Standard">0.5000000000000064<text:tab/>0.4999999999999935<text:tab/></text:p>
      <text:p text:style-name="Standard"/>
      <text:p text:style-name="Standard"/>
      <text:p text:style-name="Standard">Weight: 0.2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no</text:p>
      <text:p text:style-name="Standard">FIT301 &gt; 1.72693199 : no</text:p>
      <text:p text:style-name="Standard">FIT301 is missing : no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5209866207586961<text:tab/>0.479013379241304<text:tab/></text:p>
      <text:p text:style-name="Standard">FIT301 &gt; 1.72693199</text:p>
      <text:p text:style-name="Standard">no<text:tab/>yes<text:tab/></text:p>
      <text:p text:style-name="Standard">1.000000000000171<text:tab/>-1.7109800440191593E-13<text:tab/></text:p>
      <text:p text:style-name="Standard">FIT301 is missing</text:p>
      <text:p text:style-name="Standard">no<text:tab/>yes<text:tab/></text:p>
      <text:p text:style-name="Standard">0.5511131393899491<text:tab/>0.44888686061005095<text:tab/></text:p>
      <text:p text:style-name="Standard"/>
      <text:p text:style-name="Standard"/>
      <text:p text:style-name="Standard">Weight: 0.2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yes</text:p>
      <text:p text:style-name="Standard">FIT301 &gt; 1.72693199 : no</text:p>
      <text:p text:style-name="Standard">FIT301 is missing : no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46974365841776927<text:tab/>0.5302563415822307<text:tab/></text:p>
      <text:p text:style-name="Standard">FIT301 &gt; 1.72693199</text:p>
      <text:p text:style-name="Standard">no<text:tab/>yes<text:tab/></text:p>
      <text:p text:style-name="Standard">1.000000000000207<text:tab/>-2.0683662594597988E-13<text:tab/></text:p>
      <text:p text:style-name="Standard">FIT301 is missing</text:p>
      <text:p text:style-name="Standard">no<text:tab/>yes<text:tab/></text:p>
      <text:p text:style-name="Standard">0.5000000000000139<text:tab/>0.4999999999999861<text:tab/></text:p>
      <text:p text:style-name="Standard"><text:soft-page-break/></text:p>
      <text:p text:style-name="Standard"/>
      <text:p text:style-name="Standard">Weight: 0.2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2.64548 : no</text:p>
      <text:p text:style-name="Standard">AIT203 &gt; 232.64548 : no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32.64548</text:p>
      <text:p text:style-name="Standard">no<text:tab/>yes<text:tab/></text:p>
      <text:p text:style-name="Standard">1.0<text:tab/>0.0<text:tab/></text:p>
      <text:p text:style-name="Standard">AIT203 &gt; 232.64548</text:p>
      <text:p text:style-name="Standard">no<text:tab/>yes<text:tab/></text:p>
      <text:p text:style-name="Standard">0.5219410767228979<text:tab/>0.47805892327710203<text:tab/></text:p>
      <text:p text:style-name="Standard">AIT203 is missing</text:p>
      <text:p text:style-name="Standard">no<text:tab/>yes<text:tab/></text:p>
      <text:p text:style-name="Standard">0.5512151793929491<text:tab/>0.44878482060705094<text:tab/></text:p>
      <text:p text:style-name="Standard"/>
      <text:p text:style-name="Standard"/>
      <text:p text:style-name="Standard">Weight: 0.2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2.64548 : no</text:p>
      <text:p text:style-name="Standard">AIT203 &gt; 232.64548 : yes</text:p>
      <text:p text:style-name="Standard">AIT203 is missing : yes</text:p>
      <text:p text:style-name="Standard"/>
      <text:p text:style-name="Standard">Class distributions</text:p>
      <text:p text:style-name="Standard"/>
      <text:p text:style-name="Standard">AIT203 &lt;= 232.64548</text:p>
      <text:p text:style-name="Standard">no<text:tab/>yes<text:tab/></text:p>
      <text:p text:style-name="Standard">1.0<text:tab/>0.0<text:tab/></text:p>
      <text:p text:style-name="Standard">AIT203 &gt; 232.64548</text:p>
      <text:p text:style-name="Standard">no<text:tab/>yes<text:tab/></text:p>
      <text:p text:style-name="Standard">0.47059372007973993<text:tab/>0.52940627992026<text:tab/></text:p>
      <text:p text:style-name="Standard">AIT203 is missing</text:p>
      <text:p text:style-name="Standard">no<text:tab/>yes<text:tab/></text:p>
      <text:p text:style-name="Standard">0.49999999999999845<text:tab/>0.5000000000000016<text:tab/></text:p>
      <text:p text:style-name="Standard"/>
      <text:p text:style-name="Standard"/>
      <text:p text:style-name="Standard">Weight: 0.22</text:p>
      <text:p text:style-name="Standard"><text:soft-page-break/></text:p>
      <text:p text:style-name="Standard">Decision Stump</text:p>
      <text:p text:style-name="Standard"/>
      <text:p text:style-name="Standard">Classifications</text:p>
      <text:p text:style-name="Standard"/>
      <text:p text:style-name="Standard">PIT503 &lt;= 114.53794099999999 : no</text:p>
      <text:p text:style-name="Standard">PIT503 &gt; 114.53794099999999 : no</text:p>
      <text:p text:style-name="Standard">PIT503 is missing : no</text:p>
      <text:p text:style-name="Standard"/>
      <text:p text:style-name="Standard">Class distributions</text:p>
      <text:p text:style-name="Standard"/>
      <text:p text:style-name="Standard">PIT503 &lt;= 114.53794099999999</text:p>
      <text:p text:style-name="Standard">no<text:tab/>yes<text:tab/></text:p>
      <text:p text:style-name="Standard">0.5236348224354329<text:tab/>0.47636517756456714<text:tab/></text:p>
      <text:p text:style-name="Standard">PIT503 &gt; 114.53794099999999</text:p>
      <text:p text:style-name="Standard">no<text:tab/>yes<text:tab/></text:p>
      <text:p text:style-name="Standard">1.000000000000202<text:tab/>-2.019203244485376E-13<text:tab/></text:p>
      <text:p text:style-name="Standard">PIT503 is missing</text:p>
      <text:p text:style-name="Standard">no<text:tab/>yes<text:tab/></text:p>
      <text:p text:style-name="Standard">0.549992074263026<text:tab/>0.45000792573697407<text:tab/></text:p>
      <text:p text:style-name="Standard"/>
      <text:p text:style-name="Standard"/>
      <text:p text:style-name="Standard">Weight: 0.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3 &lt;= 114.53794099999999 : yes</text:p>
      <text:p text:style-name="Standard">PIT503 &gt; 114.53794099999999 : no</text:p>
      <text:p text:style-name="Standard">PIT503 is missing : no</text:p>
      <text:p text:style-name="Standard"/>
      <text:p text:style-name="Standard">Class distributions</text:p>
      <text:p text:style-name="Standard"/>
      <text:p text:style-name="Standard">PIT503 &lt;= 114.53794099999999</text:p>
      <text:p text:style-name="Standard">no<text:tab/>yes<text:tab/></text:p>
      <text:p text:style-name="Standard">0.47351758658779697<text:tab/>0.526482413412203<text:tab/></text:p>
      <text:p text:style-name="Standard">PIT503 &gt; 114.53794099999999</text:p>
      <text:p text:style-name="Standard">no<text:tab/>yes<text:tab/></text:p>
      <text:p text:style-name="Standard">0.9999999999999528<text:tab/>4.7183712761173315E-14<text:tab/></text:p>
      <text:p text:style-name="Standard">PIT503 is missing</text:p>
      <text:p text:style-name="Standard">no<text:tab/>yes<text:tab/></text:p>
      <text:p text:style-name="Standard">0.5000000000000877<text:tab/>0.49999999999991235<text:tab/></text:p>
      <text:p text:style-name="Standard"/>
      <text:p text:style-name="Standard"/>
      <text:p text:style-name="Standard">Weight: 0.2</text:p>
      <text:p text:style-name="Standard"/>
      <text:p text:style-name="Standard">Decision Stump</text:p>
      <text:p text:style-name="Standard"/>
      <text:p text:style-name="Standard"><text:soft-page-break/>Classifications</text:p>
      <text:p text:style-name="Standard"/>
      <text:p text:style-name="Standard">FIT501 &lt;= 0.804729578 : yes</text:p>
      <text:p text:style-name="Standard">FIT501 &gt; 0.804729578 : no</text:p>
      <text:p text:style-name="Standard">FIT501 is missing : no</text:p>
      <text:p text:style-name="Standard"/>
      <text:p text:style-name="Standard">Class distributions</text:p>
      <text:p text:style-name="Standard"/>
      <text:p text:style-name="Standard">FIT501 &lt;= 0.804729578</text:p>
      <text:p text:style-name="Standard">no<text:tab/>yes<text:tab/></text:p>
      <text:p text:style-name="Standard">0.49141639601358167<text:tab/>0.5085836039864182<text:tab/></text:p>
      <text:p text:style-name="Standard">FIT501 &gt; 0.804729578</text:p>
      <text:p text:style-name="Standard">no<text:tab/>yes<text:tab/></text:p>
      <text:p text:style-name="Standard">0.8297076908857792<text:tab/>0.17029230911422075<text:tab/></text:p>
      <text:p text:style-name="Standard">FIT501 is missing</text:p>
      <text:p text:style-name="Standard">no<text:tab/>yes<text:tab/></text:p>
      <text:p text:style-name="Standard">0.5457028898807194<text:tab/>0.4542971101192806<text:tab/></text:p>
      <text:p text:style-name="Standard"/>
      <text:p text:style-name="Standard"/>
      <text:p text:style-name="Standard">Weight: 0.2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no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5629123082800754<text:tab/>0.43708769171992456<text:tab/></text:p>
      <text:p text:style-name="Standard">LIT101 is missing</text:p>
      <text:p text:style-name="Standard">no<text:tab/>yes<text:tab/></text:p>
      <text:p text:style-name="Standard">0.5877935094287459<text:tab/>0.4122064905712542<text:tab/></text:p>
      <text:p text:style-name="Standard"/>
      <text:p text:style-name="Standard"/>
      <text:p text:style-name="Standard">Weight: 0.3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<text:soft-page-break/>LIT101 &gt; 545.1423 : yes</text:p>
      <text:p text:style-name="Standard">LIT101 is missing : yes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47455667516770056<text:tab/>0.5254433248322995<text:tab/></text:p>
      <text:p text:style-name="Standard">LIT101 is missing</text:p>
      <text:p text:style-name="Standard">no<text:tab/>yes<text:tab/></text:p>
      <text:p text:style-name="Standard">0.49999999999997224<text:tab/>0.5000000000000278<text:tab/></text:p>
      <text:p text:style-name="Standard"/>
      <text:p text:style-name="Standard"/>
      <text:p text:style-name="Standard">Weight: 0.1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no</text:p>
      <text:p text:style-name="Standard">FIT301 &gt; 1.72693199 : no</text:p>
      <text:p text:style-name="Standard">FIT301 is missing : no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5205632832788716<text:tab/>0.47943671672112853<text:tab/></text:p>
      <text:p text:style-name="Standard">FIT301 &gt; 1.72693199</text:p>
      <text:p text:style-name="Standard">no<text:tab/>yes<text:tab/></text:p>
      <text:p text:style-name="Standard">0.9999999999996462<text:tab/>3.538988082632298E-13<text:tab/></text:p>
      <text:p text:style-name="Standard">FIT301 is missing</text:p>
      <text:p text:style-name="Standard">no<text:tab/>yes<text:tab/></text:p>
      <text:p text:style-name="Standard">0.5441471482626061<text:tab/>0.45585285173739376<text:tab/></text:p>
      <text:p text:style-name="Standard"/>
      <text:p text:style-name="Standard"/>
      <text:p text:style-name="Standard">Weight: 0.1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yes</text:p>
      <text:p text:style-name="Standard">FIT301 &gt; 1.72693199 : no</text:p>
      <text:p text:style-name="Standard">FIT301 is missing : yes</text:p>
      <text:p text:style-name="Standard"/>
      <text:p text:style-name="Standard"><text:soft-page-break/>Class distributions</text:p>
      <text:p text:style-name="Standard"/>
      <text:p text:style-name="Standard">FIT301 &lt;= 1.72693199</text:p>
      <text:p text:style-name="Standard">no<text:tab/>yes<text:tab/></text:p>
      <text:p text:style-name="Standard">0.4763301842044622<text:tab/>0.5236698157955378<text:tab/></text:p>
      <text:p text:style-name="Standard">FIT301 &gt; 1.72693199</text:p>
      <text:p text:style-name="Standard">no<text:tab/>yes<text:tab/></text:p>
      <text:p text:style-name="Standard">0.9999999999997268<text:tab/>2.732159225666918E-13<text:tab/></text:p>
      <text:p text:style-name="Standard">FIT301 is missing</text:p>
      <text:p text:style-name="Standard">no<text:tab/>yes<text:tab/></text:p>
      <text:p text:style-name="Standard">0.49999999999998673<text:tab/>0.5000000000000133<text:tab/></text:p>
      <text:p text:style-name="Standard"/>
      <text:p text:style-name="Standard"/>
      <text:p text:style-name="Standard">Weight: 0.1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926.3050000000001 : no</text:p>
      <text:p text:style-name="Standard">LIT301 &gt; 926.3050000000001 : yes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926.3050000000001</text:p>
      <text:p text:style-name="Standard">no<text:tab/>yes<text:tab/></text:p>
      <text:p text:style-name="Standard">0.7321069972925757<text:tab/>0.26789300270742433<text:tab/></text:p>
      <text:p text:style-name="Standard">LIT301 &gt; 926.3050000000001</text:p>
      <text:p text:style-name="Standard">no<text:tab/>yes<text:tab/></text:p>
      <text:p text:style-name="Standard">0.46344253022624887<text:tab/>0.5365574697737511<text:tab/></text:p>
      <text:p text:style-name="Standard">LIT301 is missing</text:p>
      <text:p text:style-name="Standard">no<text:tab/>yes<text:tab/></text:p>
      <text:p text:style-name="Standard">0.5414525817460372<text:tab/>0.45854741825396284<text:tab/></text:p>
      <text:p text:style-name="Standard"/>
      <text:p text:style-name="Standard"/>
      <text:p text:style-name="Standard">Weight: 0.3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<text:soft-page-break/>no<text:tab/>yes<text:tab/></text:p>
      <text:p text:style-name="Standard">0.5596872370167166<text:tab/>0.4403127629832834<text:tab/></text:p>
      <text:p text:style-name="Standard">AIT402 &gt; 6.677774905</text:p>
      <text:p text:style-name="Standard">no<text:tab/>yes<text:tab/></text:p>
      <text:p text:style-name="Standard">1.000000000000211<text:tab/>-2.1096760717744972E-13<text:tab/></text:p>
      <text:p text:style-name="Standard">AIT402 is missing</text:p>
      <text:p text:style-name="Standard">no<text:tab/>yes<text:tab/></text:p>
      <text:p text:style-name="Standard">0.583496426087183<text:tab/>0.416503573912817<text:tab/></text:p>
      <text:p text:style-name="Standard"/>
      <text:p text:style-name="Standard"/>
      <text:p text:style-name="Standard">Weight: 0.3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757065282495142<text:tab/>0.5242934717504859<text:tab/></text:p>
      <text:p text:style-name="Standard">AIT402 &gt; 6.677774905</text:p>
      <text:p text:style-name="Standard">no<text:tab/>yes<text:tab/></text:p>
      <text:p text:style-name="Standard">0.9999999999999679<text:tab/>3.207339481154063E-14<text:tab/></text:p>
      <text:p text:style-name="Standard">AIT402 is missing</text:p>
      <text:p text:style-name="Standard">no<text:tab/>yes<text:tab/></text:p>
      <text:p text:style-name="Standard">0.5000000000000122<text:tab/>0.49999999999998773<text:tab/></text:p>
      <text:p text:style-name="Standard"/>
      <text:p text:style-name="Standard"/>
      <text:p text:style-name="Standard">Weight: 0.1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9.3957005 : no</text:p>
      <text:p text:style-name="Standard">AIT202 &gt; 9.3957005 : yes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9.3957005</text:p>
      <text:p text:style-name="Standard">no<text:tab/>yes<text:tab/></text:p>
      <text:p text:style-name="Standard">0.5776996629462329<text:tab/>0.4223003370537671<text:tab/></text:p>
      <text:p text:style-name="Standard">AIT202 &gt; 9.3957005</text:p>
      <text:p text:style-name="Standard"><text:soft-page-break/>no<text:tab/>yes<text:tab/></text:p>
      <text:p text:style-name="Standard">0.1440554217688053<text:tab/>0.8559445782311947<text:tab/></text:p>
      <text:p text:style-name="Standard">AIT202 is missing</text:p>
      <text:p text:style-name="Standard">no<text:tab/>yes<text:tab/></text:p>
      <text:p text:style-name="Standard">0.5424058339293083<text:tab/>0.45759416607069175<text:tab/></text:p>
      <text:p text:style-name="Standard"/>
      <text:p text:style-name="Standard"/>
      <text:p text:style-name="Standard">Weight: 0.4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yes</text:p>
      <text:p text:style-name="Standard">LIT101 is missing : yes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43370276177646383<text:tab/>0.5662972382235362<text:tab/></text:p>
      <text:p text:style-name="Standard">LIT101 is missing</text:p>
      <text:p text:style-name="Standard">no<text:tab/>yes<text:tab/></text:p>
      <text:p text:style-name="Standard">0.45664809039939797<text:tab/>0.543351909600602<text:tab/></text:p>
      <text:p text:style-name="Standard"/>
      <text:p text:style-name="Standard"/>
      <text:p text:style-name="Standard">Weight: 0.3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3 &lt;= 114.53794099999999 : no</text:p>
      <text:p text:style-name="Standard">PIT503 &gt; 114.53794099999999 : no</text:p>
      <text:p text:style-name="Standard">PIT503 is missing : no</text:p>
      <text:p text:style-name="Standard"/>
      <text:p text:style-name="Standard">Class distributions</text:p>
      <text:p text:style-name="Standard"/>
      <text:p text:style-name="Standard">PIT503 &lt;= 114.53794099999999</text:p>
      <text:p text:style-name="Standard">no<text:tab/>yes<text:tab/></text:p>
      <text:p text:style-name="Standard">0.5120311941601252<text:tab/>0.48796880583987473<text:tab/></text:p>
      <text:p text:style-name="Standard">PIT503 &gt; 114.53794099999999</text:p>
      <text:p text:style-name="Standard">no<text:tab/>yes<text:tab/></text:p>
      <text:p text:style-name="Standard">1.000000000000087<text:tab/>-8.701717497590516E-14<text:tab/></text:p>
      <text:p text:style-name="Standard">PIT503 is missing</text:p>
      <text:p text:style-name="Standard"><text:soft-page-break/>no<text:tab/>yes<text:tab/></text:p>
      <text:p text:style-name="Standard">0.5346979343685452<text:tab/>0.4653020656314547<text:tab/></text:p>
      <text:p text:style-name="Standard"/>
      <text:p text:style-name="Standard"/>
      <text:p text:style-name="Standard">Weight: 0.1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3 &lt;= 114.53794099999999 : yes</text:p>
      <text:p text:style-name="Standard">PIT503 &gt; 114.53794099999999 : no</text:p>
      <text:p text:style-name="Standard">PIT503 is missing : no</text:p>
      <text:p text:style-name="Standard"/>
      <text:p text:style-name="Standard">Class distributions</text:p>
      <text:p text:style-name="Standard"/>
      <text:p text:style-name="Standard">PIT503 &lt;= 114.53794099999999</text:p>
      <text:p text:style-name="Standard">no<text:tab/>yes<text:tab/></text:p>
      <text:p text:style-name="Standard">0.47729534687288183<text:tab/>0.5227046531271181<text:tab/></text:p>
      <text:p text:style-name="Standard">PIT503 &gt; 114.53794099999999</text:p>
      <text:p text:style-name="Standard">no<text:tab/>yes<text:tab/></text:p>
      <text:p text:style-name="Standard">0.999999999999686<text:tab/>3.140657362562259E-13<text:tab/></text:p>
      <text:p text:style-name="Standard">PIT503 is missing</text:p>
      <text:p text:style-name="Standard">no<text:tab/>yes<text:tab/></text:p>
      <text:p text:style-name="Standard">0.5000000000000497<text:tab/>0.49999999999995026<text:tab/></text:p>
      <text:p text:style-name="Standard"/>
      <text:p text:style-name="Standard"/>
      <text:p text:style-name="Standard">Weight: 0.1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49.1027985 : no</text:p>
      <text:p text:style-name="Standard">AIT203 &gt; 249.1027985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49.1027985</text:p>
      <text:p text:style-name="Standard">no<text:tab/>yes<text:tab/></text:p>
      <text:p text:style-name="Standard">0.6501646895577096<text:tab/>0.3498353104422904<text:tab/></text:p>
      <text:p text:style-name="Standard">AIT203 &gt; 249.1027985</text:p>
      <text:p text:style-name="Standard">no<text:tab/>yes<text:tab/></text:p>
      <text:p text:style-name="Standard">0.4082369906777201<text:tab/>0.5917630093222799<text:tab/></text:p>
      <text:p text:style-name="Standard">AIT203 is missing</text:p>
      <text:p text:style-name="Standard">no<text:tab/>yes<text:tab/></text:p>
      <text:p text:style-name="Standard">0.539964962578765<text:tab/>0.4600350374212349<text:tab/></text:p>
      <text:p text:style-name="Standard"/>
      <text:p text:style-name="Standard"><text:soft-page-break/></text:p>
      <text:p text:style-name="Standard">Weight: 0.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9337995 : yes</text:p>
      <text:p text:style-name="Standard">AIT202 &gt; 8.9337995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9337995</text:p>
      <text:p text:style-name="Standard">no<text:tab/>yes<text:tab/></text:p>
      <text:p text:style-name="Standard">0.20691881716336477<text:tab/>0.7930811828366352<text:tab/></text:p>
      <text:p text:style-name="Standard">AIT202 &gt; 8.9337995</text:p>
      <text:p text:style-name="Standard">no<text:tab/>yes<text:tab/></text:p>
      <text:p text:style-name="Standard">0.5905302371988289<text:tab/>0.40946976280117103<text:tab/></text:p>
      <text:p text:style-name="Standard">AIT202 is missing</text:p>
      <text:p text:style-name="Standard">no<text:tab/>yes<text:tab/></text:p>
      <text:p text:style-name="Standard">0.5308538760405848<text:tab/>0.4691461239594152<text:tab/></text:p>
      <text:p text:style-name="Standard"/>
      <text:p text:style-name="Standard"/>
      <text:p text:style-name="Standard">Weight: 0.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yes</text:p>
      <text:p text:style-name="Standard">LIT101 is missing : yes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4216964060663861<text:tab/>0.578303593933614<text:tab/></text:p>
      <text:p text:style-name="Standard">LIT101 is missing</text:p>
      <text:p text:style-name="Standard">no<text:tab/>yes<text:tab/></text:p>
      <text:p text:style-name="Standard">0.4434129105509358<text:tab/>0.5565870894490642<text:tab/></text:p>
      <text:p text:style-name="Standard"/>
      <text:p text:style-name="Standard"/>
      <text:p text:style-name="Standard">Weight: 0.38</text:p>
      <text:p text:style-name="Standard"/>
      <text:p text:style-name="Standard"><text:soft-page-break/>Decision Stump</text:p>
      <text:p text:style-name="Standard"/>
      <text:p text:style-name="Standard">Classifications</text:p>
      <text:p text:style-name="Standard"/>
      <text:p text:style-name="Standard">AIT203 &lt;= 232.64548 : no</text:p>
      <text:p text:style-name="Standard">AIT203 &gt; 232.64548 : no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32.64548</text:p>
      <text:p text:style-name="Standard">no<text:tab/>yes<text:tab/></text:p>
      <text:p text:style-name="Standard">1.0<text:tab/>0.0<text:tab/></text:p>
      <text:p text:style-name="Standard">AIT203 &gt; 232.64548</text:p>
      <text:p text:style-name="Standard">no<text:tab/>yes<text:tab/></text:p>
      <text:p text:style-name="Standard">0.509137909364595<text:tab/>0.4908620906354049<text:tab/></text:p>
      <text:p text:style-name="Standard">AIT203 is missing</text:p>
      <text:p text:style-name="Standard">no<text:tab/>yes<text:tab/></text:p>
      <text:p text:style-name="Standard">0.5316020930965611<text:tab/>0.4683979069034388<text:tab/></text:p>
      <text:p text:style-name="Standard"/>
      <text:p text:style-name="Standard"/>
      <text:p text:style-name="Standard">Weight: 0.1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2.64548 : no</text:p>
      <text:p text:style-name="Standard">AIT203 &gt; 232.64548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32.64548</text:p>
      <text:p text:style-name="Standard">no<text:tab/>yes<text:tab/></text:p>
      <text:p text:style-name="Standard">1.0<text:tab/>0.0<text:tab/></text:p>
      <text:p text:style-name="Standard">AIT203 &gt; 232.64548</text:p>
      <text:p text:style-name="Standard">no<text:tab/>yes<text:tab/></text:p>
      <text:p text:style-name="Standard">0.47750983769604116<text:tab/>0.522490162303959<text:tab/></text:p>
      <text:p text:style-name="Standard">AIT203 is missing</text:p>
      <text:p text:style-name="Standard">no<text:tab/>yes<text:tab/></text:p>
      <text:p text:style-name="Standard">0.5000000000000165<text:tab/>0.49999999999998357<text:tab/></text:p>
      <text:p text:style-name="Standard"/>
      <text:p text:style-name="Standard"/>
      <text:p text:style-name="Standard">Weight: 0.17</text:p>
      <text:p text:style-name="Standard"/>
      <text:p text:style-name="Standard">Decision Stump</text:p>
      <text:p text:style-name="Standard"/>
      <text:p text:style-name="Standard">Classifications</text:p>
      <text:p text:style-name="Standard"><text:soft-page-break/></text:p>
      <text:p text:style-name="Standard">LIT401 &lt;= 977.4993595 : no</text:p>
      <text:p text:style-name="Standard">LIT401 &gt; 977.49935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517710493518364<text:tab/>0.4822895064816361<text:tab/></text:p>
      <text:p text:style-name="Standard">LIT401 &gt; 977.4993595</text:p>
      <text:p text:style-name="Standard">no<text:tab/>yes<text:tab/></text:p>
      <text:p text:style-name="Standard">0.9999999999999775<text:tab/>2.2539905490666178E-14<text:tab/></text:p>
      <text:p text:style-name="Standard">LIT401 is missing</text:p>
      <text:p text:style-name="Standard">no<text:tab/>yes<text:tab/></text:p>
      <text:p text:style-name="Standard">0.5396323030407763<text:tab/>0.46036769695922375<text:tab/></text:p>
      <text:p text:style-name="Standard"/>
      <text:p text:style-name="Standard"/>
      <text:p text:style-name="Standard">Weight: 0.1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yes</text:p>
      <text:p text:style-name="Standard">LIT401 &gt; 977.49935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47801646884314386<text:tab/>0.5219835311568561<text:tab/></text:p>
      <text:p text:style-name="Standard">LIT401 &gt; 977.4993595</text:p>
      <text:p text:style-name="Standard">no<text:tab/>yes<text:tab/></text:p>
      <text:p text:style-name="Standard">1.0000000000000737<text:tab/>-7.383742182120838E-14<text:tab/></text:p>
      <text:p text:style-name="Standard">LIT401 is missing</text:p>
      <text:p text:style-name="Standard">no<text:tab/>yes<text:tab/></text:p>
      <text:p text:style-name="Standard">0.5000000000000081<text:tab/>0.49999999999999195<text:tab/></text:p>
      <text:p text:style-name="Standard"/>
      <text:p text:style-name="Standard"/>
      <text:p text:style-name="Standard">Weight: 0.1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<text:soft-page-break/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177159274393778<text:tab/>0.48228407256062233<text:tab/></text:p>
      <text:p text:style-name="Standard">AIT402 &gt; 6.677774905</text:p>
      <text:p text:style-name="Standard">no<text:tab/>yes<text:tab/></text:p>
      <text:p text:style-name="Standard">0.9999999999999489<text:tab/>5.0994776820760955E-14<text:tab/></text:p>
      <text:p text:style-name="Standard">AIT402 is missing</text:p>
      <text:p text:style-name="Standard">no<text:tab/>yes<text:tab/></text:p>
      <text:p text:style-name="Standard">0.5388435517348775<text:tab/>0.4611564482651225<text:tab/></text:p>
      <text:p text:style-name="Standard"/>
      <text:p text:style-name="Standard"/>
      <text:p text:style-name="Standard">Weight: 0.1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788140593228276<text:tab/>0.5211859406771724<text:tab/></text:p>
      <text:p text:style-name="Standard">AIT402 &gt; 6.677774905</text:p>
      <text:p text:style-name="Standard">no<text:tab/>yes<text:tab/></text:p>
      <text:p text:style-name="Standard">1.0000000000000018<text:tab/>-1.803808253226379E-15<text:tab/></text:p>
      <text:p text:style-name="Standard">AIT402 is missing</text:p>
      <text:p text:style-name="Standard">no<text:tab/>yes<text:tab/></text:p>
      <text:p text:style-name="Standard">0.5000000000000054<text:tab/>0.4999999999999946<text:tab/></text:p>
      <text:p text:style-name="Standard"/>
      <text:p text:style-name="Standard"/>
      <text:p text:style-name="Standard">Weight: 0.1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no</text:p>
      <text:p text:style-name="Standard">AIT202 is missing : no</text:p>
      <text:p text:style-name="Standard"/>
      <text:p text:style-name="Standard">Class distributions</text:p>
      <text:p text:style-name="Standard"><text:soft-page-break/></text:p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5176620380184214<text:tab/>0.4823379619815786<text:tab/></text:p>
      <text:p text:style-name="Standard">AIT202 is missing</text:p>
      <text:p text:style-name="Standard">no<text:tab/>yes<text:tab/></text:p>
      <text:p text:style-name="Standard">0.5375931978031832<text:tab/>0.46240680219681696<text:tab/></text:p>
      <text:p text:style-name="Standard"/>
      <text:p text:style-name="Standard"/>
      <text:p text:style-name="Standard">Weight: 0.1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yes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48001576428432846<text:tab/>0.5199842357156715<text:tab/></text:p>
      <text:p text:style-name="Standard">AIT202 is missing</text:p>
      <text:p text:style-name="Standard">no<text:tab/>yes<text:tab/></text:p>
      <text:p text:style-name="Standard">0.4999999999999917<text:tab/>0.5000000000000083<text:tab/></text:p>
      <text:p text:style-name="Standard"/>
      <text:p text:style-name="Standard"/>
      <text:p text:style-name="Standard">Weight: 0.1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65.82928449999997 : no</text:p>
      <text:p text:style-name="Standard">AIT203 &gt; 265.82928449999997 : no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65.82928449999997</text:p>
      <text:p text:style-name="Standard">no<text:tab/>yes<text:tab/></text:p>
      <text:p text:style-name="Standard"><text:soft-page-break/>0.5166915687726213<text:tab/>0.4833084312273786<text:tab/></text:p>
      <text:p text:style-name="Standard">AIT203 &gt; 265.82928449999997</text:p>
      <text:p text:style-name="Standard">no<text:tab/>yes<text:tab/></text:p>
      <text:p text:style-name="Standard">0.9999999999995696<text:tab/>4.305573665199051E-13<text:tab/></text:p>
      <text:p text:style-name="Standard">AIT203 is missing</text:p>
      <text:p text:style-name="Standard">no<text:tab/>yes<text:tab/></text:p>
      <text:p text:style-name="Standard">0.5356891492095794<text:tab/>0.46431085079042056<text:tab/></text:p>
      <text:p text:style-name="Standard"/>
      <text:p text:style-name="Standard"/>
      <text:p text:style-name="Standard">Weight: 0.1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65.82928449999997 : yes</text:p>
      <text:p text:style-name="Standard">AIT203 &gt; 265.82928449999997 : no</text:p>
      <text:p text:style-name="Standard">AIT203 is missing : yes</text:p>
      <text:p text:style-name="Standard"/>
      <text:p text:style-name="Standard">Class distributions</text:p>
      <text:p text:style-name="Standard"/>
      <text:p text:style-name="Standard">AIT203 &lt;= 265.82928449999997</text:p>
      <text:p text:style-name="Standard">no<text:tab/>yes<text:tab/></text:p>
      <text:p text:style-name="Standard">0.4809570434051821<text:tab/>0.519042956594818<text:tab/></text:p>
      <text:p text:style-name="Standard">AIT203 &gt; 265.82928449999997</text:p>
      <text:p text:style-name="Standard">no<text:tab/>yes<text:tab/></text:p>
      <text:p text:style-name="Standard">1.0000000000000444<text:tab/>-4.449107740356568E-14<text:tab/></text:p>
      <text:p text:style-name="Standard">AIT203 is missing</text:p>
      <text:p text:style-name="Standard">no<text:tab/>yes<text:tab/></text:p>
      <text:p text:style-name="Standard">0.4999999999999821<text:tab/>0.500000000000018<text:tab/></text:p>
      <text:p text:style-name="Standard"/>
      <text:p text:style-name="Standard"/>
      <text:p text:style-name="Standard">Weight: 0.1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160296872316276<text:tab/>0.4839703127683725<text:tab/></text:p>
      <text:p text:style-name="Standard">AIT402 &gt; 6.677774905</text:p>
      <text:p text:style-name="Standard">no<text:tab/>yes<text:tab/></text:p>
      <text:p text:style-name="Standard"><text:soft-page-break/>1.0000000000000657<text:tab/>-6.578146990723986E-14<text:tab/></text:p>
      <text:p text:style-name="Standard">AIT402 is missing</text:p>
      <text:p text:style-name="Standard">no<text:tab/>yes<text:tab/></text:p>
      <text:p text:style-name="Standard">0.5341805238026839<text:tab/>0.4658194761973162<text:tab/></text:p>
      <text:p text:style-name="Standard"/>
      <text:p text:style-name="Standard"/>
      <text:p text:style-name="Standard">Weight: 0.1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8180929645708903<text:tab/>0.518190703542911<text:tab/></text:p>
      <text:p text:style-name="Standard">AIT402 &gt; 6.677774905</text:p>
      <text:p text:style-name="Standard">no<text:tab/>yes<text:tab/></text:p>
      <text:p text:style-name="Standard">1.0000000000000155<text:tab/>-1.5633535427947723E-14<text:tab/></text:p>
      <text:p text:style-name="Standard">AIT402 is missing</text:p>
      <text:p text:style-name="Standard">no<text:tab/>yes<text:tab/></text:p>
      <text:p text:style-name="Standard">0.5000000000000141<text:tab/>0.49999999999998584<text:tab/></text:p>
      <text:p text:style-name="Standard"/>
      <text:p text:style-name="Standard"/>
      <text:p text:style-name="Standard">Weight: 0.1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2.64548 : no</text:p>
      <text:p text:style-name="Standard">AIT203 &gt; 232.64548 : no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32.64548</text:p>
      <text:p text:style-name="Standard">no<text:tab/>yes<text:tab/></text:p>
      <text:p text:style-name="Standard">1.0<text:tab/>0.0<text:tab/></text:p>
      <text:p text:style-name="Standard">AIT203 &gt; 232.64548</text:p>
      <text:p text:style-name="Standard">no<text:tab/>yes<text:tab/></text:p>
      <text:p text:style-name="Standard">0.5151167414875758<text:tab/>0.4848832585124242<text:tab/></text:p>
      <text:p text:style-name="Standard">AIT203 is missing</text:p>
      <text:p text:style-name="Standard">no<text:tab/>yes<text:tab/></text:p>
      <text:p text:style-name="Standard"><text:soft-page-break/>0.5328013313224523<text:tab/>0.46719866867754767<text:tab/></text:p>
      <text:p text:style-name="Standard"/>
      <text:p text:style-name="Standard"/>
      <text:p text:style-name="Standard">Weight: 0.1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2.64548 : no</text:p>
      <text:p text:style-name="Standard">AIT203 &gt; 232.64548 : yes</text:p>
      <text:p text:style-name="Standard">AIT203 is missing : yes</text:p>
      <text:p text:style-name="Standard"/>
      <text:p text:style-name="Standard">Class distributions</text:p>
      <text:p text:style-name="Standard"/>
      <text:p text:style-name="Standard">AIT203 &lt;= 232.64548</text:p>
      <text:p text:style-name="Standard">no<text:tab/>yes<text:tab/></text:p>
      <text:p text:style-name="Standard">1.0<text:tab/>0.0<text:tab/></text:p>
      <text:p text:style-name="Standard">AIT203 &gt; 232.64548</text:p>
      <text:p text:style-name="Standard">no<text:tab/>yes<text:tab/></text:p>
      <text:p text:style-name="Standard">0.4822802648959453<text:tab/>0.5177197351040548<text:tab/></text:p>
      <text:p text:style-name="Standard">AIT203 is missing</text:p>
      <text:p text:style-name="Standard">no<text:tab/>yes<text:tab/></text:p>
      <text:p text:style-name="Standard">0.4999999999999898<text:tab/>0.5000000000000102<text:tab/></text:p>
      <text:p text:style-name="Standard"/>
      <text:p text:style-name="Standard"/>
      <text:p text:style-name="Standard">Weight: 0.1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no</text:p>
      <text:p text:style-name="Standard">FIT301 &gt; 1.72693199 : no</text:p>
      <text:p text:style-name="Standard">FIT301 is missing : no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5145065474709175<text:tab/>0.48549345252908244<text:tab/></text:p>
      <text:p text:style-name="Standard">FIT301 &gt; 1.72693199</text:p>
      <text:p text:style-name="Standard">no<text:tab/>yes<text:tab/></text:p>
      <text:p text:style-name="Standard">1.0000000000000735<text:tab/>-7.339288972711883E-14<text:tab/></text:p>
      <text:p text:style-name="Standard">FIT301 is missing</text:p>
      <text:p text:style-name="Standard">no<text:tab/>yes<text:tab/></text:p>
      <text:p text:style-name="Standard">0.5320336983166363<text:tab/>0.46796630168336384<text:tab/></text:p>
      <text:p text:style-name="Standard"/>
      <text:p text:style-name="Standard"/>
      <text:p text:style-name="Standard"><text:soft-page-break/>Weight: 0.1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yes</text:p>
      <text:p text:style-name="Standard">FIT301 &gt; 1.72693199 : no</text:p>
      <text:p text:style-name="Standard">FIT301 is missing : no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48244020912985114<text:tab/>0.5175597908701488<text:tab/></text:p>
      <text:p text:style-name="Standard">FIT301 &gt; 1.72693199</text:p>
      <text:p text:style-name="Standard">no<text:tab/>yes<text:tab/></text:p>
      <text:p text:style-name="Standard">1.0000000000001084<text:tab/>-1.082639158187152E-13<text:tab/></text:p>
      <text:p text:style-name="Standard">FIT301 is missing</text:p>
      <text:p text:style-name="Standard">no<text:tab/>yes<text:tab/></text:p>
      <text:p text:style-name="Standard">0.500000000000006<text:tab/>0.4999999999999941<text:tab/></text:p>
      <text:p text:style-name="Standard"/>
      <text:p text:style-name="Standard"/>
      <text:p text:style-name="Standard">Weight: 0.1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no</text:p>
      <text:p text:style-name="Standard">LIT401 &gt; 977.49935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5147219798785605<text:tab/>0.48527802012143956<text:tab/></text:p>
      <text:p text:style-name="Standard">LIT401 &gt; 977.4993595</text:p>
      <text:p text:style-name="Standard">no<text:tab/>yes<text:tab/></text:p>
      <text:p text:style-name="Standard">0.9999999999998744<text:tab/>1.2552609590600887E-13<text:tab/></text:p>
      <text:p text:style-name="Standard">LIT401 is missing</text:p>
      <text:p text:style-name="Standard">no<text:tab/>yes<text:tab/></text:p>
      <text:p text:style-name="Standard">0.5317721118977562<text:tab/>0.4682278881022438<text:tab/></text:p>
      <text:p text:style-name="Standard"/>
      <text:p text:style-name="Standard"/>
      <text:p text:style-name="Standard">Weight: 0.13</text:p>
      <text:p text:style-name="Standard"/>
      <text:p text:style-name="Standard">Decision Stump</text:p>
      <text:p text:style-name="Standard"><text:soft-page-break/></text:p>
      <text:p text:style-name="Standard">Classifications</text:p>
      <text:p text:style-name="Standard"/>
      <text:p text:style-name="Standard">LIT401 &lt;= 977.4993595 : yes</text:p>
      <text:p text:style-name="Standard">LIT401 &gt; 977.499359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4829179074955925<text:tab/>0.5170820925044074<text:tab/></text:p>
      <text:p text:style-name="Standard">LIT401 &gt; 977.4993595</text:p>
      <text:p text:style-name="Standard">no<text:tab/>yes<text:tab/></text:p>
      <text:p text:style-name="Standard">1.0000000000000537<text:tab/>-5.369576573093806E-14<text:tab/></text:p>
      <text:p text:style-name="Standard">LIT401 is missing</text:p>
      <text:p text:style-name="Standard">no<text:tab/>yes<text:tab/></text:p>
      <text:p text:style-name="Standard">0.4999999999999891<text:tab/>0.5000000000000109<text:tab/></text:p>
      <text:p text:style-name="Standard"/>
      <text:p text:style-name="Standard"/>
      <text:p text:style-name="Standard">Weight: 0.1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no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5145132718458615<text:tab/>0.4854867281541385<text:tab/></text:p>
      <text:p text:style-name="Standard">LIT101 is missing</text:p>
      <text:p text:style-name="Standard">no<text:tab/>yes<text:tab/></text:p>
      <text:p text:style-name="Standard">0.5309881321675076<text:tab/>0.4690118678324924<text:tab/></text:p>
      <text:p text:style-name="Standard"/>
      <text:p text:style-name="Standard"/>
      <text:p text:style-name="Standard">Weight: 0.1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<text:soft-page-break/>LIT101 &lt;= 545.1423 : no</text:p>
      <text:p text:style-name="Standard">LIT101 &gt; 545.1423 : yes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4834954487044922<text:tab/>0.5165045512955079<text:tab/></text:p>
      <text:p text:style-name="Standard">LIT101 is missing</text:p>
      <text:p text:style-name="Standard">no<text:tab/>yes<text:tab/></text:p>
      <text:p text:style-name="Standard">0.5000000000000047<text:tab/>0.49999999999999534<text:tab/></text:p>
      <text:p text:style-name="Standard"/>
      <text:p text:style-name="Standard"/>
      <text:p text:style-name="Standard">Weight: 0.1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3 &lt;= 113.68078750000001 : no</text:p>
      <text:p text:style-name="Standard">PIT503 &gt; 113.68078750000001 : yes</text:p>
      <text:p text:style-name="Standard">PIT503 is missing : no</text:p>
      <text:p text:style-name="Standard"/>
      <text:p text:style-name="Standard">Class distributions</text:p>
      <text:p text:style-name="Standard"/>
      <text:p text:style-name="Standard">PIT503 &lt;= 113.68078750000001</text:p>
      <text:p text:style-name="Standard">no<text:tab/>yes<text:tab/></text:p>
      <text:p text:style-name="Standard">0.7067975925642941<text:tab/>0.29320240743570597<text:tab/></text:p>
      <text:p text:style-name="Standard">PIT503 &gt; 113.68078750000001</text:p>
      <text:p text:style-name="Standard">no<text:tab/>yes<text:tab/></text:p>
      <text:p text:style-name="Standard">0.4696548929203808<text:tab/>0.5303451070796192<text:tab/></text:p>
      <text:p text:style-name="Standard">PIT503 is missing</text:p>
      <text:p text:style-name="Standard">no<text:tab/>yes<text:tab/></text:p>
      <text:p text:style-name="Standard">0.5300348338549631<text:tab/>0.4699651661450369<text:tab/></text:p>
      <text:p text:style-name="Standard"/>
      <text:p text:style-name="Standard"/>
      <text:p text:style-name="Standard">Weight: 0.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9337995 : yes</text:p>
      <text:p text:style-name="Standard">AIT202 &gt; 8.9337995 : no</text:p>
      <text:p text:style-name="Standard">AIT202 is missing : no</text:p>
      <text:p text:style-name="Standard"><text:soft-page-break/></text:p>
      <text:p text:style-name="Standard">Class distributions</text:p>
      <text:p text:style-name="Standard"/>
      <text:p text:style-name="Standard">AIT202 &lt;= 8.9337995</text:p>
      <text:p text:style-name="Standard">no<text:tab/>yes<text:tab/></text:p>
      <text:p text:style-name="Standard">0.27474745191472794<text:tab/>0.7252525480852721<text:tab/></text:p>
      <text:p text:style-name="Standard">AIT202 &gt; 8.9337995</text:p>
      <text:p text:style-name="Standard">no<text:tab/>yes<text:tab/></text:p>
      <text:p text:style-name="Standard">0.6129151275489786<text:tab/>0.3870848724510215<text:tab/></text:p>
      <text:p text:style-name="Standard">AIT202 is missing</text:p>
      <text:p text:style-name="Standard">no<text:tab/>yes<text:tab/></text:p>
      <text:p text:style-name="Standard">0.5685295232910773<text:tab/>0.4314704767089228<text:tab/></text:p>
      <text:p text:style-name="Standard"/>
      <text:p text:style-name="Standard"/>
      <text:p text:style-name="Standard">Weight: 0.5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2.8121035 : no</text:p>
      <text:p text:style-name="Standard">AIT203 &gt; 232.8121035 : yes</text:p>
      <text:p text:style-name="Standard">AIT203 is missing : yes</text:p>
      <text:p text:style-name="Standard"/>
      <text:p text:style-name="Standard">Class distributions</text:p>
      <text:p text:style-name="Standard"/>
      <text:p text:style-name="Standard">AIT203 &lt;= 232.8121035</text:p>
      <text:p text:style-name="Standard">no<text:tab/>yes<text:tab/></text:p>
      <text:p text:style-name="Standard">0.9565365730853498<text:tab/>0.0434634269146502<text:tab/></text:p>
      <text:p text:style-name="Standard">AIT203 &gt; 232.8121035</text:p>
      <text:p text:style-name="Standard">no<text:tab/>yes<text:tab/></text:p>
      <text:p text:style-name="Standard">0.44416963552186634<text:tab/>0.5558303644781337<text:tab/></text:p>
      <text:p text:style-name="Standard">AIT203 is missing</text:p>
      <text:p text:style-name="Standard">no<text:tab/>yes<text:tab/></text:p>
      <text:p text:style-name="Standard">0.47259477069933753<text:tab/>0.5274052293006625<text:tab/></text:p>
      <text:p text:style-name="Standard"/>
      <text:p text:style-name="Standard"/>
      <text:p text:style-name="Standard">Weight: 0.3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<text:soft-page-break/>AIT402 &lt;= 6.677774905</text:p>
      <text:p text:style-name="Standard">no<text:tab/>yes<text:tab/></text:p>
      <text:p text:style-name="Standard">0.5257398999399395<text:tab/>0.4742601000600605<text:tab/></text:p>
      <text:p text:style-name="Standard">AIT402 &gt; 6.677774905</text:p>
      <text:p text:style-name="Standard">no<text:tab/>yes<text:tab/></text:p>
      <text:p text:style-name="Standard">0.999999999999707<text:tab/>2.930608630406529E-13<text:tab/></text:p>
      <text:p text:style-name="Standard">AIT402 is missing</text:p>
      <text:p text:style-name="Standard">no<text:tab/>yes<text:tab/></text:p>
      <text:p text:style-name="Standard">0.5430433590721249<text:tab/>0.45695664092787514<text:tab/></text:p>
      <text:p text:style-name="Standard"/>
      <text:p text:style-name="Standard"/>
      <text:p text:style-name="Standard">Weight: 0.1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826195153041004<text:tab/>0.5173804846958995<text:tab/></text:p>
      <text:p text:style-name="Standard">AIT402 &gt; 6.677774905</text:p>
      <text:p text:style-name="Standard">no<text:tab/>yes<text:tab/></text:p>
      <text:p text:style-name="Standard">1.0000000000000464<text:tab/>-4.651367572182248E-14<text:tab/></text:p>
      <text:p text:style-name="Standard">AIT402 is missing</text:p>
      <text:p text:style-name="Standard">no<text:tab/>yes<text:tab/></text:p>
      <text:p text:style-name="Standard">0.49999999999997297<text:tab/>0.500000000000027<text:tab/></text:p>
      <text:p text:style-name="Standard"/>
      <text:p text:style-name="Standard"/>
      <text:p text:style-name="Standard">Weight: 0.1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149978397656471<text:tab/>0.48500216023435294<text:tab/></text:p>
      <text:p text:style-name="Standard"><text:soft-page-break/>P601 &gt; 1.5</text:p>
      <text:p text:style-name="Standard">no<text:tab/>yes<text:tab/></text:p>
      <text:p text:style-name="Standard">0.9999999999998935<text:tab/>1.0638518042989014E-13<text:tab/></text:p>
      <text:p text:style-name="Standard">P601 is missing</text:p>
      <text:p text:style-name="Standard">no<text:tab/>yes<text:tab/></text:p>
      <text:p text:style-name="Standard">0.531478318766308<text:tab/>0.468521681233692<text:tab/></text:p>
      <text:p text:style-name="Standard"/>
      <text:p text:style-name="Standard"/>
      <text:p text:style-name="Standard">Weight: 0.1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834883399325851<text:tab/>0.5165116600674149<text:tab/></text:p>
      <text:p text:style-name="Standard">P601 &gt; 1.5</text:p>
      <text:p text:style-name="Standard">no<text:tab/>yes<text:tab/></text:p>
      <text:p text:style-name="Standard">0.9999999999999548<text:tab/>4.516791706655508E-14<text:tab/></text:p>
      <text:p text:style-name="Standard">P601 is missing</text:p>
      <text:p text:style-name="Standard">no<text:tab/>yes<text:tab/></text:p>
      <text:p text:style-name="Standard">0.500000000000004<text:tab/>0.49999999999999606<text:tab/></text:p>
      <text:p text:style-name="Standard"/>
      <text:p text:style-name="Standard"/>
      <text:p text:style-name="Standard">Weight: 0.1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5139955973714613<text:tab/>0.48600440262853867<text:tab/></text:p>
      <text:p text:style-name="Standard"><text:soft-page-break/>AIT202 is missing</text:p>
      <text:p text:style-name="Standard">no<text:tab/>yes<text:tab/></text:p>
      <text:p text:style-name="Standard">0.5300466042422987<text:tab/>0.4699533957577013<text:tab/></text:p>
      <text:p text:style-name="Standard"/>
      <text:p text:style-name="Standard"/>
      <text:p text:style-name="Standard">Weight: 0.1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yes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4839219485490744<text:tab/>0.5160780514509256<text:tab/></text:p>
      <text:p text:style-name="Standard">AIT202 is missing</text:p>
      <text:p text:style-name="Standard">no<text:tab/>yes<text:tab/></text:p>
      <text:p text:style-name="Standard">0.4999999999999744<text:tab/>0.5000000000000256<text:tab/></text:p>
      <text:p text:style-name="Standard"/>
      <text:p text:style-name="Standard"/>
      <text:p text:style-name="Standard">Weight: 0.1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no</text:p>
      <text:p text:style-name="Standard">LIT401 &gt; 977.49935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5133619214021854<text:tab/>0.4866380785978146<text:tab/></text:p>
      <text:p text:style-name="Standard">LIT401 &gt; 977.4993595</text:p>
      <text:p text:style-name="Standard">no<text:tab/>yes<text:tab/></text:p>
      <text:p text:style-name="Standard">0.9999999999998814<text:tab/>1.1854261268153715E-13<text:tab/></text:p>
      <text:p text:style-name="Standard">LIT401 is missing</text:p>
      <text:p text:style-name="Standard">no<text:tab/>yes<text:tab/></text:p>
      <text:p text:style-name="Standard">0.529326978852454<text:tab/>0.47067302114754606<text:tab/></text:p>
      <text:p text:style-name="Standard"><text:soft-page-break/></text:p>
      <text:p text:style-name="Standard"/>
      <text:p text:style-name="Standard">Weight: 0.1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yes</text:p>
      <text:p text:style-name="Standard">LIT401 &gt; 977.49935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4840098786878247<text:tab/>0.5159901213121754<text:tab/></text:p>
      <text:p text:style-name="Standard">LIT401 &gt; 977.4993595</text:p>
      <text:p text:style-name="Standard">no<text:tab/>yes<text:tab/></text:p>
      <text:p text:style-name="Standard">0.9999999999999559<text:tab/>4.3985195061659474E-14<text:tab/></text:p>
      <text:p text:style-name="Standard">LIT401 is missing</text:p>
      <text:p text:style-name="Standard">no<text:tab/>yes<text:tab/></text:p>
      <text:p text:style-name="Standard">0.500000000000003<text:tab/>0.49999999999999695<text:tab/></text:p>
      <text:p text:style-name="Standard"/>
      <text:p text:style-name="Standard"/>
      <text:p text:style-name="Standard">Weight: 0.1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3 &lt;= 114.53794099999999 : no</text:p>
      <text:p text:style-name="Standard">PIT503 &gt; 114.53794099999999 : no</text:p>
      <text:p text:style-name="Standard">PIT503 is missing : no</text:p>
      <text:p text:style-name="Standard"/>
      <text:p text:style-name="Standard">Class distributions</text:p>
      <text:p text:style-name="Standard"/>
      <text:p text:style-name="Standard">PIT503 &lt;= 114.53794099999999</text:p>
      <text:p text:style-name="Standard">no<text:tab/>yes<text:tab/></text:p>
      <text:p text:style-name="Standard">0.513402006780124<text:tab/>0.48659799321987585<text:tab/></text:p>
      <text:p text:style-name="Standard">PIT503 &gt; 114.53794099999999</text:p>
      <text:p text:style-name="Standard">no<text:tab/>yes<text:tab/></text:p>
      <text:p text:style-name="Standard">1.0000000000006148<text:tab/>-6.147704226252867E-13<text:tab/></text:p>
      <text:p text:style-name="Standard">PIT503 is missing</text:p>
      <text:p text:style-name="Standard">no<text:tab/>yes<text:tab/></text:p>
      <text:p text:style-name="Standard">0.5291806315898203<text:tab/>0.4708193684101797<text:tab/></text:p>
      <text:p text:style-name="Standard"/>
      <text:p text:style-name="Standard"/>
      <text:p text:style-name="Standard">Weight: 0.12</text:p>
      <text:p text:style-name="Standard"><text:soft-page-break/></text:p>
      <text:p text:style-name="Standard">Decision Stump</text:p>
      <text:p text:style-name="Standard"/>
      <text:p text:style-name="Standard">Classifications</text:p>
      <text:p text:style-name="Standard"/>
      <text:p text:style-name="Standard">PIT503 &lt;= 114.53794099999999 : yes</text:p>
      <text:p text:style-name="Standard">PIT503 &gt; 114.53794099999999 : no</text:p>
      <text:p text:style-name="Standard">PIT503 is missing : yes</text:p>
      <text:p text:style-name="Standard"/>
      <text:p text:style-name="Standard">Class distributions</text:p>
      <text:p text:style-name="Standard"/>
      <text:p text:style-name="Standard">PIT503 &lt;= 114.53794099999999</text:p>
      <text:p text:style-name="Standard">no<text:tab/>yes<text:tab/></text:p>
      <text:p text:style-name="Standard">0.4841966537615439<text:tab/>0.5158033462384561<text:tab/></text:p>
      <text:p text:style-name="Standard">PIT503 &gt; 114.53794099999999</text:p>
      <text:p text:style-name="Standard">no<text:tab/>yes<text:tab/></text:p>
      <text:p text:style-name="Standard">0.9999999999996492<text:tab/>3.508292821451986E-13<text:tab/></text:p>
      <text:p text:style-name="Standard">PIT503 is missing</text:p>
      <text:p text:style-name="Standard">no<text:tab/>yes<text:tab/></text:p>
      <text:p text:style-name="Standard">0.49999999999999534<text:tab/>0.5000000000000048<text:tab/></text:p>
      <text:p text:style-name="Standard"/>
      <text:p text:style-name="Standard"/>
      <text:p text:style-name="Standard">Weight: 0.1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no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5130345076387026<text:tab/>0.48696549236129744<text:tab/></text:p>
      <text:p text:style-name="Standard">LIT101 is missing</text:p>
      <text:p text:style-name="Standard">no<text:tab/>yes<text:tab/></text:p>
      <text:p text:style-name="Standard">0.5288693029370823<text:tab/>0.4711306970629177<text:tab/></text:p>
      <text:p text:style-name="Standard"/>
      <text:p text:style-name="Standard"/>
      <text:p text:style-name="Standard">Weight: 0.12</text:p>
      <text:p text:style-name="Standard"/>
      <text:p text:style-name="Standard">Decision Stump</text:p>
      <text:p text:style-name="Standard"/>
      <text:p text:style-name="Standard"><text:soft-page-break/>Classifications</text:p>
      <text:p text:style-name="Standard"/>
      <text:p text:style-name="Standard">LIT101 &lt;= 545.1423 : no</text:p>
      <text:p text:style-name="Standard">LIT101 &gt; 545.1423 : yes</text:p>
      <text:p text:style-name="Standard">LIT101 is missing : yes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48414133441898205<text:tab/>0.515858665581018<text:tab/></text:p>
      <text:p text:style-name="Standard">LIT101 is missing</text:p>
      <text:p text:style-name="Standard">no<text:tab/>yes<text:tab/></text:p>
      <text:p text:style-name="Standard">0.4999999999999857<text:tab/>0.5000000000000143<text:tab/></text:p>
      <text:p text:style-name="Standard"/>
      <text:p text:style-name="Standard"/>
      <text:p text:style-name="Standard">Weight: 0.1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143752539042727<text:tab/>0.4856247460957272<text:tab/></text:p>
      <text:p text:style-name="Standard">AIT402 &gt; 6.677774905</text:p>
      <text:p text:style-name="Standard">no<text:tab/>yes<text:tab/></text:p>
      <text:p text:style-name="Standard">0.9999999999996338<text:tab/>3.661025254948468E-13<text:tab/></text:p>
      <text:p text:style-name="Standard">AIT402 is missing</text:p>
      <text:p text:style-name="Standard">no<text:tab/>yes<text:tab/></text:p>
      <text:p text:style-name="Standard">0.5289615791695133<text:tab/>0.4710384208304868<text:tab/></text:p>
      <text:p text:style-name="Standard"/>
      <text:p text:style-name="Standard"/>
      <text:p text:style-name="Standard">Weight: 0.1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<text:soft-page-break/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8538934331279326<text:tab/>0.5146106566872067<text:tab/></text:p>
      <text:p text:style-name="Standard">AIT402 &gt; 6.677774905</text:p>
      <text:p text:style-name="Standard">no<text:tab/>yes<text:tab/></text:p>
      <text:p text:style-name="Standard">0.9999999999999569<text:tab/>4.3094524936191315E-14<text:tab/></text:p>
      <text:p text:style-name="Standard">AIT402 is missing</text:p>
      <text:p text:style-name="Standard">no<text:tab/>yes<text:tab/></text:p>
      <text:p text:style-name="Standard">0.49999999999999933<text:tab/>0.5000000000000007<text:tab/></text:p>
      <text:p text:style-name="Standard"/>
      <text:p text:style-name="Standard"/>
      <text:p text:style-name="Standard">Weight: 0.1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5122288689247643<text:tab/>0.48777113107523573<text:tab/></text:p>
      <text:p text:style-name="Standard">AIT202 is missing</text:p>
      <text:p text:style-name="Standard">no<text:tab/>yes<text:tab/></text:p>
      <text:p text:style-name="Standard">0.5268661231621403<text:tab/>0.4731338768378598<text:tab/></text:p>
      <text:p text:style-name="Standard"/>
      <text:p text:style-name="Standard"/>
      <text:p text:style-name="Standard">Weight: 0.1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no</text:p>
      <text:p text:style-name="Standard"/>
      <text:p text:style-name="Standard"><text:soft-page-break/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4853434846216277<text:tab/>0.5146565153783723<text:tab/></text:p>
      <text:p text:style-name="Standard">AIT202 is missing</text:p>
      <text:p text:style-name="Standard">no<text:tab/>yes<text:tab/></text:p>
      <text:p text:style-name="Standard">0.5000000000000115<text:tab/>0.49999999999998856<text:tab/></text:p>
      <text:p text:style-name="Standard"/>
      <text:p text:style-name="Standard"/>
      <text:p text:style-name="Standard">Weight: 0.1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124185122725452<text:tab/>0.48758148772745474<text:tab/></text:p>
      <text:p text:style-name="Standard">P601 &gt; 1.5</text:p>
      <text:p text:style-name="Standard">no<text:tab/>yes<text:tab/></text:p>
      <text:p text:style-name="Standard">0.999999999999865<text:tab/>1.350122597840181E-13<text:tab/></text:p>
      <text:p text:style-name="Standard">P601 is missing</text:p>
      <text:p text:style-name="Standard">no<text:tab/>yes<text:tab/></text:p>
      <text:p text:style-name="Standard">0.5269436321987183<text:tab/>0.47305636780128174<text:tab/></text:p>
      <text:p text:style-name="Standard"/>
      <text:p text:style-name="Standard"/>
      <text:p text:style-name="Standard">Weight: 0.1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<text:soft-page-break/>no<text:tab/>yes<text:tab/></text:p>
      <text:p text:style-name="Standard">0.48545541360943334<text:tab/>0.5145445863905667<text:tab/></text:p>
      <text:p text:style-name="Standard">P601 &gt; 1.5</text:p>
      <text:p text:style-name="Standard">no<text:tab/>yes<text:tab/></text:p>
      <text:p text:style-name="Standard">1.0000000000000662<text:tab/>-6.627646631104873E-14<text:tab/></text:p>
      <text:p text:style-name="Standard">P601 is missing</text:p>
      <text:p text:style-name="Standard">no<text:tab/>yes<text:tab/></text:p>
      <text:p text:style-name="Standard">0.49999999999996686<text:tab/>0.5000000000000331<text:tab/></text:p>
      <text:p text:style-name="Standard"/>
      <text:p text:style-name="Standard"/>
      <text:p text:style-name="Standard">Weight: 0.1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no</text:p>
      <text:p text:style-name="Standard">FIT301 &gt; 1.72693199 : no</text:p>
      <text:p text:style-name="Standard">FIT301 is missing : no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5123424887645955<text:tab/>0.48765751123540446<text:tab/></text:p>
      <text:p text:style-name="Standard">FIT301 &gt; 1.72693199</text:p>
      <text:p text:style-name="Standard">no<text:tab/>yes<text:tab/></text:p>
      <text:p text:style-name="Standard">1.0000000000001956<text:tab/>-1.9558778238036433E-13<text:tab/></text:p>
      <text:p text:style-name="Standard">FIT301 is missing</text:p>
      <text:p text:style-name="Standard">no<text:tab/>yes<text:tab/></text:p>
      <text:p text:style-name="Standard">0.5267543840778618<text:tab/>0.4732456159221382<text:tab/></text:p>
      <text:p text:style-name="Standard"/>
      <text:p text:style-name="Standard"/>
      <text:p text:style-name="Standard">Weight: 0.1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yes</text:p>
      <text:p text:style-name="Standard">FIT301 &gt; 1.72693199 : no</text:p>
      <text:p text:style-name="Standard">FIT301 is missing : yes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48556904337381496<text:tab/>0.514430956626185<text:tab/></text:p>
      <text:p text:style-name="Standard">FIT301 &gt; 1.72693199</text:p>
      <text:p text:style-name="Standard"><text:soft-page-break/>no<text:tab/>yes<text:tab/></text:p>
      <text:p text:style-name="Standard">0.9999999999993457<text:tab/>6.542894632483766E-13<text:tab/></text:p>
      <text:p text:style-name="Standard">FIT301 is missing</text:p>
      <text:p text:style-name="Standard">no<text:tab/>yes<text:tab/></text:p>
      <text:p text:style-name="Standard">0.49999999999999634<text:tab/>0.5000000000000037<text:tab/></text:p>
      <text:p text:style-name="Standard"/>
      <text:p text:style-name="Standard"/>
      <text:p text:style-name="Standard">Weight: 0.1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90.7344 : no</text:p>
      <text:p text:style-name="Standard">LIT101 &gt; 590.7344 : yes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90.7344</text:p>
      <text:p text:style-name="Standard">no<text:tab/>yes<text:tab/></text:p>
      <text:p text:style-name="Standard">0.7205599734573763<text:tab/>0.2794400265426237<text:tab/></text:p>
      <text:p text:style-name="Standard">LIT101 &gt; 590.7344</text:p>
      <text:p text:style-name="Standard">no<text:tab/>yes<text:tab/></text:p>
      <text:p text:style-name="Standard">0.4782670379761828<text:tab/>0.5217329620238171<text:tab/></text:p>
      <text:p text:style-name="Standard">LIT101 is missing</text:p>
      <text:p text:style-name="Standard">no<text:tab/>yes<text:tab/></text:p>
      <text:p text:style-name="Standard">0.526562021013405<text:tab/>0.4734379789865951<text:tab/></text:p>
      <text:p text:style-name="Standard"/>
      <text:p text:style-name="Standard"/>
      <text:p text:style-name="Standard">Weight: 0.2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1 &lt;= 158.92559799999998 : no</text:p>
      <text:p text:style-name="Standard">PIT501 &gt; 158.92559799999998 : yes</text:p>
      <text:p text:style-name="Standard">PIT501 is missing : no</text:p>
      <text:p text:style-name="Standard"/>
      <text:p text:style-name="Standard">Class distributions</text:p>
      <text:p text:style-name="Standard"/>
      <text:p text:style-name="Standard">PIT501 &lt;= 158.92559799999998</text:p>
      <text:p text:style-name="Standard">no<text:tab/>yes<text:tab/></text:p>
      <text:p text:style-name="Standard">0.7291647241220429<text:tab/>0.27083527587795714<text:tab/></text:p>
      <text:p text:style-name="Standard">PIT501 &gt; 158.92559799999998</text:p>
      <text:p text:style-name="Standard">no<text:tab/>yes<text:tab/></text:p>
      <text:p text:style-name="Standard">0.49880175722724907<text:tab/>0.5011982427727508<text:tab/></text:p>
      <text:p text:style-name="Standard">PIT501 is missing</text:p>
      <text:p text:style-name="Standard"><text:soft-page-break/>no<text:tab/>yes<text:tab/></text:p>
      <text:p text:style-name="Standard">0.5644338739274369<text:tab/>0.43556612607256306<text:tab/></text:p>
      <text:p text:style-name="Standard"/>
      <text:p text:style-name="Standard"/>
      <text:p text:style-name="Standard">Weight: 0.2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no</text:p>
      <text:p text:style-name="Standard">LIT401 &gt; 977.49935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5787283573386206<text:tab/>0.4212716426613794<text:tab/></text:p>
      <text:p text:style-name="Standard">LIT401 &gt; 977.4993595</text:p>
      <text:p text:style-name="Standard">no<text:tab/>yes<text:tab/></text:p>
      <text:p text:style-name="Standard">0.9999999999998649<text:tab/>1.350047400141988E-13<text:tab/></text:p>
      <text:p text:style-name="Standard">LIT401 is missing</text:p>
      <text:p text:style-name="Standard">no<text:tab/>yes<text:tab/></text:p>
      <text:p text:style-name="Standard">0.5945442989171572<text:tab/>0.40545570108284285<text:tab/></text:p>
      <text:p text:style-name="Standard"/>
      <text:p text:style-name="Standard"/>
      <text:p text:style-name="Standard">Weight: 0.3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yes</text:p>
      <text:p text:style-name="Standard">LIT401 &gt; 977.499359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48369871589833663<text:tab/>0.5163012841016633<text:tab/></text:p>
      <text:p text:style-name="Standard">LIT401 &gt; 977.4993595</text:p>
      <text:p text:style-name="Standard">no<text:tab/>yes<text:tab/></text:p>
      <text:p text:style-name="Standard">1.0000000000000697<text:tab/>-6.969287359813724E-14<text:tab/></text:p>
      <text:p text:style-name="Standard">LIT401 is missing</text:p>
      <text:p text:style-name="Standard">no<text:tab/>yes<text:tab/></text:p>
      <text:p text:style-name="Standard">0.49999999999995526<text:tab/>0.5000000000000447<text:tab/></text:p>
      <text:p text:style-name="Standard"/>
      <text:p text:style-name="Standard"><text:soft-page-break/></text:p>
      <text:p text:style-name="Standard">Weight: 0.1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147281583892662<text:tab/>0.4852718416107338<text:tab/></text:p>
      <text:p text:style-name="Standard">AIT402 &gt; 6.677774905</text:p>
      <text:p text:style-name="Standard">no<text:tab/>yes<text:tab/></text:p>
      <text:p text:style-name="Standard">1.0000000000001037<text:tab/>-1.0369026563726311E-13<text:tab/></text:p>
      <text:p text:style-name="Standard">AIT402 is missing</text:p>
      <text:p text:style-name="Standard">no<text:tab/>yes<text:tab/></text:p>
      <text:p text:style-name="Standard">0.5296978861291761<text:tab/>0.47030211387082393<text:tab/></text:p>
      <text:p text:style-name="Standard"/>
      <text:p text:style-name="Standard"/>
      <text:p text:style-name="Standard">Weight: 0.1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8500403561048294<text:tab/>0.5149959643895171<text:tab/></text:p>
      <text:p text:style-name="Standard">AIT402 &gt; 6.677774905</text:p>
      <text:p text:style-name="Standard">no<text:tab/>yes<text:tab/></text:p>
      <text:p text:style-name="Standard">1.000000000000008<text:tab/>-8.107584893427713E-15<text:tab/></text:p>
      <text:p text:style-name="Standard">AIT402 is missing</text:p>
      <text:p text:style-name="Standard">no<text:tab/>yes<text:tab/></text:p>
      <text:p text:style-name="Standard">0.5000000000000249<text:tab/>0.4999999999999751<text:tab/></text:p>
      <text:p text:style-name="Standard"/>
      <text:p text:style-name="Standard"/>
      <text:p text:style-name="Standard">Weight: 0.12</text:p>
      <text:p text:style-name="Standard"/>
      <text:p text:style-name="Standard"><text:soft-page-break/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126161239465374<text:tab/>0.48738387605346256<text:tab/></text:p>
      <text:p text:style-name="Standard">P601 &gt; 1.5</text:p>
      <text:p text:style-name="Standard">no<text:tab/>yes<text:tab/></text:p>
      <text:p text:style-name="Standard">0.9999999999999034<text:tab/>9.657422579220063E-14<text:tab/></text:p>
      <text:p text:style-name="Standard">P601 is missing</text:p>
      <text:p text:style-name="Standard">no<text:tab/>yes<text:tab/></text:p>
      <text:p text:style-name="Standard">0.5275161422436981<text:tab/>0.472483857756302<text:tab/></text:p>
      <text:p text:style-name="Standard"/>
      <text:p text:style-name="Standard"/>
      <text:p text:style-name="Standard">Weight: 0.1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850792629427537<text:tab/>0.5149207370572463<text:tab/></text:p>
      <text:p text:style-name="Standard">P601 &gt; 1.5</text:p>
      <text:p text:style-name="Standard">no<text:tab/>yes<text:tab/></text:p>
      <text:p text:style-name="Standard">0.9999999999999026<text:tab/>9.730429741233285E-14<text:tab/></text:p>
      <text:p text:style-name="Standard">P601 is missing</text:p>
      <text:p text:style-name="Standard">no<text:tab/>yes<text:tab/></text:p>
      <text:p text:style-name="Standard">0.4999999999999971<text:tab/>0.5000000000000029<text:tab/></text:p>
      <text:p text:style-name="Standard"/>
      <text:p text:style-name="Standard"/>
      <text:p text:style-name="Standard">Weight: 0.12</text:p>
      <text:p text:style-name="Standard"/>
      <text:p text:style-name="Standard">Decision Stump</text:p>
      <text:p text:style-name="Standard"/>
      <text:p text:style-name="Standard">Classifications</text:p>
      <text:p text:style-name="Standard"><text:soft-page-break/></text:p>
      <text:p text:style-name="Standard">LIT401 &lt;= 787.028992 : yes</text:p>
      <text:p text:style-name="Standard">LIT401 &gt; 787.028992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787.028992</text:p>
      <text:p text:style-name="Standard">no<text:tab/>yes<text:tab/></text:p>
      <text:p text:style-name="Standard">0.0<text:tab/>1.0<text:tab/></text:p>
      <text:p text:style-name="Standard">LIT401 &gt; 787.028992</text:p>
      <text:p text:style-name="Standard">no<text:tab/>yes<text:tab/></text:p>
      <text:p text:style-name="Standard">0.5408478131118944<text:tab/>0.4591521868881056<text:tab/></text:p>
      <text:p text:style-name="Standard">LIT401 is missing</text:p>
      <text:p text:style-name="Standard">no<text:tab/>yes<text:tab/></text:p>
      <text:p text:style-name="Standard">0.5273894494721516<text:tab/>0.4726105505278484<text:tab/></text:p>
      <text:p text:style-name="Standard"/>
      <text:p text:style-name="Standard"/>
      <text:p text:style-name="Standard">Weight: 0.2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yes</text:p>
      <text:p text:style-name="Standard">LIT401 &gt; 977.499359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4634514587597457<text:tab/>0.5365485412402543<text:tab/></text:p>
      <text:p text:style-name="Standard">LIT401 &gt; 977.4993595</text:p>
      <text:p text:style-name="Standard">no<text:tab/>yes<text:tab/></text:p>
      <text:p text:style-name="Standard">1.0000000000002216<text:tab/>-2.2160204919352244E-13<text:tab/></text:p>
      <text:p text:style-name="Standard">LIT401 is missing</text:p>
      <text:p text:style-name="Standard">no<text:tab/>yes<text:tab/></text:p>
      <text:p text:style-name="Standard">0.47747145438926736<text:tab/>0.5225285456107326<text:tab/></text:p>
      <text:p text:style-name="Standard"/>
      <text:p text:style-name="Standard"/>
      <text:p text:style-name="Standard">Weight: 0.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3 &lt;= 114.53794099999999 : no</text:p>
      <text:p text:style-name="Standard">PIT503 &gt; 114.53794099999999 : no</text:p>
      <text:p text:style-name="Standard"><text:soft-page-break/>PIT503 is missing : no</text:p>
      <text:p text:style-name="Standard"/>
      <text:p text:style-name="Standard">Class distributions</text:p>
      <text:p text:style-name="Standard"/>
      <text:p text:style-name="Standard">PIT503 &lt;= 114.53794099999999</text:p>
      <text:p text:style-name="Standard">no<text:tab/>yes<text:tab/></text:p>
      <text:p text:style-name="Standard">0.5097296741191679<text:tab/>0.4902703258808321<text:tab/></text:p>
      <text:p text:style-name="Standard">PIT503 &gt; 114.53794099999999</text:p>
      <text:p text:style-name="Standard">no<text:tab/>yes<text:tab/></text:p>
      <text:p text:style-name="Standard">0.9999999999997543<text:tab/>2.456465334540158E-13<text:tab/></text:p>
      <text:p text:style-name="Standard">PIT503 is missing</text:p>
      <text:p text:style-name="Standard">no<text:tab/>yes<text:tab/></text:p>
      <text:p text:style-name="Standard">0.5238125959190276<text:tab/>0.47618740408097243<text:tab/></text:p>
      <text:p text:style-name="Standard"/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3 &lt;= 114.53794099999999 : yes</text:p>
      <text:p text:style-name="Standard">PIT503 &gt; 114.53794099999999 : no</text:p>
      <text:p text:style-name="Standard">PIT503 is missing : yes</text:p>
      <text:p text:style-name="Standard"/>
      <text:p text:style-name="Standard">Class distributions</text:p>
      <text:p text:style-name="Standard"/>
      <text:p text:style-name="Standard">PIT503 &lt;= 114.53794099999999</text:p>
      <text:p text:style-name="Standard">no<text:tab/>yes<text:tab/></text:p>
      <text:p text:style-name="Standard">0.48590401467252076<text:tab/>0.5140959853274794<text:tab/></text:p>
      <text:p text:style-name="Standard">PIT503 &gt; 114.53794099999999</text:p>
      <text:p text:style-name="Standard">no<text:tab/>yes<text:tab/></text:p>
      <text:p text:style-name="Standard">0.9999999999999637<text:tab/>3.635445801476327E-14<text:tab/></text:p>
      <text:p text:style-name="Standard">PIT503 is missing</text:p>
      <text:p text:style-name="Standard">no<text:tab/>yes<text:tab/></text:p>
      <text:p text:style-name="Standard">0.49999999999996214<text:tab/>0.5000000000000377<text:tab/></text:p>
      <text:p text:style-name="Standard"/>
      <text:p text:style-name="Standard"/>
      <text:p text:style-name="Standard">Weight: 0.1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no</text:p>
      <text:p text:style-name="Standard">FIT301 &gt; 1.72693199 : no</text:p>
      <text:p text:style-name="Standard">FIT301 is missing : no</text:p>
      <text:p text:style-name="Standard"/>
      <text:p text:style-name="Standard">Class distributions</text:p>
      <text:p text:style-name="Standard"><text:soft-page-break/></text:p>
      <text:p text:style-name="Standard">FIT301 &lt;= 1.72693199</text:p>
      <text:p text:style-name="Standard">no<text:tab/>yes<text:tab/></text:p>
      <text:p text:style-name="Standard">0.5127828994670564<text:tab/>0.4872171005329437<text:tab/></text:p>
      <text:p text:style-name="Standard">FIT301 &gt; 1.72693199</text:p>
      <text:p text:style-name="Standard">no<text:tab/>yes<text:tab/></text:p>
      <text:p text:style-name="Standard">0.9999999999991065<text:tab/>8.934887983923075E-13<text:tab/></text:p>
      <text:p text:style-name="Standard">FIT301 is missing</text:p>
      <text:p text:style-name="Standard">no<text:tab/>yes<text:tab/></text:p>
      <text:p text:style-name="Standard">0.5259935430465257<text:tab/>0.4740064569534743<text:tab/></text:p>
      <text:p text:style-name="Standard"/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yes</text:p>
      <text:p text:style-name="Standard">FIT301 &gt; 1.72693199 : no</text:p>
      <text:p text:style-name="Standard">FIT301 is missing : yes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4867717749003971<text:tab/>0.513228225099603<text:tab/></text:p>
      <text:p text:style-name="Standard">FIT301 &gt; 1.72693199</text:p>
      <text:p text:style-name="Standard">no<text:tab/>yes<text:tab/></text:p>
      <text:p text:style-name="Standard">0.9999999999997549<text:tab/>2.451460443743507E-13<text:tab/></text:p>
      <text:p text:style-name="Standard">FIT301 is missing</text:p>
      <text:p text:style-name="Standard">no<text:tab/>yes<text:tab/></text:p>
      <text:p text:style-name="Standard">0.49999999999997685<text:tab/>0.5000000000000232<text:tab/></text:p>
      <text:p text:style-name="Standard"/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no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<text:soft-page-break/>1.0<text:tab/>0.0<text:tab/></text:p>
      <text:p text:style-name="Standard">LIT101 &gt; 545.1423</text:p>
      <text:p text:style-name="Standard">no<text:tab/>yes<text:tab/></text:p>
      <text:p text:style-name="Standard">0.5113551420341363<text:tab/>0.48864485796586365<text:tab/></text:p>
      <text:p text:style-name="Standard">LIT101 is missing</text:p>
      <text:p text:style-name="Standard">no<text:tab/>yes<text:tab/></text:p>
      <text:p text:style-name="Standard">0.5245110259842736<text:tab/>0.47548897401572643<text:tab/></text:p>
      <text:p text:style-name="Standard"/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yes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4868294532179033<text:tab/>0.5131705467820967<text:tab/></text:p>
      <text:p text:style-name="Standard">LIT101 is missing</text:p>
      <text:p text:style-name="Standard">no<text:tab/>yes<text:tab/></text:p>
      <text:p text:style-name="Standard">0.5000000000000067<text:tab/>0.4999999999999933<text:tab/></text:p>
      <text:p text:style-name="Standard"/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115001801128077<text:tab/>0.4884998198871922<text:tab/></text:p>
      <text:p text:style-name="Standard">P601 &gt; 1.5</text:p>
      <text:p text:style-name="Standard">no<text:tab/>yes<text:tab/></text:p>
      <text:p text:style-name="Standard"><text:soft-page-break/>1.000000000000213<text:tab/>-2.129877200081005E-13<text:tab/></text:p>
      <text:p text:style-name="Standard">P601 is missing</text:p>
      <text:p text:style-name="Standard">no<text:tab/>yes<text:tab/></text:p>
      <text:p text:style-name="Standard">0.5244119789030849<text:tab/>0.47558802109691517<text:tab/></text:p>
      <text:p text:style-name="Standard"/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870736853640563<text:tab/>0.5129263146359436<text:tab/></text:p>
      <text:p text:style-name="Standard">P601 &gt; 1.5</text:p>
      <text:p text:style-name="Standard">no<text:tab/>yes<text:tab/></text:p>
      <text:p text:style-name="Standard">1.0000000000000389<text:tab/>-3.892285706977844E-14<text:tab/></text:p>
      <text:p text:style-name="Standard">P601 is missing</text:p>
      <text:p text:style-name="Standard">no<text:tab/>yes<text:tab/></text:p>
      <text:p text:style-name="Standard">0.4999999999999948<text:tab/>0.5000000000000051<text:tab/></text:p>
      <text:p text:style-name="Standard"/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111275301815268<text:tab/>0.4888724698184731<text:tab/></text:p>
      <text:p text:style-name="Standard">AIT402 &gt; 6.677774905</text:p>
      <text:p text:style-name="Standard">no<text:tab/>yes<text:tab/></text:p>
      <text:p text:style-name="Standard">0.9999999999993323<text:tab/>6.676710705112339E-13<text:tab/></text:p>
      <text:p text:style-name="Standard">AIT402 is missing</text:p>
      <text:p text:style-name="Standard">no<text:tab/>yes<text:tab/></text:p>
      <text:p text:style-name="Standard"><text:soft-page-break/>0.5239918704732383<text:tab/>0.47600812952676175<text:tab/></text:p>
      <text:p text:style-name="Standard"/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8712190743726086<text:tab/>0.5128780925627392<text:tab/></text:p>
      <text:p text:style-name="Standard">AIT402 &gt; 6.677774905</text:p>
      <text:p text:style-name="Standard">no<text:tab/>yes<text:tab/></text:p>
      <text:p text:style-name="Standard">1.0000000000002536<text:tab/>-2.5365845717512015E-13<text:tab/></text:p>
      <text:p text:style-name="Standard">AIT402 is missing</text:p>
      <text:p text:style-name="Standard">no<text:tab/>yes<text:tab/></text:p>
      <text:p text:style-name="Standard">0.4999999999999971<text:tab/>0.5000000000000029<text:tab/></text:p>
      <text:p text:style-name="Standard"/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5116554735584208<text:tab/>0.4883445264415792<text:tab/></text:p>
      <text:p text:style-name="Standard">AIT202 is missing</text:p>
      <text:p text:style-name="Standard">no<text:tab/>yes<text:tab/></text:p>
      <text:p text:style-name="Standard">0.5239087876434267<text:tab/>0.47609121235657326<text:tab/></text:p>
      <text:p text:style-name="Standard"/>
      <text:p text:style-name="Standard"/>
      <text:p text:style-name="Standard"><text:soft-page-break/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yes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4877330122353104<text:tab/>0.5122669877646896<text:tab/></text:p>
      <text:p text:style-name="Standard">AIT202 is missing</text:p>
      <text:p text:style-name="Standard">no<text:tab/>yes<text:tab/></text:p>
      <text:p text:style-name="Standard">0.49999999999998324<text:tab/>0.5000000000000168<text:tab/></text:p>
      <text:p text:style-name="Standard"/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no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5107897557903444<text:tab/>0.48921024420965564<text:tab/></text:p>
      <text:p text:style-name="Standard">LIT101 is missing</text:p>
      <text:p text:style-name="Standard">no<text:tab/>yes<text:tab/></text:p>
      <text:p text:style-name="Standard">0.5228520226368477<text:tab/>0.47714797736315234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><text:soft-page-break/></text:p>
      <text:p text:style-name="Standard">Classifications</text:p>
      <text:p text:style-name="Standard"/>
      <text:p text:style-name="Standard">LIT101 &lt;= 545.1423 : no</text:p>
      <text:p text:style-name="Standard">LIT101 &gt; 545.1423 : yes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4879258247449043<text:tab/>0.5120741752550957<text:tab/></text:p>
      <text:p text:style-name="Standard">LIT101 is missing</text:p>
      <text:p text:style-name="Standard">no<text:tab/>yes<text:tab/></text:p>
      <text:p text:style-name="Standard">0.5000000000000006<text:tab/>0.49999999999999944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3 &lt;= 114.481865 : yes</text:p>
      <text:p text:style-name="Standard">PIT503 &gt; 114.481865 : no</text:p>
      <text:p text:style-name="Standard">PIT503 is missing : no</text:p>
      <text:p text:style-name="Standard"/>
      <text:p text:style-name="Standard">Class distributions</text:p>
      <text:p text:style-name="Standard"/>
      <text:p text:style-name="Standard">PIT503 &lt;= 114.481865</text:p>
      <text:p text:style-name="Standard">no<text:tab/>yes<text:tab/></text:p>
      <text:p text:style-name="Standard">0.49972788864700285<text:tab/>0.5002721113529971<text:tab/></text:p>
      <text:p text:style-name="Standard">PIT503 &gt; 114.481865</text:p>
      <text:p text:style-name="Standard">no<text:tab/>yes<text:tab/></text:p>
      <text:p text:style-name="Standard">0.8448011581994216<text:tab/>0.15519884180057833<text:tab/></text:p>
      <text:p text:style-name="Standard">PIT503 is missing</text:p>
      <text:p text:style-name="Standard">no<text:tab/>yes<text:tab/></text:p>
      <text:p text:style-name="Standard">0.5225170981727714<text:tab/>0.47748290182722863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<text:soft-page-break/>AIT202 &lt;= 9.3957005 : no</text:p>
      <text:p text:style-name="Standard">AIT202 &gt; 9.3957005 : yes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9.3957005</text:p>
      <text:p text:style-name="Standard">no<text:tab/>yes<text:tab/></text:p>
      <text:p text:style-name="Standard">0.5658647558254599<text:tab/>0.4341352441745401<text:tab/></text:p>
      <text:p text:style-name="Standard">AIT202 &gt; 9.3957005</text:p>
      <text:p text:style-name="Standard">no<text:tab/>yes<text:tab/></text:p>
      <text:p text:style-name="Standard">0.2020024055589196<text:tab/>0.7979975944410804<text:tab/></text:p>
      <text:p text:style-name="Standard">AIT202 is missing</text:p>
      <text:p text:style-name="Standard">no<text:tab/>yes<text:tab/></text:p>
      <text:p text:style-name="Standard">0.5425915320696796<text:tab/>0.45740846793032036<text:tab/></text:p>
      <text:p text:style-name="Standard"/>
      <text:p text:style-name="Standard"/>
      <text:p text:style-name="Standard">Weight: 0.3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yes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583864320997677<text:tab/>0.5416135679002323<text:tab/></text:p>
      <text:p text:style-name="Standard">LIT301 is missing</text:p>
      <text:p text:style-name="Standard">no<text:tab/>yes<text:tab/></text:p>
      <text:p text:style-name="Standard">0.47146048845893535<text:tab/>0.5285395115410646<text:tab/></text:p>
      <text:p text:style-name="Standard"/>
      <text:p text:style-name="Standard"/>
      <text:p text:style-name="Standard">Weight: 0.2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1 &lt;= 116.3804165 : yes</text:p>
      <text:p text:style-name="Standard">AIT201 &gt; 116.3804165 : no</text:p>
      <text:p text:style-name="Standard">AIT201 is missing : no</text:p>
      <text:p text:style-name="Standard"><text:soft-page-break/></text:p>
      <text:p text:style-name="Standard">Class distributions</text:p>
      <text:p text:style-name="Standard"/>
      <text:p text:style-name="Standard">AIT201 &lt;= 116.3804165</text:p>
      <text:p text:style-name="Standard">no<text:tab/>yes<text:tab/></text:p>
      <text:p text:style-name="Standard">0.1962468758833786<text:tab/>0.8037531241166215<text:tab/></text:p>
      <text:p text:style-name="Standard">AIT201 &gt; 116.3804165</text:p>
      <text:p text:style-name="Standard">no<text:tab/>yes<text:tab/></text:p>
      <text:p text:style-name="Standard">0.5463794801023943<text:tab/>0.4536205198976056<text:tab/></text:p>
      <text:p text:style-name="Standard">AIT201 is missing</text:p>
      <text:p text:style-name="Standard">no<text:tab/>yes<text:tab/></text:p>
      <text:p text:style-name="Standard">0.5218382671852797<text:tab/>0.4781617328147203<text:tab/></text:p>
      <text:p text:style-name="Standard"/>
      <text:p text:style-name="Standard"/>
      <text:p text:style-name="Standard">Weight: 0.2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yes</text:p>
      <text:p text:style-name="Standard">LIT401 &gt; 977.499359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45262960837683147<text:tab/>0.5473703916231685<text:tab/></text:p>
      <text:p text:style-name="Standard">LIT401 &gt; 977.4993595</text:p>
      <text:p text:style-name="Standard">no<text:tab/>yes<text:tab/></text:p>
      <text:p text:style-name="Standard">0.9999999999999812<text:tab/>1.872472062634605E-14<text:tab/></text:p>
      <text:p text:style-name="Standard">LIT401 is missing</text:p>
      <text:p text:style-name="Standard">no<text:tab/>yes<text:tab/></text:p>
      <text:p text:style-name="Standard">0.4658832717301803<text:tab/>0.5341167282698197<text:tab/></text:p>
      <text:p text:style-name="Standard"/>
      <text:p text:style-name="Standard"/>
      <text:p text:style-name="Standard">Weight: 0.2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872.6800499999999 : yes</text:p>
      <text:p text:style-name="Standard">LIT401 &gt; 872.6800499999999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<text:soft-page-break/>LIT401 &lt;= 872.6800499999999</text:p>
      <text:p text:style-name="Standard">no<text:tab/>yes<text:tab/></text:p>
      <text:p text:style-name="Standard">0.43488969861513954<text:tab/>0.5651103013848605<text:tab/></text:p>
      <text:p text:style-name="Standard">LIT401 &gt; 872.6800499999999</text:p>
      <text:p text:style-name="Standard">no<text:tab/>yes<text:tab/></text:p>
      <text:p text:style-name="Standard">0.6234779035314674<text:tab/>0.37652209646853274<text:tab/></text:p>
      <text:p text:style-name="Standard">LIT401 is missing</text:p>
      <text:p text:style-name="Standard">no<text:tab/>yes<text:tab/></text:p>
      <text:p text:style-name="Standard">0.5216837116628262<text:tab/>0.47831628833717377<text:tab/></text:p>
      <text:p text:style-name="Standard"/>
      <text:p text:style-name="Standard"/>
      <text:p text:style-name="Standard">Weight: 0.3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62.48398050000003 : no</text:p>
      <text:p text:style-name="Standard">AIT203 &gt; 262.48398050000003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62.48398050000003</text:p>
      <text:p text:style-name="Standard">no<text:tab/>yes<text:tab/></text:p>
      <text:p text:style-name="Standard">0.5666568304434911<text:tab/>0.4333431695565089<text:tab/></text:p>
      <text:p text:style-name="Standard">AIT203 &gt; 262.48398050000003</text:p>
      <text:p text:style-name="Standard">no<text:tab/>yes<text:tab/></text:p>
      <text:p text:style-name="Standard">0.2457153144218693<text:tab/>0.7542846855781307<text:tab/></text:p>
      <text:p text:style-name="Standard">AIT203 is missing</text:p>
      <text:p text:style-name="Standard">no<text:tab/>yes<text:tab/></text:p>
      <text:p text:style-name="Standard">0.5300147491295795<text:tab/>0.46998525087042065<text:tab/></text:p>
      <text:p text:style-name="Standard"/>
      <text:p text:style-name="Standard"/>
      <text:p text:style-name="Standard">Weight: 0.3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829.314618 : yes</text:p>
      <text:p text:style-name="Standard">LIT301 &gt; 829.314618 : no</text:p>
      <text:p text:style-name="Standard">LIT301 is missing : yes</text:p>
      <text:p text:style-name="Standard"/>
      <text:p text:style-name="Standard">Class distributions</text:p>
      <text:p text:style-name="Standard"/>
      <text:p text:style-name="Standard">LIT301 &lt;= 829.314618</text:p>
      <text:p text:style-name="Standard">no<text:tab/>yes<text:tab/></text:p>
      <text:p text:style-name="Standard">0.22261896854944535<text:tab/>0.7773810314505546<text:tab/></text:p>
      <text:p text:style-name="Standard"><text:soft-page-break/>LIT301 &gt; 829.314618</text:p>
      <text:p text:style-name="Standard">no<text:tab/>yes<text:tab/></text:p>
      <text:p text:style-name="Standard">0.5024189700853694<text:tab/>0.4975810299146306<text:tab/></text:p>
      <text:p text:style-name="Standard">LIT301 is missing</text:p>
      <text:p text:style-name="Standard">no<text:tab/>yes<text:tab/></text:p>
      <text:p text:style-name="Standard">0.46083286009659175<text:tab/>0.5391671399034083<text:tab/></text:p>
      <text:p text:style-name="Standard"/>
      <text:p text:style-name="Standard"/>
      <text:p text:style-name="Standard">Weight: 0.1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yes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41644211050229724<text:tab/>0.5835578894977028<text:tab/></text:p>
      <text:p text:style-name="Standard">AIT202 is missing</text:p>
      <text:p text:style-name="Standard">no<text:tab/>yes<text:tab/></text:p>
      <text:p text:style-name="Standard">0.42988839618425856<text:tab/>0.5701116038157413<text:tab/></text:p>
      <text:p text:style-name="Standard"/>
      <text:p text:style-name="Standard"/>
      <text:p text:style-name="Standard">Weight: 0.3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no</text:p>
      <text:p text:style-name="Standard">FIT301 &gt; 1.72693199 : no</text:p>
      <text:p text:style-name="Standard">FIT301 is missing : no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5057696090783441<text:tab/>0.4942303909216558<text:tab/></text:p>
      <text:p text:style-name="Standard">FIT301 &gt; 1.72693199</text:p>
      <text:p text:style-name="Standard">no<text:tab/>yes<text:tab/></text:p>
      <text:p text:style-name="Standard">0.9999999999995168<text:tab/>4.831859424531219E-13<text:tab/></text:p>
      <text:p text:style-name="Standard"><text:soft-page-break/>FIT301 is missing</text:p>
      <text:p text:style-name="Standard">no<text:tab/>yes<text:tab/></text:p>
      <text:p text:style-name="Standard">0.5194232226874125<text:tab/>0.4805767773125876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yes</text:p>
      <text:p text:style-name="Standard">FIT301 &gt; 1.72693199 : no</text:p>
      <text:p text:style-name="Standard">FIT301 is missing : no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48634026331005087<text:tab/>0.513659736689949<text:tab/></text:p>
      <text:p text:style-name="Standard">FIT301 &gt; 1.72693199</text:p>
      <text:p text:style-name="Standard">no<text:tab/>yes<text:tab/></text:p>
      <text:p text:style-name="Standard">1.000000000000454<text:tab/>-4.5415151401188497E-13<text:tab/></text:p>
      <text:p text:style-name="Standard">FIT301 is missing</text:p>
      <text:p text:style-name="Standard">no<text:tab/>yes<text:tab/></text:p>
      <text:p text:style-name="Standard">0.5000000000000137<text:tab/>0.4999999999999863<text:tab/></text:p>
      <text:p text:style-name="Standard"/>
      <text:p text:style-name="Standard"/>
      <text:p text:style-name="Standard">Weight: 0.1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124722003002703<text:tab/>0.48752779969972976<text:tab/></text:p>
      <text:p text:style-name="Standard">AIT502 &gt; 70.25121999999999</text:p>
      <text:p text:style-name="Standard">no<text:tab/>yes<text:tab/></text:p>
      <text:p text:style-name="Standard">1.0000000000001599<text:tab/>-1.5991603421225284E-13<text:tab/></text:p>
      <text:p text:style-name="Standard">AIT502 is missing</text:p>
      <text:p text:style-name="Standard">no<text:tab/>yes<text:tab/></text:p>
      <text:p text:style-name="Standard">0.5252500215085829<text:tab/>0.4747499784914171<text:tab/></text:p>
      <text:p text:style-name="Standard"><text:soft-page-break/></text:p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yes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8720606235413766<text:tab/>0.5127939376458623<text:tab/></text:p>
      <text:p text:style-name="Standard">AIT502 &gt; 70.25121999999999</text:p>
      <text:p text:style-name="Standard">no<text:tab/>yes<text:tab/></text:p>
      <text:p text:style-name="Standard">0.9999999999998429<text:tab/>1.5713355679016236E-13<text:tab/></text:p>
      <text:p text:style-name="Standard">AIT502 is missing</text:p>
      <text:p text:style-name="Standard">no<text:tab/>yes<text:tab/></text:p>
      <text:p text:style-name="Standard">0.4999999999999935<text:tab/>0.5000000000000064<text:tab/></text:p>
      <text:p text:style-name="Standard"/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no</text:p>
      <text:p text:style-name="Standard"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5105065855742951<text:tab/>0.489493414425705<text:tab/></text:p>
      <text:p text:style-name="Standard">LIT401 &gt; 977.2109985</text:p>
      <text:p text:style-name="Standard">no<text:tab/>yes<text:tab/></text:p>
      <text:p text:style-name="Standard">0.9920387837257978<text:tab/>0.00796121627420215<text:tab/></text:p>
      <text:p text:style-name="Standard">LIT401 is missing</text:p>
      <text:p text:style-name="Standard">no<text:tab/>yes<text:tab/></text:p>
      <text:p text:style-name="Standard">0.5237636884055845<text:tab/>0.47623631159441543<text:tab/></text:p>
      <text:p text:style-name="Standard"/>
      <text:p text:style-name="Standard"/>
      <text:p text:style-name="Standard">Weight: 0.1</text:p>
      <text:p text:style-name="Standard"><text:soft-page-break/></text:p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yes</text:p>
      <text:p text:style-name="Standard"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48672964405224184<text:tab/>0.5132703559477582<text:tab/></text:p>
      <text:p text:style-name="Standard">LIT401 &gt; 977.2109985</text:p>
      <text:p text:style-name="Standard">no<text:tab/>yes<text:tab/></text:p>
      <text:p text:style-name="Standard">0.9912512221907817<text:tab/>0.008748777809218327<text:tab/></text:p>
      <text:p text:style-name="Standard">LIT401 is missing</text:p>
      <text:p text:style-name="Standard">no<text:tab/>yes<text:tab/></text:p>
      <text:p text:style-name="Standard">0.5000000000000213<text:tab/>0.49999999999997863<text:tab/></text:p>
      <text:p text:style-name="Standard"/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1 &lt;= 7.738432834999999 : no</text:p>
      <text:p text:style-name="Standard">AIT501 &gt; 7.738432834999999 : no</text:p>
      <text:p text:style-name="Standard">AIT501 is missing : no</text:p>
      <text:p text:style-name="Standard"/>
      <text:p text:style-name="Standard">Class distributions</text:p>
      <text:p text:style-name="Standard"/>
      <text:p text:style-name="Standard">AIT501 &lt;= 7.738432834999999</text:p>
      <text:p text:style-name="Standard">no<text:tab/>yes<text:tab/></text:p>
      <text:p text:style-name="Standard">1.0<text:tab/>0.0<text:tab/></text:p>
      <text:p text:style-name="Standard">AIT501 &gt; 7.738432834999999</text:p>
      <text:p text:style-name="Standard">no<text:tab/>yes<text:tab/></text:p>
      <text:p text:style-name="Standard">0.5120645892248554<text:tab/>0.4879354107751446<text:tab/></text:p>
      <text:p text:style-name="Standard">AIT501 is missing</text:p>
      <text:p text:style-name="Standard">no<text:tab/>yes<text:tab/></text:p>
      <text:p text:style-name="Standard">0.5245487251256402<text:tab/>0.47545127487435984<text:tab/></text:p>
      <text:p text:style-name="Standard"/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<text:soft-page-break/>Classifications</text:p>
      <text:p text:style-name="Standard"/>
      <text:p text:style-name="Standard">AIT501 &lt;= 7.738432834999999 : no</text:p>
      <text:p text:style-name="Standard">AIT501 &gt; 7.738432834999999 : yes</text:p>
      <text:p text:style-name="Standard">AIT501 is missing : no</text:p>
      <text:p text:style-name="Standard"/>
      <text:p text:style-name="Standard">Class distributions</text:p>
      <text:p text:style-name="Standard"/>
      <text:p text:style-name="Standard">AIT501 &lt;= 7.738432834999999</text:p>
      <text:p text:style-name="Standard">no<text:tab/>yes<text:tab/></text:p>
      <text:p text:style-name="Standard">1.0<text:tab/>0.0<text:tab/></text:p>
      <text:p text:style-name="Standard">AIT501 &gt; 7.738432834999999</text:p>
      <text:p text:style-name="Standard">no<text:tab/>yes<text:tab/></text:p>
      <text:p text:style-name="Standard">0.4875010568369947<text:tab/>0.5124989431630053<text:tab/></text:p>
      <text:p text:style-name="Standard">AIT501 is missing</text:p>
      <text:p text:style-name="Standard">no<text:tab/>yes<text:tab/></text:p>
      <text:p text:style-name="Standard">0.5000000000000128<text:tab/>0.4999999999999872<text:tab/></text:p>
      <text:p text:style-name="Standard"/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401 &lt;= 0.8025481775000001 : yes</text:p>
      <text:p text:style-name="Standard">FIT401 &gt; 0.8025481775000001 : no</text:p>
      <text:p text:style-name="Standard">FIT401 is missing : no</text:p>
      <text:p text:style-name="Standard"/>
      <text:p text:style-name="Standard">Class distributions</text:p>
      <text:p text:style-name="Standard"/>
      <text:p text:style-name="Standard">FIT401 &lt;= 0.8025481775000001</text:p>
      <text:p text:style-name="Standard">no<text:tab/>yes<text:tab/></text:p>
      <text:p text:style-name="Standard">0.4593612609679452<text:tab/>0.5406387390320548<text:tab/></text:p>
      <text:p text:style-name="Standard">FIT401 &gt; 0.8025481775000001</text:p>
      <text:p text:style-name="Standard">no<text:tab/>yes<text:tab/></text:p>
      <text:p text:style-name="Standard">0.6514685029950692<text:tab/>0.3485314970049307<text:tab/></text:p>
      <text:p text:style-name="Standard">FIT401 is missing</text:p>
      <text:p text:style-name="Standard">no<text:tab/>yes<text:tab/></text:p>
      <text:p text:style-name="Standard">0.5232539849116606<text:tab/>0.4767460150883394<text:tab/></text:p>
      <text:p text:style-name="Standard"/>
      <text:p text:style-name="Standard"/>
      <text:p text:style-name="Standard">Weight: 0.3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9337995 : yes</text:p>
      <text:p text:style-name="Standard"><text:soft-page-break/>AIT202 &gt; 8.9337995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9337995</text:p>
      <text:p text:style-name="Standard">no<text:tab/>yes<text:tab/></text:p>
      <text:p text:style-name="Standard">0.28144983810384666<text:tab/>0.7185501618961533<text:tab/></text:p>
      <text:p text:style-name="Standard">AIT202 &gt; 8.9337995</text:p>
      <text:p text:style-name="Standard">no<text:tab/>yes<text:tab/></text:p>
      <text:p text:style-name="Standard">0.5822219662174933<text:tab/>0.41777803378250666<text:tab/></text:p>
      <text:p text:style-name="Standard">AIT202 is missing</text:p>
      <text:p text:style-name="Standard">no<text:tab/>yes<text:tab/></text:p>
      <text:p text:style-name="Standard">0.5504137149615105<text:tab/>0.4495862850384895<text:tab/></text:p>
      <text:p text:style-name="Standard"/>
      <text:p text:style-name="Standard"/>
      <text:p text:style-name="Standard">Weight: 0.3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9.66931449999998 : no</text:p>
      <text:p text:style-name="Standard">AIT203 &gt; 239.66931449999998 : yes</text:p>
      <text:p text:style-name="Standard">AIT203 is missing : yes</text:p>
      <text:p text:style-name="Standard"/>
      <text:p text:style-name="Standard">Class distributions</text:p>
      <text:p text:style-name="Standard"/>
      <text:p text:style-name="Standard">AIT203 &lt;= 239.66931449999998</text:p>
      <text:p text:style-name="Standard">no<text:tab/>yes<text:tab/></text:p>
      <text:p text:style-name="Standard">0.6885695594758454<text:tab/>0.3114304405241546<text:tab/></text:p>
      <text:p text:style-name="Standard">AIT203 &gt; 239.66931449999998</text:p>
      <text:p text:style-name="Standard">no<text:tab/>yes<text:tab/></text:p>
      <text:p text:style-name="Standard">0.4119572580037245<text:tab/>0.5880427419962755<text:tab/></text:p>
      <text:p text:style-name="Standard">AIT203 is missing</text:p>
      <text:p text:style-name="Standard">no<text:tab/>yes<text:tab/></text:p>
      <text:p text:style-name="Standard">0.47321393868395195<text:tab/>0.526786061316048<text:tab/></text:p>
      <text:p text:style-name="Standard"/>
      <text:p text:style-name="Standard"/>
      <text:p text:style-name="Standard">Weight: 0.4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3 &lt;= 114.481865 : no</text:p>
      <text:p text:style-name="Standard">PIT503 &gt; 114.481865 : no</text:p>
      <text:p text:style-name="Standard">PIT503 is missing : no</text:p>
      <text:p text:style-name="Standard"/>
      <text:p text:style-name="Standard"><text:soft-page-break/>Class distributions</text:p>
      <text:p text:style-name="Standard"/>
      <text:p text:style-name="Standard">PIT503 &lt;= 114.481865</text:p>
      <text:p text:style-name="Standard">no<text:tab/>yes<text:tab/></text:p>
      <text:p text:style-name="Standard">0.510529650993149<text:tab/>0.489470349006851<text:tab/></text:p>
      <text:p text:style-name="Standard">PIT503 &gt; 114.481865</text:p>
      <text:p text:style-name="Standard">no<text:tab/>yes<text:tab/></text:p>
      <text:p text:style-name="Standard">0.8682265111783736<text:tab/>0.13177348882162654<text:tab/></text:p>
      <text:p text:style-name="Standard">PIT503 is missing</text:p>
      <text:p text:style-name="Standard">no<text:tab/>yes<text:tab/></text:p>
      <text:p text:style-name="Standard">0.5364373477930698<text:tab/>0.46356265220693027<text:tab/></text:p>
      <text:p text:style-name="Standard"/>
      <text:p text:style-name="Standard"/>
      <text:p text:style-name="Standard">Weight: 0.1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3 &lt;= 114.481865 : yes</text:p>
      <text:p text:style-name="Standard">PIT503 &gt; 114.481865 : no</text:p>
      <text:p text:style-name="Standard">PIT503 is missing : no</text:p>
      <text:p text:style-name="Standard"/>
      <text:p text:style-name="Standard">Class distributions</text:p>
      <text:p text:style-name="Standard"/>
      <text:p text:style-name="Standard">PIT503 &lt;= 114.481865</text:p>
      <text:p text:style-name="Standard">no<text:tab/>yes<text:tab/></text:p>
      <text:p text:style-name="Standard">0.47405248179762693<text:tab/>0.5259475182023731<text:tab/></text:p>
      <text:p text:style-name="Standard">PIT503 &gt; 114.481865</text:p>
      <text:p text:style-name="Standard">no<text:tab/>yes<text:tab/></text:p>
      <text:p text:style-name="Standard">0.8506057496732888<text:tab/>0.1493942503267111<text:tab/></text:p>
      <text:p text:style-name="Standard">PIT503 is missing</text:p>
      <text:p text:style-name="Standard">no<text:tab/>yes<text:tab/></text:p>
      <text:p text:style-name="Standard">0.5000000000000004<text:tab/>0.4999999999999995<text:tab/></text:p>
      <text:p text:style-name="Standard"/>
      <text:p text:style-name="Standard"/>
      <text:p text:style-name="Standard">Weight: 0.1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9337995 : yes</text:p>
      <text:p text:style-name="Standard">AIT202 &gt; 8.9337995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9337995</text:p>
      <text:p text:style-name="Standard"><text:soft-page-break/>no<text:tab/>yes<text:tab/></text:p>
      <text:p text:style-name="Standard">0.27958529954463024<text:tab/>0.7204147004553697<text:tab/></text:p>
      <text:p text:style-name="Standard">AIT202 &gt; 8.9337995</text:p>
      <text:p text:style-name="Standard">no<text:tab/>yes<text:tab/></text:p>
      <text:p text:style-name="Standard">0.5750076407775054<text:tab/>0.42499235922249456<text:tab/></text:p>
      <text:p text:style-name="Standard">AIT202 is missing</text:p>
      <text:p text:style-name="Standard">no<text:tab/>yes<text:tab/></text:p>
      <text:p text:style-name="Standard">0.5420526464804961<text:tab/>0.457947353519504<text:tab/></text:p>
      <text:p text:style-name="Standard"/>
      <text:p text:style-name="Standard"/>
      <text:p text:style-name="Standard">Weight: 0.3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2.8121035 : no</text:p>
      <text:p text:style-name="Standard">AIT203 &gt; 232.8121035 : yes</text:p>
      <text:p text:style-name="Standard">AIT203 is missing : yes</text:p>
      <text:p text:style-name="Standard"/>
      <text:p text:style-name="Standard">Class distributions</text:p>
      <text:p text:style-name="Standard"/>
      <text:p text:style-name="Standard">AIT203 &lt;= 232.8121035</text:p>
      <text:p text:style-name="Standard">no<text:tab/>yes<text:tab/></text:p>
      <text:p text:style-name="Standard">0.9335218868225614<text:tab/>0.06647811317743846<text:tab/></text:p>
      <text:p text:style-name="Standard">AIT203 &gt; 232.8121035</text:p>
      <text:p text:style-name="Standard">no<text:tab/>yes<text:tab/></text:p>
      <text:p text:style-name="Standard">0.44874254736569424<text:tab/>0.5512574526343057<text:tab/></text:p>
      <text:p text:style-name="Standard">AIT203 is missing</text:p>
      <text:p text:style-name="Standard">no<text:tab/>yes<text:tab/></text:p>
      <text:p text:style-name="Standard">0.47018538194545917<text:tab/>0.5298146180545408<text:tab/></text:p>
      <text:p text:style-name="Standard"/>
      <text:p text:style-name="Standard"/>
      <text:p text:style-name="Standard">Weight: 0.2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197342089789513<text:tab/>0.4802657910210487<text:tab/></text:p>
      <text:p text:style-name="Standard">P601 &gt; 1.5</text:p>
      <text:p text:style-name="Standard"><text:soft-page-break/>no<text:tab/>yes<text:tab/></text:p>
      <text:p text:style-name="Standard">1.0000000000000375<text:tab/>-3.754851232087742E-14<text:tab/></text:p>
      <text:p text:style-name="Standard">P601 is missing</text:p>
      <text:p text:style-name="Standard">no<text:tab/>yes<text:tab/></text:p>
      <text:p text:style-name="Standard">0.5329330755967209<text:tab/>0.46706692440327907<text:tab/></text:p>
      <text:p text:style-name="Standard"/>
      <text:p text:style-name="Standard"/>
      <text:p text:style-name="Standard">Weight: 0.1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867667317442016<text:tab/>0.5132332682557984<text:tab/></text:p>
      <text:p text:style-name="Standard">P601 &gt; 1.5</text:p>
      <text:p text:style-name="Standard">no<text:tab/>yes<text:tab/></text:p>
      <text:p text:style-name="Standard">0.9999999999999959<text:tab/>4.133560702215286E-15<text:tab/></text:p>
      <text:p text:style-name="Standard">P601 is missing</text:p>
      <text:p text:style-name="Standard">no<text:tab/>yes<text:tab/></text:p>
      <text:p text:style-name="Standard">0.4999999999999809<text:tab/>0.5000000000000191<text:tab/></text:p>
      <text:p text:style-name="Standard"/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no</text:p>
      <text:p text:style-name="Standard">FIT301 &gt; 1.72693199 : no</text:p>
      <text:p text:style-name="Standard">FIT301 is missing : no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5113965625792473<text:tab/>0.4886034374207528<text:tab/></text:p>
      <text:p text:style-name="Standard">FIT301 &gt; 1.72693199</text:p>
      <text:p text:style-name="Standard">no<text:tab/>yes<text:tab/></text:p>
      <text:p text:style-name="Standard">0.9999999999997629<text:tab/>2.3714954194041265E-13<text:tab/></text:p>
      <text:p text:style-name="Standard">FIT301 is missing</text:p>
      <text:p text:style-name="Standard"><text:soft-page-break/>no<text:tab/>yes<text:tab/></text:p>
      <text:p text:style-name="Standard">0.5245196832366897<text:tab/>0.4754803167633102<text:tab/></text:p>
      <text:p text:style-name="Standard"/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yes</text:p>
      <text:p text:style-name="Standard">FIT301 &gt; 1.72693199 : no</text:p>
      <text:p text:style-name="Standard">FIT301 is missing : no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4868621944235286<text:tab/>0.5131378055764714<text:tab/></text:p>
      <text:p text:style-name="Standard">FIT301 &gt; 1.72693199</text:p>
      <text:p text:style-name="Standard">no<text:tab/>yes<text:tab/></text:p>
      <text:p text:style-name="Standard">0.9999999999996598<text:tab/>3.4019241192851914E-13<text:tab/></text:p>
      <text:p text:style-name="Standard">FIT301 is missing</text:p>
      <text:p text:style-name="Standard">no<text:tab/>yes<text:tab/></text:p>
      <text:p text:style-name="Standard">0.5000000000000161<text:tab/>0.4999999999999838<text:tab/></text:p>
      <text:p text:style-name="Standard"/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116485641633021<text:tab/>0.4883514358366979<text:tab/></text:p>
      <text:p text:style-name="Standard">AIT402 &gt; 6.677774905</text:p>
      <text:p text:style-name="Standard">no<text:tab/>yes<text:tab/></text:p>
      <text:p text:style-name="Standard">0.999999999999528<text:tab/>4.720228091471118E-13<text:tab/></text:p>
      <text:p text:style-name="Standard">AIT402 is missing</text:p>
      <text:p text:style-name="Standard">no<text:tab/>yes<text:tab/></text:p>
      <text:p text:style-name="Standard">0.5243557263669002<text:tab/>0.47564427363309975<text:tab/></text:p>
      <text:p text:style-name="Standard"/>
      <text:p text:style-name="Standard"><text:soft-page-break/></text:p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8727840085542806<text:tab/>0.5127215991445718<text:tab/></text:p>
      <text:p text:style-name="Standard">AIT402 &gt; 6.677774905</text:p>
      <text:p text:style-name="Standard">no<text:tab/>yes<text:tab/></text:p>
      <text:p text:style-name="Standard">0.9999999999997652<text:tab/>2.347585356881384E-13<text:tab/></text:p>
      <text:p text:style-name="Standard">AIT402 is missing</text:p>
      <text:p text:style-name="Standard">no<text:tab/>yes<text:tab/></text:p>
      <text:p text:style-name="Standard">0.49999999999999845<text:tab/>0.5000000000000016<text:tab/></text:p>
      <text:p text:style-name="Standard"/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829.314618 : yes</text:p>
      <text:p text:style-name="Standard">LIT301 &gt; 829.314618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829.314618</text:p>
      <text:p text:style-name="Standard">no<text:tab/>yes<text:tab/></text:p>
      <text:p text:style-name="Standard">0.28506965429157227<text:tab/>0.7149303457084277<text:tab/></text:p>
      <text:p text:style-name="Standard">LIT301 &gt; 829.314618</text:p>
      <text:p text:style-name="Standard">no<text:tab/>yes<text:tab/></text:p>
      <text:p text:style-name="Standard">0.5583134961618171<text:tab/>0.44168650383818275<text:tab/></text:p>
      <text:p text:style-name="Standard">LIT301 is missing</text:p>
      <text:p text:style-name="Standard">no<text:tab/>yes<text:tab/></text:p>
      <text:p text:style-name="Standard">0.5236388541302437<text:tab/>0.4763611458697563<text:tab/></text:p>
      <text:p text:style-name="Standard"/>
      <text:p text:style-name="Standard"/>
      <text:p text:style-name="Standard">Weight: 0.32</text:p>
      <text:p text:style-name="Standard"/>
      <text:p text:style-name="Standard"><text:soft-page-break/>Decision Stump</text:p>
      <text:p text:style-name="Standard"/>
      <text:p text:style-name="Standard">Classifications</text:p>
      <text:p text:style-name="Standard"/>
      <text:p text:style-name="Standard">LIT301 &lt;= 938.3211 : no</text:p>
      <text:p text:style-name="Standard">LIT301 &gt; 938.3211 : yes</text:p>
      <text:p text:style-name="Standard">LIT301 is missing : yes</text:p>
      <text:p text:style-name="Standard"/>
      <text:p text:style-name="Standard">Class distributions</text:p>
      <text:p text:style-name="Standard"/>
      <text:p text:style-name="Standard">LIT301 &lt;= 938.3211</text:p>
      <text:p text:style-name="Standard">no<text:tab/>yes<text:tab/></text:p>
      <text:p text:style-name="Standard">0.6323920941528528<text:tab/>0.3676079058471471<text:tab/></text:p>
      <text:p text:style-name="Standard">LIT301 &gt; 938.3211</text:p>
      <text:p text:style-name="Standard">no<text:tab/>yes<text:tab/></text:p>
      <text:p text:style-name="Standard">0.41176046785236375<text:tab/>0.5882395321476361<text:tab/></text:p>
      <text:p text:style-name="Standard">LIT301 is missing</text:p>
      <text:p text:style-name="Standard">no<text:tab/>yes<text:tab/></text:p>
      <text:p text:style-name="Standard">0.4644249002957971<text:tab/>0.5355750997042029<text:tab/></text:p>
      <text:p text:style-name="Standard"/>
      <text:p text:style-name="Standard"/>
      <text:p text:style-name="Standard">Weight: 0.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829.314618 : yes</text:p>
      <text:p text:style-name="Standard">LIT301 &gt; 829.314618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829.314618</text:p>
      <text:p text:style-name="Standard">no<text:tab/>yes<text:tab/></text:p>
      <text:p text:style-name="Standard">0.2680594803436162<text:tab/>0.7319405196563837<text:tab/></text:p>
      <text:p text:style-name="Standard">LIT301 &gt; 829.314618</text:p>
      <text:p text:style-name="Standard">no<text:tab/>yes<text:tab/></text:p>
      <text:p text:style-name="Standard">0.555032013243832<text:tab/>0.4449679867561681<text:tab/></text:p>
      <text:p text:style-name="Standard">LIT301 is missing</text:p>
      <text:p text:style-name="Standard">no<text:tab/>yes<text:tab/></text:p>
      <text:p text:style-name="Standard">0.516698671661657<text:tab/>0.4833013283383431<text:tab/></text:p>
      <text:p text:style-name="Standard"/>
      <text:p text:style-name="Standard"/>
      <text:p text:style-name="Standard">Weight: 0.32</text:p>
      <text:p text:style-name="Standard"/>
      <text:p text:style-name="Standard">Decision Stump</text:p>
      <text:p text:style-name="Standard"/>
      <text:p text:style-name="Standard">Classifications</text:p>
      <text:p text:style-name="Standard"><text:soft-page-break/></text:p>
      <text:p text:style-name="Standard">LIT301 &lt;= 794.14735 : no</text:p>
      <text:p text:style-name="Standard">LIT301 &gt; 794.14735 : yes</text:p>
      <text:p text:style-name="Standard">LIT301 is missing : yes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4552106188652923<text:tab/>0.5544789381134707<text:tab/></text:p>
      <text:p text:style-name="Standard">LIT301 is missing</text:p>
      <text:p text:style-name="Standard">no<text:tab/>yes<text:tab/></text:p>
      <text:p text:style-name="Standard">0.4580116258926711<text:tab/>0.5419883741073288<text:tab/></text:p>
      <text:p text:style-name="Standard"/>
      <text:p text:style-name="Standard"/>
      <text:p text:style-name="Standard">Weight: 0.2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77085222202222<text:tab/>0.4922914777797778<text:tab/></text:p>
      <text:p text:style-name="Standard">AIT402 &gt; 6.677774905</text:p>
      <text:p text:style-name="Standard">no<text:tab/>yes<text:tab/></text:p>
      <text:p text:style-name="Standard">1.0000000000000098<text:tab/>-9.797118799594647E-15<text:tab/></text:p>
      <text:p text:style-name="Standard">AIT402 is missing</text:p>
      <text:p text:style-name="Standard">no<text:tab/>yes<text:tab/></text:p>
      <text:p text:style-name="Standard">0.5199522316902359<text:tab/>0.4800477683097641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<text:soft-page-break/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877487534542797<text:tab/>0.5122512465457203<text:tab/></text:p>
      <text:p text:style-name="Standard">AIT402 &gt; 6.677774905</text:p>
      <text:p text:style-name="Standard">no<text:tab/>yes<text:tab/></text:p>
      <text:p text:style-name="Standard">1.000000000000005<text:tab/>-5.146038990335654E-15<text:tab/></text:p>
      <text:p text:style-name="Standard">AIT402 is missing</text:p>
      <text:p text:style-name="Standard">no<text:tab/>yes<text:tab/></text:p>
      <text:p text:style-name="Standard">0.5000000000000142<text:tab/>0.49999999999998573<text:tab/></text:p>
      <text:p text:style-name="Standard"/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no</text:p>
      <text:p text:style-name="Standard">FIT301 &gt; 1.72693199 : no</text:p>
      <text:p text:style-name="Standard">FIT301 is missing : no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5107254601564537<text:tab/>0.48927453984354624<text:tab/></text:p>
      <text:p text:style-name="Standard">FIT301 &gt; 1.72693199</text:p>
      <text:p text:style-name="Standard">no<text:tab/>yes<text:tab/></text:p>
      <text:p text:style-name="Standard">0.9999999999997528<text:tab/>2.4728189472155575E-13<text:tab/></text:p>
      <text:p text:style-name="Standard">FIT301 is missing</text:p>
      <text:p text:style-name="Standard">no<text:tab/>yes<text:tab/></text:p>
      <text:p text:style-name="Standard">0.5228247064547983<text:tab/>0.4771752935452017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yes</text:p>
      <text:p text:style-name="Standard">FIT301 &gt; 1.72693199 : no</text:p>
      <text:p text:style-name="Standard">FIT301 is missing : no</text:p>
      <text:p text:style-name="Standard"/>
      <text:p text:style-name="Standard">Class distributions</text:p>
      <text:p text:style-name="Standard"><text:soft-page-break/></text:p>
      <text:p text:style-name="Standard">FIT301 &lt;= 1.72693199</text:p>
      <text:p text:style-name="Standard">no<text:tab/>yes<text:tab/></text:p>
      <text:p text:style-name="Standard">0.4878888942414354<text:tab/>0.5121111057585647<text:tab/></text:p>
      <text:p text:style-name="Standard">FIT301 &gt; 1.72693199</text:p>
      <text:p text:style-name="Standard">no<text:tab/>yes<text:tab/></text:p>
      <text:p text:style-name="Standard">0.9999999999997792<text:tab/>2.2085377485470888E-13<text:tab/></text:p>
      <text:p text:style-name="Standard">FIT301 is missing</text:p>
      <text:p text:style-name="Standard">no<text:tab/>yes<text:tab/></text:p>
      <text:p text:style-name="Standard">0.5000000000000058<text:tab/>0.49999999999999417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114846985586553<text:tab/>0.48851530144134475<text:tab/></text:p>
      <text:p text:style-name="Standard">AIT402 &gt; 6.677774905</text:p>
      <text:p text:style-name="Standard">no<text:tab/>yes<text:tab/></text:p>
      <text:p text:style-name="Standard">0.9999999999999207<text:tab/>7.922418023554231E-14<text:tab/></text:p>
      <text:p text:style-name="Standard">AIT402 is missing</text:p>
      <text:p text:style-name="Standard">no<text:tab/>yes<text:tab/></text:p>
      <text:p text:style-name="Standard">0.5225813041413834<text:tab/>0.47741869585861657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<text:soft-page-break/>0.4888918713123912<text:tab/>0.5111081286876088<text:tab/></text:p>
      <text:p text:style-name="Standard">AIT402 &gt; 6.677774905</text:p>
      <text:p text:style-name="Standard">no<text:tab/>yes<text:tab/></text:p>
      <text:p text:style-name="Standard">1.0000000000000988<text:tab/>-9.878811112607164E-14<text:tab/></text:p>
      <text:p text:style-name="Standard">AIT402 is missing</text:p>
      <text:p text:style-name="Standard">no<text:tab/>yes<text:tab/></text:p>
      <text:p text:style-name="Standard">0.5000000000000081<text:tab/>0.4999999999999919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no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5098047347243978<text:tab/>0.4901952652756022<text:tab/></text:p>
      <text:p text:style-name="Standard">LIT101 is missing</text:p>
      <text:p text:style-name="Standard">no<text:tab/>yes<text:tab/></text:p>
      <text:p text:style-name="Standard">0.5208280907040855<text:tab/>0.47917190929591447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yes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<text:soft-page-break/>0.4889676321686983<text:tab/>0.5110323678313017<text:tab/></text:p>
      <text:p text:style-name="Standard">LIT101 is missing</text:p>
      <text:p text:style-name="Standard">no<text:tab/>yes<text:tab/></text:p>
      <text:p text:style-name="Standard">0.5000000000000093<text:tab/>0.4999999999999907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no</text:p>
      <text:p text:style-name="Standard">FIT301 &gt; 1.72693199 : no</text:p>
      <text:p text:style-name="Standard">FIT301 is missing : no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5096639268879352<text:tab/>0.49033607311206484<text:tab/></text:p>
      <text:p text:style-name="Standard">FIT301 &gt; 1.72693199</text:p>
      <text:p text:style-name="Standard">no<text:tab/>yes<text:tab/></text:p>
      <text:p text:style-name="Standard">0.99999999999954<text:tab/>4.600697907735336E-13<text:tab/></text:p>
      <text:p text:style-name="Standard">FIT301 is missing</text:p>
      <text:p text:style-name="Standard">no<text:tab/>yes<text:tab/></text:p>
      <text:p text:style-name="Standard">0.520694856075981<text:tab/>0.47930514392401896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yes</text:p>
      <text:p text:style-name="Standard">FIT301 &gt; 1.72693199 : no</text:p>
      <text:p text:style-name="Standard">FIT301 is missing : yes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48896023928702104<text:tab/>0.511039760712979<text:tab/></text:p>
      <text:p text:style-name="Standard">FIT301 &gt; 1.72693199</text:p>
      <text:p text:style-name="Standard">no<text:tab/>yes<text:tab/></text:p>
      <text:p text:style-name="Standard">0.9999999999996101<text:tab/>3.899080196189882E-13<text:tab/></text:p>
      <text:p text:style-name="Standard">FIT301 is missing</text:p>
      <text:p text:style-name="Standard">no<text:tab/>yes<text:tab/></text:p>
      <text:p text:style-name="Standard"><text:soft-page-break/>0.49999999999996<text:tab/>0.5000000000000401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103473112030666<text:tab/>0.48965268879693347<text:tab/></text:p>
      <text:p text:style-name="Standard">AIT502 &gt; 70.25121999999999</text:p>
      <text:p text:style-name="Standard">no<text:tab/>yes<text:tab/></text:p>
      <text:p text:style-name="Standard">1.0000000000000786<text:tab/>-7.86344274974607E-14<text:tab/></text:p>
      <text:p text:style-name="Standard">AIT502 is missing</text:p>
      <text:p text:style-name="Standard">no<text:tab/>yes<text:tab/></text:p>
      <text:p text:style-name="Standard">0.5207078623542887<text:tab/>0.4792921376457114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8963056138146555<text:tab/>0.5103694386185346<text:tab/></text:p>
      <text:p text:style-name="Standard">AIT502 &gt; 70.25121999999999</text:p>
      <text:p text:style-name="Standard">no<text:tab/>yes<text:tab/></text:p>
      <text:p text:style-name="Standard">0.9999999999999707<text:tab/>2.9366767640646115E-14<text:tab/></text:p>
      <text:p text:style-name="Standard">AIT502 is missing</text:p>
      <text:p text:style-name="Standard">no<text:tab/>yes<text:tab/></text:p>
      <text:p text:style-name="Standard">0.5000000000000014<text:tab/>0.4999999999999985<text:tab/></text:p>
      <text:p text:style-name="Standard"/>
      <text:p text:style-name="Standard"/>
      <text:p text:style-name="Standard"><text:soft-page-break/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no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5093263833200141<text:tab/>0.49067361667998594<text:tab/></text:p>
      <text:p text:style-name="Standard">LIT101 is missing</text:p>
      <text:p text:style-name="Standard">no<text:tab/>yes<text:tab/></text:p>
      <text:p text:style-name="Standard">0.5195241503643879<text:tab/>0.48047584963561213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yes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4897947999079323<text:tab/>0.5102052000920677<text:tab/></text:p>
      <text:p text:style-name="Standard">LIT101 is missing</text:p>
      <text:p text:style-name="Standard">no<text:tab/>yes<text:tab/></text:p>
      <text:p text:style-name="Standard">0.5000000000000182<text:tab/>0.49999999999998185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><text:soft-page-break/></text:p>
      <text:p text:style-name="Standard">Classifications</text:p>
      <text:p text:style-name="Standard"/>
      <text:p text:style-name="Standard">FIT301 &lt;= 1.72693199 : no</text:p>
      <text:p text:style-name="Standard">FIT301 &gt; 1.72693199 : no</text:p>
      <text:p text:style-name="Standard">FIT301 is missing : no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5090921542620714<text:tab/>0.49090784573792856<text:tab/></text:p>
      <text:p text:style-name="Standard">FIT301 &gt; 1.72693199</text:p>
      <text:p text:style-name="Standard">no<text:tab/>yes<text:tab/></text:p>
      <text:p text:style-name="Standard">0.9999999999995831<text:tab/>4.1700277753361623E-13<text:tab/></text:p>
      <text:p text:style-name="Standard">FIT301 is missing</text:p>
      <text:p text:style-name="Standard">no<text:tab/>yes<text:tab/></text:p>
      <text:p text:style-name="Standard">0.519232755476412<text:tab/>0.48076724452358804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yes</text:p>
      <text:p text:style-name="Standard">FIT301 &gt; 1.72693199 : no</text:p>
      <text:p text:style-name="Standard">FIT301 is missing : no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4898523007874963<text:tab/>0.5101476992125038<text:tab/></text:p>
      <text:p text:style-name="Standard">FIT301 &gt; 1.72693199</text:p>
      <text:p text:style-name="Standard">no<text:tab/>yes<text:tab/></text:p>
      <text:p text:style-name="Standard">1.0000000000003513<text:tab/>-3.5127464112459455E-13<text:tab/></text:p>
      <text:p text:style-name="Standard">FIT301 is missing</text:p>
      <text:p text:style-name="Standard">no<text:tab/>yes<text:tab/></text:p>
      <text:p text:style-name="Standard">0.5000000000000088<text:tab/>0.49999999999999123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<text:soft-page-break/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90500282250113<text:tab/>0.4909499717749886<text:tab/></text:p>
      <text:p text:style-name="Standard">AIT402 &gt; 6.677774905</text:p>
      <text:p text:style-name="Standard">no<text:tab/>yes<text:tab/></text:p>
      <text:p text:style-name="Standard">0.9999999999996435<text:tab/>3.5641370327012447E-13<text:tab/></text:p>
      <text:p text:style-name="Standard">AIT402 is missing</text:p>
      <text:p text:style-name="Standard">no<text:tab/>yes<text:tab/></text:p>
      <text:p text:style-name="Standard">0.5191306084624655<text:tab/>0.48086939153753444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899124338184434<text:tab/>0.5100875661815565<text:tab/></text:p>
      <text:p text:style-name="Standard">AIT402 &gt; 6.677774905</text:p>
      <text:p text:style-name="Standard">no<text:tab/>yes<text:tab/></text:p>
      <text:p text:style-name="Standard">0.9999999999999454<text:tab/>5.471093392627442E-14<text:tab/></text:p>
      <text:p text:style-name="Standard">AIT402 is missing</text:p>
      <text:p text:style-name="Standard">no<text:tab/>yes<text:tab/></text:p>
      <text:p text:style-name="Standard">0.4999999999999816<text:tab/>0.5000000000000183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no</text:p>
      <text:p text:style-name="Standard">LIT301 is missing : no</text:p>
      <text:p text:style-name="Standard"><text:soft-page-break/></text:p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5089332432451599<text:tab/>0.49106675675484024<text:tab/></text:p>
      <text:p text:style-name="Standard">LIT301 is missing</text:p>
      <text:p text:style-name="Standard">no<text:tab/>yes<text:tab/></text:p>
      <text:p text:style-name="Standard">0.5190237144894738<text:tab/>0.48097628551052624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899026648510443<text:tab/>0.5100973351489557<text:tab/></text:p>
      <text:p text:style-name="Standard">LIT301 is missing</text:p>
      <text:p text:style-name="Standard">no<text:tab/>yes<text:tab/></text:p>
      <text:p text:style-name="Standard">0.5000000000000098<text:tab/>0.49999999999999023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1 &lt;= 126.16957099999999 : no</text:p>
      <text:p text:style-name="Standard">AIT201 &gt; 126.16957099999999 : yes</text:p>
      <text:p text:style-name="Standard">AIT201 is missing : no</text:p>
      <text:p text:style-name="Standard"/>
      <text:p text:style-name="Standard">Class distributions</text:p>
      <text:p text:style-name="Standard"/>
      <text:p text:style-name="Standard"><text:soft-page-break/>AIT201 &lt;= 126.16957099999999</text:p>
      <text:p text:style-name="Standard">no<text:tab/>yes<text:tab/></text:p>
      <text:p text:style-name="Standard">0.6679364483149713<text:tab/>0.33206355168502866<text:tab/></text:p>
      <text:p text:style-name="Standard">AIT201 &gt; 126.16957099999999</text:p>
      <text:p text:style-name="Standard">no<text:tab/>yes<text:tab/></text:p>
      <text:p text:style-name="Standard">0.47462052251785924<text:tab/>0.5253794774821409<text:tab/></text:p>
      <text:p text:style-name="Standard">AIT201 is missing</text:p>
      <text:p text:style-name="Standard">no<text:tab/>yes<text:tab/></text:p>
      <text:p text:style-name="Standard">0.5190410849970359<text:tab/>0.480958915002964<text:tab/></text:p>
      <text:p text:style-name="Standard"/>
      <text:p text:style-name="Standard"/>
      <text:p text:style-name="Standard">Weight: 0.2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62.48398050000003 : no</text:p>
      <text:p text:style-name="Standard">AIT203 &gt; 262.48398050000003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62.48398050000003</text:p>
      <text:p text:style-name="Standard">no<text:tab/>yes<text:tab/></text:p>
      <text:p text:style-name="Standard">0.588586116846809<text:tab/>0.4114138831531911<text:tab/></text:p>
      <text:p text:style-name="Standard">AIT203 &gt; 262.48398050000003</text:p>
      <text:p text:style-name="Standard">no<text:tab/>yes<text:tab/></text:p>
      <text:p text:style-name="Standard">0.2546935995646251<text:tab/>0.7453064004353749<text:tab/></text:p>
      <text:p text:style-name="Standard">AIT203 is missing</text:p>
      <text:p text:style-name="Standard">no<text:tab/>yes<text:tab/></text:p>
      <text:p text:style-name="Standard">0.55115167706111<text:tab/>0.44884832293889004<text:tab/></text:p>
      <text:p text:style-name="Standard"/>
      <text:p text:style-name="Standard"/>
      <text:p text:style-name="Standard">Weight: 0.4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65.82928449999997 : yes</text:p>
      <text:p text:style-name="Standard">AIT203 &gt; 265.82928449999997 : no</text:p>
      <text:p text:style-name="Standard">AIT203 is missing : yes</text:p>
      <text:p text:style-name="Standard"/>
      <text:p text:style-name="Standard">Class distributions</text:p>
      <text:p text:style-name="Standard"/>
      <text:p text:style-name="Standard">AIT203 &lt;= 265.82928449999997</text:p>
      <text:p text:style-name="Standard">no<text:tab/>yes<text:tab/></text:p>
      <text:p text:style-name="Standard">0.4553303170743369<text:tab/>0.5446696829256632<text:tab/></text:p>
      <text:p text:style-name="Standard"><text:soft-page-break/>AIT203 &gt; 265.82928449999997</text:p>
      <text:p text:style-name="Standard">no<text:tab/>yes<text:tab/></text:p>
      <text:p text:style-name="Standard">0.9999999999997198<text:tab/>2.8023399966325226E-13<text:tab/></text:p>
      <text:p text:style-name="Standard">AIT203 is missing</text:p>
      <text:p text:style-name="Standard">no<text:tab/>yes<text:tab/></text:p>
      <text:p text:style-name="Standard">0.46732556003858317<text:tab/>0.5326744399614168<text:tab/></text:p>
      <text:p text:style-name="Standard"/>
      <text:p text:style-name="Standard"/>
      <text:p text:style-name="Standard">Weight: 0.2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87478514860575<text:tab/>0.4912521485139425<text:tab/></text:p>
      <text:p text:style-name="Standard">P601 &gt; 1.5</text:p>
      <text:p text:style-name="Standard">no<text:tab/>yes<text:tab/></text:p>
      <text:p text:style-name="Standard">0.9999999999999915<text:tab/>8.584478075728738E-15<text:tab/></text:p>
      <text:p text:style-name="Standard">P601 is missing</text:p>
      <text:p text:style-name="Standard">no<text:tab/>yes<text:tab/></text:p>
      <text:p text:style-name="Standard">0.5198513348224272<text:tab/>0.4801486651775728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888887985329557<text:tab/>0.5111112014670443<text:tab/></text:p>
      <text:p text:style-name="Standard">P601 &gt; 1.5</text:p>
      <text:p text:style-name="Standard">no<text:tab/>yes<text:tab/></text:p>
      <text:p text:style-name="Standard">0.9999999999999414<text:tab/>5.854574916473539E-14<text:tab/></text:p>
      <text:p text:style-name="Standard"><text:soft-page-break/>P601 is missing</text:p>
      <text:p text:style-name="Standard">no<text:tab/>yes<text:tab/></text:p>
      <text:p text:style-name="Standard">0.5000000000000193<text:tab/>0.49999999999998074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1 &lt;= 7.738432834999999 : no</text:p>
      <text:p text:style-name="Standard">AIT501 &gt; 7.738432834999999 : no</text:p>
      <text:p text:style-name="Standard">AIT501 is missing : no</text:p>
      <text:p text:style-name="Standard"/>
      <text:p text:style-name="Standard">Class distributions</text:p>
      <text:p text:style-name="Standard"/>
      <text:p text:style-name="Standard">AIT501 &lt;= 7.738432834999999</text:p>
      <text:p text:style-name="Standard">no<text:tab/>yes<text:tab/></text:p>
      <text:p text:style-name="Standard">1.0<text:tab/>0.0<text:tab/></text:p>
      <text:p text:style-name="Standard">AIT501 &gt; 7.738432834999999</text:p>
      <text:p text:style-name="Standard">no<text:tab/>yes<text:tab/></text:p>
      <text:p text:style-name="Standard">0.5102272350899606<text:tab/>0.48977276491003946<text:tab/></text:p>
      <text:p text:style-name="Standard">AIT501 is missing</text:p>
      <text:p text:style-name="Standard">no<text:tab/>yes<text:tab/></text:p>
      <text:p text:style-name="Standard">0.5208334921620923<text:tab/>0.47916650783790776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1 &lt;= 7.738432834999999 : no</text:p>
      <text:p text:style-name="Standard">AIT501 &gt; 7.738432834999999 : yes</text:p>
      <text:p text:style-name="Standard">AIT501 is missing : yes</text:p>
      <text:p text:style-name="Standard"/>
      <text:p text:style-name="Standard">Class distributions</text:p>
      <text:p text:style-name="Standard"/>
      <text:p text:style-name="Standard">AIT501 &lt;= 7.738432834999999</text:p>
      <text:p text:style-name="Standard">no<text:tab/>yes<text:tab/></text:p>
      <text:p text:style-name="Standard">1.0<text:tab/>0.0<text:tab/></text:p>
      <text:p text:style-name="Standard">AIT501 &gt; 7.738432834999999</text:p>
      <text:p text:style-name="Standard">no<text:tab/>yes<text:tab/></text:p>
      <text:p text:style-name="Standard">0.48938469575790944<text:tab/>0.5106153042420906<text:tab/></text:p>
      <text:p text:style-name="Standard">AIT501 is missing</text:p>
      <text:p text:style-name="Standard">no<text:tab/>yes<text:tab/></text:p>
      <text:p text:style-name="Standard">0.49999999999999567<text:tab/>0.5000000000000043<text:tab/></text:p>
      <text:p text:style-name="Standard"><text:soft-page-break/></text:p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2 &lt;= 2.8914235 : no</text:p>
      <text:p text:style-name="Standard">PIT502 &gt; 2.8914235 : yes</text:p>
      <text:p text:style-name="Standard">PIT502 is missing : no</text:p>
      <text:p text:style-name="Standard"/>
      <text:p text:style-name="Standard">Class distributions</text:p>
      <text:p text:style-name="Standard"/>
      <text:p text:style-name="Standard">PIT502 &lt;= 2.8914235</text:p>
      <text:p text:style-name="Standard">no<text:tab/>yes<text:tab/></text:p>
      <text:p text:style-name="Standard">0.5650341263593194<text:tab/>0.43496587364068057<text:tab/></text:p>
      <text:p text:style-name="Standard">PIT502 &gt; 2.8914235</text:p>
      <text:p text:style-name="Standard">no<text:tab/>yes<text:tab/></text:p>
      <text:p text:style-name="Standard">0.36467162912275175<text:tab/>0.6353283708772482<text:tab/></text:p>
      <text:p text:style-name="Standard">PIT502 is missing</text:p>
      <text:p text:style-name="Standard">no<text:tab/>yes<text:tab/></text:p>
      <text:p text:style-name="Standard">0.5199593603863196<text:tab/>0.4800406396136803<text:tab/></text:p>
      <text:p text:style-name="Standard"/>
      <text:p text:style-name="Standard"/>
      <text:p text:style-name="Standard">Weight: 0.3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641.1741705 : no</text:p>
      <text:p text:style-name="Standard">LIT101 &gt; 641.1741705 : yes</text:p>
      <text:p text:style-name="Standard">LIT101 is missing : yes</text:p>
      <text:p text:style-name="Standard"/>
      <text:p text:style-name="Standard">Class distributions</text:p>
      <text:p text:style-name="Standard"/>
      <text:p text:style-name="Standard">LIT101 &lt;= 641.1741705</text:p>
      <text:p text:style-name="Standard">no<text:tab/>yes<text:tab/></text:p>
      <text:p text:style-name="Standard">0.6409263681789765<text:tab/>0.3590736318210235<text:tab/></text:p>
      <text:p text:style-name="Standard">LIT101 &gt; 641.1741705</text:p>
      <text:p text:style-name="Standard">no<text:tab/>yes<text:tab/></text:p>
      <text:p text:style-name="Standard">0.4171147298411047<text:tab/>0.5828852701588952<text:tab/></text:p>
      <text:p text:style-name="Standard">LIT101 is missing</text:p>
      <text:p text:style-name="Standard">no<text:tab/>yes<text:tab/></text:p>
      <text:p text:style-name="Standard">0.47482940571516025<text:tab/>0.5251705942848397<text:tab/></text:p>
      <text:p text:style-name="Standard"/>
      <text:p text:style-name="Standard"/>
      <text:p text:style-name="Standard">Weight: 0.4</text:p>
      <text:p text:style-name="Standard"><text:soft-page-break/></text:p>
      <text:p text:style-name="Standard">Decision Stump</text:p>
      <text:p text:style-name="Standard"/>
      <text:p text:style-name="Standard">Classifications</text:p>
      <text:p text:style-name="Standard"/>
      <text:p text:style-name="Standard">AIT203 &lt;= 249.3591385 : no</text:p>
      <text:p text:style-name="Standard">AIT203 &gt; 249.3591385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49.3591385</text:p>
      <text:p text:style-name="Standard">no<text:tab/>yes<text:tab/></text:p>
      <text:p text:style-name="Standard">0.6061196850856431<text:tab/>0.39388031491435693<text:tab/></text:p>
      <text:p text:style-name="Standard">AIT203 &gt; 249.3591385</text:p>
      <text:p text:style-name="Standard">no<text:tab/>yes<text:tab/></text:p>
      <text:p text:style-name="Standard">0.39860753134123705<text:tab/>0.601392468658763<text:tab/></text:p>
      <text:p text:style-name="Standard">AIT203 is missing</text:p>
      <text:p text:style-name="Standard">no<text:tab/>yes<text:tab/></text:p>
      <text:p text:style-name="Standard">0.5230998304857251<text:tab/>0.47690016951427494<text:tab/></text:p>
      <text:p text:style-name="Standard"/>
      <text:p text:style-name="Standard"/>
      <text:p text:style-name="Standard">Weight: 0.4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9.0691815 : yes</text:p>
      <text:p text:style-name="Standard">AIT202 &gt; 9.0691815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9.0691815</text:p>
      <text:p text:style-name="Standard">no<text:tab/>yes<text:tab/></text:p>
      <text:p text:style-name="Standard">0.37266279719093814<text:tab/>0.6273372028090618<text:tab/></text:p>
      <text:p text:style-name="Standard">AIT202 &gt; 9.0691815</text:p>
      <text:p text:style-name="Standard">no<text:tab/>yes<text:tab/></text:p>
      <text:p text:style-name="Standard">0.5924721238944013<text:tab/>0.4075278761055987<text:tab/></text:p>
      <text:p text:style-name="Standard">AIT202 is missing</text:p>
      <text:p text:style-name="Standard">no<text:tab/>yes<text:tab/></text:p>
      <text:p text:style-name="Standard">0.5023722864674368<text:tab/>0.4976277135325631<text:tab/></text:p>
      <text:p text:style-name="Standard"/>
      <text:p text:style-name="Standard"/>
      <text:p text:style-name="Standard">Weight: 0.43</text:p>
      <text:p text:style-name="Standard"/>
      <text:p text:style-name="Standard">Decision Stump</text:p>
      <text:p text:style-name="Standard"/>
      <text:p text:style-name="Standard"><text:soft-page-break/>Classifications</text:p>
      <text:p text:style-name="Standard"/>
      <text:p text:style-name="Standard">AIT203 &lt;= 239.900021 : no</text:p>
      <text:p text:style-name="Standard">AIT203 &gt; 239.900021 : yes</text:p>
      <text:p text:style-name="Standard">AIT203 is missing : yes</text:p>
      <text:p text:style-name="Standard"/>
      <text:p text:style-name="Standard">Class distributions</text:p>
      <text:p text:style-name="Standard"/>
      <text:p text:style-name="Standard">AIT203 &lt;= 239.900021</text:p>
      <text:p text:style-name="Standard">no<text:tab/>yes<text:tab/></text:p>
      <text:p text:style-name="Standard">0.6414430908476555<text:tab/>0.35855690915234456<text:tab/></text:p>
      <text:p text:style-name="Standard">AIT203 &gt; 239.900021</text:p>
      <text:p text:style-name="Standard">no<text:tab/>yes<text:tab/></text:p>
      <text:p text:style-name="Standard">0.41881902792556475<text:tab/>0.5811809720744352<text:tab/></text:p>
      <text:p text:style-name="Standard">AIT203 is missing</text:p>
      <text:p text:style-name="Standard">no<text:tab/>yes<text:tab/></text:p>
      <text:p text:style-name="Standard">0.48232779090615113<text:tab/>0.5176722090938488<text:tab/></text:p>
      <text:p text:style-name="Standard"/>
      <text:p text:style-name="Standard"/>
      <text:p text:style-name="Standard">Weight: 0.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9337995 : yes</text:p>
      <text:p text:style-name="Standard">AIT202 &gt; 8.9337995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9337995</text:p>
      <text:p text:style-name="Standard">no<text:tab/>yes<text:tab/></text:p>
      <text:p text:style-name="Standard">0.2350034198921123<text:tab/>0.7649965801078877<text:tab/></text:p>
      <text:p text:style-name="Standard">AIT202 &gt; 8.9337995</text:p>
      <text:p text:style-name="Standard">no<text:tab/>yes<text:tab/></text:p>
      <text:p text:style-name="Standard">0.5645091690909056<text:tab/>0.43549083090909446<text:tab/></text:p>
      <text:p text:style-name="Standard">AIT202 is missing</text:p>
      <text:p text:style-name="Standard">no<text:tab/>yes<text:tab/></text:p>
      <text:p text:style-name="Standard">0.5255635168071626<text:tab/>0.47443648319283727<text:tab/></text:p>
      <text:p text:style-name="Standard"/>
      <text:p text:style-name="Standard"/>
      <text:p text:style-name="Standard">Weight: 0.3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<text:soft-page-break/>AIT502 &gt; 70.25121999999999 : no</text:p>
      <text:p text:style-name="Standard">AIT502 is missing : yes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4345429033427514<text:tab/>0.5565457096657248<text:tab/></text:p>
      <text:p text:style-name="Standard">AIT502 &gt; 70.25121999999999</text:p>
      <text:p text:style-name="Standard">no<text:tab/>yes<text:tab/></text:p>
      <text:p text:style-name="Standard">0.9999999999999996<text:tab/>5.308658395346802E-16<text:tab/></text:p>
      <text:p text:style-name="Standard">AIT502 is missing</text:p>
      <text:p text:style-name="Standard">no<text:tab/>yes<text:tab/></text:p>
      <text:p text:style-name="Standard">0.4568663227799691<text:tab/>0.5431336772200309<text:tab/></text:p>
      <text:p text:style-name="Standard"/>
      <text:p text:style-name="Standard"/>
      <text:p text:style-name="Standard">Weight: 0.2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5077113591860931<text:tab/>0.4922886408139069<text:tab/></text:p>
      <text:p text:style-name="Standard">AIT202 is missing</text:p>
      <text:p text:style-name="Standard">no<text:tab/>yes<text:tab/></text:p>
      <text:p text:style-name="Standard">0.5212423589127947<text:tab/>0.4787576410872053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no</text:p>
      <text:p text:style-name="Standard"/>
      <text:p text:style-name="Standard"><text:soft-page-break/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48646012854553655<text:tab/>0.5135398714544634<text:tab/></text:p>
      <text:p text:style-name="Standard">AIT202 is missing</text:p>
      <text:p text:style-name="Standard">no<text:tab/>yes<text:tab/></text:p>
      <text:p text:style-name="Standard">0.5000000000000173<text:tab/>0.49999999999998257<text:tab/></text:p>
      <text:p text:style-name="Standard"/>
      <text:p text:style-name="Standard"/>
      <text:p text:style-name="Standard">Weight: 0.1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no</text:p>
      <text:p text:style-name="Standard"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5113845617679111<text:tab/>0.48861543823208886<text:tab/></text:p>
      <text:p text:style-name="Standard">LIT401 &gt; 977.2109985</text:p>
      <text:p text:style-name="Standard">no<text:tab/>yes<text:tab/></text:p>
      <text:p text:style-name="Standard">0.9928672579953371<text:tab/>0.0071327420046628145<text:tab/></text:p>
      <text:p text:style-name="Standard">LIT401 is missing</text:p>
      <text:p text:style-name="Standard">no<text:tab/>yes<text:tab/></text:p>
      <text:p text:style-name="Standard">0.5250450984291969<text:tab/>0.4749549015708032<text:tab/></text:p>
      <text:p text:style-name="Standard"/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yes</text:p>
      <text:p text:style-name="Standard"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<text:soft-page-break/>no<text:tab/>yes<text:tab/></text:p>
      <text:p text:style-name="Standard">0.48632386557229923<text:tab/>0.5136761344277009<text:tab/></text:p>
      <text:p text:style-name="Standard">LIT401 &gt; 977.2109985</text:p>
      <text:p text:style-name="Standard">no<text:tab/>yes<text:tab/></text:p>
      <text:p text:style-name="Standard">0.992120944150524<text:tab/>0.007879055849476067<text:tab/></text:p>
      <text:p text:style-name="Standard">LIT401 is missing</text:p>
      <text:p text:style-name="Standard">no<text:tab/>yes<text:tab/></text:p>
      <text:p text:style-name="Standard">0.5000000000000077<text:tab/>0.4999999999999924<text:tab/></text:p>
      <text:p text:style-name="Standard"/>
      <text:p text:style-name="Standard"/>
      <text:p text:style-name="Standard">Weight: 0.1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5129763354177754<text:tab/>0.48702366458222457<text:tab/></text:p>
      <text:p text:style-name="Standard">AIT202 is missing</text:p>
      <text:p text:style-name="Standard">no<text:tab/>yes<text:tab/></text:p>
      <text:p text:style-name="Standard">0.5252450652182087<text:tab/>0.47475493478179126<text:tab/></text:p>
      <text:p text:style-name="Standard"/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<text:soft-page-break/>no<text:tab/>yes<text:tab/></text:p>
      <text:p text:style-name="Standard">0.48771517273027215<text:tab/>0.5122848272697279<text:tab/></text:p>
      <text:p text:style-name="Standard">AIT202 is missing</text:p>
      <text:p text:style-name="Standard">no<text:tab/>yes<text:tab/></text:p>
      <text:p text:style-name="Standard">0.50000000000001<text:tab/>0.49999999999999<text:tab/></text:p>
      <text:p text:style-name="Standard"/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112334783556155<text:tab/>0.48876652164438444<text:tab/></text:p>
      <text:p text:style-name="Standard">AIT402 &gt; 6.677774905</text:p>
      <text:p text:style-name="Standard">no<text:tab/>yes<text:tab/></text:p>
      <text:p text:style-name="Standard">0.9999999999996323<text:tab/>3.677191585346493E-13<text:tab/></text:p>
      <text:p text:style-name="Standard">AIT402 is missing</text:p>
      <text:p text:style-name="Standard">no<text:tab/>yes<text:tab/></text:p>
      <text:p text:style-name="Standard">0.5228829742248499<text:tab/>0.47711702577515014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8833851353868596<text:tab/>0.5116614864613142<text:tab/></text:p>
      <text:p text:style-name="Standard">AIT402 &gt; 6.677774905</text:p>
      <text:p text:style-name="Standard">no<text:tab/>yes<text:tab/></text:p>
      <text:p text:style-name="Standard">1.0000000000000522<text:tab/>-5.225435331339001E-14<text:tab/></text:p>
      <text:p text:style-name="Standard">AIT402 is missing</text:p>
      <text:p text:style-name="Standard"><text:soft-page-break/>no<text:tab/>yes<text:tab/></text:p>
      <text:p text:style-name="Standard">0.5000000000000105<text:tab/>0.4999999999999895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no</text:p>
      <text:p text:style-name="Standard"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5094063868887746<text:tab/>0.49059361311122535<text:tab/></text:p>
      <text:p text:style-name="Standard">LIT401 &gt; 977.2109985</text:p>
      <text:p text:style-name="Standard">no<text:tab/>yes<text:tab/></text:p>
      <text:p text:style-name="Standard">0.9911877717907664<text:tab/>0.0088122282092336<text:tab/></text:p>
      <text:p text:style-name="Standard">LIT401 is missing</text:p>
      <text:p text:style-name="Standard">no<text:tab/>yes<text:tab/></text:p>
      <text:p text:style-name="Standard">0.5217978041357525<text:tab/>0.4782021958642475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yes</text:p>
      <text:p text:style-name="Standard">LIT401 &gt; 977.210998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4875984115367092<text:tab/>0.5124015884632908<text:tab/></text:p>
      <text:p text:style-name="Standard">LIT401 &gt; 977.2109985</text:p>
      <text:p text:style-name="Standard">no<text:tab/>yes<text:tab/></text:p>
      <text:p text:style-name="Standard">0.9903921180912907<text:tab/>0.00960788190870922<text:tab/></text:p>
      <text:p text:style-name="Standard">LIT401 is missing</text:p>
      <text:p text:style-name="Standard">no<text:tab/>yes<text:tab/></text:p>
      <text:p text:style-name="Standard">0.4999999999999934<text:tab/>0.5000000000000067<text:tab/></text:p>
      <text:p text:style-name="Standard"/>
      <text:p text:style-name="Standard"><text:soft-page-break/></text:p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1112.5953399999999 : yes</text:p>
      <text:p text:style-name="Standard">LIT301 &gt; 1112.5953399999999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1112.5953399999999</text:p>
      <text:p text:style-name="Standard">no<text:tab/>yes<text:tab/></text:p>
      <text:p text:style-name="Standard">0.483948131773993<text:tab/>0.516051868226007<text:tab/></text:p>
      <text:p text:style-name="Standard">LIT301 &gt; 1112.5953399999999</text:p>
      <text:p text:style-name="Standard">no<text:tab/>yes<text:tab/></text:p>
      <text:p text:style-name="Standard">0.7135139896223448<text:tab/>0.28648601037765514<text:tab/></text:p>
      <text:p text:style-name="Standard">LIT301 is missing</text:p>
      <text:p text:style-name="Standard">no<text:tab/>yes<text:tab/></text:p>
      <text:p text:style-name="Standard">0.5230519807406544<text:tab/>0.47694801925934566<text:tab/></text:p>
      <text:p text:style-name="Standard"/>
      <text:p text:style-name="Standard"/>
      <text:p text:style-name="Standard">Weight: 0.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5446977869690585<text:tab/>0.4553022130309416<text:tab/></text:p>
      <text:p text:style-name="Standard">AIT202 is missing</text:p>
      <text:p text:style-name="Standard">no<text:tab/>yes<text:tab/></text:p>
      <text:p text:style-name="Standard">0.5563685887668113<text:tab/>0.4436314112331887<text:tab/></text:p>
      <text:p text:style-name="Standard"/>
      <text:p text:style-name="Standard"/>
      <text:p text:style-name="Standard">Weight: 0.23</text:p>
      <text:p text:style-name="Standard"/>
      <text:p text:style-name="Standard"><text:soft-page-break/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48821037999866496<text:tab/>0.5117896200013351<text:tab/></text:p>
      <text:p text:style-name="Standard">AIT202 is missing</text:p>
      <text:p text:style-name="Standard">no<text:tab/>yes<text:tab/></text:p>
      <text:p text:style-name="Standard">0.500000000000006<text:tab/>0.499999999999994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108008613057811<text:tab/>0.48919913869421894<text:tab/></text:p>
      <text:p text:style-name="Standard">AIT402 &gt; 6.677774905</text:p>
      <text:p text:style-name="Standard">no<text:tab/>yes<text:tab/></text:p>
      <text:p text:style-name="Standard">0.9999999999997597<text:tab/>2.4029624907211515E-13<text:tab/></text:p>
      <text:p text:style-name="Standard">AIT402 is missing</text:p>
      <text:p text:style-name="Standard">no<text:tab/>yes<text:tab/></text:p>
      <text:p text:style-name="Standard">0.522021490008311<text:tab/>0.477978509991689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><text:soft-page-break/></text:p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887686857775063<text:tab/>0.5112313142224937<text:tab/></text:p>
      <text:p text:style-name="Standard">AIT402 &gt; 6.677774905</text:p>
      <text:p text:style-name="Standard">no<text:tab/>yes<text:tab/></text:p>
      <text:p text:style-name="Standard">1.00000000000048<text:tab/>-4.800137001752534E-13<text:tab/></text:p>
      <text:p text:style-name="Standard">AIT402 is missing</text:p>
      <text:p text:style-name="Standard">no<text:tab/>yes<text:tab/></text:p>
      <text:p text:style-name="Standard">0.49999999999999367<text:tab/>0.5000000000000063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no</text:p>
      <text:p text:style-name="Standard"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5091936230030238<text:tab/>0.49080637699697616<text:tab/></text:p>
      <text:p text:style-name="Standard">LIT401 &gt; 977.2109985</text:p>
      <text:p text:style-name="Standard">no<text:tab/>yes<text:tab/></text:p>
      <text:p text:style-name="Standard">0.990076397002712<text:tab/>0.009923602997287994<text:tab/></text:p>
      <text:p text:style-name="Standard">LIT401 is missing</text:p>
      <text:p text:style-name="Standard">no<text:tab/>yes<text:tab/></text:p>
      <text:p text:style-name="Standard">0.5210444850963519<text:tab/>0.4789555149036481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yes</text:p>
      <text:p text:style-name="Standard">LIT401 &gt; 977.2109985 : no</text:p>
      <text:p text:style-name="Standard"><text:soft-page-break/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4881399594183348<text:tab/>0.5118600405816652<text:tab/></text:p>
      <text:p text:style-name="Standard">LIT401 &gt; 977.2109985</text:p>
      <text:p text:style-name="Standard">no<text:tab/>yes<text:tab/></text:p>
      <text:p text:style-name="Standard">0.9892137509328855<text:tab/>0.010786249067114539<text:tab/></text:p>
      <text:p text:style-name="Standard">LIT401 is missing</text:p>
      <text:p text:style-name="Standard">no<text:tab/>yes<text:tab/></text:p>
      <text:p text:style-name="Standard">0.500000000000026<text:tab/>0.499999999999974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3 &lt;= 113.68078750000001 : no</text:p>
      <text:p text:style-name="Standard">PIT503 &gt; 113.68078750000001 : yes</text:p>
      <text:p text:style-name="Standard">PIT503 is missing : no</text:p>
      <text:p text:style-name="Standard"/>
      <text:p text:style-name="Standard">Class distributions</text:p>
      <text:p text:style-name="Standard"/>
      <text:p text:style-name="Standard">PIT503 &lt;= 113.68078750000001</text:p>
      <text:p text:style-name="Standard">no<text:tab/>yes<text:tab/></text:p>
      <text:p text:style-name="Standard">0.6968272827420312<text:tab/>0.30317271725796874<text:tab/></text:p>
      <text:p text:style-name="Standard">PIT503 &gt; 113.68078750000001</text:p>
      <text:p text:style-name="Standard">no<text:tab/>yes<text:tab/></text:p>
      <text:p text:style-name="Standard">0.48057461111356575<text:tab/>0.5194253888864343<text:tab/></text:p>
      <text:p text:style-name="Standard">PIT503 is missing</text:p>
      <text:p text:style-name="Standard">no<text:tab/>yes<text:tab/></text:p>
      <text:p text:style-name="Standard">0.5221097810896056<text:tab/>0.47789021891039435<text:tab/></text:p>
      <text:p text:style-name="Standard"/>
      <text:p text:style-name="Standard"/>
      <text:p text:style-name="Standard">Weight: 0.2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793.200433 : yes</text:p>
      <text:p text:style-name="Standard">LIT401 &gt; 793.200433 : no</text:p>
      <text:p text:style-name="Standard">LIT401 is missing : no</text:p>
      <text:p text:style-name="Standard"/>
      <text:p text:style-name="Standard">Class distributions</text:p>
      <text:p text:style-name="Standard"><text:soft-page-break/></text:p>
      <text:p text:style-name="Standard">LIT401 &lt;= 793.200433</text:p>
      <text:p text:style-name="Standard">no<text:tab/>yes<text:tab/></text:p>
      <text:p text:style-name="Standard">0.0722171045630626<text:tab/>0.9277828954369374<text:tab/></text:p>
      <text:p text:style-name="Standard">LIT401 &gt; 793.200433</text:p>
      <text:p text:style-name="Standard">no<text:tab/>yes<text:tab/></text:p>
      <text:p text:style-name="Standard">0.5701529632198671<text:tab/>0.4298470367801329<text:tab/></text:p>
      <text:p text:style-name="Standard">LIT401 is missing</text:p>
      <text:p text:style-name="Standard">no<text:tab/>yes<text:tab/></text:p>
      <text:p text:style-name="Standard">0.5556952733781039<text:tab/>0.44430472662189624<text:tab/></text:p>
      <text:p text:style-name="Standard"/>
      <text:p text:style-name="Standard"/>
      <text:p text:style-name="Standard">Weight: 0.3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yes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677711426381489<text:tab/>0.5322288573618511<text:tab/></text:p>
      <text:p text:style-name="Standard">AIT502 &gt; 70.25121999999999</text:p>
      <text:p text:style-name="Standard">no<text:tab/>yes<text:tab/></text:p>
      <text:p text:style-name="Standard">0.9999999999999888<text:tab/>1.1223132725846336E-14<text:tab/></text:p>
      <text:p text:style-name="Standard">AIT502 is missing</text:p>
      <text:p text:style-name="Standard">no<text:tab/>yes<text:tab/></text:p>
      <text:p text:style-name="Standard">0.4792981469715998<text:tab/>0.5207018530284002<text:tab/></text:p>
      <text:p text:style-name="Standard"/>
      <text:p text:style-name="Standard"/>
      <text:p text:style-name="Standard">Weight: 0.1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<text:soft-page-break/>0.508651624111061<text:tab/>0.491348375888939<text:tab/></text:p>
      <text:p text:style-name="Standard">P601 &gt; 1.5</text:p>
      <text:p text:style-name="Standard">no<text:tab/>yes<text:tab/></text:p>
      <text:p text:style-name="Standard">0.9999999999998929<text:tab/>1.0709325047159927E-13<text:tab/></text:p>
      <text:p text:style-name="Standard">P601 is missing</text:p>
      <text:p text:style-name="Standard">no<text:tab/>yes<text:tab/></text:p>
      <text:p text:style-name="Standard">0.5199664346286468<text:tab/>0.4800335653713533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886773659006145<text:tab/>0.5113226340993856<text:tab/></text:p>
      <text:p text:style-name="Standard">P601 &gt; 1.5</text:p>
      <text:p text:style-name="Standard">no<text:tab/>yes<text:tab/></text:p>
      <text:p text:style-name="Standard">1.0000000000001146<text:tab/>-1.1456737485782095E-13<text:tab/></text:p>
      <text:p text:style-name="Standard">P601 is missing</text:p>
      <text:p text:style-name="Standard">no<text:tab/>yes<text:tab/></text:p>
      <text:p text:style-name="Standard">0.4999999999999974<text:tab/>0.5000000000000026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103235635951973<text:tab/>0.4896764364048028<text:tab/></text:p>
      <text:p text:style-name="Standard">AIT402 &gt; 6.677774905</text:p>
      <text:p text:style-name="Standard">no<text:tab/>yes<text:tab/></text:p>
      <text:p text:style-name="Standard"><text:soft-page-break/>1.000000000000567<text:tab/>-5.669639466844056E-13<text:tab/></text:p>
      <text:p text:style-name="Standard">AIT402 is missing</text:p>
      <text:p text:style-name="Standard">no<text:tab/>yes<text:tab/></text:p>
      <text:p text:style-name="Standard">0.5212047092168646<text:tab/>0.4787952907831354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8910931814164704<text:tab/>0.510890681858353<text:tab/></text:p>
      <text:p text:style-name="Standard">AIT402 &gt; 6.677774905</text:p>
      <text:p text:style-name="Standard">no<text:tab/>yes<text:tab/></text:p>
      <text:p text:style-name="Standard">1.0000000000001115<text:tab/>-1.1154239761787507E-13<text:tab/></text:p>
      <text:p text:style-name="Standard">AIT402 is missing</text:p>
      <text:p text:style-name="Standard">no<text:tab/>yes<text:tab/></text:p>
      <text:p text:style-name="Standard">0.5000000000000107<text:tab/>0.49999999999998945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no</text:p>
      <text:p text:style-name="Standard"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509146167150899<text:tab/>0.49085383284910095<text:tab/></text:p>
      <text:p text:style-name="Standard">LIT401 &gt; 977.2109985</text:p>
      <text:p text:style-name="Standard">no<text:tab/>yes<text:tab/></text:p>
      <text:p text:style-name="Standard">0.9887319744718266<text:tab/>0.011268025528173528<text:tab/></text:p>
      <text:p text:style-name="Standard">LIT401 is missing</text:p>
      <text:p text:style-name="Standard">no<text:tab/>yes<text:tab/></text:p>
      <text:p text:style-name="Standard"><text:soft-page-break/>0.5204453790072748<text:tab/>0.4795546209927252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yes</text:p>
      <text:p text:style-name="Standard"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48869233014887903<text:tab/>0.511307669851121<text:tab/></text:p>
      <text:p text:style-name="Standard">LIT401 &gt; 977.2109985</text:p>
      <text:p text:style-name="Standard">no<text:tab/>yes<text:tab/></text:p>
      <text:p text:style-name="Standard">0.9877829084814466<text:tab/>0.012217091518553486<text:tab/></text:p>
      <text:p text:style-name="Standard">LIT401 is missing</text:p>
      <text:p text:style-name="Standard">no<text:tab/>yes<text:tab/></text:p>
      <text:p text:style-name="Standard">0.5000000000000062<text:tab/>0.49999999999999367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no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5106371046585176<text:tab/>0.4893628953414824<text:tab/></text:p>
      <text:p text:style-name="Standard">LIT101 is missing</text:p>
      <text:p text:style-name="Standard">no<text:tab/>yes<text:tab/></text:p>
      <text:p text:style-name="Standard">0.521142717162641<text:tab/>0.478857282837359<text:tab/></text:p>
      <text:p text:style-name="Standard"/>
      <text:p text:style-name="Standard"/>
      <text:p text:style-name="Standard"><text:soft-page-break/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yes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489484928251101<text:tab/>0.510515071748899<text:tab/></text:p>
      <text:p text:style-name="Standard">LIT101 is missing</text:p>
      <text:p text:style-name="Standard">no<text:tab/>yes<text:tab/></text:p>
      <text:p text:style-name="Standard">0.5000000000000082<text:tab/>0.49999999999999184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825.0088655 : yes</text:p>
      <text:p text:style-name="Standard">LIT301 &gt; 825.0088655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825.0088655</text:p>
      <text:p text:style-name="Standard">no<text:tab/>yes<text:tab/></text:p>
      <text:p text:style-name="Standard">0.2826276604869123<text:tab/>0.7173723395130878<text:tab/></text:p>
      <text:p text:style-name="Standard">LIT301 &gt; 825.0088655</text:p>
      <text:p text:style-name="Standard">no<text:tab/>yes<text:tab/></text:p>
      <text:p text:style-name="Standard">0.5484787484634951<text:tab/>0.4515212515365048<text:tab/></text:p>
      <text:p text:style-name="Standard">LIT301 is missing</text:p>
      <text:p text:style-name="Standard">no<text:tab/>yes<text:tab/></text:p>
      <text:p text:style-name="Standard">0.5197820833436102<text:tab/>0.48021791665638985<text:tab/></text:p>
      <text:p text:style-name="Standard"/>
      <text:p text:style-name="Standard"/>
      <text:p text:style-name="Standard">Weight: 0.27</text:p>
      <text:p text:style-name="Standard"/>
      <text:p text:style-name="Standard">Decision Stump</text:p>
      <text:p text:style-name="Standard"><text:soft-page-break/></text:p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yes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563668283155287<text:tab/>0.5436331716844712<text:tab/></text:p>
      <text:p text:style-name="Standard">LIT301 is missing</text:p>
      <text:p text:style-name="Standard">no<text:tab/>yes<text:tab/></text:p>
      <text:p text:style-name="Standard">0.46688465346617586<text:tab/>0.5331153465338241<text:tab/></text:p>
      <text:p text:style-name="Standard"/>
      <text:p text:style-name="Standard"/>
      <text:p text:style-name="Standard">Weight: 0.2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73350873455261<text:tab/>0.49266491265447393<text:tab/></text:p>
      <text:p text:style-name="Standard">P601 &gt; 1.5</text:p>
      <text:p text:style-name="Standard">no<text:tab/>yes<text:tab/></text:p>
      <text:p text:style-name="Standard">1.0000000000000784<text:tab/>-7.830155190901285E-14<text:tab/></text:p>
      <text:p text:style-name="Standard">P601 is missing</text:p>
      <text:p text:style-name="Standard">no<text:tab/>yes<text:tab/></text:p>
      <text:p text:style-name="Standard">0.5175100382825056<text:tab/>0.4824899617174944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<text:soft-page-break/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8981981898850535<text:tab/>0.5101801810114946<text:tab/></text:p>
      <text:p text:style-name="Standard">P601 &gt; 1.5</text:p>
      <text:p text:style-name="Standard">no<text:tab/>yes<text:tab/></text:p>
      <text:p text:style-name="Standard">0.9999999999999958<text:tab/>4.128763421056209E-15<text:tab/></text:p>
      <text:p text:style-name="Standard">P601 is missing</text:p>
      <text:p text:style-name="Standard">no<text:tab/>yes<text:tab/></text:p>
      <text:p text:style-name="Standard">0.5000000000000004<text:tab/>0.4999999999999995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90524804059904<text:tab/>0.49094751959400973<text:tab/></text:p>
      <text:p text:style-name="Standard">AIT402 &gt; 6.677774905</text:p>
      <text:p text:style-name="Standard">no<text:tab/>yes<text:tab/></text:p>
      <text:p text:style-name="Standard">1.0000000000003955<text:tab/>-3.953951475055377E-13<text:tab/></text:p>
      <text:p text:style-name="Standard">AIT402 is missing</text:p>
      <text:p text:style-name="Standard">no<text:tab/>yes<text:tab/></text:p>
      <text:p text:style-name="Standard">0.5191883186782869<text:tab/>0.4808116813217131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><text:soft-page-break/></text:p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8985711437456675<text:tab/>0.5101428856254333<text:tab/></text:p>
      <text:p text:style-name="Standard">AIT402 &gt; 6.677774905</text:p>
      <text:p text:style-name="Standard">no<text:tab/>yes<text:tab/></text:p>
      <text:p text:style-name="Standard">0.9999999999998974<text:tab/>1.0264673926494836E-13<text:tab/></text:p>
      <text:p text:style-name="Standard">AIT402 is missing</text:p>
      <text:p text:style-name="Standard">no<text:tab/>yes<text:tab/></text:p>
      <text:p text:style-name="Standard">0.5000000000000092<text:tab/>0.49999999999999084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5089826852667197<text:tab/>0.4910173147332802<text:tab/></text:p>
      <text:p text:style-name="Standard">AIT202 is missing</text:p>
      <text:p text:style-name="Standard">no<text:tab/>yes<text:tab/></text:p>
      <text:p text:style-name="Standard">0.5191220543874427<text:tab/>0.4808779456125572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yes</text:p>
      <text:p text:style-name="Standard"/>
      <text:p text:style-name="Standard">Class distributions</text:p>
      <text:p text:style-name="Standard"/>
      <text:p text:style-name="Standard"><text:soft-page-break/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4898536596373976<text:tab/>0.5101463403626024<text:tab/></text:p>
      <text:p text:style-name="Standard">AIT202 is missing</text:p>
      <text:p text:style-name="Standard">no<text:tab/>yes<text:tab/></text:p>
      <text:p text:style-name="Standard">0.4999999999999832<text:tab/>0.5000000000000168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509061116449914<text:tab/>0.49093888355008597<text:tab/></text:p>
      <text:p text:style-name="Standard">AIT402 is missing</text:p>
      <text:p text:style-name="Standard">no<text:tab/>yes<text:tab/></text:p>
      <text:p text:style-name="Standard">0.5191281937399327<text:tab/>0.48087180626006737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yes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<text:soft-page-break/>AIT402 &gt; 3.3837476449999997</text:p>
      <text:p text:style-name="Standard">no<text:tab/>yes<text:tab/></text:p>
      <text:p text:style-name="Standard">0.4899259384521318<text:tab/>0.5100740615478682<text:tab/></text:p>
      <text:p text:style-name="Standard">AIT402 is missing</text:p>
      <text:p text:style-name="Standard">no<text:tab/>yes<text:tab/></text:p>
      <text:p text:style-name="Standard">0.5000000000000053<text:tab/>0.4999999999999947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92247128608273<text:tab/>0.49077528713917273<text:tab/></text:p>
      <text:p text:style-name="Standard">AIT502 &gt; 70.25121999999999</text:p>
      <text:p text:style-name="Standard">no<text:tab/>yes<text:tab/></text:p>
      <text:p text:style-name="Standard">0.9999999999999291<text:tab/>7.101695467449459E-14<text:tab/></text:p>
      <text:p text:style-name="Standard">AIT502 is missing</text:p>
      <text:p text:style-name="Standard">no<text:tab/>yes<text:tab/></text:p>
      <text:p text:style-name="Standard">0.5189996983144729<text:tab/>0.4810003016855271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yes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02181568184403<text:tab/>0.5097818431815597<text:tab/></text:p>
      <text:p text:style-name="Standard">AIT502 &gt; 70.25121999999999</text:p>
      <text:p text:style-name="Standard">no<text:tab/>yes<text:tab/></text:p>
      <text:p text:style-name="Standard">0.9999999999998598<text:tab/>1.4026389332604777E-13<text:tab/></text:p>
      <text:p text:style-name="Standard"><text:soft-page-break/>AIT502 is missing</text:p>
      <text:p text:style-name="Standard">no<text:tab/>yes<text:tab/></text:p>
      <text:p text:style-name="Standard">0.4999999999999847<text:tab/>0.5000000000000153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no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5087404925096566<text:tab/>0.49125950749034347<text:tab/></text:p>
      <text:p text:style-name="Standard">LIT101 is missing</text:p>
      <text:p text:style-name="Standard">no<text:tab/>yes<text:tab/></text:p>
      <text:p text:style-name="Standard">0.518479126837935<text:tab/>0.48152087316206504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yes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49025506979704664<text:tab/>0.5097449302029533<text:tab/></text:p>
      <text:p text:style-name="Standard">LIT101 is missing</text:p>
      <text:p text:style-name="Standard">no<text:tab/>yes<text:tab/></text:p>
      <text:p text:style-name="Standard">0.5000000000000174<text:tab/>0.4999999999999825<text:tab/></text:p>
      <text:p text:style-name="Standard"><text:soft-page-break/></text:p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3 &lt;= 114.53794099999999 : no</text:p>
      <text:p text:style-name="Standard">PIT503 &gt; 114.53794099999999 : no</text:p>
      <text:p text:style-name="Standard">PIT503 is missing : no</text:p>
      <text:p text:style-name="Standard"/>
      <text:p text:style-name="Standard">Class distributions</text:p>
      <text:p text:style-name="Standard"/>
      <text:p text:style-name="Standard">PIT503 &lt;= 114.53794099999999</text:p>
      <text:p text:style-name="Standard">no<text:tab/>yes<text:tab/></text:p>
      <text:p text:style-name="Standard">0.5087947867143519<text:tab/>0.4912052132856482<text:tab/></text:p>
      <text:p text:style-name="Standard">PIT503 &gt; 114.53794099999999</text:p>
      <text:p text:style-name="Standard">no<text:tab/>yes<text:tab/></text:p>
      <text:p text:style-name="Standard">0.9999999999997751<text:tab/>2.2502253123514658E-13<text:tab/></text:p>
      <text:p text:style-name="Standard">PIT503 is missing</text:p>
      <text:p text:style-name="Standard">no<text:tab/>yes<text:tab/></text:p>
      <text:p text:style-name="Standard">0.5184132456442595<text:tab/>0.4815867543557405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3 &lt;= 114.53794099999999 : yes</text:p>
      <text:p text:style-name="Standard">PIT503 &gt; 114.53794099999999 : no</text:p>
      <text:p text:style-name="Standard">PIT503 is missing : yes</text:p>
      <text:p text:style-name="Standard"/>
      <text:p text:style-name="Standard">Class distributions</text:p>
      <text:p text:style-name="Standard"/>
      <text:p text:style-name="Standard">PIT503 &lt;= 114.53794099999999</text:p>
      <text:p text:style-name="Standard">no<text:tab/>yes<text:tab/></text:p>
      <text:p text:style-name="Standard">0.4903753065568054<text:tab/>0.5096246934431945<text:tab/></text:p>
      <text:p text:style-name="Standard">PIT503 &gt; 114.53794099999999</text:p>
      <text:p text:style-name="Standard">no<text:tab/>yes<text:tab/></text:p>
      <text:p text:style-name="Standard">0.999999999999926<text:tab/>7.412459336631699E-14<text:tab/></text:p>
      <text:p text:style-name="Standard">PIT503 is missing</text:p>
      <text:p text:style-name="Standard">no<text:tab/>yes<text:tab/></text:p>
      <text:p text:style-name="Standard">0.4999999999999959<text:tab/>0.5000000000000041<text:tab/></text:p>
      <text:p text:style-name="Standard"/>
      <text:p text:style-name="Standard"/>
      <text:p text:style-name="Standard">Weight: 0.08</text:p>
      <text:p text:style-name="Standard"><text:soft-page-break/></text:p>
      <text:p text:style-name="Standard">Decision Stump</text:p>
      <text:p text:style-name="Standard"/>
      <text:p text:style-name="Standard">Classifications</text:p>
      <text:p text:style-name="Standard"/>
      <text:p text:style-name="Standard">AIT203 &lt;= 232.64548 : no</text:p>
      <text:p text:style-name="Standard">AIT203 &gt; 232.64548 : no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32.64548</text:p>
      <text:p text:style-name="Standard">no<text:tab/>yes<text:tab/></text:p>
      <text:p text:style-name="Standard">1.0<text:tab/>0.0<text:tab/></text:p>
      <text:p text:style-name="Standard">AIT203 &gt; 232.64548</text:p>
      <text:p text:style-name="Standard">no<text:tab/>yes<text:tab/></text:p>
      <text:p text:style-name="Standard">0.5086249683859135<text:tab/>0.4913750316140865<text:tab/></text:p>
      <text:p text:style-name="Standard">AIT203 is missing</text:p>
      <text:p text:style-name="Standard">no<text:tab/>yes<text:tab/></text:p>
      <text:p text:style-name="Standard">0.5181984593331025<text:tab/>0.48180154066689757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2.64548 : no</text:p>
      <text:p text:style-name="Standard">AIT203 &gt; 232.64548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32.64548</text:p>
      <text:p text:style-name="Standard">no<text:tab/>yes<text:tab/></text:p>
      <text:p text:style-name="Standard">1.0<text:tab/>0.0<text:tab/></text:p>
      <text:p text:style-name="Standard">AIT203 &gt; 232.64548</text:p>
      <text:p text:style-name="Standard">no<text:tab/>yes<text:tab/></text:p>
      <text:p text:style-name="Standard">0.49042049461261217<text:tab/>0.5095795053873879<text:tab/></text:p>
      <text:p text:style-name="Standard">AIT203 is missing</text:p>
      <text:p text:style-name="Standard">no<text:tab/>yes<text:tab/></text:p>
      <text:p text:style-name="Standard">0.5000000000000097<text:tab/>0.4999999999999903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<text:soft-page-break/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85211785226692<text:tab/>0.49147882147733074<text:tab/></text:p>
      <text:p text:style-name="Standard">P601 &gt; 1.5</text:p>
      <text:p text:style-name="Standard">no<text:tab/>yes<text:tab/></text:p>
      <text:p text:style-name="Standard">0.999999999999909<text:tab/>9.09812478637796E-14<text:tab/></text:p>
      <text:p text:style-name="Standard">P601 is missing</text:p>
      <text:p text:style-name="Standard">no<text:tab/>yes<text:tab/></text:p>
      <text:p text:style-name="Standard">0.5181176613667778<text:tab/>0.4818823386332221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03975873270272<text:tab/>0.5096024126729729<text:tab/></text:p>
      <text:p text:style-name="Standard">P601 &gt; 1.5</text:p>
      <text:p text:style-name="Standard">no<text:tab/>yes<text:tab/></text:p>
      <text:p text:style-name="Standard">0.9999999999999996<text:tab/>3.4261185967111114E-16<text:tab/></text:p>
      <text:p text:style-name="Standard">P601 is missing</text:p>
      <text:p text:style-name="Standard">no<text:tab/>yes<text:tab/></text:p>
      <text:p text:style-name="Standard">0.5000000000000279<text:tab/>0.499999999999972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<text:soft-page-break/>AIT402 &gt; 3.3837476449999997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5087090865085445<text:tab/>0.4912909134914555<text:tab/></text:p>
      <text:p text:style-name="Standard">AIT402 is missing</text:p>
      <text:p text:style-name="Standard">no<text:tab/>yes<text:tab/></text:p>
      <text:p text:style-name="Standard">0.5181586256439161<text:tab/>0.481841374356084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yes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4905444794898862<text:tab/>0.5094555205101138<text:tab/></text:p>
      <text:p text:style-name="Standard">AIT402 is missing</text:p>
      <text:p text:style-name="Standard">no<text:tab/>yes<text:tab/></text:p>
      <text:p text:style-name="Standard">0.49999999999999584<text:tab/>0.5000000000000041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no</text:p>
      <text:p text:style-name="Standard">LIT401 &gt; 977.4993595 : no</text:p>
      <text:p text:style-name="Standard">LIT401 is missing : no</text:p>
      <text:p text:style-name="Standard"/>
      <text:p text:style-name="Standard"><text:soft-page-break/>Class distributions</text:p>
      <text:p text:style-name="Standard"/>
      <text:p text:style-name="Standard">LIT401 &lt;= 977.4993595</text:p>
      <text:p text:style-name="Standard">no<text:tab/>yes<text:tab/></text:p>
      <text:p text:style-name="Standard">0.5085117702425489<text:tab/>0.49148822975745116<text:tab/></text:p>
      <text:p text:style-name="Standard">LIT401 &gt; 977.4993595</text:p>
      <text:p text:style-name="Standard">no<text:tab/>yes<text:tab/></text:p>
      <text:p text:style-name="Standard">0.9999999999998803<text:tab/>1.197954210632988E-13<text:tab/></text:p>
      <text:p text:style-name="Standard">LIT401 is missing</text:p>
      <text:p text:style-name="Standard">no<text:tab/>yes<text:tab/></text:p>
      <text:p text:style-name="Standard">0.5178957587375174<text:tab/>0.48210424126248264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yes</text:p>
      <text:p text:style-name="Standard">LIT401 &gt; 977.499359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4906102903704733<text:tab/>0.5093897096295267<text:tab/></text:p>
      <text:p text:style-name="Standard">LIT401 &gt; 977.4993595</text:p>
      <text:p text:style-name="Standard">no<text:tab/>yes<text:tab/></text:p>
      <text:p text:style-name="Standard">0.999999999999991<text:tab/>9.067337886383875E-15<text:tab/></text:p>
      <text:p text:style-name="Standard">LIT401 is missing</text:p>
      <text:p text:style-name="Standard">no<text:tab/>yes<text:tab/></text:p>
      <text:p text:style-name="Standard">0.4999999999999975<text:tab/>0.5000000000000026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62.266083 : no</text:p>
      <text:p text:style-name="Standard">AIT203 &gt; 262.266083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62.266083</text:p>
      <text:p text:style-name="Standard"><text:soft-page-break/>no<text:tab/>yes<text:tab/></text:p>
      <text:p text:style-name="Standard">0.5469777889745813<text:tab/>0.4530222110254188<text:tab/></text:p>
      <text:p text:style-name="Standard">AIT203 &gt; 262.266083</text:p>
      <text:p text:style-name="Standard">no<text:tab/>yes<text:tab/></text:p>
      <text:p text:style-name="Standard">0.2938271796828089<text:tab/>0.7061728203171911<text:tab/></text:p>
      <text:p text:style-name="Standard">AIT203 is missing</text:p>
      <text:p text:style-name="Standard">no<text:tab/>yes<text:tab/></text:p>
      <text:p text:style-name="Standard">0.5177778463676728<text:tab/>0.48222215363232723<text:tab/></text:p>
      <text:p text:style-name="Standard"/>
      <text:p text:style-name="Standard"/>
      <text:p text:style-name="Standard">Weight: 0.2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1 &lt;= 126.16957099999999 : no</text:p>
      <text:p text:style-name="Standard">AIT201 &gt; 126.16957099999999 : yes</text:p>
      <text:p text:style-name="Standard">AIT201 is missing : yes</text:p>
      <text:p text:style-name="Standard"/>
      <text:p text:style-name="Standard">Class distributions</text:p>
      <text:p text:style-name="Standard"/>
      <text:p text:style-name="Standard">AIT201 &lt;= 126.16957099999999</text:p>
      <text:p text:style-name="Standard">no<text:tab/>yes<text:tab/></text:p>
      <text:p text:style-name="Standard">0.6602882236153392<text:tab/>0.33971177638466066<text:tab/></text:p>
      <text:p text:style-name="Standard">AIT201 &gt; 126.16957099999999</text:p>
      <text:p text:style-name="Standard">no<text:tab/>yes<text:tab/></text:p>
      <text:p text:style-name="Standard">0.41422751520043116<text:tab/>0.5857724847995688<text:tab/></text:p>
      <text:p text:style-name="Standard">AIT201 is missing</text:p>
      <text:p text:style-name="Standard">no<text:tab/>yes<text:tab/></text:p>
      <text:p text:style-name="Standard">0.46694656492696457<text:tab/>0.5330534350730354<text:tab/></text:p>
      <text:p text:style-name="Standard"/>
      <text:p text:style-name="Standard"/>
      <text:p text:style-name="Standard">Weight: 0.4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1 &lt;= 116.42848000000001 : yes</text:p>
      <text:p text:style-name="Standard">AIT201 &gt; 116.42848000000001 : no</text:p>
      <text:p text:style-name="Standard">AIT201 is missing : no</text:p>
      <text:p text:style-name="Standard"/>
      <text:p text:style-name="Standard">Class distributions</text:p>
      <text:p text:style-name="Standard"/>
      <text:p text:style-name="Standard">AIT201 &lt;= 116.42848000000001</text:p>
      <text:p text:style-name="Standard">no<text:tab/>yes<text:tab/></text:p>
      <text:p text:style-name="Standard">0.20685997349443205<text:tab/>0.7931400265055679<text:tab/></text:p>
      <text:p text:style-name="Standard">AIT201 &gt; 116.42848000000001</text:p>
      <text:p text:style-name="Standard"><text:soft-page-break/>no<text:tab/>yes<text:tab/></text:p>
      <text:p text:style-name="Standard">0.5536819828500902<text:tab/>0.4463180171499098<text:tab/></text:p>
      <text:p text:style-name="Standard">AIT201 is missing</text:p>
      <text:p text:style-name="Standard">no<text:tab/>yes<text:tab/></text:p>
      <text:p text:style-name="Standard">0.5261727918074182<text:tab/>0.4738272081925819<text:tab/></text:p>
      <text:p text:style-name="Standard"/>
      <text:p text:style-name="Standard"/>
      <text:p text:style-name="Standard">Weight: 0.2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5333551748437406<text:tab/>0.5466644825156258<text:tab/></text:p>
      <text:p text:style-name="Standard">P601 &gt; 1.5</text:p>
      <text:p text:style-name="Standard">no<text:tab/>yes<text:tab/></text:p>
      <text:p text:style-name="Standard">1.0000000000000213<text:tab/>-2.1369860280111294E-14<text:tab/></text:p>
      <text:p text:style-name="Standard">P601 is missing</text:p>
      <text:p text:style-name="Standard">no<text:tab/>yes<text:tab/></text:p>
      <text:p text:style-name="Standard">0.4642715763246414<text:tab/>0.5357284236753587<text:tab/></text:p>
      <text:p text:style-name="Standard"/>
      <text:p text:style-name="Standard"/>
      <text:p text:style-name="Standard">Weight: 0.2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1 &lt;= 159.806778 : yes</text:p>
      <text:p text:style-name="Standard">PIT501 &gt; 159.806778 : no</text:p>
      <text:p text:style-name="Standard">PIT501 is missing : no</text:p>
      <text:p text:style-name="Standard"/>
      <text:p text:style-name="Standard">Class distributions</text:p>
      <text:p text:style-name="Standard"/>
      <text:p text:style-name="Standard">PIT501 &lt;= 159.806778</text:p>
      <text:p text:style-name="Standard">no<text:tab/>yes<text:tab/></text:p>
      <text:p text:style-name="Standard">0.4820863385182479<text:tab/>0.5179136614817521<text:tab/></text:p>
      <text:p text:style-name="Standard">PIT501 &gt; 159.806778</text:p>
      <text:p text:style-name="Standard">no<text:tab/>yes<text:tab/></text:p>
      <text:p text:style-name="Standard">0.7255253109340802<text:tab/>0.2744746890659196<text:tab/></text:p>
      <text:p text:style-name="Standard">PIT501 is missing</text:p>
      <text:p text:style-name="Standard"><text:soft-page-break/>no<text:tab/>yes<text:tab/></text:p>
      <text:p text:style-name="Standard">0.5179987943836909<text:tab/>0.48200120561630916<text:tab/></text:p>
      <text:p text:style-name="Standard"/>
      <text:p text:style-name="Standard"/>
      <text:p text:style-name="Standard">Weight: 0.1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2 &lt;= 2.5390061150000003 : no</text:p>
      <text:p text:style-name="Standard">PIT502 &gt; 2.5390061150000003 : no</text:p>
      <text:p text:style-name="Standard">PIT502 is missing : no</text:p>
      <text:p text:style-name="Standard"/>
      <text:p text:style-name="Standard">Class distributions</text:p>
      <text:p text:style-name="Standard"/>
      <text:p text:style-name="Standard">PIT502 &lt;= 2.5390061150000003</text:p>
      <text:p text:style-name="Standard">no<text:tab/>yes<text:tab/></text:p>
      <text:p text:style-name="Standard">0.7077191381116313<text:tab/>0.29228086188836855<text:tab/></text:p>
      <text:p text:style-name="Standard">PIT502 &gt; 2.5390061150000003</text:p>
      <text:p text:style-name="Standard">no<text:tab/>yes<text:tab/></text:p>
      <text:p text:style-name="Standard">0.5053186353175125<text:tab/>0.49468136468248747<text:tab/></text:p>
      <text:p text:style-name="Standard">PIT502 is missing</text:p>
      <text:p text:style-name="Standard">no<text:tab/>yes<text:tab/></text:p>
      <text:p text:style-name="Standard">0.552714825444968<text:tab/>0.4472851745550321<text:tab/></text:p>
      <text:p text:style-name="Standard"/>
      <text:p text:style-name="Standard"/>
      <text:p text:style-name="Standard">Weight: 0.2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2 &lt;= 2.5390061150000003 : no</text:p>
      <text:p text:style-name="Standard">PIT502 &gt; 2.5390061150000003 : yes</text:p>
      <text:p text:style-name="Standard">PIT502 is missing : no</text:p>
      <text:p text:style-name="Standard"/>
      <text:p text:style-name="Standard">Class distributions</text:p>
      <text:p text:style-name="Standard"/>
      <text:p text:style-name="Standard">PIT502 &lt;= 2.5390061150000003</text:p>
      <text:p text:style-name="Standard">no<text:tab/>yes<text:tab/></text:p>
      <text:p text:style-name="Standard">0.662104406640021<text:tab/>0.33789559335997893<text:tab/></text:p>
      <text:p text:style-name="Standard">PIT502 &gt; 2.5390061150000003</text:p>
      <text:p text:style-name="Standard">no<text:tab/>yes<text:tab/></text:p>
      <text:p text:style-name="Standard">0.45255059613814547<text:tab/>0.5474494038618546<text:tab/></text:p>
      <text:p text:style-name="Standard">PIT502 is missing</text:p>
      <text:p text:style-name="Standard">no<text:tab/>yes<text:tab/></text:p>
      <text:p text:style-name="Standard">0.500000000000009<text:tab/>0.49999999999999095<text:tab/></text:p>
      <text:p text:style-name="Standard"/>
      <text:p text:style-name="Standard"><text:soft-page-break/></text:p>
      <text:p text:style-name="Standard">Weight: 0.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9337995 : yes</text:p>
      <text:p text:style-name="Standard">AIT202 &gt; 8.9337995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9337995</text:p>
      <text:p text:style-name="Standard">no<text:tab/>yes<text:tab/></text:p>
      <text:p text:style-name="Standard">0.25965632089415186<text:tab/>0.7403436791058481<text:tab/></text:p>
      <text:p text:style-name="Standard">AIT202 &gt; 8.9337995</text:p>
      <text:p text:style-name="Standard">no<text:tab/>yes<text:tab/></text:p>
      <text:p text:style-name="Standard">0.5758768868570922<text:tab/>0.42412311314290774<text:tab/></text:p>
      <text:p text:style-name="Standard">AIT202 is missing</text:p>
      <text:p text:style-name="Standard">no<text:tab/>yes<text:tab/></text:p>
      <text:p text:style-name="Standard">0.5410508116115009<text:tab/>0.4589491883884991<text:tab/></text:p>
      <text:p text:style-name="Standard"/>
      <text:p text:style-name="Standard"/>
      <text:p text:style-name="Standard">Weight: 0.3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yes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454836059811993<text:tab/>0.545163940188007<text:tab/></text:p>
      <text:p text:style-name="Standard">AIT202 is missing</text:p>
      <text:p text:style-name="Standard">no<text:tab/>yes<text:tab/></text:p>
      <text:p text:style-name="Standard">0.46658263077527307<text:tab/>0.5334173692247269<text:tab/></text:p>
      <text:p text:style-name="Standard"/>
      <text:p text:style-name="Standard"/>
      <text:p text:style-name="Standard">Weight: 0.22</text:p>
      <text:p text:style-name="Standard"/>
      <text:p text:style-name="Standard"><text:soft-page-break/>Decision Stump</text:p>
      <text:p text:style-name="Standard"/>
      <text:p text:style-name="Standard">Classifications</text:p>
      <text:p text:style-name="Standard"/>
      <text:p text:style-name="Standard">LIT401 &lt;= 977.2109985 : no</text:p>
      <text:p text:style-name="Standard"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5076254338967437<text:tab/>0.49237456610325625<text:tab/></text:p>
      <text:p text:style-name="Standard">LIT401 &gt; 977.2109985</text:p>
      <text:p text:style-name="Standard">no<text:tab/>yes<text:tab/></text:p>
      <text:p text:style-name="Standard">0.9893477882471852<text:tab/>0.010652211752814764<text:tab/></text:p>
      <text:p text:style-name="Standard">LIT401 is missing</text:p>
      <text:p text:style-name="Standard">no<text:tab/>yes<text:tab/></text:p>
      <text:p text:style-name="Standard">0.5194128365675048<text:tab/>0.4805871634324952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yes</text:p>
      <text:p text:style-name="Standard">LIT401 &gt; 977.210998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48820561357572584<text:tab/>0.5117943864242742<text:tab/></text:p>
      <text:p text:style-name="Standard">LIT401 &gt; 977.2109985</text:p>
      <text:p text:style-name="Standard">no<text:tab/>yes<text:tab/></text:p>
      <text:p text:style-name="Standard">0.9884971164680486<text:tab/>0.011502883531951379<text:tab/></text:p>
      <text:p text:style-name="Standard">LIT401 is missing</text:p>
      <text:p text:style-name="Standard">no<text:tab/>yes<text:tab/></text:p>
      <text:p text:style-name="Standard">0.49999999999999484<text:tab/>0.5000000000000052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><text:soft-page-break/></text:p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118193708032017<text:tab/>0.48818062919679833<text:tab/></text:p>
      <text:p text:style-name="Standard">AIT402 &gt; 6.677774905</text:p>
      <text:p text:style-name="Standard">no<text:tab/>yes<text:tab/></text:p>
      <text:p text:style-name="Standard">0.9999999999996914<text:tab/>3.0870841056118174E-13<text:tab/></text:p>
      <text:p text:style-name="Standard">AIT402 is missing</text:p>
      <text:p text:style-name="Standard">no<text:tab/>yes<text:tab/></text:p>
      <text:p text:style-name="Standard">0.5219933455116643<text:tab/>0.4780066544883356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8981543548295314<text:tab/>0.5101845645170467<text:tab/></text:p>
      <text:p text:style-name="Standard">AIT402 &gt; 6.677774905</text:p>
      <text:p text:style-name="Standard">no<text:tab/>yes<text:tab/></text:p>
      <text:p text:style-name="Standard">1.0000000000003184<text:tab/>-3.184897812021333E-13<text:tab/></text:p>
      <text:p text:style-name="Standard">AIT402 is missing</text:p>
      <text:p text:style-name="Standard">no<text:tab/>yes<text:tab/></text:p>
      <text:p text:style-name="Standard">0.49999999999999606<text:tab/>0.500000000000004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no</text:p>
      <text:p text:style-name="Standard">FIT301 &gt; 1.72693199 : no</text:p>
      <text:p text:style-name="Standard"><text:soft-page-break/>FIT301 is missing : no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509103179834578<text:tab/>0.4908968201654221<text:tab/></text:p>
      <text:p text:style-name="Standard">FIT301 &gt; 1.72693199</text:p>
      <text:p text:style-name="Standard">no<text:tab/>yes<text:tab/></text:p>
      <text:p text:style-name="Standard">1.0000000000002358<text:tab/>-2.358370984412508E-13<text:tab/></text:p>
      <text:p text:style-name="Standard">FIT301 is missing</text:p>
      <text:p text:style-name="Standard">no<text:tab/>yes<text:tab/></text:p>
      <text:p text:style-name="Standard">0.5191961052025749<text:tab/>0.4808038947974251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yes</text:p>
      <text:p text:style-name="Standard">FIT301 &gt; 1.72693199 : no</text:p>
      <text:p text:style-name="Standard">FIT301 is missing : no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48990001492028357<text:tab/>0.5100999850797163<text:tab/></text:p>
      <text:p text:style-name="Standard">FIT301 &gt; 1.72693199</text:p>
      <text:p text:style-name="Standard">no<text:tab/>yes<text:tab/></text:p>
      <text:p text:style-name="Standard">1.00000000000013<text:tab/>-1.298102732742823E-13<text:tab/></text:p>
      <text:p text:style-name="Standard">FIT301 is missing</text:p>
      <text:p text:style-name="Standard">no<text:tab/>yes<text:tab/></text:p>
      <text:p text:style-name="Standard">0.5000000000000014<text:tab/>0.4999999999999986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72981286 : yes</text:p>
      <text:p text:style-name="Standard">AIT402 &gt; 3.72981286 : no</text:p>
      <text:p text:style-name="Standard">AIT402 is missing : no</text:p>
      <text:p text:style-name="Standard"/>
      <text:p text:style-name="Standard">Class distributions</text:p>
      <text:p text:style-name="Standard"><text:soft-page-break/></text:p>
      <text:p text:style-name="Standard">AIT402 &lt;= 3.72981286</text:p>
      <text:p text:style-name="Standard">no<text:tab/>yes<text:tab/></text:p>
      <text:p text:style-name="Standard">0.33545575420728607<text:tab/>0.664544245792714<text:tab/></text:p>
      <text:p text:style-name="Standard">AIT402 &gt; 3.72981286</text:p>
      <text:p text:style-name="Standard">no<text:tab/>yes<text:tab/></text:p>
      <text:p text:style-name="Standard">0.5557655414010185<text:tab/>0.4442344585989815<text:tab/></text:p>
      <text:p text:style-name="Standard">AIT402 is missing</text:p>
      <text:p text:style-name="Standard">no<text:tab/>yes<text:tab/></text:p>
      <text:p text:style-name="Standard">0.5190457965910288<text:tab/>0.48095420340897127<text:tab/></text:p>
      <text:p text:style-name="Standard"/>
      <text:p text:style-name="Standard"/>
      <text:p text:style-name="Standard">Weight: 0.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yes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45873947125452563<text:tab/>0.5412605287454744<text:tab/></text:p>
      <text:p text:style-name="Standard">AIT402 is missing</text:p>
      <text:p text:style-name="Standard">no<text:tab/>yes<text:tab/></text:p>
      <text:p text:style-name="Standard">0.4691079817832388<text:tab/>0.5308920182167612<text:tab/></text:p>
      <text:p text:style-name="Standard"/>
      <text:p text:style-name="Standard"/>
      <text:p text:style-name="Standard">Weight: 0.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101 &lt;= 4.387951 : no</text:p>
      <text:p text:style-name="Standard">FIT101 &gt; 4.387951 : yes</text:p>
      <text:p text:style-name="Standard">FIT101 is missing : no</text:p>
      <text:p text:style-name="Standard"/>
      <text:p text:style-name="Standard">Class distributions</text:p>
      <text:p text:style-name="Standard"/>
      <text:p text:style-name="Standard">FIT101 &lt;= 4.387951</text:p>
      <text:p text:style-name="Standard">no<text:tab/>yes<text:tab/></text:p>
      <text:p text:style-name="Standard"><text:soft-page-break/>0.5375813886797233<text:tab/>0.4624186113202767<text:tab/></text:p>
      <text:p text:style-name="Standard">FIT101 &gt; 4.387951</text:p>
      <text:p text:style-name="Standard">no<text:tab/>yes<text:tab/></text:p>
      <text:p text:style-name="Standard">0.17888507479642432<text:tab/>0.8211149252035757<text:tab/></text:p>
      <text:p text:style-name="Standard">FIT101 is missing</text:p>
      <text:p text:style-name="Standard">no<text:tab/>yes<text:tab/></text:p>
      <text:p text:style-name="Standard">0.5174132259336185<text:tab/>0.4825867740663815<text:tab/></text:p>
      <text:p text:style-name="Standard"/>
      <text:p text:style-name="Standard"/>
      <text:p text:style-name="Standard">Weight: 0.2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yes</text:p>
      <text:p text:style-name="Standard">LIT401 &gt; 977.210998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4591803214500648<text:tab/>0.5408196785499352<text:tab/></text:p>
      <text:p text:style-name="Standard">LIT401 &gt; 977.2109985</text:p>
      <text:p text:style-name="Standard">no<text:tab/>yes<text:tab/></text:p>
      <text:p text:style-name="Standard">0.9827648509174284<text:tab/>0.01723514908257159<text:tab/></text:p>
      <text:p text:style-name="Standard">LIT401 is missing</text:p>
      <text:p text:style-name="Standard">no<text:tab/>yes<text:tab/></text:p>
      <text:p text:style-name="Standard">0.4695598312296197<text:tab/>0.5304401687703802<text:tab/></text:p>
      <text:p text:style-name="Standard"/>
      <text:p text:style-name="Standard"/>
      <text:p text:style-name="Standard">Weight: 0.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62.266083 : no</text:p>
      <text:p text:style-name="Standard">AIT203 &gt; 262.266083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62.266083</text:p>
      <text:p text:style-name="Standard">no<text:tab/>yes<text:tab/></text:p>
      <text:p text:style-name="Standard">0.5478909197456177<text:tab/>0.45210908025438235<text:tab/></text:p>
      <text:p text:style-name="Standard">AIT203 &gt; 262.266083</text:p>
      <text:p text:style-name="Standard">no<text:tab/>yes<text:tab/></text:p>
      <text:p text:style-name="Standard"><text:soft-page-break/>0.2902668109772625<text:tab/>0.7097331890227375<text:tab/></text:p>
      <text:p text:style-name="Standard">AIT203 is missing</text:p>
      <text:p text:style-name="Standard">no<text:tab/>yes<text:tab/></text:p>
      <text:p text:style-name="Standard">0.5173453901802785<text:tab/>0.4826546098197215<text:tab/></text:p>
      <text:p text:style-name="Standard"/>
      <text:p text:style-name="Standard"/>
      <text:p text:style-name="Standard">Weight: 0.2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5504310378896445<text:tab/>0.5449568962110356<text:tab/></text:p>
      <text:p text:style-name="Standard">P601 &gt; 1.5</text:p>
      <text:p text:style-name="Standard">no<text:tab/>yes<text:tab/></text:p>
      <text:p text:style-name="Standard">1.0000000000000566<text:tab/>-5.6585246459903326E-14<text:tab/></text:p>
      <text:p text:style-name="Standard">P601 is missing</text:p>
      <text:p text:style-name="Standard">no<text:tab/>yes<text:tab/></text:p>
      <text:p text:style-name="Standard">0.46555225524273636<text:tab/>0.5344477447572636<text:tab/></text:p>
      <text:p text:style-name="Standard"/>
      <text:p text:style-name="Standard"/>
      <text:p text:style-name="Standard">Weight: 0.2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73715618089881<text:tab/>0.49262843819101193<text:tab/></text:p>
      <text:p text:style-name="Standard">AIT402 &gt; 6.677774905</text:p>
      <text:p text:style-name="Standard">no<text:tab/>yes<text:tab/></text:p>
      <text:p text:style-name="Standard">0.9999999999997707<text:tab/>2.293029345628788E-13<text:tab/></text:p>
      <text:p text:style-name="Standard">AIT402 is missing</text:p>
      <text:p text:style-name="Standard">no<text:tab/>yes<text:tab/></text:p>
      <text:p text:style-name="Standard"><text:soft-page-break/>0.5174130877692572<text:tab/>0.48258691223074285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8995331560366984<text:tab/>0.5100466843963302<text:tab/></text:p>
      <text:p text:style-name="Standard">AIT402 &gt; 6.677774905</text:p>
      <text:p text:style-name="Standard">no<text:tab/>yes<text:tab/></text:p>
      <text:p text:style-name="Standard">0.9999999999998885<text:tab/>1.1140384142676271E-13<text:tab/></text:p>
      <text:p text:style-name="Standard">AIT402 is missing</text:p>
      <text:p text:style-name="Standard">no<text:tab/>yes<text:tab/></text:p>
      <text:p text:style-name="Standard">0.4999999999999968<text:tab/>0.5000000000000032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no</text:p>
      <text:p text:style-name="Standard"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5080927277609276<text:tab/>0.4919072722390724<text:tab/></text:p>
      <text:p text:style-name="Standard">LIT401 &gt; 977.2109985</text:p>
      <text:p text:style-name="Standard">no<text:tab/>yes<text:tab/></text:p>
      <text:p text:style-name="Standard">0.9867317008441686<text:tab/>0.013268299155831347<text:tab/></text:p>
      <text:p text:style-name="Standard">LIT401 is missing</text:p>
      <text:p text:style-name="Standard">no<text:tab/>yes<text:tab/></text:p>
      <text:p text:style-name="Standard">0.5189510004684493<text:tab/>0.48104899953155067<text:tab/></text:p>
      <text:p text:style-name="Standard"/>
      <text:p text:style-name="Standard"/>
      <text:p text:style-name="Standard"><text:soft-page-break/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yes</text:p>
      <text:p text:style-name="Standard">LIT401 &gt; 977.210998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48913506207515445<text:tab/>0.5108649379248454<text:tab/></text:p>
      <text:p text:style-name="Standard">LIT401 &gt; 977.2109985</text:p>
      <text:p text:style-name="Standard">no<text:tab/>yes<text:tab/></text:p>
      <text:p text:style-name="Standard">0.98570123552903<text:tab/>0.014298764470970005<text:tab/></text:p>
      <text:p text:style-name="Standard">LIT401 is missing</text:p>
      <text:p text:style-name="Standard">no<text:tab/>yes<text:tab/></text:p>
      <text:p text:style-name="Standard">0.49999999999998956<text:tab/>0.5000000000000105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5109285275644921<text:tab/>0.4890714724355078<text:tab/></text:p>
      <text:p text:style-name="Standard">LIT301 is missing</text:p>
      <text:p text:style-name="Standard">no<text:tab/>yes<text:tab/></text:p>
      <text:p text:style-name="Standard">0.5203611161268268<text:tab/>0.4796388838731732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><text:soft-page-break/></text:p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90559008312385<text:tab/>0.509440991687615<text:tab/></text:p>
      <text:p text:style-name="Standard">LIT301 is missing</text:p>
      <text:p text:style-name="Standard">no<text:tab/>yes<text:tab/></text:p>
      <text:p text:style-name="Standard">0.5000000000000191<text:tab/>0.4999999999999809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no</text:p>
      <text:p text:style-name="Standard">FIT301 &gt; 1.72693199 : no</text:p>
      <text:p text:style-name="Standard">FIT301 is missing : no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5084510889301871<text:tab/>0.49154891106981285<text:tab/></text:p>
      <text:p text:style-name="Standard">FIT301 &gt; 1.72693199</text:p>
      <text:p text:style-name="Standard">no<text:tab/>yes<text:tab/></text:p>
      <text:p text:style-name="Standard">1.000000000000567<text:tab/>-5.671975807577212E-13<text:tab/></text:p>
      <text:p text:style-name="Standard">FIT301 is missing</text:p>
      <text:p text:style-name="Standard">no<text:tab/>yes<text:tab/></text:p>
      <text:p text:style-name="Standard">0.5178697352438888<text:tab/>0.4821302647561112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<text:soft-page-break/>FIT301 &lt;= 1.72693199 : yes</text:p>
      <text:p text:style-name="Standard">FIT301 &gt; 1.72693199 : no</text:p>
      <text:p text:style-name="Standard">FIT301 is missing : no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4905756606796117<text:tab/>0.5094243393203882<text:tab/></text:p>
      <text:p text:style-name="Standard">FIT301 &gt; 1.72693199</text:p>
      <text:p text:style-name="Standard">no<text:tab/>yes<text:tab/></text:p>
      <text:p text:style-name="Standard">1.000000000000316<text:tab/>-3.1603291132280297E-13<text:tab/></text:p>
      <text:p text:style-name="Standard">FIT301 is missing</text:p>
      <text:p text:style-name="Standard">no<text:tab/>yes<text:tab/></text:p>
      <text:p text:style-name="Standard">0.500000000000017<text:tab/>0.49999999999998296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85081120234987<text:tab/>0.49149188797650145<text:tab/></text:p>
      <text:p text:style-name="Standard">AIT402 &gt; 6.677774905</text:p>
      <text:p text:style-name="Standard">no<text:tab/>yes<text:tab/></text:p>
      <text:p text:style-name="Standard">1.0000000000004245<text:tab/>-4.243868524452125E-13<text:tab/></text:p>
      <text:p text:style-name="Standard">AIT402 is missing</text:p>
      <text:p text:style-name="Standard">no<text:tab/>yes<text:tab/></text:p>
      <text:p text:style-name="Standard">0.5178399028532332<text:tab/>0.4821600971467667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><text:soft-page-break/></text:p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066254006622895<text:tab/>0.509337459933771<text:tab/></text:p>
      <text:p text:style-name="Standard">AIT402 &gt; 6.677774905</text:p>
      <text:p text:style-name="Standard">no<text:tab/>yes<text:tab/></text:p>
      <text:p text:style-name="Standard">0.9999999999999679<text:tab/>3.2132913636769997E-14<text:tab/></text:p>
      <text:p text:style-name="Standard">AIT402 is missing</text:p>
      <text:p text:style-name="Standard">no<text:tab/>yes<text:tab/></text:p>
      <text:p text:style-name="Standard">0.5000000000000043<text:tab/>0.49999999999999567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5083675897548368<text:tab/>0.4916324102451632<text:tab/></text:p>
      <text:p text:style-name="Standard">AIT202 is missing</text:p>
      <text:p text:style-name="Standard">no<text:tab/>yes<text:tab/></text:p>
      <text:p text:style-name="Standard">0.5176841685743997<text:tab/>0.4823158314256004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<text:soft-page-break/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4906779034737315<text:tab/>0.5093220965262685<text:tab/></text:p>
      <text:p text:style-name="Standard">AIT202 is missing</text:p>
      <text:p text:style-name="Standard">no<text:tab/>yes<text:tab/></text:p>
      <text:p text:style-name="Standard">0.5000000000000094<text:tab/>0.49999999999999056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no</text:p>
      <text:p text:style-name="Standard"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5075865658931722<text:tab/>0.49241343410682786<text:tab/></text:p>
      <text:p text:style-name="Standard">LIT401 &gt; 977.2109985</text:p>
      <text:p text:style-name="Standard">no<text:tab/>yes<text:tab/></text:p>
      <text:p text:style-name="Standard">0.9844400132349617<text:tab/>0.015559986765038272<text:tab/></text:p>
      <text:p text:style-name="Standard">LIT401 is missing</text:p>
      <text:p text:style-name="Standard">no<text:tab/>yes<text:tab/></text:p>
      <text:p text:style-name="Standard">0.5176566131404265<text:tab/>0.48234338685957334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yes</text:p>
      <text:p text:style-name="Standard">LIT401 &gt; 977.210998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4899245542056018<text:tab/>0.5100754457943981<text:tab/></text:p>
      <text:p text:style-name="Standard"><text:soft-page-break/>LIT401 &gt; 977.2109985</text:p>
      <text:p text:style-name="Standard">no<text:tab/>yes<text:tab/></text:p>
      <text:p text:style-name="Standard">0.9833198402516349<text:tab/>0.01668015974836516<text:tab/></text:p>
      <text:p text:style-name="Standard">LIT401 is missing</text:p>
      <text:p text:style-name="Standard">no<text:tab/>yes<text:tab/></text:p>
      <text:p text:style-name="Standard">0.49999999999999756<text:tab/>0.5000000000000024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100082878942527<text:tab/>0.4899917121057474<text:tab/></text:p>
      <text:p text:style-name="Standard">AIT502 &gt; 70.25121999999999</text:p>
      <text:p text:style-name="Standard">no<text:tab/>yes<text:tab/></text:p>
      <text:p text:style-name="Standard">0.9999999999998638<text:tab/>1.3635994981754484E-13<text:tab/></text:p>
      <text:p text:style-name="Standard">AIT502 is missing</text:p>
      <text:p text:style-name="Standard">no<text:tab/>yes<text:tab/></text:p>
      <text:p text:style-name="Standard">0.518962770335959<text:tab/>0.4810372296640411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103871469302435<text:tab/>0.5089612853069756<text:tab/></text:p>
      <text:p text:style-name="Standard">AIT502 &gt; 70.25121999999999</text:p>
      <text:p text:style-name="Standard">no<text:tab/>yes<text:tab/></text:p>
      <text:p text:style-name="Standard">0.9999999999999735<text:tab/>2.6540935849055203E-14<text:tab/></text:p>
      <text:p text:style-name="Standard"><text:soft-page-break/>AIT502 is missing</text:p>
      <text:p text:style-name="Standard">no<text:tab/>yes<text:tab/></text:p>
      <text:p text:style-name="Standard">0.5000000000000201<text:tab/>0.49999999999997985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5081293018195672<text:tab/>0.49187069818043283<text:tab/></text:p>
      <text:p text:style-name="Standard">LIT301 is missing</text:p>
      <text:p text:style-name="Standard">no<text:tab/>yes<text:tab/></text:p>
      <text:p text:style-name="Standard">0.5170080848108765<text:tab/>0.48299191518912366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9111630383239097<text:tab/>0.508883696167609<text:tab/></text:p>
      <text:p text:style-name="Standard">LIT301 is missing</text:p>
      <text:p text:style-name="Standard">no<text:tab/>yes<text:tab/></text:p>
      <text:p text:style-name="Standard">0.5000000000000078<text:tab/>0.49999999999999223<text:tab/></text:p>
      <text:p text:style-name="Standard"><text:soft-page-break/></text:p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DPIT301 &lt;= 12.367949150000001 : no</text:p>
      <text:p text:style-name="Standard">DPIT301 &gt; 12.367949150000001 : yes</text:p>
      <text:p text:style-name="Standard">DPIT301 is missing : no</text:p>
      <text:p text:style-name="Standard"/>
      <text:p text:style-name="Standard">Class distributions</text:p>
      <text:p text:style-name="Standard"/>
      <text:p text:style-name="Standard">DPIT301 &lt;= 12.367949150000001</text:p>
      <text:p text:style-name="Standard">no<text:tab/>yes<text:tab/></text:p>
      <text:p text:style-name="Standard">0.5785330399452254<text:tab/>0.4214669600547746<text:tab/></text:p>
      <text:p text:style-name="Standard">DPIT301 &gt; 12.367949150000001</text:p>
      <text:p text:style-name="Standard">no<text:tab/>yes<text:tab/></text:p>
      <text:p text:style-name="Standard">0.4191024733894964<text:tab/>0.5808975266105036<text:tab/></text:p>
      <text:p text:style-name="Standard">DPIT301 is missing</text:p>
      <text:p text:style-name="Standard">no<text:tab/>yes<text:tab/></text:p>
      <text:p text:style-name="Standard">0.5168682764766871<text:tab/>0.48313172352331285<text:tab/></text:p>
      <text:p text:style-name="Standard"/>
      <text:p text:style-name="Standard"/>
      <text:p text:style-name="Standard">Weight: 0.3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DPIT301 &lt;= 1.2468788050000001 : yes</text:p>
      <text:p text:style-name="Standard">DPIT301 &gt; 1.2468788050000001 : no</text:p>
      <text:p text:style-name="Standard">DPIT301 is missing : yes</text:p>
      <text:p text:style-name="Standard"/>
      <text:p text:style-name="Standard">Class distributions</text:p>
      <text:p text:style-name="Standard"/>
      <text:p text:style-name="Standard">DPIT301 &lt;= 1.2468788050000001</text:p>
      <text:p text:style-name="Standard">no<text:tab/>yes<text:tab/></text:p>
      <text:p text:style-name="Standard">0.35812789302051873<text:tab/>0.6418721069794814<text:tab/></text:p>
      <text:p text:style-name="Standard">DPIT301 &gt; 1.2468788050000001</text:p>
      <text:p text:style-name="Standard">no<text:tab/>yes<text:tab/></text:p>
      <text:p text:style-name="Standard">0.5685640902983938<text:tab/>0.4314359097016063<text:tab/></text:p>
      <text:p text:style-name="Standard">DPIT301 is missing</text:p>
      <text:p text:style-name="Standard">no<text:tab/>yes<text:tab/></text:p>
      <text:p text:style-name="Standard">0.4988493229622484<text:tab/>0.5011506770377516<text:tab/></text:p>
      <text:p text:style-name="Standard"/>
      <text:p text:style-name="Standard"/>
      <text:p text:style-name="Standard">Weight: 0.38</text:p>
      <text:p text:style-name="Standard"><text:soft-page-break/></text:p>
      <text:p text:style-name="Standard">Decision Stump</text:p>
      <text:p text:style-name="Standard"/>
      <text:p text:style-name="Standard">Classifications</text:p>
      <text:p text:style-name="Standard"/>
      <text:p text:style-name="Standard">DPIT301 &lt;= 1.2276713799999999 : no</text:p>
      <text:p text:style-name="Standard">DPIT301 &gt; 1.2276713799999999 : yes</text:p>
      <text:p text:style-name="Standard">DPIT301 is missing : yes</text:p>
      <text:p text:style-name="Standard"/>
      <text:p text:style-name="Standard">Class distributions</text:p>
      <text:p text:style-name="Standard"/>
      <text:p text:style-name="Standard">DPIT301 &lt;= 1.2276713799999999</text:p>
      <text:p text:style-name="Standard">no<text:tab/>yes<text:tab/></text:p>
      <text:p text:style-name="Standard">0.6724991614217156<text:tab/>0.32750083857828427<text:tab/></text:p>
      <text:p text:style-name="Standard">DPIT301 &gt; 1.2276713799999999</text:p>
      <text:p text:style-name="Standard">no<text:tab/>yes<text:tab/></text:p>
      <text:p text:style-name="Standard">0.41304143893329315<text:tab/>0.5869585610667069<text:tab/></text:p>
      <text:p text:style-name="Standard">DPIT301 is missing</text:p>
      <text:p text:style-name="Standard">no<text:tab/>yes<text:tab/></text:p>
      <text:p text:style-name="Standard">0.46635919580571356<text:tab/>0.5336408041942864<text:tab/></text:p>
      <text:p text:style-name="Standard"/>
      <text:p text:style-name="Standard"/>
      <text:p text:style-name="Standard">Weight: 0.4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9337995 : yes</text:p>
      <text:p text:style-name="Standard">AIT202 &gt; 8.9337995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9337995</text:p>
      <text:p text:style-name="Standard">no<text:tab/>yes<text:tab/></text:p>
      <text:p text:style-name="Standard">0.2704065887650837<text:tab/>0.7295934112349162<text:tab/></text:p>
      <text:p text:style-name="Standard">AIT202 &gt; 8.9337995</text:p>
      <text:p text:style-name="Standard">no<text:tab/>yes<text:tab/></text:p>
      <text:p text:style-name="Standard">0.5617251180690498<text:tab/>0.43827488193095027<text:tab/></text:p>
      <text:p text:style-name="Standard">AIT202 is missing</text:p>
      <text:p text:style-name="Standard">no<text:tab/>yes<text:tab/></text:p>
      <text:p text:style-name="Standard">0.5292088446685081<text:tab/>0.47079115533149185<text:tab/></text:p>
      <text:p text:style-name="Standard"/>
      <text:p text:style-name="Standard"/>
      <text:p text:style-name="Standard">Weight: 0.32</text:p>
      <text:p text:style-name="Standard"/>
      <text:p text:style-name="Standard">Decision Stump</text:p>
      <text:p text:style-name="Standard"/>
      <text:p text:style-name="Standard"><text:soft-page-break/>Classifications</text:p>
      <text:p text:style-name="Standard"/>
      <text:p text:style-name="Standard">AIT203 &lt;= 261.24071349999997 : no</text:p>
      <text:p text:style-name="Standard">AIT203 &gt; 261.24071349999997 : yes</text:p>
      <text:p text:style-name="Standard">AIT203 is missing : yes</text:p>
      <text:p text:style-name="Standard"/>
      <text:p text:style-name="Standard">Class distributions</text:p>
      <text:p text:style-name="Standard"/>
      <text:p text:style-name="Standard">AIT203 &lt;= 261.24071349999997</text:p>
      <text:p text:style-name="Standard">no<text:tab/>yes<text:tab/></text:p>
      <text:p text:style-name="Standard">0.5068981500888513<text:tab/>0.4931018499111487<text:tab/></text:p>
      <text:p text:style-name="Standard">AIT203 &gt; 261.24071349999997</text:p>
      <text:p text:style-name="Standard">no<text:tab/>yes<text:tab/></text:p>
      <text:p text:style-name="Standard">0.2657280045807064<text:tab/>0.7342719954192937<text:tab/></text:p>
      <text:p text:style-name="Standard">AIT203 is missing</text:p>
      <text:p text:style-name="Standard">no<text:tab/>yes<text:tab/></text:p>
      <text:p text:style-name="Standard">0.4658236059953115<text:tab/>0.5341763940046886<text:tab/></text:p>
      <text:p text:style-name="Standard"/>
      <text:p text:style-name="Standard"/>
      <text:p text:style-name="Standard">Weight: 0.1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239493918685539<text:tab/>0.576050608131446<text:tab/></text:p>
      <text:p text:style-name="Standard">P601 &gt; 1.5</text:p>
      <text:p text:style-name="Standard">no<text:tab/>yes<text:tab/></text:p>
      <text:p text:style-name="Standard">0.9999999999998958<text:tab/>1.042754981649593E-13<text:tab/></text:p>
      <text:p text:style-name="Standard">P601 is missing</text:p>
      <text:p text:style-name="Standard">no<text:tab/>yes<text:tab/></text:p>
      <text:p text:style-name="Standard">0.43520153704894526<text:tab/>0.5647984629510548<text:tab/></text:p>
      <text:p text:style-name="Standard"/>
      <text:p text:style-name="Standard"/>
      <text:p text:style-name="Standard">Weight: 0.3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2.8121035 : no</text:p>
      <text:p text:style-name="Standard"><text:soft-page-break/>AIT203 &gt; 232.8121035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32.8121035</text:p>
      <text:p text:style-name="Standard">no<text:tab/>yes<text:tab/></text:p>
      <text:p text:style-name="Standard">0.8835780875564276<text:tab/>0.11642191244357236<text:tab/></text:p>
      <text:p text:style-name="Standard">AIT203 &gt; 232.8121035</text:p>
      <text:p text:style-name="Standard">no<text:tab/>yes<text:tab/></text:p>
      <text:p text:style-name="Standard">0.49852714481397203<text:tab/>0.5014728551860279<text:tab/></text:p>
      <text:p text:style-name="Standard">AIT203 is missing</text:p>
      <text:p text:style-name="Standard">no<text:tab/>yes<text:tab/></text:p>
      <text:p text:style-name="Standard">0.516714185924818<text:tab/>0.48328581407518206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5239091443939626<text:tab/>0.47609085560603737<text:tab/></text:p>
      <text:p text:style-name="Standard">AIT402 is missing</text:p>
      <text:p text:style-name="Standard">no<text:tab/>yes<text:tab/></text:p>
      <text:p text:style-name="Standard">0.5344434068515436<text:tab/>0.4655565931484563<text:tab/></text:p>
      <text:p text:style-name="Standard"/>
      <text:p text:style-name="Standard"/>
      <text:p text:style-name="Standard">Weight: 0.1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yes</text:p>
      <text:p text:style-name="Standard">AIT402 is missing : no</text:p>
      <text:p text:style-name="Standard"/>
      <text:p text:style-name="Standard"><text:soft-page-break/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48943092247735076<text:tab/>0.5105690775226492<text:tab/></text:p>
      <text:p text:style-name="Standard">AIT402 is missing</text:p>
      <text:p text:style-name="Standard">no<text:tab/>yes<text:tab/></text:p>
      <text:p text:style-name="Standard">0.5000000000000032<text:tab/>0.4999999999999967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98105973898824<text:tab/>0.4901894026101176<text:tab/></text:p>
      <text:p text:style-name="Standard">AIT502 &gt; 70.25121999999999</text:p>
      <text:p text:style-name="Standard">no<text:tab/>yes<text:tab/></text:p>
      <text:p text:style-name="Standard">0.9999999999999817<text:tab/>1.8307300799389664E-14<text:tab/></text:p>
      <text:p text:style-name="Standard">AIT502 is missing</text:p>
      <text:p text:style-name="Standard">no<text:tab/>yes<text:tab/></text:p>
      <text:p text:style-name="Standard">0.5198776260228958<text:tab/>0.4801223739771041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<text:soft-page-break/>no<text:tab/>yes<text:tab/></text:p>
      <text:p text:style-name="Standard">0.4899251124958861<text:tab/>0.510074887504114<text:tab/></text:p>
      <text:p text:style-name="Standard">AIT502 &gt; 70.25121999999999</text:p>
      <text:p text:style-name="Standard">no<text:tab/>yes<text:tab/></text:p>
      <text:p text:style-name="Standard">0.9999999999999795<text:tab/>2.060637850386858E-14<text:tab/></text:p>
      <text:p text:style-name="Standard">AIT502 is missing</text:p>
      <text:p text:style-name="Standard">no<text:tab/>yes<text:tab/></text:p>
      <text:p text:style-name="Standard">0.5000000000000102<text:tab/>0.49999999999998973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5089606309522844<text:tab/>0.4910393690477156<text:tab/></text:p>
      <text:p text:style-name="Standard">LIT301 is missing</text:p>
      <text:p text:style-name="Standard">no<text:tab/>yes<text:tab/></text:p>
      <text:p text:style-name="Standard">0.5190011672719635<text:tab/>0.4809988327280364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<text:soft-page-break/>no<text:tab/>yes<text:tab/></text:p>
      <text:p text:style-name="Standard">0.4899526209149077<text:tab/>0.5100473790850923<text:tab/></text:p>
      <text:p text:style-name="Standard">LIT301 is missing</text:p>
      <text:p text:style-name="Standard">no<text:tab/>yes<text:tab/></text:p>
      <text:p text:style-name="Standard">0.5000000000000072<text:tab/>0.49999999999999284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no</text:p>
      <text:p text:style-name="Standard">FIT301 &gt; 1.72693199 : no</text:p>
      <text:p text:style-name="Standard">FIT301 is missing : no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5089193209709579<text:tab/>0.49108067902904207<text:tab/></text:p>
      <text:p text:style-name="Standard">FIT301 &gt; 1.72693199</text:p>
      <text:p text:style-name="Standard">no<text:tab/>yes<text:tab/></text:p>
      <text:p text:style-name="Standard">0.9999999999999076<text:tab/>9.240320856127077E-14<text:tab/></text:p>
      <text:p text:style-name="Standard">FIT301 is missing</text:p>
      <text:p text:style-name="Standard">no<text:tab/>yes<text:tab/></text:p>
      <text:p text:style-name="Standard">0.5189522363513823<text:tab/>0.48104776364861773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yes</text:p>
      <text:p text:style-name="Standard">FIT301 &gt; 1.72693199 : no</text:p>
      <text:p text:style-name="Standard">FIT301 is missing : yes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48996029613006775<text:tab/>0.5100397038699322<text:tab/></text:p>
      <text:p text:style-name="Standard">FIT301 &gt; 1.72693199</text:p>
      <text:p text:style-name="Standard">no<text:tab/>yes<text:tab/></text:p>
      <text:p text:style-name="Standard">0.9999999999996686<text:tab/>3.314484743073132E-13<text:tab/></text:p>
      <text:p text:style-name="Standard">FIT301 is missing</text:p>
      <text:p text:style-name="Standard"><text:soft-page-break/>no<text:tab/>yes<text:tab/></text:p>
      <text:p text:style-name="Standard">0.49999999999999545<text:tab/>0.5000000000000046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5090150133691147<text:tab/>0.49098498663088525<text:tab/></text:p>
      <text:p text:style-name="Standard">AIT202 is missing</text:p>
      <text:p text:style-name="Standard">no<text:tab/>yes<text:tab/></text:p>
      <text:p text:style-name="Standard">0.5189385812547914<text:tab/>0.4810614187452086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49006965041789985<text:tab/>0.5099303495821003<text:tab/></text:p>
      <text:p text:style-name="Standard">AIT202 is missing</text:p>
      <text:p text:style-name="Standard">no<text:tab/>yes<text:tab/></text:p>
      <text:p text:style-name="Standard">0.5000000000000078<text:tab/>0.49999999999999223<text:tab/></text:p>
      <text:p text:style-name="Standard"/>
      <text:p text:style-name="Standard"><text:soft-page-break/></text:p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5088863120902304<text:tab/>0.4911136879097696<text:tab/></text:p>
      <text:p text:style-name="Standard">AIT402 is missing</text:p>
      <text:p text:style-name="Standard">no<text:tab/>yes<text:tab/></text:p>
      <text:p text:style-name="Standard">0.5187438983833549<text:tab/>0.4812561016166451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yes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49013584164703083<text:tab/>0.5098641583529693<text:tab/></text:p>
      <text:p text:style-name="Standard">AIT402 is missing</text:p>
      <text:p text:style-name="Standard">no<text:tab/>yes<text:tab/></text:p>
      <text:p text:style-name="Standard">0.5000000000000044<text:tab/>0.49999999999999556<text:tab/></text:p>
      <text:p text:style-name="Standard"/>
      <text:p text:style-name="Standard"/>
      <text:p text:style-name="Standard">Weight: 0.08</text:p>
      <text:p text:style-name="Standard"/>
      <text:p text:style-name="Standard"><text:soft-page-break/>Decision Stump</text:p>
      <text:p text:style-name="Standard"/>
      <text:p text:style-name="Standard">Classifications</text:p>
      <text:p text:style-name="Standard"/>
      <text:p text:style-name="Standard">AIT203 &lt;= 239.900021 : no</text:p>
      <text:p text:style-name="Standard">AIT203 &gt; 239.900021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39.900021</text:p>
      <text:p text:style-name="Standard">no<text:tab/>yes<text:tab/></text:p>
      <text:p text:style-name="Standard">0.6461199680988335<text:tab/>0.3538800319011664<text:tab/></text:p>
      <text:p text:style-name="Standard">AIT203 &gt; 239.900021</text:p>
      <text:p text:style-name="Standard">no<text:tab/>yes<text:tab/></text:p>
      <text:p text:style-name="Standard">0.46858855122002685<text:tab/>0.531411448779973<text:tab/></text:p>
      <text:p text:style-name="Standard">AIT203 is missing</text:p>
      <text:p text:style-name="Standard">no<text:tab/>yes<text:tab/></text:p>
      <text:p text:style-name="Standard">0.5186259412992656<text:tab/>0.48137405870073435<text:tab/></text:p>
      <text:p text:style-name="Standard"/>
      <text:p text:style-name="Standard"/>
      <text:p text:style-name="Standard">Weight: 0.2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9337995 : yes</text:p>
      <text:p text:style-name="Standard">AIT202 &gt; 8.9337995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9337995</text:p>
      <text:p text:style-name="Standard">no<text:tab/>yes<text:tab/></text:p>
      <text:p text:style-name="Standard">0.29635696222904795<text:tab/>0.703643037770952<text:tab/></text:p>
      <text:p text:style-name="Standard">AIT202 &gt; 8.9337995</text:p>
      <text:p text:style-name="Standard">no<text:tab/>yes<text:tab/></text:p>
      <text:p text:style-name="Standard">0.5775071276186383<text:tab/>0.42249287238136163<text:tab/></text:p>
      <text:p text:style-name="Standard">AIT202 is missing</text:p>
      <text:p text:style-name="Standard">no<text:tab/>yes<text:tab/></text:p>
      <text:p text:style-name="Standard">0.5472036916268775<text:tab/>0.45279630837312246<text:tab/></text:p>
      <text:p text:style-name="Standard"/>
      <text:p text:style-name="Standard"/>
      <text:p text:style-name="Standard">Weight: 0.37</text:p>
      <text:p text:style-name="Standard"/>
      <text:p text:style-name="Standard">Decision Stump</text:p>
      <text:p text:style-name="Standard"/>
      <text:p text:style-name="Standard">Classifications</text:p>
      <text:p text:style-name="Standard"><text:soft-page-break/></text:p>
      <text:p text:style-name="Standard">AIT203 &lt;= 232.8121035 : no</text:p>
      <text:p text:style-name="Standard">AIT203 &gt; 232.8121035 : yes</text:p>
      <text:p text:style-name="Standard">AIT203 is missing : yes</text:p>
      <text:p text:style-name="Standard"/>
      <text:p text:style-name="Standard">Class distributions</text:p>
      <text:p text:style-name="Standard"/>
      <text:p text:style-name="Standard">AIT203 &lt;= 232.8121035</text:p>
      <text:p text:style-name="Standard">no<text:tab/>yes<text:tab/></text:p>
      <text:p text:style-name="Standard">0.8760352461833759<text:tab/>0.12396475381662411<text:tab/></text:p>
      <text:p text:style-name="Standard">AIT203 &gt; 232.8121035</text:p>
      <text:p text:style-name="Standard">no<text:tab/>yes<text:tab/></text:p>
      <text:p text:style-name="Standard">0.45544523987723645<text:tab/>0.5445547601227636<text:tab/></text:p>
      <text:p text:style-name="Standard">AIT203 is missing</text:p>
      <text:p text:style-name="Standard">no<text:tab/>yes<text:tab/></text:p>
      <text:p text:style-name="Standard">0.4749068524240979<text:tab/>0.525093147575902<text:tab/></text:p>
      <text:p text:style-name="Standard"/>
      <text:p text:style-name="Standard"/>
      <text:p text:style-name="Standard">Weight: 0.2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4 &lt;= 25.5126896 : no</text:p>
      <text:p text:style-name="Standard">AIT504 &gt; 25.5126896 : no</text:p>
      <text:p text:style-name="Standard">AIT504 is missing : no</text:p>
      <text:p text:style-name="Standard"/>
      <text:p text:style-name="Standard">Class distributions</text:p>
      <text:p text:style-name="Standard"/>
      <text:p text:style-name="Standard">AIT504 &lt;= 25.5126896</text:p>
      <text:p text:style-name="Standard">no<text:tab/>yes<text:tab/></text:p>
      <text:p text:style-name="Standard">0.5195286367346332<text:tab/>0.4804713632653668<text:tab/></text:p>
      <text:p text:style-name="Standard">AIT504 &gt; 25.5126896</text:p>
      <text:p text:style-name="Standard">no<text:tab/>yes<text:tab/></text:p>
      <text:p text:style-name="Standard">1.0000000000001144<text:tab/>-1.1437030897975834E-13<text:tab/></text:p>
      <text:p text:style-name="Standard">AIT504 is missing</text:p>
      <text:p text:style-name="Standard">no<text:tab/>yes<text:tab/></text:p>
      <text:p text:style-name="Standard">0.529683082757992<text:tab/>0.470316917242008<text:tab/></text:p>
      <text:p text:style-name="Standard"/>
      <text:p text:style-name="Standard"/>
      <text:p text:style-name="Standard">Weight: 0.1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4 &lt;= 25.5126896 : yes</text:p>
      <text:p text:style-name="Standard">AIT504 &gt; 25.5126896 : no</text:p>
      <text:p text:style-name="Standard"><text:soft-page-break/>AIT504 is missing : no</text:p>
      <text:p text:style-name="Standard"/>
      <text:p text:style-name="Standard">Class distributions</text:p>
      <text:p text:style-name="Standard"/>
      <text:p text:style-name="Standard">AIT504 &lt;= 25.5126896</text:p>
      <text:p text:style-name="Standard">no<text:tab/>yes<text:tab/></text:p>
      <text:p text:style-name="Standard">0.4898219543400248<text:tab/>0.5101780456599752<text:tab/></text:p>
      <text:p text:style-name="Standard">AIT504 &gt; 25.5126896</text:p>
      <text:p text:style-name="Standard">no<text:tab/>yes<text:tab/></text:p>
      <text:p text:style-name="Standard">0.9999999999998579<text:tab/>1.421554479948689E-13<text:tab/></text:p>
      <text:p text:style-name="Standard">AIT504 is missing</text:p>
      <text:p text:style-name="Standard">no<text:tab/>yes<text:tab/></text:p>
      <text:p text:style-name="Standard">0.5000000000000109<text:tab/>0.49999999999998923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90189518414565<text:tab/>0.49098104815854343<text:tab/></text:p>
      <text:p text:style-name="Standard">AIT502 &gt; 70.25121999999999</text:p>
      <text:p text:style-name="Standard">no<text:tab/>yes<text:tab/></text:p>
      <text:p text:style-name="Standard">1.0000000000000346<text:tab/>-3.4687674694652445E-14<text:tab/></text:p>
      <text:p text:style-name="Standard">AIT502 is missing</text:p>
      <text:p text:style-name="Standard">no<text:tab/>yes<text:tab/></text:p>
      <text:p text:style-name="Standard">0.5191845254631642<text:tab/>0.4808154745368358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><text:soft-page-break/></text:p>
      <text:p text:style-name="Standard">AIT502 &lt;= 70.25121999999999</text:p>
      <text:p text:style-name="Standard">no<text:tab/>yes<text:tab/></text:p>
      <text:p text:style-name="Standard">0.4898273859401162<text:tab/>0.5101726140598838<text:tab/></text:p>
      <text:p text:style-name="Standard">AIT502 &gt; 70.25121999999999</text:p>
      <text:p text:style-name="Standard">no<text:tab/>yes<text:tab/></text:p>
      <text:p text:style-name="Standard">0.9999999999999603<text:tab/>3.979690813084083E-14<text:tab/></text:p>
      <text:p text:style-name="Standard">AIT502 is missing</text:p>
      <text:p text:style-name="Standard">no<text:tab/>yes<text:tab/></text:p>
      <text:p text:style-name="Standard">0.5000000000000047<text:tab/>0.4999999999999954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509246292226122<text:tab/>0.4907537077738779<text:tab/></text:p>
      <text:p text:style-name="Standard">AIT402 is missing</text:p>
      <text:p text:style-name="Standard">no<text:tab/>yes<text:tab/></text:p>
      <text:p text:style-name="Standard">0.5191748764152544<text:tab/>0.4808251235847456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yes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<text:soft-page-break/>1.0<text:tab/>0.0<text:tab/></text:p>
      <text:p text:style-name="Standard">AIT402 &gt; 3.3837476449999997</text:p>
      <text:p text:style-name="Standard">no<text:tab/>yes<text:tab/></text:p>
      <text:p text:style-name="Standard">0.49006436960046235<text:tab/>0.5099356303995376<text:tab/></text:p>
      <text:p text:style-name="Standard">AIT402 is missing</text:p>
      <text:p text:style-name="Standard">no<text:tab/>yes<text:tab/></text:p>
      <text:p text:style-name="Standard">0.5000000000000018<text:tab/>0.4999999999999983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no</text:p>
      <text:p text:style-name="Standard">FIT301 &gt; 1.72693199 : no</text:p>
      <text:p text:style-name="Standard">FIT301 is missing : no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5089919490455185<text:tab/>0.4910080509544816<text:tab/></text:p>
      <text:p text:style-name="Standard">FIT301 &gt; 1.72693199</text:p>
      <text:p text:style-name="Standard">no<text:tab/>yes<text:tab/></text:p>
      <text:p text:style-name="Standard">0.9999999999999909<text:tab/>9.080676331304172E-15<text:tab/></text:p>
      <text:p text:style-name="Standard">FIT301 is missing</text:p>
      <text:p text:style-name="Standard">no<text:tab/>yes<text:tab/></text:p>
      <text:p text:style-name="Standard">0.5187533053355698<text:tab/>0.48124669466443015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yes</text:p>
      <text:p text:style-name="Standard">FIT301 &gt; 1.72693199 : no</text:p>
      <text:p text:style-name="Standard">FIT301 is missing : yes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4902320550839528<text:tab/>0.5097679449160472<text:tab/></text:p>
      <text:p text:style-name="Standard">FIT301 &gt; 1.72693199</text:p>
      <text:p text:style-name="Standard">no<text:tab/>yes<text:tab/></text:p>
      <text:p text:style-name="Standard"><text:soft-page-break/>1.0000000000000464<text:tab/>-4.656229875218731E-14<text:tab/></text:p>
      <text:p text:style-name="Standard">FIT301 is missing</text:p>
      <text:p text:style-name="Standard">no<text:tab/>yes<text:tab/></text:p>
      <text:p text:style-name="Standard">0.49999999999999983<text:tab/>0.5000000000000002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1 &lt;= 7.738432834999999 : no</text:p>
      <text:p text:style-name="Standard">AIT501 &gt; 7.738432834999999 : no</text:p>
      <text:p text:style-name="Standard">AIT501 is missing : no</text:p>
      <text:p text:style-name="Standard"/>
      <text:p text:style-name="Standard">Class distributions</text:p>
      <text:p text:style-name="Standard"/>
      <text:p text:style-name="Standard">AIT501 &lt;= 7.738432834999999</text:p>
      <text:p text:style-name="Standard">no<text:tab/>yes<text:tab/></text:p>
      <text:p text:style-name="Standard">1.0<text:tab/>0.0<text:tab/></text:p>
      <text:p text:style-name="Standard">AIT501 &gt; 7.738432834999999</text:p>
      <text:p text:style-name="Standard">no<text:tab/>yes<text:tab/></text:p>
      <text:p text:style-name="Standard">0.508999364703764<text:tab/>0.491000635296236<text:tab/></text:p>
      <text:p text:style-name="Standard">AIT501 is missing</text:p>
      <text:p text:style-name="Standard">no<text:tab/>yes<text:tab/></text:p>
      <text:p text:style-name="Standard">0.5184543248599225<text:tab/>0.48154567514007746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1 &lt;= 7.738432834999999 : no</text:p>
      <text:p text:style-name="Standard">AIT501 &gt; 7.738432834999999 : yes</text:p>
      <text:p text:style-name="Standard">AIT501 is missing : no</text:p>
      <text:p text:style-name="Standard"/>
      <text:p text:style-name="Standard">Class distributions</text:p>
      <text:p text:style-name="Standard"/>
      <text:p text:style-name="Standard">AIT501 &lt;= 7.738432834999999</text:p>
      <text:p text:style-name="Standard">no<text:tab/>yes<text:tab/></text:p>
      <text:p text:style-name="Standard">1.0<text:tab/>0.0<text:tab/></text:p>
      <text:p text:style-name="Standard">AIT501 &gt; 7.738432834999999</text:p>
      <text:p text:style-name="Standard">no<text:tab/>yes<text:tab/></text:p>
      <text:p text:style-name="Standard">0.49053875465531227<text:tab/>0.5094612453446877<text:tab/></text:p>
      <text:p text:style-name="Standard">AIT501 is missing</text:p>
      <text:p text:style-name="Standard">no<text:tab/>yes<text:tab/></text:p>
      <text:p text:style-name="Standard"><text:soft-page-break/>0.5000000000000054<text:tab/>0.4999999999999946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no</text:p>
      <text:p text:style-name="Standard">LIT401 &gt; 977.49935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5084605252485992<text:tab/>0.4915394747514008<text:tab/></text:p>
      <text:p text:style-name="Standard">LIT401 &gt; 977.4993595</text:p>
      <text:p text:style-name="Standard">no<text:tab/>yes<text:tab/></text:p>
      <text:p text:style-name="Standard">1.0000000000002018<text:tab/>-2.0177531325195395E-13<text:tab/></text:p>
      <text:p text:style-name="Standard">LIT401 is missing</text:p>
      <text:p text:style-name="Standard">no<text:tab/>yes<text:tab/></text:p>
      <text:p text:style-name="Standard">0.5179060116719592<text:tab/>0.48209398832804085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yes</text:p>
      <text:p text:style-name="Standard">LIT401 &gt; 977.499359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4905487863580194<text:tab/>0.5094512136419806<text:tab/></text:p>
      <text:p text:style-name="Standard">LIT401 &gt; 977.4993595</text:p>
      <text:p text:style-name="Standard">no<text:tab/>yes<text:tab/></text:p>
      <text:p text:style-name="Standard">1.0000000000000804<text:tab/>-8.027386502032488E-14<text:tab/></text:p>
      <text:p text:style-name="Standard">LIT401 is missing</text:p>
      <text:p text:style-name="Standard">no<text:tab/>yes<text:tab/></text:p>
      <text:p text:style-name="Standard">0.4999999999999967<text:tab/>0.5000000000000033<text:tab/></text:p>
      <text:p text:style-name="Standard"/>
      <text:p text:style-name="Standard"/>
      <text:p text:style-name="Standard"><text:soft-page-break/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8507029881497<text:tab/>0.49149297011850296<text:tab/></text:p>
      <text:p text:style-name="Standard">AIT502 &gt; 70.25121999999999</text:p>
      <text:p text:style-name="Standard">no<text:tab/>yes<text:tab/></text:p>
      <text:p text:style-name="Standard">0.9999999999999958<text:tab/>4.0898527813051186E-15<text:tab/></text:p>
      <text:p text:style-name="Standard">AIT502 is missing</text:p>
      <text:p text:style-name="Standard">no<text:tab/>yes<text:tab/></text:p>
      <text:p text:style-name="Standard">0.5178880448810979<text:tab/>0.48211195511890215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061327133125693<text:tab/>0.5093867286687431<text:tab/></text:p>
      <text:p text:style-name="Standard">AIT502 &gt; 70.25121999999999</text:p>
      <text:p text:style-name="Standard">no<text:tab/>yes<text:tab/></text:p>
      <text:p text:style-name="Standard">1.0000000000000318<text:tab/>-3.157522837044331E-14<text:tab/></text:p>
      <text:p text:style-name="Standard">AIT502 is missing</text:p>
      <text:p text:style-name="Standard">no<text:tab/>yes<text:tab/></text:p>
      <text:p text:style-name="Standard">0.5000000000000122<text:tab/>0.4999999999999878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><text:soft-page-break/></text:p>
      <text:p text:style-name="Standard">Classifications</text:p>
      <text:p text:style-name="Standard"/>
      <text:p text:style-name="Standard">AIT402 &lt;= 3.3837476449999997 : no</text:p>
      <text:p text:style-name="Standard">AIT402 &gt; 3.3837476449999997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50847246250801<text:tab/>0.49152753749199<text:tab/></text:p>
      <text:p text:style-name="Standard">AIT402 is missing</text:p>
      <text:p text:style-name="Standard">no<text:tab/>yes<text:tab/></text:p>
      <text:p text:style-name="Standard">0.5177725033379182<text:tab/>0.48222749666208176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yes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49069435431015<text:tab/>0.5093056456898499<text:tab/></text:p>
      <text:p text:style-name="Standard">AIT402 is missing</text:p>
      <text:p text:style-name="Standard">no<text:tab/>yes<text:tab/></text:p>
      <text:p text:style-name="Standard">0.49999999999999617<text:tab/>0.5000000000000038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<text:soft-page-break/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84213928150101<text:tab/>0.49157860718498986<text:tab/></text:p>
      <text:p text:style-name="Standard">P601 &gt; 1.5</text:p>
      <text:p text:style-name="Standard">no<text:tab/>yes<text:tab/></text:p>
      <text:p text:style-name="Standard">0.9999999999999174<text:tab/>8.266713051943966E-14<text:tab/></text:p>
      <text:p text:style-name="Standard">P601 is missing</text:p>
      <text:p text:style-name="Standard">no<text:tab/>yes<text:tab/></text:p>
      <text:p text:style-name="Standard">0.5176271019859602<text:tab/>0.4823728980140398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078882142465763<text:tab/>0.5092111785753423<text:tab/></text:p>
      <text:p text:style-name="Standard">P601 &gt; 1.5</text:p>
      <text:p text:style-name="Standard">no<text:tab/>yes<text:tab/></text:p>
      <text:p text:style-name="Standard">0.9999999999999877<text:tab/>1.2301234771698708E-14<text:tab/></text:p>
      <text:p text:style-name="Standard">P601 is missing</text:p>
      <text:p text:style-name="Standard">no<text:tab/>yes<text:tab/></text:p>
      <text:p text:style-name="Standard">0.5000000000000236<text:tab/>0.4999999999999763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4 &lt;= 25.5126896 : no</text:p>
      <text:p text:style-name="Standard">AIT504 &gt; 25.5126896 : no</text:p>
      <text:p text:style-name="Standard">AIT504 is missing : no</text:p>
      <text:p text:style-name="Standard"><text:soft-page-break/></text:p>
      <text:p text:style-name="Standard">Class distributions</text:p>
      <text:p text:style-name="Standard"/>
      <text:p text:style-name="Standard">AIT504 &lt;= 25.5126896</text:p>
      <text:p text:style-name="Standard">no<text:tab/>yes<text:tab/></text:p>
      <text:p text:style-name="Standard">0.508393895328859<text:tab/>0.491606104671141<text:tab/></text:p>
      <text:p text:style-name="Standard">AIT504 &gt; 25.5126896</text:p>
      <text:p text:style-name="Standard">no<text:tab/>yes<text:tab/></text:p>
      <text:p text:style-name="Standard">1.000000000000076<text:tab/>-7.581438847707967E-14<text:tab/></text:p>
      <text:p text:style-name="Standard">AIT504 is missing</text:p>
      <text:p text:style-name="Standard">no<text:tab/>yes<text:tab/></text:p>
      <text:p text:style-name="Standard">0.5174575305617967<text:tab/>0.48254246943820345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4 &lt;= 25.5126896 : yes</text:p>
      <text:p text:style-name="Standard">AIT504 &gt; 25.5126896 : no</text:p>
      <text:p text:style-name="Standard">AIT504 is missing : no</text:p>
      <text:p text:style-name="Standard"/>
      <text:p text:style-name="Standard">Class distributions</text:p>
      <text:p text:style-name="Standard"/>
      <text:p text:style-name="Standard">AIT504 &lt;= 25.5126896</text:p>
      <text:p text:style-name="Standard">no<text:tab/>yes<text:tab/></text:p>
      <text:p text:style-name="Standard">0.49093104903104173<text:tab/>0.5090689509689582<text:tab/></text:p>
      <text:p text:style-name="Standard">AIT504 &gt; 25.5126896</text:p>
      <text:p text:style-name="Standard">no<text:tab/>yes<text:tab/></text:p>
      <text:p text:style-name="Standard">1.0000000000000866<text:tab/>-8.657356875873435E-14<text:tab/></text:p>
      <text:p text:style-name="Standard">AIT504 is missing</text:p>
      <text:p text:style-name="Standard">no<text:tab/>yes<text:tab/></text:p>
      <text:p text:style-name="Standard">0.5000000000000056<text:tab/>0.4999999999999944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<text:soft-page-break/>AIT402 &lt;= 6.677774905</text:p>
      <text:p text:style-name="Standard">no<text:tab/>yes<text:tab/></text:p>
      <text:p text:style-name="Standard">0.508143386029933<text:tab/>0.491856613970067<text:tab/></text:p>
      <text:p text:style-name="Standard">AIT402 &gt; 6.677774905</text:p>
      <text:p text:style-name="Standard">no<text:tab/>yes<text:tab/></text:p>
      <text:p text:style-name="Standard">0.99999999999957<text:tab/>4.2996394058621184E-13<text:tab/></text:p>
      <text:p text:style-name="Standard">AIT402 is missing</text:p>
      <text:p text:style-name="Standard">no<text:tab/>yes<text:tab/></text:p>
      <text:p text:style-name="Standard">0.5172018836988688<text:tab/>0.48279811630113123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093642377075<text:tab/>0.50906357622925<text:tab/></text:p>
      <text:p text:style-name="Standard">AIT402 &gt; 6.677774905</text:p>
      <text:p text:style-name="Standard">no<text:tab/>yes<text:tab/></text:p>
      <text:p text:style-name="Standard">0.9999999999998253<text:tab/>1.7479816893351856E-13<text:tab/></text:p>
      <text:p text:style-name="Standard">AIT402 is missing</text:p>
      <text:p text:style-name="Standard">no<text:tab/>yes<text:tab/></text:p>
      <text:p text:style-name="Standard">0.49999999999998734<text:tab/>0.5000000000000127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<text:soft-page-break/>AIT202 &gt; 8.805146</text:p>
      <text:p text:style-name="Standard">no<text:tab/>yes<text:tab/></text:p>
      <text:p text:style-name="Standard">0.5082063256922504<text:tab/>0.49179367430774956<text:tab/></text:p>
      <text:p text:style-name="Standard">AIT202 is missing</text:p>
      <text:p text:style-name="Standard">no<text:tab/>yes<text:tab/></text:p>
      <text:p text:style-name="Standard">0.5171922147640714<text:tab/>0.4828077852359286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4910090369712109<text:tab/>0.508990963028789<text:tab/></text:p>
      <text:p text:style-name="Standard">AIT202 is missing</text:p>
      <text:p text:style-name="Standard">no<text:tab/>yes<text:tab/></text:p>
      <text:p text:style-name="Standard">0.5000000000000041<text:tab/>0.499999999999996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no</text:p>
      <text:p text:style-name="Standard"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5071510392832742<text:tab/>0.49284896071672574<text:tab/></text:p>
      <text:p text:style-name="Standard">LIT401 &gt; 977.2109985</text:p>
      <text:p text:style-name="Standard">no<text:tab/>yes<text:tab/></text:p>
      <text:p text:style-name="Standard">0.9800722905613801<text:tab/>0.019927709438619774<text:tab/></text:p>
      <text:p text:style-name="Standard"><text:soft-page-break/>LIT401 is missing</text:p>
      <text:p text:style-name="Standard">no<text:tab/>yes<text:tab/></text:p>
      <text:p text:style-name="Standard">0.5170615286194062<text:tab/>0.48293847138059376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yes</text:p>
      <text:p text:style-name="Standard">LIT401 &gt; 977.49935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49116907744781035<text:tab/>0.5088309225521896<text:tab/></text:p>
      <text:p text:style-name="Standard">LIT401 &gt; 977.4993595</text:p>
      <text:p text:style-name="Standard">no<text:tab/>yes<text:tab/></text:p>
      <text:p text:style-name="Standard">1.000000000000052<text:tab/>-5.200884058994957E-14<text:tab/></text:p>
      <text:p text:style-name="Standard">LIT401 is missing</text:p>
      <text:p text:style-name="Standard">no<text:tab/>yes<text:tab/></text:p>
      <text:p text:style-name="Standard">0.5000000000000085<text:tab/>0.4999999999999915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no</text:p>
      <text:p text:style-name="Standard">FIT301 &gt; 1.72693199 : no</text:p>
      <text:p text:style-name="Standard">FIT301 is missing : no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507957601514574<text:tab/>0.492042398485426<text:tab/></text:p>
      <text:p text:style-name="Standard">FIT301 &gt; 1.72693199</text:p>
      <text:p text:style-name="Standard">no<text:tab/>yes<text:tab/></text:p>
      <text:p text:style-name="Standard">0.9999999999995657<text:tab/>4.3428617935027645E-13<text:tab/></text:p>
      <text:p text:style-name="Standard">FIT301 is missing</text:p>
      <text:p text:style-name="Standard">no<text:tab/>yes<text:tab/></text:p>
      <text:p text:style-name="Standard">0.5167731127466679<text:tab/>0.48322688725333207<text:tab/></text:p>
      <text:p text:style-name="Standard"><text:soft-page-break/></text:p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yes</text:p>
      <text:p text:style-name="Standard">FIT301 &gt; 1.72693199 : no</text:p>
      <text:p text:style-name="Standard">FIT301 is missing : yes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491179779696476<text:tab/>0.508820220303524<text:tab/></text:p>
      <text:p text:style-name="Standard">FIT301 &gt; 1.72693199</text:p>
      <text:p text:style-name="Standard">no<text:tab/>yes<text:tab/></text:p>
      <text:p text:style-name="Standard">1.0000000000000373<text:tab/>-3.750194671355806E-14<text:tab/></text:p>
      <text:p text:style-name="Standard">FIT301 is missing</text:p>
      <text:p text:style-name="Standard">no<text:tab/>yes<text:tab/></text:p>
      <text:p text:style-name="Standard">0.49999999999999534<text:tab/>0.5000000000000047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79563270999247<text:tab/>0.4920436729000753<text:tab/></text:p>
      <text:p text:style-name="Standard">AIT502 &gt; 70.25121999999999</text:p>
      <text:p text:style-name="Standard">no<text:tab/>yes<text:tab/></text:p>
      <text:p text:style-name="Standard">0.9999999999999669<text:tab/>3.31525890576635E-14<text:tab/></text:p>
      <text:p text:style-name="Standard">AIT502 is missing</text:p>
      <text:p text:style-name="Standard">no<text:tab/>yes<text:tab/></text:p>
      <text:p text:style-name="Standard">0.5167538069952986<text:tab/>0.48324619300470145<text:tab/></text:p>
      <text:p text:style-name="Standard"/>
      <text:p text:style-name="Standard"/>
      <text:p text:style-name="Standard">Weight: 0.07</text:p>
      <text:p text:style-name="Standard"><text:soft-page-break/></text:p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yes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11978268292391<text:tab/>0.5088021731707608<text:tab/></text:p>
      <text:p text:style-name="Standard">AIT502 &gt; 70.25121999999999</text:p>
      <text:p text:style-name="Standard">no<text:tab/>yes<text:tab/></text:p>
      <text:p text:style-name="Standard">1.0000000000000293<text:tab/>-2.941562650078233E-14<text:tab/></text:p>
      <text:p text:style-name="Standard">AIT502 is missing</text:p>
      <text:p text:style-name="Standard">no<text:tab/>yes<text:tab/></text:p>
      <text:p text:style-name="Standard">0.4999999999999978<text:tab/>0.5000000000000022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5079138701165932<text:tab/>0.49208612988340683<text:tab/></text:p>
      <text:p text:style-name="Standard">LIT301 is missing</text:p>
      <text:p text:style-name="Standard">no<text:tab/>yes<text:tab/></text:p>
      <text:p text:style-name="Standard">0.5167212464976839<text:tab/>0.4832787535023161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<text:soft-page-break/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911879592375108<text:tab/>0.5088120407624891<text:tab/></text:p>
      <text:p text:style-name="Standard">LIT301 is missing</text:p>
      <text:p text:style-name="Standard">no<text:tab/>yes<text:tab/></text:p>
      <text:p text:style-name="Standard">0.5000000000000162<text:tab/>0.49999999999998374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829.314618 : yes</text:p>
      <text:p text:style-name="Standard">LIT301 &gt; 829.314618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829.314618</text:p>
      <text:p text:style-name="Standard">no<text:tab/>yes<text:tab/></text:p>
      <text:p text:style-name="Standard">0.30164771657697825<text:tab/>0.6983522834230217<text:tab/></text:p>
      <text:p text:style-name="Standard">LIT301 &gt; 829.314618</text:p>
      <text:p text:style-name="Standard">no<text:tab/>yes<text:tab/></text:p>
      <text:p text:style-name="Standard">0.5448952565761892<text:tab/>0.4551047434238107<text:tab/></text:p>
      <text:p text:style-name="Standard">LIT301 is missing</text:p>
      <text:p text:style-name="Standard">no<text:tab/>yes<text:tab/></text:p>
      <text:p text:style-name="Standard">0.5167390503604035<text:tab/>0.48326094963959665<text:tab/></text:p>
      <text:p text:style-name="Standard"/>
      <text:p text:style-name="Standard"/>
      <text:p text:style-name="Standard">Weight: 0.2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<text:soft-page-break/>LIT301 &gt; 794.14735 : yes</text:p>
      <text:p text:style-name="Standard">LIT301 is missing : yes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5770726751655305<text:tab/>0.5422927324834469<text:tab/></text:p>
      <text:p text:style-name="Standard">LIT301 is missing</text:p>
      <text:p text:style-name="Standard">no<text:tab/>yes<text:tab/></text:p>
      <text:p text:style-name="Standard">0.46808526392602284<text:tab/>0.5319147360739772<text:tab/></text:p>
      <text:p text:style-name="Standard"/>
      <text:p text:style-name="Standard"/>
      <text:p text:style-name="Standard">Weight: 0.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5080445401590182<text:tab/>0.49195545984098177<text:tab/></text:p>
      <text:p text:style-name="Standard">AIT202 is missing</text:p>
      <text:p text:style-name="Standard">no<text:tab/>yes<text:tab/></text:p>
      <text:p text:style-name="Standard">0.5173642950699725<text:tab/>0.48263570493002755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yes</text:p>
      <text:p text:style-name="Standard"/>
      <text:p text:style-name="Standard"><text:soft-page-break/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490675034754673<text:tab/>0.5093249652453269<text:tab/></text:p>
      <text:p text:style-name="Standard">AIT202 is missing</text:p>
      <text:p text:style-name="Standard">no<text:tab/>yes<text:tab/></text:p>
      <text:p text:style-name="Standard">0.4999999999999936<text:tab/>0.5000000000000064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5089163581733274<text:tab/>0.4910836418266726<text:tab/></text:p>
      <text:p text:style-name="Standard">AIT402 is missing</text:p>
      <text:p text:style-name="Standard">no<text:tab/>yes<text:tab/></text:p>
      <text:p text:style-name="Standard">0.5176617587704109<text:tab/>0.48233824122958907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yes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<text:soft-page-break/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4912490870780079<text:tab/>0.5087509129219921<text:tab/></text:p>
      <text:p text:style-name="Standard">AIT402 is missing</text:p>
      <text:p text:style-name="Standard">no<text:tab/>yes<text:tab/></text:p>
      <text:p text:style-name="Standard">0.5000000000000049<text:tab/>0.499999999999995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5079354521560091<text:tab/>0.4920645478439909<text:tab/></text:p>
      <text:p text:style-name="Standard">AIT202 is missing</text:p>
      <text:p text:style-name="Standard">no<text:tab/>yes<text:tab/></text:p>
      <text:p text:style-name="Standard">0.5166287266124676<text:tab/>0.4833712733875324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<text:soft-page-break/>no<text:tab/>yes<text:tab/></text:p>
      <text:p text:style-name="Standard">0.49130213458527183<text:tab/>0.5086978654147282<text:tab/></text:p>
      <text:p text:style-name="Standard">AIT202 is missing</text:p>
      <text:p text:style-name="Standard">no<text:tab/>yes<text:tab/></text:p>
      <text:p text:style-name="Standard">0.5000000000000028<text:tab/>0.4999999999999972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79298778816338<text:tab/>0.4920701221183662<text:tab/></text:p>
      <text:p text:style-name="Standard">P601 &gt; 1.5</text:p>
      <text:p text:style-name="Standard">no<text:tab/>yes<text:tab/></text:p>
      <text:p text:style-name="Standard">0.9999999999998842<text:tab/>1.1566818756230104E-13<text:tab/></text:p>
      <text:p text:style-name="Standard">P601 is missing</text:p>
      <text:p text:style-name="Standard">no<text:tab/>yes<text:tab/></text:p>
      <text:p text:style-name="Standard">0.5165329239451526<text:tab/>0.4834670760548475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13924399919395<text:tab/>0.5086075600080606<text:tab/></text:p>
      <text:p text:style-name="Standard">P601 &gt; 1.5</text:p>
      <text:p text:style-name="Standard">no<text:tab/>yes<text:tab/></text:p>
      <text:p text:style-name="Standard">1.0000000000000575<text:tab/>-5.755213180277451E-14<text:tab/></text:p>
      <text:p text:style-name="Standard">P601 is missing</text:p>
      <text:p text:style-name="Standard"><text:soft-page-break/>no<text:tab/>yes<text:tab/></text:p>
      <text:p text:style-name="Standard">0.4999999999999812<text:tab/>0.5000000000000188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5077767875830275<text:tab/>0.49222321241697253<text:tab/></text:p>
      <text:p text:style-name="Standard">LIT301 is missing</text:p>
      <text:p text:style-name="Standard">no<text:tab/>yes<text:tab/></text:p>
      <text:p text:style-name="Standard">0.51636970091829<text:tab/>0.4836302990817099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9140270879727804<text:tab/>0.5085972912027219<text:tab/></text:p>
      <text:p text:style-name="Standard">LIT301 is missing</text:p>
      <text:p text:style-name="Standard">no<text:tab/>yes<text:tab/></text:p>
      <text:p text:style-name="Standard">0.5000000000000099<text:tab/>0.49999999999999006<text:tab/></text:p>
      <text:p text:style-name="Standard"/>
      <text:p text:style-name="Standard"><text:soft-page-break/></text:p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77432050923328<text:tab/>0.4922567949076671<text:tab/></text:p>
      <text:p text:style-name="Standard">AIT402 &gt; 6.677774905</text:p>
      <text:p text:style-name="Standard">no<text:tab/>yes<text:tab/></text:p>
      <text:p text:style-name="Standard">0.9999999999999076<text:tab/>9.23437730595439E-14<text:tab/></text:p>
      <text:p text:style-name="Standard">AIT402 is missing</text:p>
      <text:p text:style-name="Standard">no<text:tab/>yes<text:tab/></text:p>
      <text:p text:style-name="Standard">0.5163511298562524<text:tab/>0.4836488701437476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13877136245472<text:tab/>0.5086122863754527<text:tab/></text:p>
      <text:p text:style-name="Standard">AIT402 &gt; 6.677774905</text:p>
      <text:p text:style-name="Standard">no<text:tab/>yes<text:tab/></text:p>
      <text:p text:style-name="Standard">0.9999999999995942<text:tab/>4.057920837498797E-13<text:tab/></text:p>
      <text:p text:style-name="Standard">AIT402 is missing</text:p>
      <text:p text:style-name="Standard">no<text:tab/>yes<text:tab/></text:p>
      <text:p text:style-name="Standard">0.5000000000000159<text:tab/>0.4999999999999842<text:tab/></text:p>
      <text:p text:style-name="Standard"/>
      <text:p text:style-name="Standard"/>
      <text:p text:style-name="Standard">Weight: 0.07</text:p>
      <text:p text:style-name="Standard"/>
      <text:p text:style-name="Standard"><text:soft-page-break/>Decision Stump</text:p>
      <text:p text:style-name="Standard"/>
      <text:p text:style-name="Standard">Classifications</text:p>
      <text:p text:style-name="Standard"/>
      <text:p text:style-name="Standard">AIT504 &lt;= 25.5126896 : no</text:p>
      <text:p text:style-name="Standard">AIT504 &gt; 25.5126896 : no</text:p>
      <text:p text:style-name="Standard">AIT504 is missing : no</text:p>
      <text:p text:style-name="Standard"/>
      <text:p text:style-name="Standard">Class distributions</text:p>
      <text:p text:style-name="Standard"/>
      <text:p text:style-name="Standard">AIT504 &lt;= 25.5126896</text:p>
      <text:p text:style-name="Standard">no<text:tab/>yes<text:tab/></text:p>
      <text:p text:style-name="Standard">0.5080361280160444<text:tab/>0.49196387198395564<text:tab/></text:p>
      <text:p text:style-name="Standard">AIT504 &gt; 25.5126896</text:p>
      <text:p text:style-name="Standard">no<text:tab/>yes<text:tab/></text:p>
      <text:p text:style-name="Standard">1.000000000000056<text:tab/>-5.5899782450180125E-14<text:tab/></text:p>
      <text:p text:style-name="Standard">AIT504 is missing</text:p>
      <text:p text:style-name="Standard">no<text:tab/>yes<text:tab/></text:p>
      <text:p text:style-name="Standard">0.516378247789211<text:tab/>0.48362175221078896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4 &lt;= 25.5126896 : yes</text:p>
      <text:p text:style-name="Standard">AIT504 &gt; 25.5126896 : no</text:p>
      <text:p text:style-name="Standard">AIT504 is missing : no</text:p>
      <text:p text:style-name="Standard"/>
      <text:p text:style-name="Standard">Class distributions</text:p>
      <text:p text:style-name="Standard"/>
      <text:p text:style-name="Standard">AIT504 &lt;= 25.5126896</text:p>
      <text:p text:style-name="Standard">no<text:tab/>yes<text:tab/></text:p>
      <text:p text:style-name="Standard">0.49165348603109044<text:tab/>0.5083465139689095<text:tab/></text:p>
      <text:p text:style-name="Standard">AIT504 &gt; 25.5126896</text:p>
      <text:p text:style-name="Standard">no<text:tab/>yes<text:tab/></text:p>
      <text:p text:style-name="Standard">1.0000000000003604<text:tab/>-3.603705940518548E-13<text:tab/></text:p>
      <text:p text:style-name="Standard">AIT504 is missing</text:p>
      <text:p text:style-name="Standard">no<text:tab/>yes<text:tab/></text:p>
      <text:p text:style-name="Standard">0.5000000000000056<text:tab/>0.4999999999999944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><text:soft-page-break/></text:p>
      <text:p text:style-name="Standard">AIT402 &lt;= 3.3837476449999997 : no</text:p>
      <text:p text:style-name="Standard">AIT402 &gt; 3.3837476449999997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5076305493141776<text:tab/>0.49236945068582244<text:tab/></text:p>
      <text:p text:style-name="Standard">AIT402 is missing</text:p>
      <text:p text:style-name="Standard">no<text:tab/>yes<text:tab/></text:p>
      <text:p text:style-name="Standard">0.5158969245222863<text:tab/>0.4841030754777136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yes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49172961192462317<text:tab/>0.5082703880753769<text:tab/></text:p>
      <text:p text:style-name="Standard">AIT402 is missing</text:p>
      <text:p text:style-name="Standard">no<text:tab/>yes<text:tab/></text:p>
      <text:p text:style-name="Standard">0.5000000000000059<text:tab/>0.4999999999999941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no</text:p>
      <text:p text:style-name="Standard">LIT401 &gt; 977.4993595 : no</text:p>
      <text:p text:style-name="Standard"><text:soft-page-break/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5074774092212871<text:tab/>0.49252259077871285<text:tab/></text:p>
      <text:p text:style-name="Standard">LIT401 &gt; 977.4993595</text:p>
      <text:p text:style-name="Standard">no<text:tab/>yes<text:tab/></text:p>
      <text:p text:style-name="Standard">0.9999999999997546<text:tab/>2.453335376030159E-13<text:tab/></text:p>
      <text:p text:style-name="Standard">LIT401 is missing</text:p>
      <text:p text:style-name="Standard">no<text:tab/>yes<text:tab/></text:p>
      <text:p text:style-name="Standard">0.5157587883778627<text:tab/>0.4842412116221372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yes</text:p>
      <text:p text:style-name="Standard">LIT401 &gt; 977.499359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49171471566050395<text:tab/>0.5082852843394959<text:tab/></text:p>
      <text:p text:style-name="Standard">LIT401 &gt; 977.4993595</text:p>
      <text:p text:style-name="Standard">no<text:tab/>yes<text:tab/></text:p>
      <text:p text:style-name="Standard">0.9999999999994653<text:tab/>5.347273402575366E-13<text:tab/></text:p>
      <text:p text:style-name="Standard">LIT401 is missing</text:p>
      <text:p text:style-name="Standard">no<text:tab/>yes<text:tab/></text:p>
      <text:p text:style-name="Standard">0.49999999999998496<text:tab/>0.500000000000015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62.48398050000003 : no</text:p>
      <text:p text:style-name="Standard">AIT203 &gt; 262.48398050000003 : yes</text:p>
      <text:p text:style-name="Standard">AIT203 is missing : no</text:p>
      <text:p text:style-name="Standard"/>
      <text:p text:style-name="Standard">Class distributions</text:p>
      <text:p text:style-name="Standard"><text:soft-page-break/></text:p>
      <text:p text:style-name="Standard">AIT203 &lt;= 262.48398050000003</text:p>
      <text:p text:style-name="Standard">no<text:tab/>yes<text:tab/></text:p>
      <text:p text:style-name="Standard">0.5425268847887263<text:tab/>0.45747311521127365<text:tab/></text:p>
      <text:p text:style-name="Standard">AIT203 &gt; 262.48398050000003</text:p>
      <text:p text:style-name="Standard">no<text:tab/>yes<text:tab/></text:p>
      <text:p text:style-name="Standard">0.30092124622884875<text:tab/>0.6990787537711513<text:tab/></text:p>
      <text:p text:style-name="Standard">AIT203 is missing</text:p>
      <text:p text:style-name="Standard">no<text:tab/>yes<text:tab/></text:p>
      <text:p text:style-name="Standard">0.5157858282266439<text:tab/>0.48421417177335613<text:tab/></text:p>
      <text:p text:style-name="Standard"/>
      <text:p text:style-name="Standard"/>
      <text:p text:style-name="Standard">Weight: 0.2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yes</text:p>
      <text:p text:style-name="Standard">LIT401 &gt; 977.210998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4575646284524868<text:tab/>0.5424353715475133<text:tab/></text:p>
      <text:p text:style-name="Standard">LIT401 &gt; 977.2109985</text:p>
      <text:p text:style-name="Standard">no<text:tab/>yes<text:tab/></text:p>
      <text:p text:style-name="Standard">0.9817692931077119<text:tab/>0.018230706892288166<text:tab/></text:p>
      <text:p text:style-name="Standard">LIT401 is missing</text:p>
      <text:p text:style-name="Standard">no<text:tab/>yes<text:tab/></text:p>
      <text:p text:style-name="Standard">0.46873301466473744<text:tab/>0.5312669853352626<text:tab/></text:p>
      <text:p text:style-name="Standard"/>
      <text:p text:style-name="Standard"/>
      <text:p text:style-name="Standard">Weight: 0.2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<text:soft-page-break/>0.5092443860853074<text:tab/>0.4907556139146927<text:tab/></text:p>
      <text:p text:style-name="Standard">P601 &gt; 1.5</text:p>
      <text:p text:style-name="Standard">no<text:tab/>yes<text:tab/></text:p>
      <text:p text:style-name="Standard">1.0000000000000504<text:tab/>-5.0387311193791966E-14<text:tab/></text:p>
      <text:p text:style-name="Standard">P601 is missing</text:p>
      <text:p text:style-name="Standard">no<text:tab/>yes<text:tab/></text:p>
      <text:p text:style-name="Standard">0.5185202618210962<text:tab/>0.4814797381789037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07177674776242<text:tab/>0.5092822325223758<text:tab/></text:p>
      <text:p text:style-name="Standard">P601 &gt; 1.5</text:p>
      <text:p text:style-name="Standard">no<text:tab/>yes<text:tab/></text:p>
      <text:p text:style-name="Standard">1.0000000000000249<text:tab/>-2.5018725741519103E-14<text:tab/></text:p>
      <text:p text:style-name="Standard">P601 is missing</text:p>
      <text:p text:style-name="Standard">no<text:tab/>yes<text:tab/></text:p>
      <text:p text:style-name="Standard">0.5000000000000263<text:tab/>0.4999999999999737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87797606438541<text:tab/>0.4912202393561459<text:tab/></text:p>
      <text:p text:style-name="Standard">AIT402 &gt; 6.677774905</text:p>
      <text:p text:style-name="Standard">no<text:tab/>yes<text:tab/></text:p>
      <text:p text:style-name="Standard"><text:soft-page-break/>1.0000000000005052<text:tab/>-5.05219240153253E-13<text:tab/></text:p>
      <text:p text:style-name="Standard">AIT402 is missing</text:p>
      <text:p text:style-name="Standard">no<text:tab/>yes<text:tab/></text:p>
      <text:p text:style-name="Standard">0.5175850915903595<text:tab/>0.4824149084096405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11892277709703<text:tab/>0.5088107722290297<text:tab/></text:p>
      <text:p text:style-name="Standard">AIT402 &gt; 6.677774905</text:p>
      <text:p text:style-name="Standard">no<text:tab/>yes<text:tab/></text:p>
      <text:p text:style-name="Standard">0.9999999999998324<text:tab/>1.6766422856680922E-13<text:tab/></text:p>
      <text:p text:style-name="Standard">AIT402 is missing</text:p>
      <text:p text:style-name="Standard">no<text:tab/>yes<text:tab/></text:p>
      <text:p text:style-name="Standard">0.5000000000000135<text:tab/>0.4999999999999864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80804187320798<text:tab/>0.4919195812679201<text:tab/></text:p>
      <text:p text:style-name="Standard">P601 &gt; 1.5</text:p>
      <text:p text:style-name="Standard">no<text:tab/>yes<text:tab/></text:p>
      <text:p text:style-name="Standard">0.9999999999999623<text:tab/>3.762594333865151E-14<text:tab/></text:p>
      <text:p text:style-name="Standard">P601 is missing</text:p>
      <text:p text:style-name="Standard">no<text:tab/>yes<text:tab/></text:p>
      <text:p text:style-name="Standard"><text:soft-page-break/>0.5167367616875985<text:tab/>0.48326323831240153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13389717731677<text:tab/>0.5086610282268322<text:tab/></text:p>
      <text:p text:style-name="Standard">P601 &gt; 1.5</text:p>
      <text:p text:style-name="Standard">no<text:tab/>yes<text:tab/></text:p>
      <text:p text:style-name="Standard">1.0000000000000142<text:tab/>-1.4091137056802E-14<text:tab/></text:p>
      <text:p text:style-name="Standard">P601 is missing</text:p>
      <text:p text:style-name="Standard">no<text:tab/>yes<text:tab/></text:p>
      <text:p text:style-name="Standard">0.5000000000000041<text:tab/>0.499999999999996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81810275197994<text:tab/>0.4918189724802007<text:tab/></text:p>
      <text:p text:style-name="Standard">AIT502 &gt; 70.25121999999999</text:p>
      <text:p text:style-name="Standard">no<text:tab/>yes<text:tab/></text:p>
      <text:p text:style-name="Standard">1.0000000000000056<text:tab/>-5.667415064980921E-15<text:tab/></text:p>
      <text:p text:style-name="Standard">AIT502 is missing</text:p>
      <text:p text:style-name="Standard">no<text:tab/>yes<text:tab/></text:p>
      <text:p text:style-name="Standard">0.5164663626627833<text:tab/>0.4835336373372166<text:tab/></text:p>
      <text:p text:style-name="Standard"/>
      <text:p text:style-name="Standard"/>
      <text:p text:style-name="Standard"><text:soft-page-break/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171019792151627<text:tab/>0.5082898020784837<text:tab/></text:p>
      <text:p text:style-name="Standard">AIT502 &gt; 70.25121999999999</text:p>
      <text:p text:style-name="Standard">no<text:tab/>yes<text:tab/></text:p>
      <text:p text:style-name="Standard">1.000000000000031<text:tab/>-3.112238290786837E-14<text:tab/></text:p>
      <text:p text:style-name="Standard">AIT502 is missing</text:p>
      <text:p text:style-name="Standard">no<text:tab/>yes<text:tab/></text:p>
      <text:p text:style-name="Standard">0.5000000000000071<text:tab/>0.4999999999999929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3 &lt;= 114.53794099999999 : no</text:p>
      <text:p text:style-name="Standard">PIT503 &gt; 114.53794099999999 : no</text:p>
      <text:p text:style-name="Standard">PIT503 is missing : no</text:p>
      <text:p text:style-name="Standard"/>
      <text:p text:style-name="Standard">Class distributions</text:p>
      <text:p text:style-name="Standard"/>
      <text:p text:style-name="Standard">PIT503 &lt;= 114.53794099999999</text:p>
      <text:p text:style-name="Standard">no<text:tab/>yes<text:tab/></text:p>
      <text:p text:style-name="Standard">0.5075636365030689<text:tab/>0.49243636349693115<text:tab/></text:p>
      <text:p text:style-name="Standard">PIT503 &gt; 114.53794099999999</text:p>
      <text:p text:style-name="Standard">no<text:tab/>yes<text:tab/></text:p>
      <text:p text:style-name="Standard">0.9999999999997292<text:tab/>2.70850494365555E-13<text:tab/></text:p>
      <text:p text:style-name="Standard">PIT503 is missing</text:p>
      <text:p text:style-name="Standard">no<text:tab/>yes<text:tab/></text:p>
      <text:p text:style-name="Standard">0.5157940279620289<text:tab/>0.48420597203797106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><text:soft-page-break/></text:p>
      <text:p text:style-name="Standard">Classifications</text:p>
      <text:p text:style-name="Standard"/>
      <text:p text:style-name="Standard">PIT503 &lt;= 114.53794099999999 : yes</text:p>
      <text:p text:style-name="Standard">PIT503 &gt; 114.53794099999999 : no</text:p>
      <text:p text:style-name="Standard">PIT503 is missing : yes</text:p>
      <text:p text:style-name="Standard"/>
      <text:p text:style-name="Standard">Class distributions</text:p>
      <text:p text:style-name="Standard"/>
      <text:p text:style-name="Standard">PIT503 &lt;= 114.53794099999999</text:p>
      <text:p text:style-name="Standard">no<text:tab/>yes<text:tab/></text:p>
      <text:p text:style-name="Standard">0.4917656738411852<text:tab/>0.5082343261588147<text:tab/></text:p>
      <text:p text:style-name="Standard">PIT503 &gt; 114.53794099999999</text:p>
      <text:p text:style-name="Standard">no<text:tab/>yes<text:tab/></text:p>
      <text:p text:style-name="Standard">0.9999999999996256<text:tab/>3.7436444768898265E-13<text:tab/></text:p>
      <text:p text:style-name="Standard">PIT503 is missing</text:p>
      <text:p text:style-name="Standard">no<text:tab/>yes<text:tab/></text:p>
      <text:p text:style-name="Standard">0.499999999999996<text:tab/>0.5000000000000041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5074474035533809<text:tab/>0.4925525964466191<text:tab/></text:p>
      <text:p text:style-name="Standard">AIT202 is missing</text:p>
      <text:p text:style-name="Standard">no<text:tab/>yes<text:tab/></text:p>
      <text:p text:style-name="Standard">0.5156933093513393<text:tab/>0.4843066906486607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<text:soft-page-break/>AIT202 &lt;= 8.805146 : no</text:p>
      <text:p text:style-name="Standard">AIT202 &gt; 8.805146 : yes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4917502374575934<text:tab/>0.5082497625424067<text:tab/></text:p>
      <text:p text:style-name="Standard">AIT202 is missing</text:p>
      <text:p text:style-name="Standard">no<text:tab/>yes<text:tab/></text:p>
      <text:p text:style-name="Standard">0.5000000000000001<text:tab/>0.4999999999999999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75791309280753<text:tab/>0.49242086907192467<text:tab/></text:p>
      <text:p text:style-name="Standard">P601 &gt; 1.5</text:p>
      <text:p text:style-name="Standard">no<text:tab/>yes<text:tab/></text:p>
      <text:p text:style-name="Standard">0.9999999999999741<text:tab/>2.5929700681418233E-14<text:tab/></text:p>
      <text:p text:style-name="Standard">P601 is missing</text:p>
      <text:p text:style-name="Standard">no<text:tab/>yes<text:tab/></text:p>
      <text:p text:style-name="Standard">0.5157213410993026<text:tab/>0.4842786589006975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><text:soft-page-break/></text:p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185390726731504<text:tab/>0.508146092732685<text:tab/></text:p>
      <text:p text:style-name="Standard">P601 &gt; 1.5</text:p>
      <text:p text:style-name="Standard">no<text:tab/>yes<text:tab/></text:p>
      <text:p text:style-name="Standard">0.9999999999999698<text:tab/>3.0121837982972405E-14<text:tab/></text:p>
      <text:p text:style-name="Standard">P601 is missing</text:p>
      <text:p text:style-name="Standard">no<text:tab/>yes<text:tab/></text:p>
      <text:p text:style-name="Standard">0.5000000000000145<text:tab/>0.49999999999998557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5073975228188127<text:tab/>0.49260247718118727<text:tab/></text:p>
      <text:p text:style-name="Standard">LIT301 is missing</text:p>
      <text:p text:style-name="Standard">no<text:tab/>yes<text:tab/></text:p>
      <text:p text:style-name="Standard">0.5155329865712553<text:tab/>0.4844670134287446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yes</text:p>
      <text:p text:style-name="Standard"/>
      <text:p text:style-name="Standard">Class distributions</text:p>
      <text:p text:style-name="Standard"/>
      <text:p text:style-name="Standard"><text:soft-page-break/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918607952860083<text:tab/>0.5081392047139918<text:tab/></text:p>
      <text:p text:style-name="Standard">LIT301 is missing</text:p>
      <text:p text:style-name="Standard">no<text:tab/>yes<text:tab/></text:p>
      <text:p text:style-name="Standard">0.499999999999993<text:tab/>0.500000000000007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794.2001845 : yes</text:p>
      <text:p text:style-name="Standard">LIT401 &gt; 794.200184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794.2001845</text:p>
      <text:p text:style-name="Standard">no<text:tab/>yes<text:tab/></text:p>
      <text:p text:style-name="Standard">0.08356353294586147<text:tab/>0.9164364670541385<text:tab/></text:p>
      <text:p text:style-name="Standard">LIT401 &gt; 794.2001845</text:p>
      <text:p text:style-name="Standard">no<text:tab/>yes<text:tab/></text:p>
      <text:p text:style-name="Standard">0.5265482311769215<text:tab/>0.4734517688230785<text:tab/></text:p>
      <text:p text:style-name="Standard">LIT401 is missing</text:p>
      <text:p text:style-name="Standard">no<text:tab/>yes<text:tab/></text:p>
      <text:p text:style-name="Standard">0.5155204640242729<text:tab/>0.48447953597572707<text:tab/></text:p>
      <text:p text:style-name="Standard"/>
      <text:p text:style-name="Standard"/>
      <text:p text:style-name="Standard">Weight: 0.1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729069950959419<text:tab/>0.5270930049040581<text:tab/></text:p>
      <text:p text:style-name="Standard"><text:soft-page-break/>AIT402 &gt; 6.677774905</text:p>
      <text:p text:style-name="Standard">no<text:tab/>yes<text:tab/></text:p>
      <text:p text:style-name="Standard">1.0000000000002351<text:tab/>-2.3513756815693887E-13<text:tab/></text:p>
      <text:p text:style-name="Standard">AIT402 is missing</text:p>
      <text:p text:style-name="Standard">no<text:tab/>yes<text:tab/></text:p>
      <text:p text:style-name="Standard">0.4809712603245734<text:tab/>0.5190287396754266<text:tab/></text:p>
      <text:p text:style-name="Standard"/>
      <text:p text:style-name="Standard"/>
      <text:p text:style-name="Standard">Weight: 0.1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3 &lt;= 113.68078750000001 : no</text:p>
      <text:p text:style-name="Standard">PIT503 &gt; 113.68078750000001 : yes</text:p>
      <text:p text:style-name="Standard">PIT503 is missing : no</text:p>
      <text:p text:style-name="Standard"/>
      <text:p text:style-name="Standard">Class distributions</text:p>
      <text:p text:style-name="Standard"/>
      <text:p text:style-name="Standard">PIT503 &lt;= 113.68078750000001</text:p>
      <text:p text:style-name="Standard">no<text:tab/>yes<text:tab/></text:p>
      <text:p text:style-name="Standard">0.6796580979723605<text:tab/>0.3203419020276395<text:tab/></text:p>
      <text:p text:style-name="Standard">PIT503 &gt; 113.68078750000001</text:p>
      <text:p text:style-name="Standard">no<text:tab/>yes<text:tab/></text:p>
      <text:p text:style-name="Standard">0.4812250495786961<text:tab/>0.518774950421304<text:tab/></text:p>
      <text:p text:style-name="Standard">PIT503 is missing</text:p>
      <text:p text:style-name="Standard">no<text:tab/>yes<text:tab/></text:p>
      <text:p text:style-name="Standard">0.514316584407142<text:tab/>0.485683415592858<text:tab/></text:p>
      <text:p text:style-name="Standard"/>
      <text:p text:style-name="Standard"/>
      <text:p text:style-name="Standard">Weight: 0.1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641.1741705 : no</text:p>
      <text:p text:style-name="Standard">LIT101 &gt; 641.1741705 : yes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641.1741705</text:p>
      <text:p text:style-name="Standard">no<text:tab/>yes<text:tab/></text:p>
      <text:p text:style-name="Standard">0.6730142486191071<text:tab/>0.3269857513808929<text:tab/></text:p>
      <text:p text:style-name="Standard">LIT101 &gt; 641.1741705</text:p>
      <text:p text:style-name="Standard">no<text:tab/>yes<text:tab/></text:p>
      <text:p text:style-name="Standard">0.49587407758695623<text:tab/>0.5041259224130437<text:tab/></text:p>
      <text:p text:style-name="Standard"><text:soft-page-break/>LIT101 is missing</text:p>
      <text:p text:style-name="Standard">no<text:tab/>yes<text:tab/></text:p>
      <text:p text:style-name="Standard">0.5450857610815302<text:tab/>0.45491423891846994<text:tab/></text:p>
      <text:p text:style-name="Standard"/>
      <text:p text:style-name="Standard"/>
      <text:p text:style-name="Standard">Weight: 0.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60.98437 : no</text:p>
      <text:p text:style-name="Standard">AIT203 &gt; 260.98437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60.98437</text:p>
      <text:p text:style-name="Standard">no<text:tab/>yes<text:tab/></text:p>
      <text:p text:style-name="Standard">0.601856241038262<text:tab/>0.3981437589617381<text:tab/></text:p>
      <text:p text:style-name="Standard">AIT203 &gt; 260.98437</text:p>
      <text:p text:style-name="Standard">no<text:tab/>yes<text:tab/></text:p>
      <text:p text:style-name="Standard">0.39890843567132683<text:tab/>0.6010915643286732<text:tab/></text:p>
      <text:p text:style-name="Standard">AIT203 is missing</text:p>
      <text:p text:style-name="Standard">no<text:tab/>yes<text:tab/></text:p>
      <text:p text:style-name="Standard">0.5684827436174488<text:tab/>0.4315172563825512<text:tab/></text:p>
      <text:p text:style-name="Standard"/>
      <text:p text:style-name="Standard"/>
      <text:p text:style-name="Standard">Weight: 0.4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1 &lt;= 126.16957099999999 : no</text:p>
      <text:p text:style-name="Standard">AIT201 &gt; 126.16957099999999 : yes</text:p>
      <text:p text:style-name="Standard">AIT201 is missing : no</text:p>
      <text:p text:style-name="Standard"/>
      <text:p text:style-name="Standard">Class distributions</text:p>
      <text:p text:style-name="Standard"/>
      <text:p text:style-name="Standard">AIT201 &lt;= 126.16957099999999</text:p>
      <text:p text:style-name="Standard">no<text:tab/>yes<text:tab/></text:p>
      <text:p text:style-name="Standard">0.6886242003067636<text:tab/>0.3113757996932364<text:tab/></text:p>
      <text:p text:style-name="Standard">AIT201 &gt; 126.16957099999999</text:p>
      <text:p text:style-name="Standard">no<text:tab/>yes<text:tab/></text:p>
      <text:p text:style-name="Standard">0.45604546520638367<text:tab/>0.5439545347936164<text:tab/></text:p>
      <text:p text:style-name="Standard">AIT201 is missing</text:p>
      <text:p text:style-name="Standard">no<text:tab/>yes<text:tab/></text:p>
      <text:p text:style-name="Standard">0.5002192107496893<text:tab/>0.4997807892503107<text:tab/></text:p>
      <text:p text:style-name="Standard"><text:soft-page-break/></text:p>
      <text:p text:style-name="Standard"/>
      <text:p text:style-name="Standard">Weight: 0.2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346302697293919<text:tab/>0.4653697302706081<text:tab/></text:p>
      <text:p text:style-name="Standard">P601 &gt; 1.5</text:p>
      <text:p text:style-name="Standard">no<text:tab/>yes<text:tab/></text:p>
      <text:p text:style-name="Standard">0.9999999999999688<text:tab/>3.113347033279348E-14<text:tab/></text:p>
      <text:p text:style-name="Standard">P601 is missing</text:p>
      <text:p text:style-name="Standard">no<text:tab/>yes<text:tab/></text:p>
      <text:p text:style-name="Standard">0.5454443317298153<text:tab/>0.4545556682701847<text:tab/></text:p>
      <text:p text:style-name="Standard"/>
      <text:p text:style-name="Standard"/>
      <text:p text:style-name="Standard">Weight: 0.1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8911743225891097<text:tab/>0.510882567741089<text:tab/></text:p>
      <text:p text:style-name="Standard">P601 &gt; 1.5</text:p>
      <text:p text:style-name="Standard">no<text:tab/>yes<text:tab/></text:p>
      <text:p text:style-name="Standard">1.0000000000000078<text:tab/>-7.907588878061363E-15<text:tab/></text:p>
      <text:p text:style-name="Standard">P601 is missing</text:p>
      <text:p text:style-name="Standard">no<text:tab/>yes<text:tab/></text:p>
      <text:p text:style-name="Standard">0.49999999999998845<text:tab/>0.5000000000000115<text:tab/></text:p>
      <text:p text:style-name="Standard"/>
      <text:p text:style-name="Standard"/>
      <text:p text:style-name="Standard">Weight: 0.09</text:p>
      <text:p text:style-name="Standard"><text:soft-page-break/></text:p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104286076253907<text:tab/>0.4895713923746093<text:tab/></text:p>
      <text:p text:style-name="Standard">P601 &gt; 1.5</text:p>
      <text:p text:style-name="Standard">no<text:tab/>yes<text:tab/></text:p>
      <text:p text:style-name="Standard">0.9999999999999699<text:tab/>3.0041316628452314E-14<text:tab/></text:p>
      <text:p text:style-name="Standard">P601 is missing</text:p>
      <text:p text:style-name="Standard">no<text:tab/>yes<text:tab/></text:p>
      <text:p text:style-name="Standard">0.520431079821129<text:tab/>0.4795689201788709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8998899571703214<text:tab/>0.5100110042829679<text:tab/></text:p>
      <text:p text:style-name="Standard">P601 &gt; 1.5</text:p>
      <text:p text:style-name="Standard">no<text:tab/>yes<text:tab/></text:p>
      <text:p text:style-name="Standard">1.0000000000000027<text:tab/>-2.6401873001384775E-15<text:tab/></text:p>
      <text:p text:style-name="Standard">P601 is missing</text:p>
      <text:p text:style-name="Standard">no<text:tab/>yes<text:tab/></text:p>
      <text:p text:style-name="Standard">0.4999999999999974<text:tab/>0.5000000000000026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<text:soft-page-break/>Classifications</text:p>
      <text:p text:style-name="Standard"/>
      <text:p text:style-name="Standard">AIT203 &lt;= 265.82928449999997 : no</text:p>
      <text:p text:style-name="Standard">AIT203 &gt; 265.82928449999997 : no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65.82928449999997</text:p>
      <text:p text:style-name="Standard">no<text:tab/>yes<text:tab/></text:p>
      <text:p text:style-name="Standard">0.5094014763526237<text:tab/>0.49059852364737633<text:tab/></text:p>
      <text:p text:style-name="Standard">AIT203 &gt; 265.82928449999997</text:p>
      <text:p text:style-name="Standard">no<text:tab/>yes<text:tab/></text:p>
      <text:p text:style-name="Standard">1.0000000000001925<text:tab/>-1.92603884342672E-13<text:tab/></text:p>
      <text:p text:style-name="Standard">AIT203 is missing</text:p>
      <text:p text:style-name="Standard">no<text:tab/>yes<text:tab/></text:p>
      <text:p text:style-name="Standard">0.5188875108536238<text:tab/>0.4811124891463762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65.82928449999997 : yes</text:p>
      <text:p text:style-name="Standard">AIT203 &gt; 265.82928449999997 : no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65.82928449999997</text:p>
      <text:p text:style-name="Standard">no<text:tab/>yes<text:tab/></text:p>
      <text:p text:style-name="Standard">0.4905072229508353<text:tab/>0.5094927770491646<text:tab/></text:p>
      <text:p text:style-name="Standard">AIT203 &gt; 265.82928449999997</text:p>
      <text:p text:style-name="Standard">no<text:tab/>yes<text:tab/></text:p>
      <text:p text:style-name="Standard">1.0000000000004854<text:tab/>-4.854479824879995E-13<text:tab/></text:p>
      <text:p text:style-name="Standard">AIT203 is missing</text:p>
      <text:p text:style-name="Standard">no<text:tab/>yes<text:tab/></text:p>
      <text:p text:style-name="Standard">0.5000000000000074<text:tab/>0.4999999999999926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<text:soft-page-break/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8739540727032<text:tab/>0.49126045927296796<text:tab/></text:p>
      <text:p text:style-name="Standard">P601 &gt; 1.5</text:p>
      <text:p text:style-name="Standard">no<text:tab/>yes<text:tab/></text:p>
      <text:p text:style-name="Standard">0.9999999999999749<text:tab/>2.4963691332385072E-14<text:tab/></text:p>
      <text:p text:style-name="Standard">P601 is missing</text:p>
      <text:p text:style-name="Standard">no<text:tab/>yes<text:tab/></text:p>
      <text:p text:style-name="Standard">0.5179624716656898<text:tab/>0.48203752833431024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077127402119175<text:tab/>0.5092287259788083<text:tab/></text:p>
      <text:p text:style-name="Standard">P601 &gt; 1.5</text:p>
      <text:p text:style-name="Standard">no<text:tab/>yes<text:tab/></text:p>
      <text:p text:style-name="Standard">1.0000000000000442<text:tab/>-4.414228683345544E-14<text:tab/></text:p>
      <text:p text:style-name="Standard">P601 is missing</text:p>
      <text:p text:style-name="Standard">no<text:tab/>yes<text:tab/></text:p>
      <text:p text:style-name="Standard">0.5000000000000101<text:tab/>0.49999999999998995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<text:soft-page-break/>Class distributions</text:p>
      <text:p text:style-name="Standard"/>
      <text:p text:style-name="Standard">AIT402 &lt;= 6.677774905</text:p>
      <text:p text:style-name="Standard">no<text:tab/>yes<text:tab/></text:p>
      <text:p text:style-name="Standard">0.5084041959669507<text:tab/>0.4915958040330493<text:tab/></text:p>
      <text:p text:style-name="Standard">AIT402 &gt; 6.677774905</text:p>
      <text:p text:style-name="Standard">no<text:tab/>yes<text:tab/></text:p>
      <text:p text:style-name="Standard">0.9999999999996677<text:tab/>3.3220137406543896E-13<text:tab/></text:p>
      <text:p text:style-name="Standard">AIT402 is missing</text:p>
      <text:p text:style-name="Standard">no<text:tab/>yes<text:tab/></text:p>
      <text:p text:style-name="Standard">0.5174890424738998<text:tab/>0.4825109575261002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09098091393007<text:tab/>0.5090901908606992<text:tab/></text:p>
      <text:p text:style-name="Standard">AIT402 &gt; 6.677774905</text:p>
      <text:p text:style-name="Standard">no<text:tab/>yes<text:tab/></text:p>
      <text:p text:style-name="Standard">1.000000000000516<text:tab/>-5.160534626926492E-13<text:tab/></text:p>
      <text:p text:style-name="Standard">AIT402 is missing</text:p>
      <text:p text:style-name="Standard">no<text:tab/>yes<text:tab/></text:p>
      <text:p text:style-name="Standard">0.49999999999999223<text:tab/>0.5000000000000078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MV304 &lt;= 1.5 : no</text:p>
      <text:p text:style-name="Standard">MV304 &gt; 1.5 : no</text:p>
      <text:p text:style-name="Standard">MV304 is missing : no</text:p>
      <text:p text:style-name="Standard"/>
      <text:p text:style-name="Standard">Class distributions</text:p>
      <text:p text:style-name="Standard"/>
      <text:p text:style-name="Standard">MV304 &lt;= 1.5</text:p>
      <text:p text:style-name="Standard"><text:soft-page-break/>no<text:tab/>yes<text:tab/></text:p>
      <text:p text:style-name="Standard">0.5082132729787038<text:tab/>0.4917867270212963<text:tab/></text:p>
      <text:p text:style-name="Standard">MV304 &gt; 1.5</text:p>
      <text:p text:style-name="Standard">no<text:tab/>yes<text:tab/></text:p>
      <text:p text:style-name="Standard">0.9999999999999897<text:tab/>1.0351455612514382E-14<text:tab/></text:p>
      <text:p text:style-name="Standard">MV304 is missing</text:p>
      <text:p text:style-name="Standard">no<text:tab/>yes<text:tab/></text:p>
      <text:p text:style-name="Standard">0.5172400876009013<text:tab/>0.48275991239909866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MV304 &lt;= 1.5 : yes</text:p>
      <text:p text:style-name="Standard">MV304 &gt; 1.5 : no</text:p>
      <text:p text:style-name="Standard">MV304 is missing : yes</text:p>
      <text:p text:style-name="Standard"/>
      <text:p text:style-name="Standard">Class distributions</text:p>
      <text:p text:style-name="Standard"/>
      <text:p text:style-name="Standard">MV304 &lt;= 1.5</text:p>
      <text:p text:style-name="Standard">no<text:tab/>yes<text:tab/></text:p>
      <text:p text:style-name="Standard">0.49096806978121216<text:tab/>0.5090319302187878<text:tab/></text:p>
      <text:p text:style-name="Standard">MV304 &gt; 1.5</text:p>
      <text:p text:style-name="Standard">no<text:tab/>yes<text:tab/></text:p>
      <text:p text:style-name="Standard">0.9999999999999665<text:tab/>3.358718062483927E-14<text:tab/></text:p>
      <text:p text:style-name="Standard">MV304 is missing</text:p>
      <text:p text:style-name="Standard">no<text:tab/>yes<text:tab/></text:p>
      <text:p text:style-name="Standard">0.49999999999999856<text:tab/>0.5000000000000014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82912188535522<text:tab/>0.4917087811464478<text:tab/></text:p>
      <text:p text:style-name="Standard">AIT502 &gt; 70.25121999999999</text:p>
      <text:p text:style-name="Standard"><text:soft-page-break/>no<text:tab/>yes<text:tab/></text:p>
      <text:p text:style-name="Standard">1.0000000000000655<text:tab/>-6.554230704573331E-14<text:tab/></text:p>
      <text:p text:style-name="Standard">AIT502 is missing</text:p>
      <text:p text:style-name="Standard">no<text:tab/>yes<text:tab/></text:p>
      <text:p text:style-name="Standard">0.517135272902779<text:tab/>0.482864727097221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115091711260916<text:tab/>0.5088490828873908<text:tab/></text:p>
      <text:p text:style-name="Standard">AIT502 &gt; 70.25121999999999</text:p>
      <text:p text:style-name="Standard">no<text:tab/>yes<text:tab/></text:p>
      <text:p text:style-name="Standard">1.0000000000000906<text:tab/>-9.070932046673979E-14<text:tab/></text:p>
      <text:p text:style-name="Standard">AIT502 is missing</text:p>
      <text:p text:style-name="Standard">no<text:tab/>yes<text:tab/></text:p>
      <text:p text:style-name="Standard">0.5000000000000024<text:tab/>0.4999999999999975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no</text:p>
      <text:p text:style-name="Standard"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506823685190695<text:tab/>0.49317631480930496<text:tab/></text:p>
      <text:p text:style-name="Standard">LIT401 &gt; 977.2109985</text:p>
      <text:p text:style-name="Standard">no<text:tab/>yes<text:tab/></text:p>
      <text:p text:style-name="Standard">0.9781551502712276<text:tab/>0.021844849728772344<text:tab/></text:p>
      <text:p text:style-name="Standard">LIT401 is missing</text:p>
      <text:p text:style-name="Standard"><text:soft-page-break/>no<text:tab/>yes<text:tab/></text:p>
      <text:p text:style-name="Standard">0.5168058667286975<text:tab/>0.48319413327130256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yes</text:p>
      <text:p text:style-name="Standard">LIT401 &gt; 977.210998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4900132374164026<text:tab/>0.5099867625835973<text:tab/></text:p>
      <text:p text:style-name="Standard">LIT401 &gt; 977.2109985</text:p>
      <text:p text:style-name="Standard">no<text:tab/>yes<text:tab/></text:p>
      <text:p text:style-name="Standard">0.9766710384324526<text:tab/>0.023328961567547386<text:tab/></text:p>
      <text:p text:style-name="Standard">LIT401 is missing</text:p>
      <text:p text:style-name="Standard">no<text:tab/>yes<text:tab/></text:p>
      <text:p text:style-name="Standard">0.4999999999999975<text:tab/>0.5000000000000026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502 &lt;= 0.3542974295 : no</text:p>
      <text:p text:style-name="Standard">FIT502 &gt; 0.3542974295 : yes</text:p>
      <text:p text:style-name="Standard">FIT502 is missing : no</text:p>
      <text:p text:style-name="Standard"/>
      <text:p text:style-name="Standard">Class distributions</text:p>
      <text:p text:style-name="Standard"/>
      <text:p text:style-name="Standard">FIT502 &lt;= 0.3542974295</text:p>
      <text:p text:style-name="Standard">no<text:tab/>yes<text:tab/></text:p>
      <text:p text:style-name="Standard">0.7063013893350023<text:tab/>0.29369861066499775<text:tab/></text:p>
      <text:p text:style-name="Standard">FIT502 &gt; 0.3542974295</text:p>
      <text:p text:style-name="Standard">no<text:tab/>yes<text:tab/></text:p>
      <text:p text:style-name="Standard">0.4881425233306362<text:tab/>0.5118574766693638<text:tab/></text:p>
      <text:p text:style-name="Standard">FIT502 is missing</text:p>
      <text:p text:style-name="Standard">no<text:tab/>yes<text:tab/></text:p>
      <text:p text:style-name="Standard">0.5187894759234556<text:tab/>0.4812105240765444<text:tab/></text:p>
      <text:p text:style-name="Standard"/>
      <text:p text:style-name="Standard"><text:soft-page-break/></text:p>
      <text:p text:style-name="Standard">Weight: 0.1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5383943764436147<text:tab/>0.4616056235563853<text:tab/></text:p>
      <text:p text:style-name="Standard">LIT301 is missing</text:p>
      <text:p text:style-name="Standard">no<text:tab/>yes<text:tab/></text:p>
      <text:p text:style-name="Standard">0.5472464001502009<text:tab/>0.4527535998497992<text:tab/></text:p>
      <text:p text:style-name="Standard"/>
      <text:p text:style-name="Standard"/>
      <text:p text:style-name="Standard">Weight: 0.1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yes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910832766891311<text:tab/>0.5089167233108689<text:tab/></text:p>
      <text:p text:style-name="Standard">LIT301 is missing</text:p>
      <text:p text:style-name="Standard">no<text:tab/>yes<text:tab/></text:p>
      <text:p text:style-name="Standard">0.49999999999999334<text:tab/>0.5000000000000067<text:tab/></text:p>
      <text:p text:style-name="Standard"/>
      <text:p text:style-name="Standard"/>
      <text:p text:style-name="Standard">Weight: 0.07</text:p>
      <text:p text:style-name="Standard"/>
      <text:p text:style-name="Standard"><text:soft-page-break/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83555377529565<text:tab/>0.4916444622470435<text:tab/></text:p>
      <text:p text:style-name="Standard">P601 &gt; 1.5</text:p>
      <text:p text:style-name="Standard">no<text:tab/>yes<text:tab/></text:p>
      <text:p text:style-name="Standard">1.0000000000000284<text:tab/>-2.849303675088149E-14<text:tab/></text:p>
      <text:p text:style-name="Standard">P601 is missing</text:p>
      <text:p text:style-name="Standard">no<text:tab/>yes<text:tab/></text:p>
      <text:p text:style-name="Standard">0.5169278033873171<text:tab/>0.4830721966126828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14228817443043<text:tab/>0.5085771182556957<text:tab/></text:p>
      <text:p text:style-name="Standard">P601 &gt; 1.5</text:p>
      <text:p text:style-name="Standard">no<text:tab/>yes<text:tab/></text:p>
      <text:p text:style-name="Standard">1.0000000000000382<text:tab/>-3.8132040105498966E-14<text:tab/></text:p>
      <text:p text:style-name="Standard">P601 is missing</text:p>
      <text:p text:style-name="Standard">no<text:tab/>yes<text:tab/></text:p>
      <text:p text:style-name="Standard">0.49999999999998906<text:tab/>0.500000000000011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><text:soft-page-break/></text:p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78451108014762<text:tab/>0.4921548891985238<text:tab/></text:p>
      <text:p text:style-name="Standard">AIT502 &gt; 70.25121999999999</text:p>
      <text:p text:style-name="Standard">no<text:tab/>yes<text:tab/></text:p>
      <text:p text:style-name="Standard">0.9999999999999903<text:tab/>9.677932533341461E-15<text:tab/></text:p>
      <text:p text:style-name="Standard">AIT502 is missing</text:p>
      <text:p text:style-name="Standard">no<text:tab/>yes<text:tab/></text:p>
      <text:p text:style-name="Standard">0.516314640886276<text:tab/>0.48368535911372396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152613162795966<text:tab/>0.5084738683720402<text:tab/></text:p>
      <text:p text:style-name="Standard">AIT502 &gt; 70.25121999999999</text:p>
      <text:p text:style-name="Standard">no<text:tab/>yes<text:tab/></text:p>
      <text:p text:style-name="Standard">1.0000000000000262<text:tab/>-2.6199743311669645E-14<text:tab/></text:p>
      <text:p text:style-name="Standard">AIT502 is missing</text:p>
      <text:p text:style-name="Standard">no<text:tab/>yes<text:tab/></text:p>
      <text:p text:style-name="Standard">0.5000000000000083<text:tab/>0.49999999999999173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MV304 &lt;= 1.5 : no</text:p>
      <text:p text:style-name="Standard">MV304 &gt; 1.5 : no</text:p>
      <text:p text:style-name="Standard"><text:soft-page-break/>MV304 is missing : no</text:p>
      <text:p text:style-name="Standard"/>
      <text:p text:style-name="Standard">Class distributions</text:p>
      <text:p text:style-name="Standard"/>
      <text:p text:style-name="Standard">MV304 &lt;= 1.5</text:p>
      <text:p text:style-name="Standard">no<text:tab/>yes<text:tab/></text:p>
      <text:p text:style-name="Standard">0.5076695844910019<text:tab/>0.49233041550899825<text:tab/></text:p>
      <text:p text:style-name="Standard">MV304 &gt; 1.5</text:p>
      <text:p text:style-name="Standard">no<text:tab/>yes<text:tab/></text:p>
      <text:p text:style-name="Standard">0.9999999999998546<text:tab/>1.4531245623196272E-13<text:tab/></text:p>
      <text:p text:style-name="Standard">MV304 is missing</text:p>
      <text:p text:style-name="Standard">no<text:tab/>yes<text:tab/></text:p>
      <text:p text:style-name="Standard">0.5161277501525129<text:tab/>0.4838722498474871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MV304 &lt;= 1.5 : yes</text:p>
      <text:p text:style-name="Standard">MV304 &gt; 1.5 : no</text:p>
      <text:p text:style-name="Standard">MV304 is missing : no</text:p>
      <text:p text:style-name="Standard"/>
      <text:p text:style-name="Standard">Class distributions</text:p>
      <text:p text:style-name="Standard"/>
      <text:p text:style-name="Standard">MV304 &lt;= 1.5</text:p>
      <text:p text:style-name="Standard">no<text:tab/>yes<text:tab/></text:p>
      <text:p text:style-name="Standard">0.4915376473985501<text:tab/>0.5084623526014498<text:tab/></text:p>
      <text:p text:style-name="Standard">MV304 &gt; 1.5</text:p>
      <text:p text:style-name="Standard">no<text:tab/>yes<text:tab/></text:p>
      <text:p text:style-name="Standard">0.9999999999999274<text:tab/>7.261901481709471E-14<text:tab/></text:p>
      <text:p text:style-name="Standard">MV304 is missing</text:p>
      <text:p text:style-name="Standard">no<text:tab/>yes<text:tab/></text:p>
      <text:p text:style-name="Standard">0.5000000000000007<text:tab/>0.49999999999999933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797.5070495 : yes</text:p>
      <text:p text:style-name="Standard">LIT401 &gt; 797.5070495 : no</text:p>
      <text:p text:style-name="Standard">LIT401 is missing : no</text:p>
      <text:p text:style-name="Standard"/>
      <text:p text:style-name="Standard">Class distributions</text:p>
      <text:p text:style-name="Standard"><text:soft-page-break/></text:p>
      <text:p text:style-name="Standard">LIT401 &lt;= 797.5070495</text:p>
      <text:p text:style-name="Standard">no<text:tab/>yes<text:tab/></text:p>
      <text:p text:style-name="Standard">0.13027648552781035<text:tab/>0.8697235144721895<text:tab/></text:p>
      <text:p text:style-name="Standard">LIT401 &gt; 797.5070495</text:p>
      <text:p text:style-name="Standard">no<text:tab/>yes<text:tab/></text:p>
      <text:p text:style-name="Standard">0.5294480658755887<text:tab/>0.4705519341244112<text:tab/></text:p>
      <text:p text:style-name="Standard">LIT401 is missing</text:p>
      <text:p text:style-name="Standard">no<text:tab/>yes<text:tab/></text:p>
      <text:p text:style-name="Standard">0.5161068920061<text:tab/>0.4838931079939<text:tab/></text:p>
      <text:p text:style-name="Standard"/>
      <text:p text:style-name="Standard"/>
      <text:p text:style-name="Standard">Weight: 0.1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yes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695243108922121<text:tab/>0.5304756891077879<text:tab/></text:p>
      <text:p text:style-name="Standard">LIT301 is missing</text:p>
      <text:p text:style-name="Standard">no<text:tab/>yes<text:tab/></text:p>
      <text:p text:style-name="Standard">0.4778672033117958<text:tab/>0.5221327966882042<text:tab/></text:p>
      <text:p text:style-name="Standard"/>
      <text:p text:style-name="Standard"/>
      <text:p text:style-name="Standard">Weight: 0.1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3 &lt;= 114.53794099999999 : no</text:p>
      <text:p text:style-name="Standard">PIT503 &gt; 114.53794099999999 : no</text:p>
      <text:p text:style-name="Standard">PIT503 is missing : no</text:p>
      <text:p text:style-name="Standard"/>
      <text:p text:style-name="Standard">Class distributions</text:p>
      <text:p text:style-name="Standard"/>
      <text:p text:style-name="Standard">PIT503 &lt;= 114.53794099999999</text:p>
      <text:p text:style-name="Standard">no<text:tab/>yes<text:tab/></text:p>
      <text:p text:style-name="Standard"><text:soft-page-break/>0.5063310715220055<text:tab/>0.4936689284779944<text:tab/></text:p>
      <text:p text:style-name="Standard">PIT503 &gt; 114.53794099999999</text:p>
      <text:p text:style-name="Standard">no<text:tab/>yes<text:tab/></text:p>
      <text:p text:style-name="Standard">1.0000000000002343<text:tab/>-2.3426844525663803E-13<text:tab/></text:p>
      <text:p text:style-name="Standard">PIT503 is missing</text:p>
      <text:p text:style-name="Standard">no<text:tab/>yes<text:tab/></text:p>
      <text:p text:style-name="Standard">0.5146201532397895<text:tab/>0.48537984676021056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3 &lt;= 114.53794099999999 : yes</text:p>
      <text:p text:style-name="Standard">PIT503 &gt; 114.53794099999999 : no</text:p>
      <text:p text:style-name="Standard">PIT503 is missing : no</text:p>
      <text:p text:style-name="Standard"/>
      <text:p text:style-name="Standard">Class distributions</text:p>
      <text:p text:style-name="Standard"/>
      <text:p text:style-name="Standard">PIT503 &lt;= 114.53794099999999</text:p>
      <text:p text:style-name="Standard">no<text:tab/>yes<text:tab/></text:p>
      <text:p text:style-name="Standard">0.4917078481549213<text:tab/>0.5082921518450787<text:tab/></text:p>
      <text:p text:style-name="Standard">PIT503 &gt; 114.53794099999999</text:p>
      <text:p text:style-name="Standard">no<text:tab/>yes<text:tab/></text:p>
      <text:p text:style-name="Standard">1.0000000000003186<text:tab/>-3.185470025048362E-13<text:tab/></text:p>
      <text:p text:style-name="Standard">PIT503 is missing</text:p>
      <text:p text:style-name="Standard">no<text:tab/>yes<text:tab/></text:p>
      <text:p text:style-name="Standard">0.5000000000000022<text:tab/>0.4999999999999979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<text:soft-page-break/>0.5075125990396407<text:tab/>0.4924874009603592<text:tab/></text:p>
      <text:p text:style-name="Standard">AIT402 is missing</text:p>
      <text:p text:style-name="Standard">no<text:tab/>yes<text:tab/></text:p>
      <text:p text:style-name="Standard">0.5157982926412995<text:tab/>0.4842017073587004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yes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49171037093878095<text:tab/>0.508289629061219<text:tab/></text:p>
      <text:p text:style-name="Standard">AIT402 is missing</text:p>
      <text:p text:style-name="Standard">no<text:tab/>yes<text:tab/></text:p>
      <text:p text:style-name="Standard">0.49999999999999484<text:tab/>0.5000000000000051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no</text:p>
      <text:p text:style-name="Standard">LIT401 &gt; 977.49935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5076074400662862<text:tab/>0.49239255993371384<text:tab/></text:p>
      <text:p text:style-name="Standard">LIT401 &gt; 977.4993595</text:p>
      <text:p text:style-name="Standard">no<text:tab/>yes<text:tab/></text:p>
      <text:p text:style-name="Standard">1.0000000000001632<text:tab/>-1.6322122996210792E-13<text:tab/></text:p>
      <text:p text:style-name="Standard">LIT401 is missing</text:p>
      <text:p text:style-name="Standard">no<text:tab/>yes<text:tab/></text:p>
      <text:p text:style-name="Standard"><text:soft-page-break/>0.5157937139419473<text:tab/>0.4842062860580526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yes</text:p>
      <text:p text:style-name="Standard">LIT401 &gt; 977.499359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49180978991814434<text:tab/>0.5081902100818556<text:tab/></text:p>
      <text:p text:style-name="Standard">LIT401 &gt; 977.4993595</text:p>
      <text:p text:style-name="Standard">no<text:tab/>yes<text:tab/></text:p>
      <text:p text:style-name="Standard">1.0000000000001075<text:tab/>-1.0736480221922667E-13<text:tab/></text:p>
      <text:p text:style-name="Standard">LIT401 is missing</text:p>
      <text:p text:style-name="Standard">no<text:tab/>yes<text:tab/></text:p>
      <text:p text:style-name="Standard">0.4999999999999988<text:tab/>0.5000000000000012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MV304 &lt;= 1.5 : no</text:p>
      <text:p text:style-name="Standard">MV304 &gt; 1.5 : no</text:p>
      <text:p text:style-name="Standard">MV304 is missing : no</text:p>
      <text:p text:style-name="Standard"/>
      <text:p text:style-name="Standard">Class distributions</text:p>
      <text:p text:style-name="Standard"/>
      <text:p text:style-name="Standard">MV304 &lt;= 1.5</text:p>
      <text:p text:style-name="Standard">no<text:tab/>yes<text:tab/></text:p>
      <text:p text:style-name="Standard">0.5074807886803772<text:tab/>0.49251921131962284<text:tab/></text:p>
      <text:p text:style-name="Standard">MV304 &gt; 1.5</text:p>
      <text:p text:style-name="Standard">no<text:tab/>yes<text:tab/></text:p>
      <text:p text:style-name="Standard">1.00000000000002<text:tab/>-2.0130192307537684E-14<text:tab/></text:p>
      <text:p text:style-name="Standard">MV304 is missing</text:p>
      <text:p text:style-name="Standard">no<text:tab/>yes<text:tab/></text:p>
      <text:p text:style-name="Standard">0.515613169341979<text:tab/>0.4843868306580211<text:tab/></text:p>
      <text:p text:style-name="Standard"/>
      <text:p text:style-name="Standard"/>
      <text:p text:style-name="Standard"><text:soft-page-break/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MV304 &lt;= 1.5 : yes</text:p>
      <text:p text:style-name="Standard">MV304 &gt; 1.5 : no</text:p>
      <text:p text:style-name="Standard">MV304 is missing : no</text:p>
      <text:p text:style-name="Standard"/>
      <text:p text:style-name="Standard">Class distributions</text:p>
      <text:p text:style-name="Standard"/>
      <text:p text:style-name="Standard">MV304 &lt;= 1.5</text:p>
      <text:p text:style-name="Standard">no<text:tab/>yes<text:tab/></text:p>
      <text:p text:style-name="Standard">0.4918638181526259<text:tab/>0.5081361818473742<text:tab/></text:p>
      <text:p text:style-name="Standard">MV304 &gt; 1.5</text:p>
      <text:p text:style-name="Standard">no<text:tab/>yes<text:tab/></text:p>
      <text:p text:style-name="Standard">0.9999999999998117<text:tab/>1.883604463351376E-13<text:tab/></text:p>
      <text:p text:style-name="Standard">MV304 is missing</text:p>
      <text:p text:style-name="Standard">no<text:tab/>yes<text:tab/></text:p>
      <text:p text:style-name="Standard">0.500000000000004<text:tab/>0.499999999999996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74158649838902<text:tab/>0.4925841350161097<text:tab/></text:p>
      <text:p text:style-name="Standard">P601 &gt; 1.5</text:p>
      <text:p text:style-name="Standard">no<text:tab/>yes<text:tab/></text:p>
      <text:p text:style-name="Standard">1.000000000000108<text:tab/>-1.0803009136936978E-13<text:tab/></text:p>
      <text:p text:style-name="Standard">P601 is missing</text:p>
      <text:p text:style-name="Standard">no<text:tab/>yes<text:tab/></text:p>
      <text:p text:style-name="Standard">0.5155149680845851<text:tab/>0.484485031915415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><text:soft-page-break/></text:p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18971677520043<text:tab/>0.5081028322479957<text:tab/></text:p>
      <text:p text:style-name="Standard">P601 &gt; 1.5</text:p>
      <text:p text:style-name="Standard">no<text:tab/>yes<text:tab/></text:p>
      <text:p text:style-name="Standard">1.0000000000000568<text:tab/>-5.6764469305231065E-14<text:tab/></text:p>
      <text:p text:style-name="Standard">P601 is missing</text:p>
      <text:p text:style-name="Standard">no<text:tab/>yes<text:tab/></text:p>
      <text:p text:style-name="Standard">0.5000000000000097<text:tab/>0.4999999999999903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7446860914367<text:tab/>0.4925531390856331<text:tab/></text:p>
      <text:p text:style-name="Standard">AIT502 &gt; 70.25121999999999</text:p>
      <text:p text:style-name="Standard">no<text:tab/>yes<text:tab/></text:p>
      <text:p text:style-name="Standard">0.9999999999999745<text:tab/>2.5575266080269876E-14<text:tab/></text:p>
      <text:p text:style-name="Standard">AIT502 is missing</text:p>
      <text:p text:style-name="Standard">no<text:tab/>yes<text:tab/></text:p>
      <text:p text:style-name="Standard">0.5154543218321215<text:tab/>0.48454567816787847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<text:soft-page-break/>AIT502 &lt;= 70.25121999999999 : yes</text:p>
      <text:p text:style-name="Standard">AIT502 &gt; 70.25121999999999 : no</text:p>
      <text:p text:style-name="Standard">AIT502 is missing : yes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198885119200536<text:tab/>0.5080111488079946<text:tab/></text:p>
      <text:p text:style-name="Standard">AIT502 &gt; 70.25121999999999</text:p>
      <text:p text:style-name="Standard">no<text:tab/>yes<text:tab/></text:p>
      <text:p text:style-name="Standard">0.9999999999999506<text:tab/>4.940388101731026E-14<text:tab/></text:p>
      <text:p text:style-name="Standard">AIT502 is missing</text:p>
      <text:p text:style-name="Standard">no<text:tab/>yes<text:tab/></text:p>
      <text:p text:style-name="Standard">0.4999999999999935<text:tab/>0.500000000000006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no</text:p>
      <text:p text:style-name="Standard">FIT301 &gt; 1.72693199 : no</text:p>
      <text:p text:style-name="Standard">FIT301 is missing : no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5073665241986732<text:tab/>0.49263347580132677<text:tab/></text:p>
      <text:p text:style-name="Standard">FIT301 &gt; 1.72693199</text:p>
      <text:p text:style-name="Standard">no<text:tab/>yes<text:tab/></text:p>
      <text:p text:style-name="Standard">1.0000000000001845<text:tab/>-1.845552438305488E-13<text:tab/></text:p>
      <text:p text:style-name="Standard">FIT301 is missing</text:p>
      <text:p text:style-name="Standard">no<text:tab/>yes<text:tab/></text:p>
      <text:p text:style-name="Standard">0.5152874761384999<text:tab/>0.4847125238615001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yes</text:p>
      <text:p text:style-name="Standard">FIT301 &gt; 1.72693199 : no</text:p>
      <text:p text:style-name="Standard">FIT301 is missing : no</text:p>
      <text:p text:style-name="Standard"><text:soft-page-break/></text:p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49207547836231524<text:tab/>0.5079245216376848<text:tab/></text:p>
      <text:p text:style-name="Standard">FIT301 &gt; 1.72693199</text:p>
      <text:p text:style-name="Standard">no<text:tab/>yes<text:tab/></text:p>
      <text:p text:style-name="Standard">1.0000000000003793<text:tab/>-3.792040113969148E-13<text:tab/></text:p>
      <text:p text:style-name="Standard">FIT301 is missing</text:p>
      <text:p text:style-name="Standard">no<text:tab/>yes<text:tab/></text:p>
      <text:p text:style-name="Standard">0.5000000000000067<text:tab/>0.499999999999993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72400555514097<text:tab/>0.4927599444485903<text:tab/></text:p>
      <text:p text:style-name="Standard">AIT402 &gt; 6.677774905</text:p>
      <text:p text:style-name="Standard">no<text:tab/>yes<text:tab/></text:p>
      <text:p text:style-name="Standard">1.0000000000005564<text:tab/>-5.563996412323106E-13<text:tab/></text:p>
      <text:p text:style-name="Standard">AIT402 is missing</text:p>
      <text:p text:style-name="Standard">no<text:tab/>yes<text:tab/></text:p>
      <text:p text:style-name="Standard">0.5151296708511806<text:tab/>0.4848703291488195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<text:soft-page-break/>AIT402 &lt;= 6.677774905</text:p>
      <text:p text:style-name="Standard">no<text:tab/>yes<text:tab/></text:p>
      <text:p text:style-name="Standard">0.4921069262818735<text:tab/>0.5078930737181264<text:tab/></text:p>
      <text:p text:style-name="Standard">AIT402 &gt; 6.677774905</text:p>
      <text:p text:style-name="Standard">no<text:tab/>yes<text:tab/></text:p>
      <text:p text:style-name="Standard">1.0000000000004068<text:tab/>-4.067897275048361E-13<text:tab/></text:p>
      <text:p text:style-name="Standard">AIT402 is missing</text:p>
      <text:p text:style-name="Standard">no<text:tab/>yes<text:tab/></text:p>
      <text:p text:style-name="Standard">0.5000000000000134<text:tab/>0.4999999999999866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5072089632278192<text:tab/>0.4927910367721807<text:tab/></text:p>
      <text:p text:style-name="Standard">AIT402 is missing</text:p>
      <text:p text:style-name="Standard">no<text:tab/>yes<text:tab/></text:p>
      <text:p text:style-name="Standard">0.5150723446707239<text:tab/>0.4849276553292761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yes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<text:soft-page-break/>AIT402 &gt; 3.3837476449999997</text:p>
      <text:p text:style-name="Standard">no<text:tab/>yes<text:tab/></text:p>
      <text:p text:style-name="Standard">0.4921331994574574<text:tab/>0.5078668005425426<text:tab/></text:p>
      <text:p text:style-name="Standard">AIT402 is missing</text:p>
      <text:p text:style-name="Standard">no<text:tab/>yes<text:tab/></text:p>
      <text:p text:style-name="Standard">0.5000000000000043<text:tab/>0.4999999999999956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no</text:p>
      <text:p text:style-name="Standard">LIT401 &gt; 977.49935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5072963310101561<text:tab/>0.4927036689898439<text:tab/></text:p>
      <text:p text:style-name="Standard">LIT401 &gt; 977.4993595</text:p>
      <text:p text:style-name="Standard">no<text:tab/>yes<text:tab/></text:p>
      <text:p text:style-name="Standard">0.9999999999995464<text:tab/>4.536658194892672E-13<text:tab/></text:p>
      <text:p text:style-name="Standard">LIT401 is missing</text:p>
      <text:p text:style-name="Standard">no<text:tab/>yes<text:tab/></text:p>
      <text:p text:style-name="Standard">0.5150244356537723<text:tab/>0.48497556434622763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yes</text:p>
      <text:p text:style-name="Standard">LIT401 &gt; 977.499359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4922685051498163<text:tab/>0.5077314948501838<text:tab/></text:p>
      <text:p text:style-name="Standard">LIT401 &gt; 977.4993595</text:p>
      <text:p text:style-name="Standard">no<text:tab/>yes<text:tab/></text:p>
      <text:p text:style-name="Standard">1.0000000000000941<text:tab/>-9.426238889856441E-14<text:tab/></text:p>
      <text:p text:style-name="Standard"><text:soft-page-break/>LIT401 is missing</text:p>
      <text:p text:style-name="Standard">no<text:tab/>yes<text:tab/></text:p>
      <text:p text:style-name="Standard">0.4999999999999898<text:tab/>0.5000000000000102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1 &lt;= 144.0656285 : yes</text:p>
      <text:p text:style-name="Standard">AIT201 &gt; 144.0656285 : no</text:p>
      <text:p text:style-name="Standard">AIT201 is missing : no</text:p>
      <text:p text:style-name="Standard"/>
      <text:p text:style-name="Standard">Class distributions</text:p>
      <text:p text:style-name="Standard"/>
      <text:p text:style-name="Standard">AIT201 &lt;= 144.0656285</text:p>
      <text:p text:style-name="Standard">no<text:tab/>yes<text:tab/></text:p>
      <text:p text:style-name="Standard">0.49800966766945937<text:tab/>0.5019903323305406<text:tab/></text:p>
      <text:p text:style-name="Standard">AIT201 &gt; 144.0656285</text:p>
      <text:p text:style-name="Standard">no<text:tab/>yes<text:tab/></text:p>
      <text:p text:style-name="Standard">0.8061439267881209<text:tab/>0.19385607321187923<text:tab/></text:p>
      <text:p text:style-name="Standard">AIT201 is missing</text:p>
      <text:p text:style-name="Standard">no<text:tab/>yes<text:tab/></text:p>
      <text:p text:style-name="Standard">0.5147774777419641<text:tab/>0.48522252225803586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4 &lt;= 25.5126896 : no</text:p>
      <text:p text:style-name="Standard">AIT504 &gt; 25.5126896 : no</text:p>
      <text:p text:style-name="Standard">AIT504 is missing : no</text:p>
      <text:p text:style-name="Standard"/>
      <text:p text:style-name="Standard">Class distributions</text:p>
      <text:p text:style-name="Standard"/>
      <text:p text:style-name="Standard">AIT504 &lt;= 25.5126896</text:p>
      <text:p text:style-name="Standard">no<text:tab/>yes<text:tab/></text:p>
      <text:p text:style-name="Standard">0.5236217635677839<text:tab/>0.4763782364322161<text:tab/></text:p>
      <text:p text:style-name="Standard">AIT504 &gt; 25.5126896</text:p>
      <text:p text:style-name="Standard">no<text:tab/>yes<text:tab/></text:p>
      <text:p text:style-name="Standard">1.0000000000000693<text:tab/>-6.919984977314097E-14<text:tab/></text:p>
      <text:p text:style-name="Standard">AIT504 is missing</text:p>
      <text:p text:style-name="Standard">no<text:tab/>yes<text:tab/></text:p>
      <text:p text:style-name="Standard">0.5313441498263962<text:tab/>0.4686558501736038<text:tab/></text:p>
      <text:p text:style-name="Standard"><text:soft-page-break/></text:p>
      <text:p text:style-name="Standard"/>
      <text:p text:style-name="Standard">Weight: 0.1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4 &lt;= 25.5126896 : yes</text:p>
      <text:p text:style-name="Standard">AIT504 &gt; 25.5126896 : no</text:p>
      <text:p text:style-name="Standard">AIT504 is missing : yes</text:p>
      <text:p text:style-name="Standard"/>
      <text:p text:style-name="Standard">Class distributions</text:p>
      <text:p text:style-name="Standard"/>
      <text:p text:style-name="Standard">AIT504 &lt;= 25.5126896</text:p>
      <text:p text:style-name="Standard">no<text:tab/>yes<text:tab/></text:p>
      <text:p text:style-name="Standard">0.49225467506013254<text:tab/>0.5077453249398675<text:tab/></text:p>
      <text:p text:style-name="Standard">AIT504 &gt; 25.5126896</text:p>
      <text:p text:style-name="Standard">no<text:tab/>yes<text:tab/></text:p>
      <text:p text:style-name="Standard">1.0000000000001779<text:tab/>-1.777372284402092E-13<text:tab/></text:p>
      <text:p text:style-name="Standard">AIT504 is missing</text:p>
      <text:p text:style-name="Standard">no<text:tab/>yes<text:tab/></text:p>
      <text:p text:style-name="Standard">0.4999999999999975<text:tab/>0.500000000000002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71012362720997<text:tab/>0.4928987637279002<text:tab/></text:p>
      <text:p text:style-name="Standard">P601 &gt; 1.5</text:p>
      <text:p text:style-name="Standard">no<text:tab/>yes<text:tab/></text:p>
      <text:p text:style-name="Standard">1.0000000000000777<text:tab/>-7.769577614399887E-14<text:tab/></text:p>
      <text:p text:style-name="Standard">P601 is missing</text:p>
      <text:p text:style-name="Standard">no<text:tab/>yes<text:tab/></text:p>
      <text:p text:style-name="Standard">0.5148027377944142<text:tab/>0.48519726220558573<text:tab/></text:p>
      <text:p text:style-name="Standard"/>
      <text:p text:style-name="Standard"/>
      <text:p text:style-name="Standard">Weight: 0.06</text:p>
      <text:p text:style-name="Standard"><text:soft-page-break/></text:p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229525885784386<text:tab/>0.5077047411421561<text:tab/></text:p>
      <text:p text:style-name="Standard">P601 &gt; 1.5</text:p>
      <text:p text:style-name="Standard">no<text:tab/>yes<text:tab/></text:p>
      <text:p text:style-name="Standard">0.9999999999998823<text:tab/>1.1761132633915313E-13<text:tab/></text:p>
      <text:p text:style-name="Standard">P601 is missing</text:p>
      <text:p text:style-name="Standard">no<text:tab/>yes<text:tab/></text:p>
      <text:p text:style-name="Standard">0.500000000000003<text:tab/>0.49999999999999695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MV304 &lt;= 1.5 : no</text:p>
      <text:p text:style-name="Standard">MV304 &gt; 1.5 : no</text:p>
      <text:p text:style-name="Standard">MV304 is missing : no</text:p>
      <text:p text:style-name="Standard"/>
      <text:p text:style-name="Standard">Class distributions</text:p>
      <text:p text:style-name="Standard"/>
      <text:p text:style-name="Standard">MV304 &lt;= 1.5</text:p>
      <text:p text:style-name="Standard">no<text:tab/>yes<text:tab/></text:p>
      <text:p text:style-name="Standard">0.5070193430446778<text:tab/>0.4929806569553223<text:tab/></text:p>
      <text:p text:style-name="Standard">MV304 &gt; 1.5</text:p>
      <text:p text:style-name="Standard">no<text:tab/>yes<text:tab/></text:p>
      <text:p text:style-name="Standard">1.0000000000000133<text:tab/>-1.3278650739020995E-14<text:tab/></text:p>
      <text:p text:style-name="Standard">MV304 is missing</text:p>
      <text:p text:style-name="Standard">no<text:tab/>yes<text:tab/></text:p>
      <text:p text:style-name="Standard">0.5147286018944202<text:tab/>0.48527139810557973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<text:soft-page-break/>Classifications</text:p>
      <text:p text:style-name="Standard"/>
      <text:p text:style-name="Standard">MV304 &lt;= 1.5 : yes</text:p>
      <text:p text:style-name="Standard">MV304 &gt; 1.5 : no</text:p>
      <text:p text:style-name="Standard">MV304 is missing : no</text:p>
      <text:p text:style-name="Standard"/>
      <text:p text:style-name="Standard">Class distributions</text:p>
      <text:p text:style-name="Standard"/>
      <text:p text:style-name="Standard">MV304 &lt;= 1.5</text:p>
      <text:p text:style-name="Standard">no<text:tab/>yes<text:tab/></text:p>
      <text:p text:style-name="Standard">0.492287551741011<text:tab/>0.507712448258989<text:tab/></text:p>
      <text:p text:style-name="Standard">MV304 &gt; 1.5</text:p>
      <text:p text:style-name="Standard">no<text:tab/>yes<text:tab/></text:p>
      <text:p text:style-name="Standard">1.0000000000000946<text:tab/>-9.467488539279683E-14<text:tab/></text:p>
      <text:p text:style-name="Standard">MV304 is missing</text:p>
      <text:p text:style-name="Standard">no<text:tab/>yes<text:tab/></text:p>
      <text:p text:style-name="Standard">0.5000000000000016<text:tab/>0.499999999999998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71989816558755<text:tab/>0.4928010183441245<text:tab/></text:p>
      <text:p text:style-name="Standard">AIT502 &gt; 70.25121999999999</text:p>
      <text:p text:style-name="Standard">no<text:tab/>yes<text:tab/></text:p>
      <text:p text:style-name="Standard">1.000000000000248<text:tab/>-2.480490956920199E-13<text:tab/></text:p>
      <text:p text:style-name="Standard">AIT502 is missing</text:p>
      <text:p text:style-name="Standard">no<text:tab/>yes<text:tab/></text:p>
      <text:p text:style-name="Standard">0.5147426834195191<text:tab/>0.48525731658048077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<text:soft-page-break/>AIT502 &gt; 70.25121999999999 : no</text:p>
      <text:p text:style-name="Standard">AIT502 is missing : yes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245309435431145<text:tab/>0.5075469056456886<text:tab/></text:p>
      <text:p text:style-name="Standard">AIT502 &gt; 70.25121999999999</text:p>
      <text:p text:style-name="Standard">no<text:tab/>yes<text:tab/></text:p>
      <text:p text:style-name="Standard">0.9999999999999577<text:tab/>4.2317510547999573E-14<text:tab/></text:p>
      <text:p text:style-name="Standard">AIT502 is missing</text:p>
      <text:p text:style-name="Standard">no<text:tab/>yes<text:tab/></text:p>
      <text:p text:style-name="Standard">0.4999999999999993<text:tab/>0.5000000000000007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5069282119175543<text:tab/>0.4930717880824456<text:tab/></text:p>
      <text:p text:style-name="Standard">AIT402 is missing</text:p>
      <text:p text:style-name="Standard">no<text:tab/>yes<text:tab/></text:p>
      <text:p text:style-name="Standard">0.5144399496654535<text:tab/>0.4855600503345466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yes</text:p>
      <text:p text:style-name="Standard">AIT402 is missing : yes</text:p>
      <text:p text:style-name="Standard"/>
      <text:p text:style-name="Standard"><text:soft-page-break/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49248525506064594<text:tab/>0.507514744939354<text:tab/></text:p>
      <text:p text:style-name="Standard">AIT402 is missing</text:p>
      <text:p text:style-name="Standard">no<text:tab/>yes<text:tab/></text:p>
      <text:p text:style-name="Standard">0.4999999999999996<text:tab/>0.5000000000000003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5069274561488964<text:tab/>0.49307254385110355<text:tab/></text:p>
      <text:p text:style-name="Standard">AIT202 is missing</text:p>
      <text:p text:style-name="Standard">no<text:tab/>yes<text:tab/></text:p>
      <text:p text:style-name="Standard">0.5143810694648032<text:tab/>0.48561893053519667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yes</text:p>
      <text:p text:style-name="Standard"/>
      <text:p text:style-name="Standard">Class distributions</text:p>
      <text:p text:style-name="Standard"/>
      <text:p text:style-name="Standard">AIT202 &lt;= 8.805146</text:p>
      <text:p text:style-name="Standard"><text:soft-page-break/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49254341525808637<text:tab/>0.5074565847419136<text:tab/></text:p>
      <text:p text:style-name="Standard">AIT202 is missing</text:p>
      <text:p text:style-name="Standard">no<text:tab/>yes<text:tab/></text:p>
      <text:p text:style-name="Standard">0.49999999999998884<text:tab/>0.5000000000000112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68408434739761<text:tab/>0.493159156526024<text:tab/></text:p>
      <text:p text:style-name="Standard">AIT402 &gt; 6.677774905</text:p>
      <text:p text:style-name="Standard">no<text:tab/>yes<text:tab/></text:p>
      <text:p text:style-name="Standard">0.9999999999996154<text:tab/>3.846794457232524E-13<text:tab/></text:p>
      <text:p text:style-name="Standard">AIT402 is missing</text:p>
      <text:p text:style-name="Standard">no<text:tab/>yes<text:tab/></text:p>
      <text:p text:style-name="Standard">0.5142745338557264<text:tab/>0.48572546614427353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256340488859285<text:tab/>0.5074365951114072<text:tab/></text:p>
      <text:p text:style-name="Standard">AIT402 &gt; 6.677774905</text:p>
      <text:p text:style-name="Standard"><text:soft-page-break/>no<text:tab/>yes<text:tab/></text:p>
      <text:p text:style-name="Standard">1.0000000000000864<text:tab/>-8.633250516507137E-14<text:tab/></text:p>
      <text:p text:style-name="Standard">AIT402 is missing</text:p>
      <text:p text:style-name="Standard">no<text:tab/>yes<text:tab/></text:p>
      <text:p text:style-name="Standard">0.4999999999999904<text:tab/>0.5000000000000095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no</text:p>
      <text:p text:style-name="Standard"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505668062394369<text:tab/>0.494331937605631<text:tab/></text:p>
      <text:p text:style-name="Standard">LIT401 &gt; 977.2109985</text:p>
      <text:p text:style-name="Standard">no<text:tab/>yes<text:tab/></text:p>
      <text:p text:style-name="Standard">0.9727785764881508<text:tab/>0.02722142351184917<text:tab/></text:p>
      <text:p text:style-name="Standard">LIT401 is missing</text:p>
      <text:p text:style-name="Standard">no<text:tab/>yes<text:tab/></text:p>
      <text:p text:style-name="Standard">0.5142379011846766<text:tab/>0.4857620988153233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yes</text:p>
      <text:p text:style-name="Standard"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49142739392745866<text:tab/>0.5085726060725414<text:tab/></text:p>
      <text:p text:style-name="Standard">LIT401 &gt; 977.2109985</text:p>
      <text:p text:style-name="Standard">no<text:tab/>yes<text:tab/></text:p>
      <text:p text:style-name="Standard">0.9712287442035892<text:tab/>0.028771255796410666<text:tab/></text:p>
      <text:p text:style-name="Standard">LIT401 is missing</text:p>
      <text:p text:style-name="Standard"><text:soft-page-break/>no<text:tab/>yes<text:tab/></text:p>
      <text:p text:style-name="Standard">0.5000000000000021<text:tab/>0.4999999999999979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4 &lt;= 25.5126896 : no</text:p>
      <text:p text:style-name="Standard">AIT504 &gt; 25.5126896 : no</text:p>
      <text:p text:style-name="Standard">AIT504 is missing : no</text:p>
      <text:p text:style-name="Standard"/>
      <text:p text:style-name="Standard">Class distributions</text:p>
      <text:p text:style-name="Standard"/>
      <text:p text:style-name="Standard">AIT504 &lt;= 25.5126896</text:p>
      <text:p text:style-name="Standard">no<text:tab/>yes<text:tab/></text:p>
      <text:p text:style-name="Standard">0.508878782840617<text:tab/>0.4911212171593829<text:tab/></text:p>
      <text:p text:style-name="Standard">AIT504 &gt; 25.5126896</text:p>
      <text:p text:style-name="Standard">no<text:tab/>yes<text:tab/></text:p>
      <text:p text:style-name="Standard">0.9999999999996038<text:tab/>3.9626815830080433E-13<text:tab/></text:p>
      <text:p text:style-name="Standard">AIT504 is missing</text:p>
      <text:p text:style-name="Standard">no<text:tab/>yes<text:tab/></text:p>
      <text:p text:style-name="Standard">0.5162555955933337<text:tab/>0.4837444044066664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4 &lt;= 25.5126896 : yes</text:p>
      <text:p text:style-name="Standard">AIT504 &gt; 25.5126896 : no</text:p>
      <text:p text:style-name="Standard">AIT504 is missing : no</text:p>
      <text:p text:style-name="Standard"/>
      <text:p text:style-name="Standard">Class distributions</text:p>
      <text:p text:style-name="Standard"/>
      <text:p text:style-name="Standard">AIT504 &lt;= 25.5126896</text:p>
      <text:p text:style-name="Standard">no<text:tab/>yes<text:tab/></text:p>
      <text:p text:style-name="Standard">0.49261892600852214<text:tab/>0.5073810739914778<text:tab/></text:p>
      <text:p text:style-name="Standard">AIT504 &gt; 25.5126896</text:p>
      <text:p text:style-name="Standard">no<text:tab/>yes<text:tab/></text:p>
      <text:p text:style-name="Standard">0.999999999999607<text:tab/>3.9301243770983397E-13<text:tab/></text:p>
      <text:p text:style-name="Standard">AIT504 is missing</text:p>
      <text:p text:style-name="Standard">no<text:tab/>yes<text:tab/></text:p>
      <text:p text:style-name="Standard">0.5000000000000147<text:tab/>0.49999999999998546<text:tab/></text:p>
      <text:p text:style-name="Standard"/>
      <text:p text:style-name="Standard"><text:soft-page-break/></text:p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6828440297528<text:tab/>0.49317155970247206<text:tab/></text:p>
      <text:p text:style-name="Standard">P601 &gt; 1.5</text:p>
      <text:p text:style-name="Standard">no<text:tab/>yes<text:tab/></text:p>
      <text:p text:style-name="Standard">0.9999999999999797<text:tab/>2.0373166580231537E-14<text:tab/></text:p>
      <text:p text:style-name="Standard">P601 is missing</text:p>
      <text:p text:style-name="Standard">no<text:tab/>yes<text:tab/></text:p>
      <text:p text:style-name="Standard">0.5141361099423701<text:tab/>0.4858638900576298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268950769853864<text:tab/>0.5073104923014613<text:tab/></text:p>
      <text:p text:style-name="Standard">P601 &gt; 1.5</text:p>
      <text:p text:style-name="Standard">no<text:tab/>yes<text:tab/></text:p>
      <text:p text:style-name="Standard">1.0000000000000016<text:tab/>-1.4508640205241915E-15<text:tab/></text:p>
      <text:p text:style-name="Standard">P601 is missing</text:p>
      <text:p text:style-name="Standard">no<text:tab/>yes<text:tab/></text:p>
      <text:p text:style-name="Standard">0.4999999999999852<text:tab/>0.5000000000000148<text:tab/></text:p>
      <text:p text:style-name="Standard"/>
      <text:p text:style-name="Standard"/>
      <text:p text:style-name="Standard">Weight: 0.06</text:p>
      <text:p text:style-name="Standard"/>
      <text:p text:style-name="Standard"><text:soft-page-break/>Decision Stump</text:p>
      <text:p text:style-name="Standard"/>
      <text:p text:style-name="Standard">Classifications</text:p>
      <text:p text:style-name="Standard"/>
      <text:p text:style-name="Standard">MV304 &lt;= 1.5 : no</text:p>
      <text:p text:style-name="Standard">MV304 &gt; 1.5 : no</text:p>
      <text:p text:style-name="Standard">MV304 is missing : no</text:p>
      <text:p text:style-name="Standard"/>
      <text:p text:style-name="Standard">Class distributions</text:p>
      <text:p text:style-name="Standard"/>
      <text:p text:style-name="Standard">MV304 &lt;= 1.5</text:p>
      <text:p text:style-name="Standard">no<text:tab/>yes<text:tab/></text:p>
      <text:p text:style-name="Standard">0.5066870356812494<text:tab/>0.4933129643187505<text:tab/></text:p>
      <text:p text:style-name="Standard">MV304 &gt; 1.5</text:p>
      <text:p text:style-name="Standard">no<text:tab/>yes<text:tab/></text:p>
      <text:p text:style-name="Standard">1.0000000000000937<text:tab/>-9.369391736795411E-14<text:tab/></text:p>
      <text:p text:style-name="Standard">MV304 is missing</text:p>
      <text:p text:style-name="Standard">no<text:tab/>yes<text:tab/></text:p>
      <text:p text:style-name="Standard">0.5140066131761315<text:tab/>0.48599338682386845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MV304 &lt;= 1.5 : yes</text:p>
      <text:p text:style-name="Standard">MV304 &gt; 1.5 : no</text:p>
      <text:p text:style-name="Standard">MV304 is missing : no</text:p>
      <text:p text:style-name="Standard"/>
      <text:p text:style-name="Standard">Class distributions</text:p>
      <text:p text:style-name="Standard"/>
      <text:p text:style-name="Standard">MV304 &lt;= 1.5</text:p>
      <text:p text:style-name="Standard">no<text:tab/>yes<text:tab/></text:p>
      <text:p text:style-name="Standard">0.49267767919113453<text:tab/>0.5073223208088655<text:tab/></text:p>
      <text:p text:style-name="Standard">MV304 &gt; 1.5</text:p>
      <text:p text:style-name="Standard">no<text:tab/>yes<text:tab/></text:p>
      <text:p text:style-name="Standard">1.0000000000000056<text:tab/>-5.457724938499338E-15<text:tab/></text:p>
      <text:p text:style-name="Standard">MV304 is missing</text:p>
      <text:p text:style-name="Standard">no<text:tab/>yes<text:tab/></text:p>
      <text:p text:style-name="Standard">0.5000000000000094<text:tab/>0.4999999999999906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><text:soft-page-break/></text:p>
      <text:p text:style-name="Standard">LIT301 &lt;= 794.14735 : no</text:p>
      <text:p text:style-name="Standard">LIT301 &gt; 794.14735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5067723290111462<text:tab/>0.49322767098885373<text:tab/></text:p>
      <text:p text:style-name="Standard">LIT301 is missing</text:p>
      <text:p text:style-name="Standard">no<text:tab/>yes<text:tab/></text:p>
      <text:p text:style-name="Standard">0.5140283223574774<text:tab/>0.4859716776425225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yes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927412481998062<text:tab/>0.5072587518001938<text:tab/></text:p>
      <text:p text:style-name="Standard">LIT301 is missing</text:p>
      <text:p text:style-name="Standard">no<text:tab/>yes<text:tab/></text:p>
      <text:p text:style-name="Standard">0.4999999999999996<text:tab/>0.500000000000000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<text:soft-page-break/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67185864190551<text:tab/>0.4932814135809449<text:tab/></text:p>
      <text:p text:style-name="Standard">AIT502 &gt; 70.25121999999999</text:p>
      <text:p text:style-name="Standard">no<text:tab/>yes<text:tab/></text:p>
      <text:p text:style-name="Standard">0.9999999999999033<text:tab/>9.672526675985777E-14<text:tab/></text:p>
      <text:p text:style-name="Standard">AIT502 is missing</text:p>
      <text:p text:style-name="Standard">no<text:tab/>yes<text:tab/></text:p>
      <text:p text:style-name="Standard">0.5139116177193959<text:tab/>0.48608838228060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yes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28042784667356<text:tab/>0.5071957215332643<text:tab/></text:p>
      <text:p text:style-name="Standard">AIT502 &gt; 70.25121999999999</text:p>
      <text:p text:style-name="Standard">no<text:tab/>yes<text:tab/></text:p>
      <text:p text:style-name="Standard">0.9999999999999506<text:tab/>4.946193059164757E-14<text:tab/></text:p>
      <text:p text:style-name="Standard">AIT502 is missing</text:p>
      <text:p text:style-name="Standard">no<text:tab/>yes<text:tab/></text:p>
      <text:p text:style-name="Standard">0.49999999999999173<text:tab/>0.5000000000000082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no</text:p>
      <text:p text:style-name="Standard">AIT402 is missing : no</text:p>
      <text:p text:style-name="Standard"/>
      <text:p text:style-name="Standard">Class distributions</text:p>
      <text:p text:style-name="Standard"><text:soft-page-break/></text:p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5066109608100074<text:tab/>0.4933890391899926<text:tab/></text:p>
      <text:p text:style-name="Standard">AIT402 is missing</text:p>
      <text:p text:style-name="Standard">no<text:tab/>yes<text:tab/></text:p>
      <text:p text:style-name="Standard">0.5137958178836356<text:tab/>0.486204182116364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yes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4928125208301357<text:tab/>0.5071874791698643<text:tab/></text:p>
      <text:p text:style-name="Standard">AIT402 is missing</text:p>
      <text:p text:style-name="Standard">no<text:tab/>yes<text:tab/></text:p>
      <text:p text:style-name="Standard">0.499999999999992<text:tab/>0.500000000000008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no</text:p>
      <text:p text:style-name="Standard">FIT301 &gt; 1.72693199 : no</text:p>
      <text:p text:style-name="Standard">FIT301 is missing : no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<text:soft-page-break/>0.5066053757629035<text:tab/>0.49339462423709646<text:tab/></text:p>
      <text:p text:style-name="Standard">FIT301 &gt; 1.72693199</text:p>
      <text:p text:style-name="Standard">no<text:tab/>yes<text:tab/></text:p>
      <text:p text:style-name="Standard">1.000000000000179<text:tab/>-1.79075439788783E-13<text:tab/></text:p>
      <text:p text:style-name="Standard">FIT301 is missing</text:p>
      <text:p text:style-name="Standard">no<text:tab/>yes<text:tab/></text:p>
      <text:p text:style-name="Standard">0.5137806687233382<text:tab/>0.4862193312766619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693199 : yes</text:p>
      <text:p text:style-name="Standard">FIT301 &gt; 1.72693199 : no</text:p>
      <text:p text:style-name="Standard">FIT301 is missing : yes</text:p>
      <text:p text:style-name="Standard"/>
      <text:p text:style-name="Standard">Class distributions</text:p>
      <text:p text:style-name="Standard"/>
      <text:p text:style-name="Standard">FIT301 &lt;= 1.72693199</text:p>
      <text:p text:style-name="Standard">no<text:tab/>yes<text:tab/></text:p>
      <text:p text:style-name="Standard">0.4928220935208855<text:tab/>0.5071779064791144<text:tab/></text:p>
      <text:p text:style-name="Standard">FIT301 &gt; 1.72693199</text:p>
      <text:p text:style-name="Standard">no<text:tab/>yes<text:tab/></text:p>
      <text:p text:style-name="Standard">1.0000000000003237<text:tab/>-3.237538971852991E-13<text:tab/></text:p>
      <text:p text:style-name="Standard">FIT301 is missing</text:p>
      <text:p text:style-name="Standard">no<text:tab/>yes<text:tab/></text:p>
      <text:p text:style-name="Standard">0.49999999999999956<text:tab/>0.500000000000000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<text:soft-page-break/>0.5066565141438172<text:tab/>0.49334348585618276<text:tab/></text:p>
      <text:p text:style-name="Standard">AIT202 is missing</text:p>
      <text:p text:style-name="Standard">no<text:tab/>yes<text:tab/></text:p>
      <text:p text:style-name="Standard">0.5137630726673902<text:tab/>0.48623692733260976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yes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4928908362782167<text:tab/>0.5071091637217833<text:tab/></text:p>
      <text:p text:style-name="Standard">AIT202 is missing</text:p>
      <text:p text:style-name="Standard">no<text:tab/>yes<text:tab/></text:p>
      <text:p text:style-name="Standard">0.49999999999998956<text:tab/>0.500000000000010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65625922335522<text:tab/>0.49343740776644796<text:tab/></text:p>
      <text:p text:style-name="Standard">AIT402 &gt; 6.677774905</text:p>
      <text:p text:style-name="Standard">no<text:tab/>yes<text:tab/></text:p>
      <text:p text:style-name="Standard">0.9999999999992849<text:tab/>7.150390266366221E-13<text:tab/></text:p>
      <text:p text:style-name="Standard">AIT402 is missing</text:p>
      <text:p text:style-name="Standard">no<text:tab/>yes<text:tab/></text:p>
      <text:p text:style-name="Standard"><text:soft-page-break/>0.5136366561178015<text:tab/>0.48636334388219854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29234029257093<text:tab/>0.5070765970742908<text:tab/></text:p>
      <text:p text:style-name="Standard">AIT402 &gt; 6.677774905</text:p>
      <text:p text:style-name="Standard">no<text:tab/>yes<text:tab/></text:p>
      <text:p text:style-name="Standard">1.000000000000747<text:tab/>-7.46983874535837E-13<text:tab/></text:p>
      <text:p text:style-name="Standard">AIT402 is missing</text:p>
      <text:p text:style-name="Standard">no<text:tab/>yes<text:tab/></text:p>
      <text:p text:style-name="Standard">0.49999999999998906<text:tab/>0.5000000000000109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DPIT301 &lt;= 1.2468788050000001 : yes</text:p>
      <text:p text:style-name="Standard">DPIT301 &gt; 1.2468788050000001 : no</text:p>
      <text:p text:style-name="Standard">DPIT301 is missing : no</text:p>
      <text:p text:style-name="Standard"/>
      <text:p text:style-name="Standard">Class distributions</text:p>
      <text:p text:style-name="Standard"/>
      <text:p text:style-name="Standard">DPIT301 &lt;= 1.2468788050000001</text:p>
      <text:p text:style-name="Standard">no<text:tab/>yes<text:tab/></text:p>
      <text:p text:style-name="Standard">0.4066358081596866<text:tab/>0.5933641918403134<text:tab/></text:p>
      <text:p text:style-name="Standard">DPIT301 &gt; 1.2468788050000001</text:p>
      <text:p text:style-name="Standard">no<text:tab/>yes<text:tab/></text:p>
      <text:p text:style-name="Standard">0.558398439057333<text:tab/>0.44160156094266695<text:tab/></text:p>
      <text:p text:style-name="Standard">DPIT301 is missing</text:p>
      <text:p text:style-name="Standard">no<text:tab/>yes<text:tab/></text:p>
      <text:p text:style-name="Standard">0.51357673178595<text:tab/>0.48642326821404996<text:tab/></text:p>
      <text:p text:style-name="Standard"/>
      <text:p text:style-name="Standard"/>
      <text:p text:style-name="Standard"><text:soft-page-break/>Weight: 0.2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DPIT301 &lt;= 12.32953455 : no</text:p>
      <text:p text:style-name="Standard">DPIT301 &gt; 12.32953455 : yes</text:p>
      <text:p text:style-name="Standard">DPIT301 is missing : yes</text:p>
      <text:p text:style-name="Standard"/>
      <text:p text:style-name="Standard">Class distributions</text:p>
      <text:p text:style-name="Standard"/>
      <text:p text:style-name="Standard">DPIT301 &lt;= 12.32953455</text:p>
      <text:p text:style-name="Standard">no<text:tab/>yes<text:tab/></text:p>
      <text:p text:style-name="Standard">0.569443737760358<text:tab/>0.4305562622396421<text:tab/></text:p>
      <text:p text:style-name="Standard">DPIT301 &gt; 12.32953455</text:p>
      <text:p text:style-name="Standard">no<text:tab/>yes<text:tab/></text:p>
      <text:p text:style-name="Standard">0.3731150259203601<text:tab/>0.62688497407964<text:tab/></text:p>
      <text:p text:style-name="Standard">DPIT301 is missing</text:p>
      <text:p text:style-name="Standard">no<text:tab/>yes<text:tab/></text:p>
      <text:p text:style-name="Standard">0.48516597597674893<text:tab/>0.5148340240232512<text:tab/></text:p>
      <text:p text:style-name="Standard"/>
      <text:p text:style-name="Standard"/>
      <text:p text:style-name="Standard">Weight: 0.3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9337995 : yes</text:p>
      <text:p text:style-name="Standard">AIT202 &gt; 8.9337995 : no</text:p>
      <text:p text:style-name="Standard">AIT202 is missing : yes</text:p>
      <text:p text:style-name="Standard"/>
      <text:p text:style-name="Standard">Class distributions</text:p>
      <text:p text:style-name="Standard"/>
      <text:p text:style-name="Standard">AIT202 &lt;= 8.9337995</text:p>
      <text:p text:style-name="Standard">no<text:tab/>yes<text:tab/></text:p>
      <text:p text:style-name="Standard">0.1929126344834364<text:tab/>0.8070873655165636<text:tab/></text:p>
      <text:p text:style-name="Standard">AIT202 &gt; 8.9337995</text:p>
      <text:p text:style-name="Standard">no<text:tab/>yes<text:tab/></text:p>
      <text:p text:style-name="Standard">0.508874128129953<text:tab/>0.491125871870047<text:tab/></text:p>
      <text:p text:style-name="Standard">AIT202 is missing</text:p>
      <text:p text:style-name="Standard">no<text:tab/>yes<text:tab/></text:p>
      <text:p text:style-name="Standard">0.47082058528532245<text:tab/>0.5291794147146776<text:tab/></text:p>
      <text:p text:style-name="Standard"/>
      <text:p text:style-name="Standard"/>
      <text:p text:style-name="Standard">Weight: 0.18</text:p>
      <text:p text:style-name="Standard"/>
      <text:p text:style-name="Standard">Decision Stump</text:p>
      <text:p text:style-name="Standard"><text:soft-page-break/></text:p>
      <text:p text:style-name="Standard">Classifications</text:p>
      <text:p text:style-name="Standard"/>
      <text:p text:style-name="Standard">AIT502 &lt;= 65.149963 : yes</text:p>
      <text:p text:style-name="Standard">AIT502 &gt; 65.149963 : no</text:p>
      <text:p text:style-name="Standard">AIT502 is missing : yes</text:p>
      <text:p text:style-name="Standard"/>
      <text:p text:style-name="Standard">Class distributions</text:p>
      <text:p text:style-name="Standard"/>
      <text:p text:style-name="Standard">AIT502 &lt;= 65.149963</text:p>
      <text:p text:style-name="Standard">no<text:tab/>yes<text:tab/></text:p>
      <text:p text:style-name="Standard">0.3568954071412534<text:tab/>0.6431045928587465<text:tab/></text:p>
      <text:p text:style-name="Standard">AIT502 &gt; 65.149963</text:p>
      <text:p text:style-name="Standard">no<text:tab/>yes<text:tab/></text:p>
      <text:p text:style-name="Standard">0.5220433837929639<text:tab/>0.47795661620703617<text:tab/></text:p>
      <text:p text:style-name="Standard">AIT502 is missing</text:p>
      <text:p text:style-name="Standard">no<text:tab/>yes<text:tab/></text:p>
      <text:p text:style-name="Standard">0.4363081635489575<text:tab/>0.5636918364510424<text:tab/></text:p>
      <text:p text:style-name="Standard"/>
      <text:p text:style-name="Standard"/>
      <text:p text:style-name="Standard">Weight: 0.3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820.009729 : yes</text:p>
      <text:p text:style-name="Standard">LIT101 &gt; 820.009729 : no</text:p>
      <text:p text:style-name="Standard">LIT101 is missing : yes</text:p>
      <text:p text:style-name="Standard"/>
      <text:p text:style-name="Standard">Class distributions</text:p>
      <text:p text:style-name="Standard"/>
      <text:p text:style-name="Standard">LIT101 &lt;= 820.009729</text:p>
      <text:p text:style-name="Standard">no<text:tab/>yes<text:tab/></text:p>
      <text:p text:style-name="Standard">0.3547179676653249<text:tab/>0.6452820323346752<text:tab/></text:p>
      <text:p text:style-name="Standard">LIT101 &gt; 820.009729</text:p>
      <text:p text:style-name="Standard">no<text:tab/>yes<text:tab/></text:p>
      <text:p text:style-name="Standard">0.5427954187425008<text:tab/>0.4572045812574992<text:tab/></text:p>
      <text:p text:style-name="Standard">LIT101 is missing</text:p>
      <text:p text:style-name="Standard">no<text:tab/>yes<text:tab/></text:p>
      <text:p text:style-name="Standard">0.4377640899777586<text:tab/>0.5622359100222414<text:tab/></text:p>
      <text:p text:style-name="Standard"/>
      <text:p text:style-name="Standard"/>
      <text:p text:style-name="Standard">Weight: 0.4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<text:soft-page-break/>AIT202 &lt;= 8.9337995 : yes</text:p>
      <text:p text:style-name="Standard">AIT202 &gt; 8.9337995 : yes</text:p>
      <text:p text:style-name="Standard">AIT202 is missing : yes</text:p>
      <text:p text:style-name="Standard"/>
      <text:p text:style-name="Standard">Class distributions</text:p>
      <text:p text:style-name="Standard"/>
      <text:p text:style-name="Standard">AIT202 &lt;= 8.9337995</text:p>
      <text:p text:style-name="Standard">no<text:tab/>yes<text:tab/></text:p>
      <text:p text:style-name="Standard">0.22615987298644782<text:tab/>0.7738401270135522<text:tab/></text:p>
      <text:p text:style-name="Standard">AIT202 &gt; 8.9337995</text:p>
      <text:p text:style-name="Standard">no<text:tab/>yes<text:tab/></text:p>
      <text:p text:style-name="Standard">0.4769387432288982<text:tab/>0.5230612567711017<text:tab/></text:p>
      <text:p text:style-name="Standard">AIT202 is missing</text:p>
      <text:p text:style-name="Standard">no<text:tab/>yes<text:tab/></text:p>
      <text:p text:style-name="Standard">0.44734967188659286<text:tab/>0.5526503281134071<text:tab/></text:p>
      <text:p text:style-name="Standard"/>
      <text:p text:style-name="Standard"/>
      <text:p text:style-name="Standard">Weight: 0.2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9337995 : yes</text:p>
      <text:p text:style-name="Standard">AIT202 &gt; 8.9337995 : no</text:p>
      <text:p text:style-name="Standard">AIT202 is missing : yes</text:p>
      <text:p text:style-name="Standard"/>
      <text:p text:style-name="Standard">Class distributions</text:p>
      <text:p text:style-name="Standard"/>
      <text:p text:style-name="Standard">AIT202 &lt;= 8.9337995</text:p>
      <text:p text:style-name="Standard">no<text:tab/>yes<text:tab/></text:p>
      <text:p text:style-name="Standard">0.2652732537562613<text:tab/>0.7347267462437387<text:tab/></text:p>
      <text:p text:style-name="Standard">AIT202 &gt; 8.9337995</text:p>
      <text:p text:style-name="Standard">no<text:tab/>yes<text:tab/></text:p>
      <text:p text:style-name="Standard">0.5297334788490689<text:tab/>0.47026652115093115<text:tab/></text:p>
      <text:p text:style-name="Standard">AIT202 is missing</text:p>
      <text:p text:style-name="Standard">no<text:tab/>yes<text:tab/></text:p>
      <text:p text:style-name="Standard">0.49999999999999817<text:tab/>0.5000000000000018<text:tab/></text:p>
      <text:p text:style-name="Standard"/>
      <text:p text:style-name="Standard"/>
      <text:p text:style-name="Standard">Weight: 0.2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922.7001270000001 : no</text:p>
      <text:p text:style-name="Standard">LIT301 &gt; 922.7001270000001 : yes</text:p>
      <text:p text:style-name="Standard">LIT301 is missing : yes</text:p>
      <text:p text:style-name="Standard"><text:soft-page-break/></text:p>
      <text:p text:style-name="Standard">Class distributions</text:p>
      <text:p text:style-name="Standard"/>
      <text:p text:style-name="Standard">LIT301 &lt;= 922.7001270000001</text:p>
      <text:p text:style-name="Standard">no<text:tab/>yes<text:tab/></text:p>
      <text:p text:style-name="Standard">0.622289052100268<text:tab/>0.3777109478997321<text:tab/></text:p>
      <text:p text:style-name="Standard">LIT301 &gt; 922.7001270000001</text:p>
      <text:p text:style-name="Standard">no<text:tab/>yes<text:tab/></text:p>
      <text:p text:style-name="Standard">0.4177959058740231<text:tab/>0.582204094125977<text:tab/></text:p>
      <text:p text:style-name="Standard">LIT301 is missing</text:p>
      <text:p text:style-name="Standard">no<text:tab/>yes<text:tab/></text:p>
      <text:p text:style-name="Standard">0.45862635028530147<text:tab/>0.5413736497146986<text:tab/></text:p>
      <text:p text:style-name="Standard"/>
      <text:p text:style-name="Standard"/>
      <text:p text:style-name="Standard">Weight: 0.3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829.314618 : yes</text:p>
      <text:p text:style-name="Standard">LIT301 &gt; 829.314618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829.314618</text:p>
      <text:p text:style-name="Standard">no<text:tab/>yes<text:tab/></text:p>
      <text:p text:style-name="Standard">0.2617744612231757<text:tab/>0.7382255387768243<text:tab/></text:p>
      <text:p text:style-name="Standard">LIT301 &gt; 829.314618</text:p>
      <text:p text:style-name="Standard">no<text:tab/>yes<text:tab/></text:p>
      <text:p text:style-name="Standard">0.5485553200783542<text:tab/>0.45144467992164583<text:tab/></text:p>
      <text:p text:style-name="Standard">LIT301 is missing</text:p>
      <text:p text:style-name="Standard">no<text:tab/>yes<text:tab/></text:p>
      <text:p text:style-name="Standard">0.5132421678463653<text:tab/>0.4867578321536346<text:tab/></text:p>
      <text:p text:style-name="Standard"/>
      <text:p text:style-name="Standard"/>
      <text:p text:style-name="Standard">Weight: 0.2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1069.8579249999998 : yes</text:p>
      <text:p text:style-name="Standard">LIT301 &gt; 1069.8579249999998 : no</text:p>
      <text:p text:style-name="Standard">LIT301 is missing : yes</text:p>
      <text:p text:style-name="Standard"/>
      <text:p text:style-name="Standard">Class distributions</text:p>
      <text:p text:style-name="Standard"/>
      <text:p text:style-name="Standard"><text:soft-page-break/>LIT301 &lt;= 1069.8579249999998</text:p>
      <text:p text:style-name="Standard">no<text:tab/>yes<text:tab/></text:p>
      <text:p text:style-name="Standard">0.4065497134788915<text:tab/>0.5934502865211084<text:tab/></text:p>
      <text:p text:style-name="Standard">LIT301 &gt; 1069.8579249999998</text:p>
      <text:p text:style-name="Standard">no<text:tab/>yes<text:tab/></text:p>
      <text:p text:style-name="Standard">0.5922621722402571<text:tab/>0.40773782775974293<text:tab/></text:p>
      <text:p text:style-name="Standard">LIT301 is missing</text:p>
      <text:p text:style-name="Standard">no<text:tab/>yes<text:tab/></text:p>
      <text:p text:style-name="Standard">0.4581760622035309<text:tab/>0.5418239377964691<text:tab/></text:p>
      <text:p text:style-name="Standard"/>
      <text:p text:style-name="Standard"/>
      <text:p text:style-name="Standard">Weight: 0.3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1027.88147 : no</text:p>
      <text:p text:style-name="Standard">LIT301 &gt; 1027.88147 : yes</text:p>
      <text:p text:style-name="Standard">LIT301 is missing : yes</text:p>
      <text:p text:style-name="Standard"/>
      <text:p text:style-name="Standard">Class distributions</text:p>
      <text:p text:style-name="Standard"/>
      <text:p text:style-name="Standard">LIT301 &lt;= 1027.88147</text:p>
      <text:p text:style-name="Standard">no<text:tab/>yes<text:tab/></text:p>
      <text:p text:style-name="Standard">0.5702725466728258<text:tab/>0.42972745332717416<text:tab/></text:p>
      <text:p text:style-name="Standard">LIT301 &gt; 1027.88147</text:p>
      <text:p text:style-name="Standard">no<text:tab/>yes<text:tab/></text:p>
      <text:p text:style-name="Standard">0.383592252124188<text:tab/>0.616407747875812<text:tab/></text:p>
      <text:p text:style-name="Standard">LIT301 is missing</text:p>
      <text:p text:style-name="Standard">no<text:tab/>yes<text:tab/></text:p>
      <text:p text:style-name="Standard">0.49950592550901846<text:tab/>0.5004940744909815<text:tab/></text:p>
      <text:p text:style-name="Standard"/>
      <text:p text:style-name="Standard"/>
      <text:p text:style-name="Standard">Weight: 0.3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62.48398050000003 : no</text:p>
      <text:p text:style-name="Standard">AIT203 &gt; 262.48398050000003 : yes</text:p>
      <text:p text:style-name="Standard">AIT203 is missing : yes</text:p>
      <text:p text:style-name="Standard"/>
      <text:p text:style-name="Standard">Class distributions</text:p>
      <text:p text:style-name="Standard"/>
      <text:p text:style-name="Standard">AIT203 &lt;= 262.48398050000003</text:p>
      <text:p text:style-name="Standard">no<text:tab/>yes<text:tab/></text:p>
      <text:p text:style-name="Standard">0.5044613116112817<text:tab/>0.4955386883887182<text:tab/></text:p>
      <text:p text:style-name="Standard"><text:soft-page-break/>AIT203 &gt; 262.48398050000003</text:p>
      <text:p text:style-name="Standard">no<text:tab/>yes<text:tab/></text:p>
      <text:p text:style-name="Standard">0.262568259857557<text:tab/>0.737431740142443<text:tab/></text:p>
      <text:p text:style-name="Standard">AIT203 is missing</text:p>
      <text:p text:style-name="Standard">no<text:tab/>yes<text:tab/></text:p>
      <text:p text:style-name="Standard">0.47759118478419<text:tab/>0.5224088152158101<text:tab/></text:p>
      <text:p text:style-name="Standard"/>
      <text:p text:style-name="Standard"/>
      <text:p text:style-name="Standard">Weight: 0.1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yes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456374887783661<text:tab/>0.5543625112216338<text:tab/></text:p>
      <text:p text:style-name="Standard">LIT301 is missing</text:p>
      <text:p text:style-name="Standard">no<text:tab/>yes<text:tab/></text:p>
      <text:p text:style-name="Standard">0.45382142047936525<text:tab/>0.5461785795206348<text:tab/></text:p>
      <text:p text:style-name="Standard"/>
      <text:p text:style-name="Standard"/>
      <text:p text:style-name="Standard">Weight: 0.2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no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5050007115038501<text:tab/>0.4949992884961498<text:tab/></text:p>
      <text:p text:style-name="Standard"><text:soft-page-break/>LIT101 is missing</text:p>
      <text:p text:style-name="Standard">no<text:tab/>yes<text:tab/></text:p>
      <text:p text:style-name="Standard">0.5131589332709452<text:tab/>0.4868410667290548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yes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49183963029209155<text:tab/>0.5081603697079085<text:tab/></text:p>
      <text:p text:style-name="Standard">LIT101 is missing</text:p>
      <text:p text:style-name="Standard">no<text:tab/>yes<text:tab/></text:p>
      <text:p text:style-name="Standard">0.5000000000000051<text:tab/>0.49999999999999495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9337995 : yes</text:p>
      <text:p text:style-name="Standard">AIT202 &gt; 8.9337995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9337995</text:p>
      <text:p text:style-name="Standard">no<text:tab/>yes<text:tab/></text:p>
      <text:p text:style-name="Standard">0.29750932799444657<text:tab/>0.7024906720055534<text:tab/></text:p>
      <text:p text:style-name="Standard">AIT202 &gt; 8.9337995</text:p>
      <text:p text:style-name="Standard">no<text:tab/>yes<text:tab/></text:p>
      <text:p text:style-name="Standard">0.5402204497876923<text:tab/>0.4597795502123077<text:tab/></text:p>
      <text:p text:style-name="Standard">AIT202 is missing</text:p>
      <text:p text:style-name="Standard">no<text:tab/>yes<text:tab/></text:p>
      <text:p text:style-name="Standard">0.5155589392371791<text:tab/>0.4844410607628209<text:tab/></text:p>
      <text:p text:style-name="Standard"><text:soft-page-break/></text:p>
      <text:p text:style-name="Standard"/>
      <text:p text:style-name="Standard">Weight: 0.2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2 &lt;= 2.5390061150000003 : no</text:p>
      <text:p text:style-name="Standard">PIT502 &gt; 2.5390061150000003 : yes</text:p>
      <text:p text:style-name="Standard">PIT502 is missing : yes</text:p>
      <text:p text:style-name="Standard"/>
      <text:p text:style-name="Standard">Class distributions</text:p>
      <text:p text:style-name="Standard"/>
      <text:p text:style-name="Standard">PIT502 &lt;= 2.5390061150000003</text:p>
      <text:p text:style-name="Standard">no<text:tab/>yes<text:tab/></text:p>
      <text:p text:style-name="Standard">0.6430014957290774<text:tab/>0.35699850427092267<text:tab/></text:p>
      <text:p text:style-name="Standard">PIT502 &gt; 2.5390061150000003</text:p>
      <text:p text:style-name="Standard">no<text:tab/>yes<text:tab/></text:p>
      <text:p text:style-name="Standard">0.42694680896763093<text:tab/>0.5730531910323692<text:tab/></text:p>
      <text:p text:style-name="Standard">PIT502 is missing</text:p>
      <text:p text:style-name="Standard">no<text:tab/>yes<text:tab/></text:p>
      <text:p text:style-name="Standard">0.46998853393655377<text:tab/>0.5300114660634463<text:tab/></text:p>
      <text:p text:style-name="Standard"/>
      <text:p text:style-name="Standard"/>
      <text:p text:style-name="Standard">Weight: 0.3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641.1741705 : no</text:p>
      <text:p text:style-name="Standard">LIT101 &gt; 641.1741705 : yes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641.1741705</text:p>
      <text:p text:style-name="Standard">no<text:tab/>yes<text:tab/></text:p>
      <text:p text:style-name="Standard">0.660934069421225<text:tab/>0.3390659305787751<text:tab/></text:p>
      <text:p text:style-name="Standard">LIT101 &gt; 641.1741705</text:p>
      <text:p text:style-name="Standard">no<text:tab/>yes<text:tab/></text:p>
      <text:p text:style-name="Standard">0.47048477510428044<text:tab/>0.5295152248957196<text:tab/></text:p>
      <text:p text:style-name="Standard">LIT101 is missing</text:p>
      <text:p text:style-name="Standard">no<text:tab/>yes<text:tab/></text:p>
      <text:p text:style-name="Standard">0.5230142195309966<text:tab/>0.4769857804690035<text:tab/></text:p>
      <text:p text:style-name="Standard"/>
      <text:p text:style-name="Standard"/>
      <text:p text:style-name="Standard">Weight: 0.26</text:p>
      <text:p text:style-name="Standard"><text:soft-page-break/></text:p>
      <text:p text:style-name="Standard">Decision Stump</text:p>
      <text:p text:style-name="Standard"/>
      <text:p text:style-name="Standard">Classifications</text:p>
      <text:p text:style-name="Standard"/>
      <text:p text:style-name="Standard">AIT203 &lt;= 262.266083 : no</text:p>
      <text:p text:style-name="Standard">AIT203 &gt; 262.266083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62.266083</text:p>
      <text:p text:style-name="Standard">no<text:tab/>yes<text:tab/></text:p>
      <text:p text:style-name="Standard">0.5838662095849475<text:tab/>0.4161337904150525<text:tab/></text:p>
      <text:p text:style-name="Standard">AIT203 &gt; 262.266083</text:p>
      <text:p text:style-name="Standard">no<text:tab/>yes<text:tab/></text:p>
      <text:p text:style-name="Standard">0.3391407052283906<text:tab/>0.6608592947716093<text:tab/></text:p>
      <text:p text:style-name="Standard">AIT203 is missing</text:p>
      <text:p text:style-name="Standard">no<text:tab/>yes<text:tab/></text:p>
      <text:p text:style-name="Standard">0.5534240888290801<text:tab/>0.4465759111709199<text:tab/></text:p>
      <text:p text:style-name="Standard"/>
      <text:p text:style-name="Standard"/>
      <text:p text:style-name="Standard">Weight: 0.3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yes</text:p>
      <text:p text:style-name="Standard">LIT401 &gt; 977.210998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4699382988526512<text:tab/>0.5300617011473487<text:tab/></text:p>
      <text:p text:style-name="Standard">LIT401 &gt; 977.2109985</text:p>
      <text:p text:style-name="Standard">no<text:tab/>yes<text:tab/></text:p>
      <text:p text:style-name="Standard">0.9795317400031784<text:tab/>0.020468259996821506<text:tab/></text:p>
      <text:p text:style-name="Standard">LIT401 is missing</text:p>
      <text:p text:style-name="Standard">no<text:tab/>yes<text:tab/></text:p>
      <text:p text:style-name="Standard">0.4826209348585261<text:tab/>0.5173790651414739<text:tab/></text:p>
      <text:p text:style-name="Standard"/>
      <text:p text:style-name="Standard"/>
      <text:p text:style-name="Standard">Weight: 0.17</text:p>
      <text:p text:style-name="Standard"/>
      <text:p text:style-name="Standard">Decision Stump</text:p>
      <text:p text:style-name="Standard"/>
      <text:p text:style-name="Standard"><text:soft-page-break/>Classifications</text:p>
      <text:p text:style-name="Standard"/>
      <text:p text:style-name="Standard">PIT503 &lt;= 114.481865 : no</text:p>
      <text:p text:style-name="Standard">PIT503 &gt; 114.481865 : no</text:p>
      <text:p text:style-name="Standard">PIT503 is missing : no</text:p>
      <text:p text:style-name="Standard"/>
      <text:p text:style-name="Standard">Class distributions</text:p>
      <text:p text:style-name="Standard"/>
      <text:p text:style-name="Standard">PIT503 &lt;= 114.481865</text:p>
      <text:p text:style-name="Standard">no<text:tab/>yes<text:tab/></text:p>
      <text:p text:style-name="Standard">0.5002815105649062<text:tab/>0.49971848943509384<text:tab/></text:p>
      <text:p text:style-name="Standard">PIT503 &gt; 114.481865</text:p>
      <text:p text:style-name="Standard">no<text:tab/>yes<text:tab/></text:p>
      <text:p text:style-name="Standard">0.8068799690284946<text:tab/>0.1931200309715054<text:tab/></text:p>
      <text:p text:style-name="Standard">PIT503 is missing</text:p>
      <text:p text:style-name="Standard">no<text:tab/>yes<text:tab/></text:p>
      <text:p text:style-name="Standard">0.5219652821408449<text:tab/>0.4780347178591551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3 &lt;= 114.481865 : yes</text:p>
      <text:p text:style-name="Standard">PIT503 &gt; 114.481865 : no</text:p>
      <text:p text:style-name="Standard">PIT503 is missing : yes</text:p>
      <text:p text:style-name="Standard"/>
      <text:p text:style-name="Standard">Class distributions</text:p>
      <text:p text:style-name="Standard"/>
      <text:p text:style-name="Standard">PIT503 &lt;= 114.481865</text:p>
      <text:p text:style-name="Standard">no<text:tab/>yes<text:tab/></text:p>
      <text:p text:style-name="Standard">0.4783156920879252<text:tab/>0.5216843079120749<text:tab/></text:p>
      <text:p text:style-name="Standard">PIT503 &gt; 114.481865</text:p>
      <text:p text:style-name="Standard">no<text:tab/>yes<text:tab/></text:p>
      <text:p text:style-name="Standard">0.7928096611976263<text:tab/>0.20719033880237375<text:tab/></text:p>
      <text:p text:style-name="Standard">PIT503 is missing</text:p>
      <text:p text:style-name="Standard">no<text:tab/>yes<text:tab/></text:p>
      <text:p text:style-name="Standard">0.49999999999999367<text:tab/>0.5000000000000062<text:tab/></text:p>
      <text:p text:style-name="Standard"/>
      <text:p text:style-name="Standard"/>
      <text:p text:style-name="Standard">Weight: 0.1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no</text:p>
      <text:p text:style-name="Standard"><text:soft-page-break/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5243544711769385<text:tab/>0.4756455288230616<text:tab/></text:p>
      <text:p text:style-name="Standard">LIT401 &gt; 977.2109985</text:p>
      <text:p text:style-name="Standard">no<text:tab/>yes<text:tab/></text:p>
      <text:p text:style-name="Standard">0.9772243216596224<text:tab/>0.022775678340377754<text:tab/></text:p>
      <text:p text:style-name="Standard">LIT401 is missing</text:p>
      <text:p text:style-name="Standard">no<text:tab/>yes<text:tab/></text:p>
      <text:p text:style-name="Standard">0.5350387046427192<text:tab/>0.4649612953572808<text:tab/></text:p>
      <text:p text:style-name="Standard"/>
      <text:p text:style-name="Standard"/>
      <text:p text:style-name="Standard">Weight: 0.1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yes</text:p>
      <text:p text:style-name="Standard">LIT401 &gt; 977.210998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4892791720978813<text:tab/>0.5107208279021187<text:tab/></text:p>
      <text:p text:style-name="Standard">LIT401 &gt; 977.2109985</text:p>
      <text:p text:style-name="Standard">no<text:tab/>yes<text:tab/></text:p>
      <text:p text:style-name="Standard">0.9738813046611865<text:tab/>0.026118695338813613<text:tab/></text:p>
      <text:p text:style-name="Standard">LIT401 is missing</text:p>
      <text:p text:style-name="Standard">no<text:tab/>yes<text:tab/></text:p>
      <text:p text:style-name="Standard">0.49999999999998956<text:tab/>0.5000000000000104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<text:soft-page-break/>Class distributions</text:p>
      <text:p text:style-name="Standard"/>
      <text:p text:style-name="Standard">P601 &lt;= 1.5</text:p>
      <text:p text:style-name="Standard">no<text:tab/>yes<text:tab/></text:p>
      <text:p text:style-name="Standard">0.5115152535456917<text:tab/>0.48848474645430834<text:tab/></text:p>
      <text:p text:style-name="Standard">P601 &gt; 1.5</text:p>
      <text:p text:style-name="Standard">no<text:tab/>yes<text:tab/></text:p>
      <text:p text:style-name="Standard">0.9999999999999708<text:tab/>2.918994050615994E-14<text:tab/></text:p>
      <text:p text:style-name="Standard">P601 is missing</text:p>
      <text:p text:style-name="Standard">no<text:tab/>yes<text:tab/></text:p>
      <text:p text:style-name="Standard">0.5200748879520857<text:tab/>0.4799251120479143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143244343365866<text:tab/>0.5085675565663413<text:tab/></text:p>
      <text:p text:style-name="Standard">P601 &gt; 1.5</text:p>
      <text:p text:style-name="Standard">no<text:tab/>yes<text:tab/></text:p>
      <text:p text:style-name="Standard">1.0000000000000735<text:tab/>-7.355274672337738E-14<text:tab/></text:p>
      <text:p text:style-name="Standard">P601 is missing</text:p>
      <text:p text:style-name="Standard">no<text:tab/>yes<text:tab/></text:p>
      <text:p text:style-name="Standard">0.5000000000000047<text:tab/>0.49999999999999534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<text:soft-page-break/>no<text:tab/>yes<text:tab/></text:p>
      <text:p text:style-name="Standard">0.5077330806714763<text:tab/>0.4922669193285238<text:tab/></text:p>
      <text:p text:style-name="Standard">AIT402 &gt; 6.677774905</text:p>
      <text:p text:style-name="Standard">no<text:tab/>yes<text:tab/></text:p>
      <text:p text:style-name="Standard">0.9999999999998174<text:tab/>1.8252136188938252E-13<text:tab/></text:p>
      <text:p text:style-name="Standard">AIT402 is missing</text:p>
      <text:p text:style-name="Standard">no<text:tab/>yes<text:tab/></text:p>
      <text:p text:style-name="Standard">0.5162973426999261<text:tab/>0.48370265730007383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143141842392823<text:tab/>0.5085685815760717<text:tab/></text:p>
      <text:p text:style-name="Standard">AIT402 &gt; 6.677774905</text:p>
      <text:p text:style-name="Standard">no<text:tab/>yes<text:tab/></text:p>
      <text:p text:style-name="Standard">1.000000000000204<text:tab/>-2.0404347418417199E-13<text:tab/></text:p>
      <text:p text:style-name="Standard">AIT402 is missing</text:p>
      <text:p text:style-name="Standard">no<text:tab/>yes<text:tab/></text:p>
      <text:p text:style-name="Standard">0.4999999999999951<text:tab/>0.500000000000005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no</text:p>
      <text:p text:style-name="Standard"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5064788313601554<text:tab/>0.4935211686398446<text:tab/></text:p>
      <text:p text:style-name="Standard">LIT401 &gt; 977.2109985</text:p>
      <text:p text:style-name="Standard"><text:soft-page-break/>no<text:tab/>yes<text:tab/></text:p>
      <text:p text:style-name="Standard">0.9712327680215581<text:tab/>0.028767231978441932<text:tab/></text:p>
      <text:p text:style-name="Standard">LIT401 is missing</text:p>
      <text:p text:style-name="Standard">no<text:tab/>yes<text:tab/></text:p>
      <text:p text:style-name="Standard">0.5162991971497257<text:tab/>0.48370080285027434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yes</text:p>
      <text:p text:style-name="Standard">LIT401 &gt; 977.210998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49017548434484703<text:tab/>0.5098245156551529<text:tab/></text:p>
      <text:p text:style-name="Standard">LIT401 &gt; 977.2109985</text:p>
      <text:p text:style-name="Standard">no<text:tab/>yes<text:tab/></text:p>
      <text:p text:style-name="Standard">0.9693534527744553<text:tab/>0.030646547225544586<text:tab/></text:p>
      <text:p text:style-name="Standard">LIT401 is missing</text:p>
      <text:p text:style-name="Standard">no<text:tab/>yes<text:tab/></text:p>
      <text:p text:style-name="Standard">0.499999999999988<text:tab/>0.500000000000012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797.5070495 : yes</text:p>
      <text:p text:style-name="Standard">LIT401 &gt; 797.50704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797.5070495</text:p>
      <text:p text:style-name="Standard">no<text:tab/>yes<text:tab/></text:p>
      <text:p text:style-name="Standard">0.12807255667852582<text:tab/>0.8719274433214742<text:tab/></text:p>
      <text:p text:style-name="Standard">LIT401 &gt; 797.5070495</text:p>
      <text:p text:style-name="Standard">no<text:tab/>yes<text:tab/></text:p>
      <text:p text:style-name="Standard">0.5311657803305263<text:tab/>0.4688342196694737<text:tab/></text:p>
      <text:p text:style-name="Standard">LIT401 is missing</text:p>
      <text:p text:style-name="Standard"><text:soft-page-break/>no<text:tab/>yes<text:tab/></text:p>
      <text:p text:style-name="Standard">0.5184843548256193<text:tab/>0.4815156451743808<text:tab/></text:p>
      <text:p text:style-name="Standard"/>
      <text:p text:style-name="Standard"/>
      <text:p text:style-name="Standard">Weight: 0.1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7102507917059977<text:tab/>0.5289749208294002<text:tab/></text:p>
      <text:p text:style-name="Standard">AIT402 &gt; 6.677774905</text:p>
      <text:p text:style-name="Standard">no<text:tab/>yes<text:tab/></text:p>
      <text:p text:style-name="Standard">0.9999999999999934<text:tab/>6.575508569648991E-15<text:tab/></text:p>
      <text:p text:style-name="Standard">AIT402 is missing</text:p>
      <text:p text:style-name="Standard">no<text:tab/>yes<text:tab/></text:p>
      <text:p text:style-name="Standard">0.47908685797295414<text:tab/>0.5209131420270459<text:tab/></text:p>
      <text:p text:style-name="Standard"/>
      <text:p text:style-name="Standard"/>
      <text:p text:style-name="Standard">Weight: 0.1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9.201519000000001 : no</text:p>
      <text:p text:style-name="Standard">AIT202 &gt; 9.201519000000001 : yes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9.201519000000001</text:p>
      <text:p text:style-name="Standard">no<text:tab/>yes<text:tab/></text:p>
      <text:p text:style-name="Standard">0.5653324684850481<text:tab/>0.43466753151495185<text:tab/></text:p>
      <text:p text:style-name="Standard">AIT202 &gt; 9.201519000000001</text:p>
      <text:p text:style-name="Standard">no<text:tab/>yes<text:tab/></text:p>
      <text:p text:style-name="Standard">0.4051767065341209<text:tab/>0.594823293465879<text:tab/></text:p>
      <text:p text:style-name="Standard">AIT202 is missing</text:p>
      <text:p text:style-name="Standard">no<text:tab/>yes<text:tab/></text:p>
      <text:p text:style-name="Standard">0.5142127015593629<text:tab/>0.4857872984406371<text:tab/></text:p>
      <text:p text:style-name="Standard"/>
      <text:p text:style-name="Standard"><text:soft-page-break/></text:p>
      <text:p text:style-name="Standard">Weight: 0.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9.0691815 : yes</text:p>
      <text:p text:style-name="Standard">AIT202 &gt; 9.0691815 : no</text:p>
      <text:p text:style-name="Standard">AIT202 is missing : yes</text:p>
      <text:p text:style-name="Standard"/>
      <text:p text:style-name="Standard">Class distributions</text:p>
      <text:p text:style-name="Standard"/>
      <text:p text:style-name="Standard">AIT202 &lt;= 9.0691815</text:p>
      <text:p text:style-name="Standard">no<text:tab/>yes<text:tab/></text:p>
      <text:p text:style-name="Standard">0.3829315893658228<text:tab/>0.6170684106341773<text:tab/></text:p>
      <text:p text:style-name="Standard">AIT202 &gt; 9.0691815</text:p>
      <text:p text:style-name="Standard">no<text:tab/>yes<text:tab/></text:p>
      <text:p text:style-name="Standard">0.5624132301629867<text:tab/>0.43758676983701333<text:tab/></text:p>
      <text:p text:style-name="Standard">AIT202 is missing</text:p>
      <text:p text:style-name="Standard">no<text:tab/>yes<text:tab/></text:p>
      <text:p text:style-name="Standard">0.48688989801636007<text:tab/>0.5131101019836398<text:tab/></text:p>
      <text:p text:style-name="Standard"/>
      <text:p text:style-name="Standard"/>
      <text:p text:style-name="Standard">Weight: 0.3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9.900021 : no</text:p>
      <text:p text:style-name="Standard">AIT203 &gt; 239.900021 : yes</text:p>
      <text:p text:style-name="Standard">AIT203 is missing : yes</text:p>
      <text:p text:style-name="Standard"/>
      <text:p text:style-name="Standard">Class distributions</text:p>
      <text:p text:style-name="Standard"/>
      <text:p text:style-name="Standard">AIT203 &lt;= 239.900021</text:p>
      <text:p text:style-name="Standard">no<text:tab/>yes<text:tab/></text:p>
      <text:p text:style-name="Standard">0.6377866786373471<text:tab/>0.36221332136265294<text:tab/></text:p>
      <text:p text:style-name="Standard">AIT203 &gt; 239.900021</text:p>
      <text:p text:style-name="Standard">no<text:tab/>yes<text:tab/></text:p>
      <text:p text:style-name="Standard">0.4048091699300329<text:tab/>0.5951908300699671<text:tab/></text:p>
      <text:p text:style-name="Standard">AIT203 is missing</text:p>
      <text:p text:style-name="Standard">no<text:tab/>yes<text:tab/></text:p>
      <text:p text:style-name="Standard">0.4725575375872409<text:tab/>0.5274424624127592<text:tab/></text:p>
      <text:p text:style-name="Standard"/>
      <text:p text:style-name="Standard"/>
      <text:p text:style-name="Standard">Weight: 0.44</text:p>
      <text:p text:style-name="Standard"/>
      <text:p text:style-name="Standard"><text:soft-page-break/>Decision Stump</text:p>
      <text:p text:style-name="Standard"/>
      <text:p text:style-name="Standard">Classifications</text:p>
      <text:p text:style-name="Standard"/>
      <text:p text:style-name="Standard">AIT202 &lt;= 8.9337995 : yes</text:p>
      <text:p text:style-name="Standard">AIT202 &gt; 8.9337995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9337995</text:p>
      <text:p text:style-name="Standard">no<text:tab/>yes<text:tab/></text:p>
      <text:p text:style-name="Standard">0.23387040444495996<text:tab/>0.76612959555504<text:tab/></text:p>
      <text:p text:style-name="Standard">AIT202 &gt; 8.9337995</text:p>
      <text:p text:style-name="Standard">no<text:tab/>yes<text:tab/></text:p>
      <text:p text:style-name="Standard">0.5554388048445235<text:tab/>0.44456119515547665<text:tab/></text:p>
      <text:p text:style-name="Standard">AIT202 is missing</text:p>
      <text:p text:style-name="Standard">no<text:tab/>yes<text:tab/></text:p>
      <text:p text:style-name="Standard">0.51842210085484<text:tab/>0.48157789914516014<text:tab/></text:p>
      <text:p text:style-name="Standard"/>
      <text:p text:style-name="Standard"/>
      <text:p text:style-name="Standard">Weight: 0.3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460333555746524<text:tab/>0.5539666444253476<text:tab/></text:p>
      <text:p text:style-name="Standard">P601 &gt; 1.5</text:p>
      <text:p text:style-name="Standard">no<text:tab/>yes<text:tab/></text:p>
      <text:p text:style-name="Standard">1.000000000000032<text:tab/>-3.1907442385339304E-14<text:tab/></text:p>
      <text:p text:style-name="Standard">P601 is missing</text:p>
      <text:p text:style-name="Standard">no<text:tab/>yes<text:tab/></text:p>
      <text:p text:style-name="Standard">0.45595842881497795<text:tab/>0.544041571185022<text:tab/></text:p>
      <text:p text:style-name="Standard"/>
      <text:p text:style-name="Standard"/>
      <text:p text:style-name="Standard">Weight: 0.25</text:p>
      <text:p text:style-name="Standard"/>
      <text:p text:style-name="Standard">Decision Stump</text:p>
      <text:p text:style-name="Standard"/>
      <text:p text:style-name="Standard">Classifications</text:p>
      <text:p text:style-name="Standard"><text:soft-page-break/></text:p>
      <text:p text:style-name="Standard">AIT203 &lt;= 232.64548 : no</text:p>
      <text:p text:style-name="Standard">AIT203 &gt; 232.64548 : no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32.64548</text:p>
      <text:p text:style-name="Standard">no<text:tab/>yes<text:tab/></text:p>
      <text:p text:style-name="Standard">1.0<text:tab/>0.0<text:tab/></text:p>
      <text:p text:style-name="Standard">AIT203 &gt; 232.64548</text:p>
      <text:p text:style-name="Standard">no<text:tab/>yes<text:tab/></text:p>
      <text:p text:style-name="Standard">0.5072582383247015<text:tab/>0.49274176167529843<text:tab/></text:p>
      <text:p text:style-name="Standard">AIT203 is missing</text:p>
      <text:p text:style-name="Standard">no<text:tab/>yes<text:tab/></text:p>
      <text:p text:style-name="Standard">0.515941026860698<text:tab/>0.484058973139302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2.64548 : no</text:p>
      <text:p text:style-name="Standard">AIT203 &gt; 232.64548 : yes</text:p>
      <text:p text:style-name="Standard">AIT203 is missing : yes</text:p>
      <text:p text:style-name="Standard"/>
      <text:p text:style-name="Standard">Class distributions</text:p>
      <text:p text:style-name="Standard"/>
      <text:p text:style-name="Standard">AIT203 &lt;= 232.64548</text:p>
      <text:p text:style-name="Standard">no<text:tab/>yes<text:tab/></text:p>
      <text:p text:style-name="Standard">1.0<text:tab/>0.0<text:tab/></text:p>
      <text:p text:style-name="Standard">AIT203 &gt; 232.64548</text:p>
      <text:p text:style-name="Standard">no<text:tab/>yes<text:tab/></text:p>
      <text:p text:style-name="Standard">0.49131319107775084<text:tab/>0.5086868089222492<text:tab/></text:p>
      <text:p text:style-name="Standard">AIT203 is missing</text:p>
      <text:p text:style-name="Standard">no<text:tab/>yes<text:tab/></text:p>
      <text:p text:style-name="Standard">0.4999999999999881<text:tab/>0.5000000000000119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1069.8579249999998 : yes</text:p>
      <text:p text:style-name="Standard">LIT301 &gt; 1069.8579249999998 : no</text:p>
      <text:p text:style-name="Standard"><text:soft-page-break/>LIT301 is missing : no</text:p>
      <text:p text:style-name="Standard"/>
      <text:p text:style-name="Standard">Class distributions</text:p>
      <text:p text:style-name="Standard"/>
      <text:p text:style-name="Standard">LIT301 &lt;= 1069.8579249999998</text:p>
      <text:p text:style-name="Standard">no<text:tab/>yes<text:tab/></text:p>
      <text:p text:style-name="Standard">0.4670923422006652<text:tab/>0.5329076577993347<text:tab/></text:p>
      <text:p text:style-name="Standard">LIT301 &gt; 1069.8579249999998</text:p>
      <text:p text:style-name="Standard">no<text:tab/>yes<text:tab/></text:p>
      <text:p text:style-name="Standard">0.6338935406544881<text:tab/>0.3661064593455117<text:tab/></text:p>
      <text:p text:style-name="Standard">LIT301 is missing</text:p>
      <text:p text:style-name="Standard">no<text:tab/>yes<text:tab/></text:p>
      <text:p text:style-name="Standard">0.5165129488557569<text:tab/>0.483487051144243<text:tab/></text:p>
      <text:p text:style-name="Standard"/>
      <text:p text:style-name="Standard"/>
      <text:p text:style-name="Standard">Weight: 0.2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1 &lt;= 159.8228 : no</text:p>
      <text:p text:style-name="Standard">PIT501 &gt; 159.8228 : no</text:p>
      <text:p text:style-name="Standard">PIT501 is missing : no</text:p>
      <text:p text:style-name="Standard"/>
      <text:p text:style-name="Standard">Class distributions</text:p>
      <text:p text:style-name="Standard"/>
      <text:p text:style-name="Standard">PIT501 &lt;= 159.8228</text:p>
      <text:p text:style-name="Standard">no<text:tab/>yes<text:tab/></text:p>
      <text:p text:style-name="Standard">0.5070387439690731<text:tab/>0.49296125603092683<text:tab/></text:p>
      <text:p text:style-name="Standard">PIT501 &gt; 159.8228</text:p>
      <text:p text:style-name="Standard">no<text:tab/>yes<text:tab/></text:p>
      <text:p text:style-name="Standard">0.735976833293096<text:tab/>0.2640231667069039<text:tab/></text:p>
      <text:p text:style-name="Standard">PIT501 is missing</text:p>
      <text:p text:style-name="Standard">no<text:tab/>yes<text:tab/></text:p>
      <text:p text:style-name="Standard">0.5427866926297898<text:tab/>0.4572133073702101<text:tab/></text:p>
      <text:p text:style-name="Standard"/>
      <text:p text:style-name="Standard"/>
      <text:p text:style-name="Standard">Weight: 0.1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1 &lt;= 159.8228 : yes</text:p>
      <text:p text:style-name="Standard">PIT501 &gt; 159.8228 : no</text:p>
      <text:p text:style-name="Standard">PIT501 is missing : yes</text:p>
      <text:p text:style-name="Standard"/>
      <text:p text:style-name="Standard">Class distributions</text:p>
      <text:p text:style-name="Standard"><text:soft-page-break/></text:p>
      <text:p text:style-name="Standard">PIT501 &lt;= 159.8228</text:p>
      <text:p text:style-name="Standard">no<text:tab/>yes<text:tab/></text:p>
      <text:p text:style-name="Standard">0.46420893533620233<text:tab/>0.5357910646637977<text:tab/></text:p>
      <text:p text:style-name="Standard">PIT501 &gt; 159.8228</text:p>
      <text:p text:style-name="Standard">no<text:tab/>yes<text:tab/></text:p>
      <text:p text:style-name="Standard">0.7013208187241822<text:tab/>0.2986791812758177<text:tab/></text:p>
      <text:p text:style-name="Standard">PIT501 is missing</text:p>
      <text:p text:style-name="Standard">no<text:tab/>yes<text:tab/></text:p>
      <text:p text:style-name="Standard">0.4999999999999902<text:tab/>0.5000000000000098<text:tab/></text:p>
      <text:p text:style-name="Standard"/>
      <text:p text:style-name="Standard"/>
      <text:p text:style-name="Standard">Weight: 0.2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5337902838689452<text:tab/>0.46620971613105483<text:tab/></text:p>
      <text:p text:style-name="Standard">AIT202 is missing</text:p>
      <text:p text:style-name="Standard">no<text:tab/>yes<text:tab/></text:p>
      <text:p text:style-name="Standard">0.5430653016775134<text:tab/>0.4569346983224865<text:tab/></text:p>
      <text:p text:style-name="Standard"/>
      <text:p text:style-name="Standard"/>
      <text:p text:style-name="Standard">Weight: 0.1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yes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<text:soft-page-break/>1.0<text:tab/>0.0<text:tab/></text:p>
      <text:p text:style-name="Standard">AIT202 &gt; 8.805146</text:p>
      <text:p text:style-name="Standard">no<text:tab/>yes<text:tab/></text:p>
      <text:p text:style-name="Standard">0.49067067849594265<text:tab/>0.5093293215040574<text:tab/></text:p>
      <text:p text:style-name="Standard">AIT202 is missing</text:p>
      <text:p text:style-name="Standard">no<text:tab/>yes<text:tab/></text:p>
      <text:p text:style-name="Standard">0.49999999999999495<text:tab/>0.5000000000000051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2.64548 : no</text:p>
      <text:p text:style-name="Standard">AIT203 &gt; 232.64548 : no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32.64548</text:p>
      <text:p text:style-name="Standard">no<text:tab/>yes<text:tab/></text:p>
      <text:p text:style-name="Standard">1.0<text:tab/>0.0<text:tab/></text:p>
      <text:p text:style-name="Standard">AIT203 &gt; 232.64548</text:p>
      <text:p text:style-name="Standard">no<text:tab/>yes<text:tab/></text:p>
      <text:p text:style-name="Standard">0.5089361456705094<text:tab/>0.4910638543294905<text:tab/></text:p>
      <text:p text:style-name="Standard">AIT203 is missing</text:p>
      <text:p text:style-name="Standard">no<text:tab/>yes<text:tab/></text:p>
      <text:p text:style-name="Standard">0.5176695722840414<text:tab/>0.4823304277159586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2.64548 : no</text:p>
      <text:p text:style-name="Standard">AIT203 &gt; 232.64548 : yes</text:p>
      <text:p text:style-name="Standard">AIT203 is missing : yes</text:p>
      <text:p text:style-name="Standard"/>
      <text:p text:style-name="Standard">Class distributions</text:p>
      <text:p text:style-name="Standard"/>
      <text:p text:style-name="Standard">AIT203 &lt;= 232.64548</text:p>
      <text:p text:style-name="Standard">no<text:tab/>yes<text:tab/></text:p>
      <text:p text:style-name="Standard">1.0<text:tab/>0.0<text:tab/></text:p>
      <text:p text:style-name="Standard">AIT203 &gt; 232.64548</text:p>
      <text:p text:style-name="Standard">no<text:tab/>yes<text:tab/></text:p>
      <text:p text:style-name="Standard"><text:soft-page-break/>0.4912610539425087<text:tab/>0.5087389460574914<text:tab/></text:p>
      <text:p text:style-name="Standard">AIT203 is missing</text:p>
      <text:p text:style-name="Standard">no<text:tab/>yes<text:tab/></text:p>
      <text:p text:style-name="Standard">0.49999999999997957<text:tab/>0.5000000000000204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79878772058776<text:tab/>0.4920121227941225<text:tab/></text:p>
      <text:p text:style-name="Standard">P601 &gt; 1.5</text:p>
      <text:p text:style-name="Standard">no<text:tab/>yes<text:tab/></text:p>
      <text:p text:style-name="Standard">0.9999999999999939<text:tab/>6.034894830798626E-15<text:tab/></text:p>
      <text:p text:style-name="Standard">P601 is missing</text:p>
      <text:p text:style-name="Standard">no<text:tab/>yes<text:tab/></text:p>
      <text:p text:style-name="Standard">0.5166071197718052<text:tab/>0.4833928802281948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13761814416277<text:tab/>0.5086238185583722<text:tab/></text:p>
      <text:p text:style-name="Standard">P601 &gt; 1.5</text:p>
      <text:p text:style-name="Standard">no<text:tab/>yes<text:tab/></text:p>
      <text:p text:style-name="Standard">1.0000000000000342<text:tab/>-3.4229742038845706E-14<text:tab/></text:p>
      <text:p text:style-name="Standard">P601 is missing</text:p>
      <text:p text:style-name="Standard">no<text:tab/>yes<text:tab/></text:p>
      <text:p text:style-name="Standard"><text:soft-page-break/>0.5000000000000075<text:tab/>0.4999999999999925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5081819997154943<text:tab/>0.49181800028450573<text:tab/></text:p>
      <text:p text:style-name="Standard">AIT202 is missing</text:p>
      <text:p text:style-name="Standard">no<text:tab/>yes<text:tab/></text:p>
      <text:p text:style-name="Standard">0.5163990999422472<text:tab/>0.4836009000577528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491778487207386<text:tab/>0.508221512792614<text:tab/></text:p>
      <text:p text:style-name="Standard">AIT202 is missing</text:p>
      <text:p text:style-name="Standard">no<text:tab/>yes<text:tab/></text:p>
      <text:p text:style-name="Standard">0.5000000000000026<text:tab/>0.4999999999999975<text:tab/></text:p>
      <text:p text:style-name="Standard"/>
      <text:p text:style-name="Standard"/>
      <text:p text:style-name="Standard"><text:soft-page-break/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no</text:p>
      <text:p text:style-name="Standard">LIT401 &gt; 977.49935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5075440204643802<text:tab/>0.4924559795356197<text:tab/></text:p>
      <text:p text:style-name="Standard">LIT401 &gt; 977.4993595</text:p>
      <text:p text:style-name="Standard">no<text:tab/>yes<text:tab/></text:p>
      <text:p text:style-name="Standard">1.0000000000001552<text:tab/>-1.5527481020565786E-13<text:tab/></text:p>
      <text:p text:style-name="Standard">LIT401 is missing</text:p>
      <text:p text:style-name="Standard">no<text:tab/>yes<text:tab/></text:p>
      <text:p text:style-name="Standard">0.5156700371213129<text:tab/>0.4843299628786871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yes</text:p>
      <text:p text:style-name="Standard">LIT401 &gt; 977.49935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4918701390544082<text:tab/>0.5081298609455918<text:tab/></text:p>
      <text:p text:style-name="Standard">LIT401 &gt; 977.4993595</text:p>
      <text:p text:style-name="Standard">no<text:tab/>yes<text:tab/></text:p>
      <text:p text:style-name="Standard">1.0000000000002276<text:tab/>-2.276550965392681E-13<text:tab/></text:p>
      <text:p text:style-name="Standard">LIT401 is missing</text:p>
      <text:p text:style-name="Standard">no<text:tab/>yes<text:tab/></text:p>
      <text:p text:style-name="Standard">0.5000000000000115<text:tab/>0.49999999999998845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><text:soft-page-break/></text:p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74451321696823<text:tab/>0.4925548678303177<text:tab/></text:p>
      <text:p text:style-name="Standard">P601 &gt; 1.5</text:p>
      <text:p text:style-name="Standard">no<text:tab/>yes<text:tab/></text:p>
      <text:p text:style-name="Standard">1.0000000000000462<text:tab/>-4.613956378249504E-14<text:tab/></text:p>
      <text:p text:style-name="Standard">P601 is missing</text:p>
      <text:p text:style-name="Standard">no<text:tab/>yes<text:tab/></text:p>
      <text:p text:style-name="Standard">0.5155034753009915<text:tab/>0.48449652469900856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19379345994537<text:tab/>0.5080620654005463<text:tab/></text:p>
      <text:p text:style-name="Standard">P601 &gt; 1.5</text:p>
      <text:p text:style-name="Standard">no<text:tab/>yes<text:tab/></text:p>
      <text:p text:style-name="Standard">0.999999999999923<text:tab/>7.703798777263439E-14<text:tab/></text:p>
      <text:p text:style-name="Standard">P601 is missing</text:p>
      <text:p text:style-name="Standard">no<text:tab/>yes<text:tab/></text:p>
      <text:p text:style-name="Standard">0.5000000000000026<text:tab/>0.499999999999997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<text:soft-page-break/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74960591474471<text:tab/>0.49250394085255284<text:tab/></text:p>
      <text:p text:style-name="Standard">AIT402 &gt; 6.677774905</text:p>
      <text:p text:style-name="Standard">no<text:tab/>yes<text:tab/></text:p>
      <text:p text:style-name="Standard">1.000000000000153<text:tab/>-1.5298824599330865E-13<text:tab/></text:p>
      <text:p text:style-name="Standard">AIT402 is missing</text:p>
      <text:p text:style-name="Standard">no<text:tab/>yes<text:tab/></text:p>
      <text:p text:style-name="Standard">0.5153801558662897<text:tab/>0.4846198441337103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211226575602346<text:tab/>0.5078877342439766<text:tab/></text:p>
      <text:p text:style-name="Standard">AIT402 &gt; 6.677774905</text:p>
      <text:p text:style-name="Standard">no<text:tab/>yes<text:tab/></text:p>
      <text:p text:style-name="Standard">1.0000000000000986<text:tab/>-9.844542664961656E-14<text:tab/></text:p>
      <text:p text:style-name="Standard">AIT402 is missing</text:p>
      <text:p text:style-name="Standard">no<text:tab/>yes<text:tab/></text:p>
      <text:p text:style-name="Standard">0.4999999999999994<text:tab/>0.5000000000000007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no</text:p>
      <text:p text:style-name="Standard">LIT301 is missing : no</text:p>
      <text:p text:style-name="Standard"><text:soft-page-break/></text:p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5072010949959977<text:tab/>0.4927989050040023<text:tab/></text:p>
      <text:p text:style-name="Standard">LIT301 is missing</text:p>
      <text:p text:style-name="Standard">no<text:tab/>yes<text:tab/></text:p>
      <text:p text:style-name="Standard">0.5150626093313883<text:tab/>0.48493739066861175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9213507331577966<text:tab/>0.5078649266842203<text:tab/></text:p>
      <text:p text:style-name="Standard">LIT301 is missing</text:p>
      <text:p text:style-name="Standard">no<text:tab/>yes<text:tab/></text:p>
      <text:p text:style-name="Standard">0.5000000000000107<text:tab/>0.49999999999998945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2.64548 : no</text:p>
      <text:p text:style-name="Standard">AIT203 &gt; 232.64548 : no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<text:soft-page-break/>AIT203 &lt;= 232.64548</text:p>
      <text:p text:style-name="Standard">no<text:tab/>yes<text:tab/></text:p>
      <text:p text:style-name="Standard">1.0<text:tab/>0.0<text:tab/></text:p>
      <text:p text:style-name="Standard">AIT203 &gt; 232.64548</text:p>
      <text:p text:style-name="Standard">no<text:tab/>yes<text:tab/></text:p>
      <text:p text:style-name="Standard">0.5072463853323611<text:tab/>0.492753614667639<text:tab/></text:p>
      <text:p text:style-name="Standard">AIT203 is missing</text:p>
      <text:p text:style-name="Standard">no<text:tab/>yes<text:tab/></text:p>
      <text:p text:style-name="Standard">0.5150210181305415<text:tab/>0.484978981869458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2.64548 : no</text:p>
      <text:p text:style-name="Standard">AIT203 &gt; 232.64548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32.64548</text:p>
      <text:p text:style-name="Standard">no<text:tab/>yes<text:tab/></text:p>
      <text:p text:style-name="Standard">1.0<text:tab/>0.0<text:tab/></text:p>
      <text:p text:style-name="Standard">AIT203 &gt; 232.64548</text:p>
      <text:p text:style-name="Standard">no<text:tab/>yes<text:tab/></text:p>
      <text:p text:style-name="Standard">0.49222198071179674<text:tab/>0.5077780192882032<text:tab/></text:p>
      <text:p text:style-name="Standard">AIT203 is missing</text:p>
      <text:p text:style-name="Standard">no<text:tab/>yes<text:tab/></text:p>
      <text:p text:style-name="Standard">0.5000000000000084<text:tab/>0.49999999999999156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65.82928449999997 : no</text:p>
      <text:p text:style-name="Standard">AIT203 &gt; 265.82928449999997 : no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65.82928449999997</text:p>
      <text:p text:style-name="Standard">no<text:tab/>yes<text:tab/></text:p>
      <text:p text:style-name="Standard">0.5072098187386539<text:tab/>0.49279018126134605<text:tab/></text:p>
      <text:p text:style-name="Standard"><text:soft-page-break/>AIT203 &gt; 265.82928449999997</text:p>
      <text:p text:style-name="Standard">no<text:tab/>yes<text:tab/></text:p>
      <text:p text:style-name="Standard">1.0000000000002516<text:tab/>-2.516302111353738E-13<text:tab/></text:p>
      <text:p text:style-name="Standard">AIT203 is missing</text:p>
      <text:p text:style-name="Standard">no<text:tab/>yes<text:tab/></text:p>
      <text:p text:style-name="Standard">0.5148624366622421<text:tab/>0.4851375633377579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65.82928449999997 : yes</text:p>
      <text:p text:style-name="Standard">AIT203 &gt; 265.82928449999997 : no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65.82928449999997</text:p>
      <text:p text:style-name="Standard">no<text:tab/>yes<text:tab/></text:p>
      <text:p text:style-name="Standard">0.49234410059030126<text:tab/>0.5076558994096987<text:tab/></text:p>
      <text:p text:style-name="Standard">AIT203 &gt; 265.82928449999997</text:p>
      <text:p text:style-name="Standard">no<text:tab/>yes<text:tab/></text:p>
      <text:p text:style-name="Standard">0.9999999999999768<text:tab/>2.3265535532360315E-14<text:tab/></text:p>
      <text:p text:style-name="Standard">AIT203 is missing</text:p>
      <text:p text:style-name="Standard">no<text:tab/>yes<text:tab/></text:p>
      <text:p text:style-name="Standard">0.5000000000000213<text:tab/>0.49999999999997863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no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507034479129517<text:tab/>0.492965520870483<text:tab/></text:p>
      <text:p text:style-name="Standard"><text:soft-page-break/>LIT101 is missing</text:p>
      <text:p text:style-name="Standard">no<text:tab/>yes<text:tab/></text:p>
      <text:p text:style-name="Standard">0.5146393351552023<text:tab/>0.4853606648447977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yes</text:p>
      <text:p text:style-name="Standard">LIT101 is missing : yes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49239201008811956<text:tab/>0.5076079899118804<text:tab/></text:p>
      <text:p text:style-name="Standard">LIT101 is missing</text:p>
      <text:p text:style-name="Standard">no<text:tab/>yes<text:tab/></text:p>
      <text:p text:style-name="Standard">0.49999999999997957<text:tab/>0.500000000000020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69407567936558<text:tab/>0.4930592432063442<text:tab/></text:p>
      <text:p text:style-name="Standard">P601 &gt; 1.5</text:p>
      <text:p text:style-name="Standard">no<text:tab/>yes<text:tab/></text:p>
      <text:p text:style-name="Standard">0.9999999999999866<text:tab/>1.335635900293267E-14<text:tab/></text:p>
      <text:p text:style-name="Standard">P601 is missing</text:p>
      <text:p text:style-name="Standard">no<text:tab/>yes<text:tab/></text:p>
      <text:p text:style-name="Standard">0.514551723624516<text:tab/>0.4854482763754841<text:tab/></text:p>
      <text:p text:style-name="Standard"><text:soft-page-break/></text:p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238595709658023<text:tab/>0.5076140429034197<text:tab/></text:p>
      <text:p text:style-name="Standard">P601 &gt; 1.5</text:p>
      <text:p text:style-name="Standard">no<text:tab/>yes<text:tab/></text:p>
      <text:p text:style-name="Standard">1.000000000000006<text:tab/>-5.88736195435182E-15<text:tab/></text:p>
      <text:p text:style-name="Standard">P601 is missing</text:p>
      <text:p text:style-name="Standard">no<text:tab/>yes<text:tab/></text:p>
      <text:p text:style-name="Standard">0.4999999999999929<text:tab/>0.5000000000000071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507135966485984<text:tab/>0.4928640335140159<text:tab/></text:p>
      <text:p text:style-name="Standard">AIT202 is missing</text:p>
      <text:p text:style-name="Standard">no<text:tab/>yes<text:tab/></text:p>
      <text:p text:style-name="Standard">0.5145627953168097<text:tab/>0.48543720468319024<text:tab/></text:p>
      <text:p text:style-name="Standard"/>
      <text:p text:style-name="Standard"/>
      <text:p text:style-name="Standard">Weight: 0.06</text:p>
      <text:p text:style-name="Standard"><text:soft-page-break/></text:p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49257008271247404<text:tab/>0.507429917287526<text:tab/></text:p>
      <text:p text:style-name="Standard">AIT202 is missing</text:p>
      <text:p text:style-name="Standard">no<text:tab/>yes<text:tab/></text:p>
      <text:p text:style-name="Standard">0.5000000000000047<text:tab/>0.49999999999999545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6798901506852<text:tab/>0.493201098493148<text:tab/></text:p>
      <text:p text:style-name="Standard">AIT402 &gt; 6.677774905</text:p>
      <text:p text:style-name="Standard">no<text:tab/>yes<text:tab/></text:p>
      <text:p text:style-name="Standard">1.0000000000004907<text:tab/>-4.907413308872245E-13<text:tab/></text:p>
      <text:p text:style-name="Standard">AIT402 is missing</text:p>
      <text:p text:style-name="Standard">no<text:tab/>yes<text:tab/></text:p>
      <text:p text:style-name="Standard">0.5142256616390258<text:tab/>0.48577433836097406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<text:soft-page-break/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257036552435646<text:tab/>0.5074296344756436<text:tab/></text:p>
      <text:p text:style-name="Standard">AIT402 &gt; 6.677774905</text:p>
      <text:p text:style-name="Standard">no<text:tab/>yes<text:tab/></text:p>
      <text:p text:style-name="Standard">1.0000000000000526<text:tab/>-5.2578682175321495E-14<text:tab/></text:p>
      <text:p text:style-name="Standard">AIT402 is missing</text:p>
      <text:p text:style-name="Standard">no<text:tab/>yes<text:tab/></text:p>
      <text:p text:style-name="Standard">0.5000000000000036<text:tab/>0.49999999999999645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5067966739685185<text:tab/>0.49320332603148154<text:tab/></text:p>
      <text:p text:style-name="Standard">LIT301 is missing</text:p>
      <text:p text:style-name="Standard">no<text:tab/>yes<text:tab/></text:p>
      <text:p text:style-name="Standard">0.5142251432624703<text:tab/>0.4857748567375297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<text:soft-page-break/>LIT301 &gt; 794.14735 : yes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925686567481824<text:tab/>0.5074313432518177<text:tab/></text:p>
      <text:p text:style-name="Standard">LIT301 is missing</text:p>
      <text:p text:style-name="Standard">no<text:tab/>yes<text:tab/></text:p>
      <text:p text:style-name="Standard">0.5000000000000188<text:tab/>0.4999999999999812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no</text:p>
      <text:p text:style-name="Standard">LIT401 &gt; 977.49935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506917492493235<text:tab/>0.49308250750676497<text:tab/></text:p>
      <text:p text:style-name="Standard">LIT401 &gt; 977.4993595</text:p>
      <text:p text:style-name="Standard">no<text:tab/>yes<text:tab/></text:p>
      <text:p text:style-name="Standard">1.0000000000004978<text:tab/>-4.97847262832291E-13<text:tab/></text:p>
      <text:p text:style-name="Standard">LIT401 is missing</text:p>
      <text:p text:style-name="Standard">no<text:tab/>yes<text:tab/></text:p>
      <text:p text:style-name="Standard">0.5142282753170855<text:tab/>0.4857717246829146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yes</text:p>
      <text:p text:style-name="Standard">LIT401 &gt; 977.4993595 : no</text:p>
      <text:p text:style-name="Standard">LIT401 is missing : yes</text:p>
      <text:p text:style-name="Standard"/>
      <text:p text:style-name="Standard"><text:soft-page-break/>Class distributions</text:p>
      <text:p text:style-name="Standard"/>
      <text:p text:style-name="Standard">LIT401 &lt;= 977.4993595</text:p>
      <text:p text:style-name="Standard">no<text:tab/>yes<text:tab/></text:p>
      <text:p text:style-name="Standard">0.4926863378169589<text:tab/>0.5073136621830411<text:tab/></text:p>
      <text:p text:style-name="Standard">LIT401 &gt; 977.4993595</text:p>
      <text:p text:style-name="Standard">no<text:tab/>yes<text:tab/></text:p>
      <text:p text:style-name="Standard">1.0000000000000795<text:tab/>-7.942244146855185E-14<text:tab/></text:p>
      <text:p text:style-name="Standard">LIT401 is missing</text:p>
      <text:p text:style-name="Standard">no<text:tab/>yes<text:tab/></text:p>
      <text:p text:style-name="Standard">0.4999999999999972<text:tab/>0.5000000000000028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no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5067830333079554<text:tab/>0.4932169666920447<text:tab/></text:p>
      <text:p text:style-name="Standard">LIT101 is missing</text:p>
      <text:p text:style-name="Standard">no<text:tab/>yes<text:tab/></text:p>
      <text:p text:style-name="Standard">0.5140124312355596<text:tab/>0.485987568764440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yes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<text:soft-page-break/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4927678525028481<text:tab/>0.507232147497152<text:tab/></text:p>
      <text:p text:style-name="Standard">LIT101 is missing</text:p>
      <text:p text:style-name="Standard">no<text:tab/>yes<text:tab/></text:p>
      <text:p text:style-name="Standard">0.5000000000000061<text:tab/>0.49999999999999395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66560932044457<text:tab/>0.4933439067955543<text:tab/></text:p>
      <text:p text:style-name="Standard">P601 &gt; 1.5</text:p>
      <text:p text:style-name="Standard">no<text:tab/>yes<text:tab/></text:p>
      <text:p text:style-name="Standard">0.9999999999999752<text:tab/>2.4842115575699944E-14<text:tab/></text:p>
      <text:p text:style-name="Standard">P601 is missing</text:p>
      <text:p text:style-name="Standard">no<text:tab/>yes<text:tab/></text:p>
      <text:p text:style-name="Standard">0.5138627502664518<text:tab/>0.4861372497335481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279068207223786<text:tab/>0.5072093179277621<text:tab/></text:p>
      <text:p text:style-name="Standard">P601 &gt; 1.5</text:p>
      <text:p text:style-name="Standard"><text:soft-page-break/>no<text:tab/>yes<text:tab/></text:p>
      <text:p text:style-name="Standard">1.0000000000000306<text:tab/>-3.0560378998281475E-14<text:tab/></text:p>
      <text:p text:style-name="Standard">P601 is missing</text:p>
      <text:p text:style-name="Standard">no<text:tab/>yes<text:tab/></text:p>
      <text:p text:style-name="Standard">0.49999999999999367<text:tab/>0.5000000000000062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2.8121035 : no</text:p>
      <text:p text:style-name="Standard">AIT203 &gt; 232.8121035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32.8121035</text:p>
      <text:p text:style-name="Standard">no<text:tab/>yes<text:tab/></text:p>
      <text:p text:style-name="Standard">0.8199822023087492<text:tab/>0.18001779769125076<text:tab/></text:p>
      <text:p text:style-name="Standard">AIT203 &gt; 232.8121035</text:p>
      <text:p text:style-name="Standard">no<text:tab/>yes<text:tab/></text:p>
      <text:p text:style-name="Standard">0.4991040523511879<text:tab/>0.5008959476488121<text:tab/></text:p>
      <text:p text:style-name="Standard">AIT203 is missing</text:p>
      <text:p text:style-name="Standard">no<text:tab/>yes<text:tab/></text:p>
      <text:p text:style-name="Standard">0.5138208044171501<text:tab/>0.48617919558285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208814233044624<text:tab/>0.4791185766955376<text:tab/></text:p>
      <text:p text:style-name="Standard">AIT402 &gt; 6.677774905</text:p>
      <text:p text:style-name="Standard">no<text:tab/>yes<text:tab/></text:p>
      <text:p text:style-name="Standard">1.0000000000000848<text:tab/>-8.46784476390043E-14<text:tab/></text:p>
      <text:p text:style-name="Standard">AIT402 is missing</text:p>
      <text:p text:style-name="Standard"><text:soft-page-break/>no<text:tab/>yes<text:tab/></text:p>
      <text:p text:style-name="Standard">0.5279537071940609<text:tab/>0.47204629280593924<text:tab/></text:p>
      <text:p text:style-name="Standard"/>
      <text:p text:style-name="Standard"/>
      <text:p text:style-name="Standard">Weight: 0.1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29111647237068<text:tab/>0.5070888352762933<text:tab/></text:p>
      <text:p text:style-name="Standard">AIT402 &gt; 6.677774905</text:p>
      <text:p text:style-name="Standard">no<text:tab/>yes<text:tab/></text:p>
      <text:p text:style-name="Standard">1.0000000000001315<text:tab/>-1.3143279468091112E-13<text:tab/></text:p>
      <text:p text:style-name="Standard">AIT402 is missing</text:p>
      <text:p text:style-name="Standard">no<text:tab/>yes<text:tab/></text:p>
      <text:p text:style-name="Standard">0.4999999999999979<text:tab/>0.5000000000000022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5065497572442463<text:tab/>0.49345024275575367<text:tab/></text:p>
      <text:p text:style-name="Standard">LIT301 is missing</text:p>
      <text:p text:style-name="Standard">no<text:tab/>yes<text:tab/></text:p>
      <text:p text:style-name="Standard">0.5135992533512392<text:tab/>0.4864007466487608<text:tab/></text:p>
      <text:p text:style-name="Standard"/>
      <text:p text:style-name="Standard"><text:soft-page-break/></text:p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9294799135236894<text:tab/>0.507052008647631<text:tab/></text:p>
      <text:p text:style-name="Standard">LIT301 is missing</text:p>
      <text:p text:style-name="Standard">no<text:tab/>yes<text:tab/></text:p>
      <text:p text:style-name="Standard">0.5000000000000054<text:tab/>0.4999999999999946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65052183653579<text:tab/>0.4934947816346421<text:tab/></text:p>
      <text:p text:style-name="Standard">AIT502 &gt; 70.25121999999999</text:p>
      <text:p text:style-name="Standard">no<text:tab/>yes<text:tab/></text:p>
      <text:p text:style-name="Standard">1.0000000000000009<text:tab/>-9.068594104786364E-16<text:tab/></text:p>
      <text:p text:style-name="Standard">AIT502 is missing</text:p>
      <text:p text:style-name="Standard">no<text:tab/>yes<text:tab/></text:p>
      <text:p text:style-name="Standard">0.5135314729113575<text:tab/>0.4864685270886425<text:tab/></text:p>
      <text:p text:style-name="Standard"/>
      <text:p text:style-name="Standard"/>
      <text:p text:style-name="Standard">Weight: 0.05</text:p>
      <text:p text:style-name="Standard"/>
      <text:p text:style-name="Standard"><text:soft-page-break/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yes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297127063316265<text:tab/>0.5070287293668373<text:tab/></text:p>
      <text:p text:style-name="Standard">AIT502 &gt; 70.25121999999999</text:p>
      <text:p text:style-name="Standard">no<text:tab/>yes<text:tab/></text:p>
      <text:p text:style-name="Standard">1.0000000000000522<text:tab/>-5.2201219912622367E-14<text:tab/></text:p>
      <text:p text:style-name="Standard">AIT502 is missing</text:p>
      <text:p text:style-name="Standard">no<text:tab/>yes<text:tab/></text:p>
      <text:p text:style-name="Standard">0.49999999999999956<text:tab/>0.5000000000000003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no</text:p>
      <text:p text:style-name="Standard">LIT401 &gt; 977.49935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5065232558588978<text:tab/>0.4934767441411022<text:tab/></text:p>
      <text:p text:style-name="Standard">LIT401 &gt; 977.4993595</text:p>
      <text:p text:style-name="Standard">no<text:tab/>yes<text:tab/></text:p>
      <text:p text:style-name="Standard">1.0000000000004128<text:tab/>-4.127893506262074E-13<text:tab/></text:p>
      <text:p text:style-name="Standard">LIT401 is missing</text:p>
      <text:p text:style-name="Standard">no<text:tab/>yes<text:tab/></text:p>
      <text:p text:style-name="Standard">0.513488611917456<text:tab/>0.48651138808254407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><text:soft-page-break/></text:p>
      <text:p text:style-name="Standard">LIT401 &lt;= 977.4993595 : yes</text:p>
      <text:p text:style-name="Standard">LIT401 &gt; 977.49935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4930321915608799<text:tab/>0.50696780843912<text:tab/></text:p>
      <text:p text:style-name="Standard">LIT401 &gt; 977.4993595</text:p>
      <text:p text:style-name="Standard">no<text:tab/>yes<text:tab/></text:p>
      <text:p text:style-name="Standard">0.9999999999999021<text:tab/>9.789918156213234E-14<text:tab/></text:p>
      <text:p text:style-name="Standard">LIT401 is missing</text:p>
      <text:p text:style-name="Standard">no<text:tab/>yes<text:tab/></text:p>
      <text:p text:style-name="Standard">0.5000000000000169<text:tab/>0.4999999999999831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no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506459055705397<text:tab/>0.4935409442946031<text:tab/></text:p>
      <text:p text:style-name="Standard">LIT101 is missing</text:p>
      <text:p text:style-name="Standard">no<text:tab/>yes<text:tab/></text:p>
      <text:p text:style-name="Standard">0.5133763920536306<text:tab/>0.4866236079463694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yes</text:p>
      <text:p text:style-name="Standard"><text:soft-page-break/>LIT101 is missing : yes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493080272225348<text:tab/>0.506919727774652<text:tab/></text:p>
      <text:p text:style-name="Standard">LIT101 is missing</text:p>
      <text:p text:style-name="Standard">no<text:tab/>yes<text:tab/></text:p>
      <text:p text:style-name="Standard">0.49999999999998973<text:tab/>0.5000000000000102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6415136671491<text:tab/>0.493584863328509<text:tab/></text:p>
      <text:p text:style-name="Standard">P601 &gt; 1.5</text:p>
      <text:p text:style-name="Standard">no<text:tab/>yes<text:tab/></text:p>
      <text:p text:style-name="Standard">1.0000000000000024<text:tab/>-2.4926489428958147E-15<text:tab/></text:p>
      <text:p text:style-name="Standard">P601 is missing</text:p>
      <text:p text:style-name="Standard">no<text:tab/>yes<text:tab/></text:p>
      <text:p text:style-name="Standard">0.5132877690806692<text:tab/>0.48671223091933075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><text:soft-page-break/></text:p>
      <text:p text:style-name="Standard">P601 &lt;= 1.5</text:p>
      <text:p text:style-name="Standard">no<text:tab/>yes<text:tab/></text:p>
      <text:p text:style-name="Standard">0.49312502342029674<text:tab/>0.5068749765797033<text:tab/></text:p>
      <text:p text:style-name="Standard">P601 &gt; 1.5</text:p>
      <text:p text:style-name="Standard">no<text:tab/>yes<text:tab/></text:p>
      <text:p text:style-name="Standard">1.00000000000002<text:tab/>-2.0043201798122158E-14<text:tab/></text:p>
      <text:p text:style-name="Standard">P601 is missing</text:p>
      <text:p text:style-name="Standard">no<text:tab/>yes<text:tab/></text:p>
      <text:p text:style-name="Standard">0.49999999999999434<text:tab/>0.5000000000000057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64664234081235<text:tab/>0.4935335765918766<text:tab/></text:p>
      <text:p text:style-name="Standard">AIT402 &gt; 6.677774905</text:p>
      <text:p text:style-name="Standard">no<text:tab/>yes<text:tab/></text:p>
      <text:p text:style-name="Standard">0.9999999999998314<text:tab/>1.6864048348230658E-13<text:tab/></text:p>
      <text:p text:style-name="Standard">AIT402 is missing</text:p>
      <text:p text:style-name="Standard">no<text:tab/>yes<text:tab/></text:p>
      <text:p text:style-name="Standard">0.5132052389099705<text:tab/>0.4867947610900296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<text:soft-page-break/>0.4932588819839248<text:tab/>0.5067411180160752<text:tab/></text:p>
      <text:p text:style-name="Standard">AIT402 &gt; 6.677774905</text:p>
      <text:p text:style-name="Standard">no<text:tab/>yes<text:tab/></text:p>
      <text:p text:style-name="Standard">1.000000000000184<text:tab/>-1.8411811645750054E-13<text:tab/></text:p>
      <text:p text:style-name="Standard">AIT402 is missing</text:p>
      <text:p text:style-name="Standard">no<text:tab/>yes<text:tab/></text:p>
      <text:p text:style-name="Standard">0.5000000000000021<text:tab/>0.49999999999999795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5062276135544642<text:tab/>0.4937723864455358<text:tab/></text:p>
      <text:p text:style-name="Standard">AIT202 is missing</text:p>
      <text:p text:style-name="Standard">no<text:tab/>yes<text:tab/></text:p>
      <text:p text:style-name="Standard">0.5129581226286927<text:tab/>0.48704187737130733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yes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<text:soft-page-break/>0.49326731766492127<text:tab/>0.5067326823350787<text:tab/></text:p>
      <text:p text:style-name="Standard">AIT202 is missing</text:p>
      <text:p text:style-name="Standard">no<text:tab/>yes<text:tab/></text:p>
      <text:p text:style-name="Standard">0.49999999999999695<text:tab/>0.500000000000003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5062137119893413<text:tab/>0.49378628801065866<text:tab/></text:p>
      <text:p text:style-name="Standard">LIT301 is missing</text:p>
      <text:p text:style-name="Standard">no<text:tab/>yes<text:tab/></text:p>
      <text:p text:style-name="Standard">0.5129425367392894<text:tab/>0.48705746326071064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yes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932690099929879<text:tab/>0.5067309900070122<text:tab/></text:p>
      <text:p text:style-name="Standard">LIT301 is missing</text:p>
      <text:p text:style-name="Standard">no<text:tab/>yes<text:tab/></text:p>
      <text:p text:style-name="Standard"><text:soft-page-break/>0.49999999999999295<text:tab/>0.500000000000007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62445250680556<text:tab/>0.49375547493194427<text:tab/></text:p>
      <text:p text:style-name="Standard">AIT502 &gt; 70.25121999999999</text:p>
      <text:p text:style-name="Standard">no<text:tab/>yes<text:tab/></text:p>
      <text:p text:style-name="Standard">1.0000000000000355<text:tab/>-3.549526510741921E-14<text:tab/></text:p>
      <text:p text:style-name="Standard">AIT502 is missing</text:p>
      <text:p text:style-name="Standard">no<text:tab/>yes<text:tab/></text:p>
      <text:p text:style-name="Standard">0.5129394097862157<text:tab/>0.4870605902137844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yes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33029507829847<text:tab/>0.5066970492170152<text:tab/></text:p>
      <text:p text:style-name="Standard">AIT502 &gt; 70.25121999999999</text:p>
      <text:p text:style-name="Standard">no<text:tab/>yes<text:tab/></text:p>
      <text:p text:style-name="Standard">1.0000000000001399<text:tab/>-1.3987467667194519E-13<text:tab/></text:p>
      <text:p text:style-name="Standard">AIT502 is missing</text:p>
      <text:p text:style-name="Standard">no<text:tab/>yes<text:tab/></text:p>
      <text:p text:style-name="Standard">0.49999999999999123<text:tab/>0.5000000000000088<text:tab/></text:p>
      <text:p text:style-name="Standard"/>
      <text:p text:style-name="Standard"/>
      <text:p text:style-name="Standard"><text:soft-page-break/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9970835 : no</text:p>
      <text:p text:style-name="Standard">AIT202 &gt; 8.9970835 : yes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9970835</text:p>
      <text:p text:style-name="Standard">no<text:tab/>yes<text:tab/></text:p>
      <text:p text:style-name="Standard">0.6545392062241048<text:tab/>0.3454607937758952<text:tab/></text:p>
      <text:p text:style-name="Standard">AIT202 &gt; 8.9970835</text:p>
      <text:p text:style-name="Standard">no<text:tab/>yes<text:tab/></text:p>
      <text:p text:style-name="Standard">0.48134935946535945<text:tab/>0.5186506405346405<text:tab/></text:p>
      <text:p text:style-name="Standard">AIT202 is missing</text:p>
      <text:p text:style-name="Standard">no<text:tab/>yes<text:tab/></text:p>
      <text:p text:style-name="Standard">0.512876683726042<text:tab/>0.4871233162739581<text:tab/></text:p>
      <text:p text:style-name="Standard"/>
      <text:p text:style-name="Standard"/>
      <text:p text:style-name="Standard">Weight: 0.1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9337995 : yes</text:p>
      <text:p text:style-name="Standard">AIT202 &gt; 8.9337995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9337995</text:p>
      <text:p text:style-name="Standard">no<text:tab/>yes<text:tab/></text:p>
      <text:p text:style-name="Standard">0.3116064603654897<text:tab/>0.6883935396345103<text:tab/></text:p>
      <text:p text:style-name="Standard">AIT202 &gt; 8.9337995</text:p>
      <text:p text:style-name="Standard">no<text:tab/>yes<text:tab/></text:p>
      <text:p text:style-name="Standard">0.5662477533827149<text:tab/>0.433752246617285<text:tab/></text:p>
      <text:p text:style-name="Standard">AIT202 is missing</text:p>
      <text:p text:style-name="Standard">no<text:tab/>yes<text:tab/></text:p>
      <text:p text:style-name="Standard">0.5407748839408686<text:tab/>0.45922511605913147<text:tab/></text:p>
      <text:p text:style-name="Standard"/>
      <text:p text:style-name="Standard"/>
      <text:p text:style-name="Standard">Weight: 0.32</text:p>
      <text:p text:style-name="Standard"/>
      <text:p text:style-name="Standard">Decision Stump</text:p>
      <text:p text:style-name="Standard"><text:soft-page-break/></text:p>
      <text:p text:style-name="Standard">Classifications</text:p>
      <text:p text:style-name="Standard"/>
      <text:p text:style-name="Standard">AIT203 &lt;= 232.8121035 : no</text:p>
      <text:p text:style-name="Standard">AIT203 &gt; 232.8121035 : yes</text:p>
      <text:p text:style-name="Standard">AIT203 is missing : yes</text:p>
      <text:p text:style-name="Standard"/>
      <text:p text:style-name="Standard">Class distributions</text:p>
      <text:p text:style-name="Standard"/>
      <text:p text:style-name="Standard">AIT203 &lt;= 232.8121035</text:p>
      <text:p text:style-name="Standard">no<text:tab/>yes<text:tab/></text:p>
      <text:p text:style-name="Standard">0.8208837217526095<text:tab/>0.1791162782473906<text:tab/></text:p>
      <text:p text:style-name="Standard">AIT203 &gt; 232.8121035</text:p>
      <text:p text:style-name="Standard">no<text:tab/>yes<text:tab/></text:p>
      <text:p text:style-name="Standard">0.46071663333758195<text:tab/>0.5392833666624179<text:tab/></text:p>
      <text:p text:style-name="Standard">AIT203 is missing</text:p>
      <text:p text:style-name="Standard">no<text:tab/>yes<text:tab/></text:p>
      <text:p text:style-name="Standard">0.4774517325178228<text:tab/>0.5225482674821772<text:tab/></text:p>
      <text:p text:style-name="Standard"/>
      <text:p text:style-name="Standard"/>
      <text:p text:style-name="Standard">Weight: 0.2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641.1741705 : no</text:p>
      <text:p text:style-name="Standard">LIT101 &gt; 641.1741705 : yes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641.1741705</text:p>
      <text:p text:style-name="Standard">no<text:tab/>yes<text:tab/></text:p>
      <text:p text:style-name="Standard">0.6352849283014432<text:tab/>0.3647150716985569<text:tab/></text:p>
      <text:p text:style-name="Standard">LIT101 &gt; 641.1741705</text:p>
      <text:p text:style-name="Standard">no<text:tab/>yes<text:tab/></text:p>
      <text:p text:style-name="Standard">0.48062046887012794<text:tab/>0.519379531129872<text:tab/></text:p>
      <text:p text:style-name="Standard">LIT101 is missing</text:p>
      <text:p text:style-name="Standard">no<text:tab/>yes<text:tab/></text:p>
      <text:p text:style-name="Standard">0.5252298419059483<text:tab/>0.4747701580940516<text:tab/></text:p>
      <text:p text:style-name="Standard"/>
      <text:p text:style-name="Standard"/>
      <text:p text:style-name="Standard">Weight: 0.2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<text:soft-page-break/>AIT203 &lt;= 249.3591385 : no</text:p>
      <text:p text:style-name="Standard">AIT203 &gt; 249.3591385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49.3591385</text:p>
      <text:p text:style-name="Standard">no<text:tab/>yes<text:tab/></text:p>
      <text:p text:style-name="Standard">0.6225261371571645<text:tab/>0.37747386284283546<text:tab/></text:p>
      <text:p text:style-name="Standard">AIT203 &gt; 249.3591385</text:p>
      <text:p text:style-name="Standard">no<text:tab/>yes<text:tab/></text:p>
      <text:p text:style-name="Standard">0.44379242798704877<text:tab/>0.5562075720129513<text:tab/></text:p>
      <text:p text:style-name="Standard">AIT203 is missing</text:p>
      <text:p text:style-name="Standard">no<text:tab/>yes<text:tab/></text:p>
      <text:p text:style-name="Standard">0.5481128215360414<text:tab/>0.45188717846395865<text:tab/></text:p>
      <text:p text:style-name="Standard"/>
      <text:p text:style-name="Standard"/>
      <text:p text:style-name="Standard">Weight: 0.3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643.8826 : no</text:p>
      <text:p text:style-name="Standard">LIT101 &gt; 643.8826 : yes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643.8826</text:p>
      <text:p text:style-name="Standard">no<text:tab/>yes<text:tab/></text:p>
      <text:p text:style-name="Standard">0.6735980467104687<text:tab/>0.32640195328953114<text:tab/></text:p>
      <text:p text:style-name="Standard">LIT101 &gt; 643.8826</text:p>
      <text:p text:style-name="Standard">no<text:tab/>yes<text:tab/></text:p>
      <text:p text:style-name="Standard">0.47119593446338254<text:tab/>0.5288040655366175<text:tab/></text:p>
      <text:p text:style-name="Standard">LIT101 is missing</text:p>
      <text:p text:style-name="Standard">no<text:tab/>yes<text:tab/></text:p>
      <text:p text:style-name="Standard">0.5334357515280893<text:tab/>0.4665642484719107<text:tab/></text:p>
      <text:p text:style-name="Standard"/>
      <text:p text:style-name="Standard"/>
      <text:p text:style-name="Standard">Weight: 0.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no</text:p>
      <text:p text:style-name="Standard">LIT401 &gt; 977.4993595 : no</text:p>
      <text:p text:style-name="Standard">LIT401 is missing : no</text:p>
      <text:p text:style-name="Standard"><text:soft-page-break/></text:p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5544878912581294<text:tab/>0.44551210874187064<text:tab/></text:p>
      <text:p text:style-name="Standard">LIT401 &gt; 977.4993595</text:p>
      <text:p text:style-name="Standard">no<text:tab/>yes<text:tab/></text:p>
      <text:p text:style-name="Standard">0.9999999999995677<text:tab/>4.322799874190434E-13<text:tab/></text:p>
      <text:p text:style-name="Standard">LIT401 is missing</text:p>
      <text:p text:style-name="Standard">no<text:tab/>yes<text:tab/></text:p>
      <text:p text:style-name="Standard">0.5630221069630496<text:tab/>0.43697789303695034<text:tab/></text:p>
      <text:p text:style-name="Standard"/>
      <text:p text:style-name="Standard"/>
      <text:p text:style-name="Standard">Weight: 0.2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yes</text:p>
      <text:p text:style-name="Standard">LIT401 &gt; 977.499359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491346927711632<text:tab/>0.508653072288368<text:tab/></text:p>
      <text:p text:style-name="Standard">LIT401 &gt; 977.4993595</text:p>
      <text:p text:style-name="Standard">no<text:tab/>yes<text:tab/></text:p>
      <text:p text:style-name="Standard">0.9999999999997503<text:tab/>2.496221770304258E-13<text:tab/></text:p>
      <text:p text:style-name="Standard">LIT401 is missing</text:p>
      <text:p text:style-name="Standard">no<text:tab/>yes<text:tab/></text:p>
      <text:p text:style-name="Standard">0.49999999999998745<text:tab/>0.5000000000000125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<text:soft-page-break/>AIT402 &lt;= 6.677774905</text:p>
      <text:p text:style-name="Standard">no<text:tab/>yes<text:tab/></text:p>
      <text:p text:style-name="Standard">0.5080782747583285<text:tab/>0.49192172524167155<text:tab/></text:p>
      <text:p text:style-name="Standard">AIT402 &gt; 6.677774905</text:p>
      <text:p text:style-name="Standard">no<text:tab/>yes<text:tab/></text:p>
      <text:p text:style-name="Standard">0.9999999999996272<text:tab/>3.7278866013767517E-13<text:tab/></text:p>
      <text:p text:style-name="Standard">AIT402 is missing</text:p>
      <text:p text:style-name="Standard">no<text:tab/>yes<text:tab/></text:p>
      <text:p text:style-name="Standard">0.5164519833684704<text:tab/>0.48354801663152963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162183743658033<text:tab/>0.5083781625634196<text:tab/></text:p>
      <text:p text:style-name="Standard">AIT402 &gt; 6.677774905</text:p>
      <text:p text:style-name="Standard">no<text:tab/>yes<text:tab/></text:p>
      <text:p text:style-name="Standard">0.9999999999997561<text:tab/>2.4393062776066653E-13<text:tab/></text:p>
      <text:p text:style-name="Standard">AIT402 is missing</text:p>
      <text:p text:style-name="Standard">no<text:tab/>yes<text:tab/></text:p>
      <text:p text:style-name="Standard">0.49999999999998745<text:tab/>0.5000000000000125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no</text:p>
      <text:p text:style-name="Standard">LIT401 &gt; 977.49935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5078488199312283<text:tab/>0.4921511800687718<text:tab/></text:p>
      <text:p text:style-name="Standard"><text:soft-page-break/>LIT401 &gt; 977.4993595</text:p>
      <text:p text:style-name="Standard">no<text:tab/>yes<text:tab/></text:p>
      <text:p text:style-name="Standard">0.9999999999997335<text:tab/>2.6644951369513993E-13<text:tab/></text:p>
      <text:p text:style-name="Standard">LIT401 is missing</text:p>
      <text:p text:style-name="Standard">no<text:tab/>yes<text:tab/></text:p>
      <text:p text:style-name="Standard">0.5159543179124627<text:tab/>0.48404568208753723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yes</text:p>
      <text:p text:style-name="Standard">LIT401 &gt; 977.499359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49189044001902926<text:tab/>0.5081095599809706<text:tab/></text:p>
      <text:p text:style-name="Standard">LIT401 &gt; 977.4993595</text:p>
      <text:p text:style-name="Standard">no<text:tab/>yes<text:tab/></text:p>
      <text:p text:style-name="Standard">0.9999999999998015<text:tab/>1.9856540195689501E-13<text:tab/></text:p>
      <text:p text:style-name="Standard">LIT401 is missing</text:p>
      <text:p text:style-name="Standard">no<text:tab/>yes<text:tab/></text:p>
      <text:p text:style-name="Standard">0.4999999999999908<text:tab/>0.5000000000000092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62.48398050000003 : no</text:p>
      <text:p text:style-name="Standard">AIT203 &gt; 262.48398050000003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62.48398050000003</text:p>
      <text:p text:style-name="Standard">no<text:tab/>yes<text:tab/></text:p>
      <text:p text:style-name="Standard">0.5430203326374562<text:tab/>0.45697966736254375<text:tab/></text:p>
      <text:p text:style-name="Standard">AIT203 &gt; 262.48398050000003</text:p>
      <text:p text:style-name="Standard">no<text:tab/>yes<text:tab/></text:p>
      <text:p text:style-name="Standard">0.31525909289122067<text:tab/>0.6847409071087793<text:tab/></text:p>
      <text:p text:style-name="Standard"><text:soft-page-break/>AIT203 is missing</text:p>
      <text:p text:style-name="Standard">no<text:tab/>yes<text:tab/></text:p>
      <text:p text:style-name="Standard">0.5154665580792717<text:tab/>0.4845334419207284<text:tab/></text:p>
      <text:p text:style-name="Standard"/>
      <text:p text:style-name="Standard"/>
      <text:p text:style-name="Standard">Weight: 0.2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yes</text:p>
      <text:p text:style-name="Standard">LIT401 &gt; 977.210998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458038269547525<text:tab/>0.541961730452475<text:tab/></text:p>
      <text:p text:style-name="Standard">LIT401 &gt; 977.2109985</text:p>
      <text:p text:style-name="Standard">no<text:tab/>yes<text:tab/></text:p>
      <text:p text:style-name="Standard">0.963770683346025<text:tab/>0.03622931665397501<text:tab/></text:p>
      <text:p text:style-name="Standard">LIT401 is missing</text:p>
      <text:p text:style-name="Standard">no<text:tab/>yes<text:tab/></text:p>
      <text:p text:style-name="Standard">0.4694156730599706<text:tab/>0.5305843269400294<text:tab/></text:p>
      <text:p text:style-name="Standard"/>
      <text:p text:style-name="Standard"/>
      <text:p text:style-name="Standard">Weight: 0.2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9696190633409<text:tab/>0.49030380936659096<text:tab/></text:p>
      <text:p text:style-name="Standard">AIT402 &gt; 6.677774905</text:p>
      <text:p text:style-name="Standard">no<text:tab/>yes<text:tab/></text:p>
      <text:p text:style-name="Standard">1.000000000000241<text:tab/>-2.4103614324765463E-13<text:tab/></text:p>
      <text:p text:style-name="Standard">AIT402 is missing</text:p>
      <text:p text:style-name="Standard">no<text:tab/>yes<text:tab/></text:p>
      <text:p text:style-name="Standard">0.5187503560711599<text:tab/>0.4812496439288402<text:tab/></text:p>
      <text:p text:style-name="Standard"><text:soft-page-break/></text:p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09392453267918<text:tab/>0.5090607546732082<text:tab/></text:p>
      <text:p text:style-name="Standard">AIT402 &gt; 6.677774905</text:p>
      <text:p text:style-name="Standard">no<text:tab/>yes<text:tab/></text:p>
      <text:p text:style-name="Standard">1.0000000000002494<text:tab/>-2.492898586339725E-13<text:tab/></text:p>
      <text:p text:style-name="Standard">AIT402 is missing</text:p>
      <text:p text:style-name="Standard">no<text:tab/>yes<text:tab/></text:p>
      <text:p text:style-name="Standard">0.5000000000000125<text:tab/>0.4999999999999875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87438511138607<text:tab/>0.4912561488861393<text:tab/></text:p>
      <text:p text:style-name="Standard">AIT402 &gt; 6.677774905</text:p>
      <text:p text:style-name="Standard">no<text:tab/>yes<text:tab/></text:p>
      <text:p text:style-name="Standard">1.0000000000002411<text:tab/>-2.4110612873054736E-13<text:tab/></text:p>
      <text:p text:style-name="Standard">AIT402 is missing</text:p>
      <text:p text:style-name="Standard">no<text:tab/>yes<text:tab/></text:p>
      <text:p text:style-name="Standard">0.5171871386646061<text:tab/>0.48281286133539386<text:tab/></text:p>
      <text:p text:style-name="Standard"/>
      <text:p text:style-name="Standard"/>
      <text:p text:style-name="Standard">Weight: 0.07</text:p>
      <text:p text:style-name="Standard"><text:soft-page-break/></text:p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15516339072397<text:tab/>0.5084483660927602<text:tab/></text:p>
      <text:p text:style-name="Standard">AIT402 &gt; 6.677774905</text:p>
      <text:p text:style-name="Standard">no<text:tab/>yes<text:tab/></text:p>
      <text:p text:style-name="Standard">1.0000000000002915<text:tab/>-2.9149788047792076E-13<text:tab/></text:p>
      <text:p text:style-name="Standard">AIT402 is missing</text:p>
      <text:p text:style-name="Standard">no<text:tab/>yes<text:tab/></text:p>
      <text:p text:style-name="Standard">0.5000000000000162<text:tab/>0.4999999999999838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81721991712451<text:tab/>0.4918278008287549<text:tab/></text:p>
      <text:p text:style-name="Standard">AIT402 &gt; 6.677774905</text:p>
      <text:p text:style-name="Standard">no<text:tab/>yes<text:tab/></text:p>
      <text:p text:style-name="Standard">0.9999999999999305<text:tab/>6.955634132537187E-14<text:tab/></text:p>
      <text:p text:style-name="Standard">AIT402 is missing</text:p>
      <text:p text:style-name="Standard">no<text:tab/>yes<text:tab/></text:p>
      <text:p text:style-name="Standard">0.5160815550015729<text:tab/>0.483918444998427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<text:soft-page-break/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20864841397741<text:tab/>0.5079135158602258<text:tab/></text:p>
      <text:p text:style-name="Standard">AIT402 &gt; 6.677774905</text:p>
      <text:p text:style-name="Standard">no<text:tab/>yes<text:tab/></text:p>
      <text:p text:style-name="Standard">1.0000000000001403<text:tab/>-1.4029495533956595E-13<text:tab/></text:p>
      <text:p text:style-name="Standard">AIT402 is missing</text:p>
      <text:p text:style-name="Standard">no<text:tab/>yes<text:tab/></text:p>
      <text:p text:style-name="Standard">0.4999999999999982<text:tab/>0.5000000000000018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65.82928449999997 : no</text:p>
      <text:p text:style-name="Standard">AIT203 &gt; 265.82928449999997 : no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65.82928449999997</text:p>
      <text:p text:style-name="Standard">no<text:tab/>yes<text:tab/></text:p>
      <text:p text:style-name="Standard">0.5072535746053584<text:tab/>0.49274642539464164<text:tab/></text:p>
      <text:p text:style-name="Standard">AIT203 &gt; 265.82928449999997</text:p>
      <text:p text:style-name="Standard">no<text:tab/>yes<text:tab/></text:p>
      <text:p text:style-name="Standard">1.0000000000001255<text:tab/>-1.2549607601332788E-13<text:tab/></text:p>
      <text:p text:style-name="Standard">AIT203 is missing</text:p>
      <text:p text:style-name="Standard">no<text:tab/>yes<text:tab/></text:p>
      <text:p text:style-name="Standard">0.5151096108498602<text:tab/>0.4848903891501399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65.82928449999997 : yes</text:p>
      <text:p text:style-name="Standard"><text:soft-page-break/>AIT203 &gt; 265.82928449999997 : no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65.82928449999997</text:p>
      <text:p text:style-name="Standard">no<text:tab/>yes<text:tab/></text:p>
      <text:p text:style-name="Standard">0.4921405181998832<text:tab/>0.5078594818001169<text:tab/></text:p>
      <text:p text:style-name="Standard">AIT203 &gt; 265.82928449999997</text:p>
      <text:p text:style-name="Standard">no<text:tab/>yes<text:tab/></text:p>
      <text:p text:style-name="Standard">1.000000000000276<text:tab/>-2.758870972517988E-13<text:tab/></text:p>
      <text:p text:style-name="Standard">AIT203 is missing</text:p>
      <text:p text:style-name="Standard">no<text:tab/>yes<text:tab/></text:p>
      <text:p text:style-name="Standard">0.5000000000000095<text:tab/>0.49999999999999045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71840403096601<text:tab/>0.49281595969033976<text:tab/></text:p>
      <text:p text:style-name="Standard">P601 &gt; 1.5</text:p>
      <text:p text:style-name="Standard">no<text:tab/>yes<text:tab/></text:p>
      <text:p text:style-name="Standard">1.0000000000000104<text:tab/>-1.0478953727242585E-14<text:tab/></text:p>
      <text:p text:style-name="Standard">P601 is missing</text:p>
      <text:p text:style-name="Standard">no<text:tab/>yes<text:tab/></text:p>
      <text:p text:style-name="Standard">0.5150110873913416<text:tab/>0.484988912608658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<text:soft-page-break/>Class distributions</text:p>
      <text:p text:style-name="Standard"/>
      <text:p text:style-name="Standard">P601 &lt;= 1.5</text:p>
      <text:p text:style-name="Standard">no<text:tab/>yes<text:tab/></text:p>
      <text:p text:style-name="Standard">0.49216957517824156<text:tab/>0.5078304248217584<text:tab/></text:p>
      <text:p text:style-name="Standard">P601 &gt; 1.5</text:p>
      <text:p text:style-name="Standard">no<text:tab/>yes<text:tab/></text:p>
      <text:p text:style-name="Standard">0.9999999999999519<text:tab/>4.8044762378073324E-14<text:tab/></text:p>
      <text:p text:style-name="Standard">P601 is missing</text:p>
      <text:p text:style-name="Standard">no<text:tab/>yes<text:tab/></text:p>
      <text:p text:style-name="Standard">0.500000000000011<text:tab/>0.49999999999998895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no</text:p>
      <text:p text:style-name="Standard">LIT401 &gt; 977.49935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5075356757840908<text:tab/>0.49246432421590913<text:tab/></text:p>
      <text:p text:style-name="Standard">LIT401 &gt; 977.4993595</text:p>
      <text:p text:style-name="Standard">no<text:tab/>yes<text:tab/></text:p>
      <text:p text:style-name="Standard">0.9999999999997774<text:tab/>2.2259948443199028E-13<text:tab/></text:p>
      <text:p text:style-name="Standard">LIT401 is missing</text:p>
      <text:p text:style-name="Standard">no<text:tab/>yes<text:tab/></text:p>
      <text:p text:style-name="Standard">0.514958080876827<text:tab/>0.485041919123173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yes</text:p>
      <text:p text:style-name="Standard">LIT401 &gt; 977.499359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<text:soft-page-break/>no<text:tab/>yes<text:tab/></text:p>
      <text:p text:style-name="Standard">0.4925742468059976<text:tab/>0.5074257531940023<text:tab/></text:p>
      <text:p text:style-name="Standard">LIT401 &gt; 977.4993595</text:p>
      <text:p text:style-name="Standard">no<text:tab/>yes<text:tab/></text:p>
      <text:p text:style-name="Standard">1.0000000000002316<text:tab/>-2.316304773537432E-13<text:tab/></text:p>
      <text:p text:style-name="Standard">LIT401 is missing</text:p>
      <text:p text:style-name="Standard">no<text:tab/>yes<text:tab/></text:p>
      <text:p text:style-name="Standard">0.4999999999999972<text:tab/>0.5000000000000029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6794820808509<text:tab/>0.4932051791914909<text:tab/></text:p>
      <text:p text:style-name="Standard">AIT402 &gt; 6.677774905</text:p>
      <text:p text:style-name="Standard">no<text:tab/>yes<text:tab/></text:p>
      <text:p text:style-name="Standard">0.9999999999999598<text:tab/>4.019357438057404E-14<text:tab/></text:p>
      <text:p text:style-name="Standard">AIT402 is missing</text:p>
      <text:p text:style-name="Standard">no<text:tab/>yes<text:tab/></text:p>
      <text:p text:style-name="Standard">0.5142180289448868<text:tab/>0.4857819710551133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257392216102486<text:tab/>0.5074260778389752<text:tab/></text:p>
      <text:p text:style-name="Standard">AIT402 &gt; 6.677774905</text:p>
      <text:p text:style-name="Standard"><text:soft-page-break/>no<text:tab/>yes<text:tab/></text:p>
      <text:p text:style-name="Standard">1.0000000000002842<text:tab/>-2.840863952758778E-13<text:tab/></text:p>
      <text:p text:style-name="Standard">AIT402 is missing</text:p>
      <text:p text:style-name="Standard">no<text:tab/>yes<text:tab/></text:p>
      <text:p text:style-name="Standard">0.49999999999998945<text:tab/>0.5000000000000105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68564366437746<text:tab/>0.4931435633562255<text:tab/></text:p>
      <text:p text:style-name="Standard">P601 &gt; 1.5</text:p>
      <text:p text:style-name="Standard">no<text:tab/>yes<text:tab/></text:p>
      <text:p text:style-name="Standard">1.0000000000000338<text:tab/>-3.3785234675443394E-14<text:tab/></text:p>
      <text:p text:style-name="Standard">P601 is missing</text:p>
      <text:p text:style-name="Standard">no<text:tab/>yes<text:tab/></text:p>
      <text:p text:style-name="Standard">0.5142186240252993<text:tab/>0.4857813759747007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263494056655793<text:tab/>0.507365059433442<text:tab/></text:p>
      <text:p text:style-name="Standard">P601 &gt; 1.5</text:p>
      <text:p text:style-name="Standard">no<text:tab/>yes<text:tab/></text:p>
      <text:p text:style-name="Standard">1.0000000000000169<text:tab/>-1.7030269846653328E-14<text:tab/></text:p>
      <text:p text:style-name="Standard">P601 is missing</text:p>
      <text:p text:style-name="Standard"><text:soft-page-break/>no<text:tab/>yes<text:tab/></text:p>
      <text:p text:style-name="Standard">0.4999999999999874<text:tab/>0.5000000000000127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70882372012375<text:tab/>0.4929117627987625<text:tab/></text:p>
      <text:p text:style-name="Standard">AIT402 &gt; 6.677774905</text:p>
      <text:p text:style-name="Standard">no<text:tab/>yes<text:tab/></text:p>
      <text:p text:style-name="Standard">0.9999999999996294<text:tab/>3.706187371691859E-13<text:tab/></text:p>
      <text:p text:style-name="Standard">AIT402 is missing</text:p>
      <text:p text:style-name="Standard">no<text:tab/>yes<text:tab/></text:p>
      <text:p text:style-name="Standard">0.5141067371229198<text:tab/>0.48589326287708023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297869178254816<text:tab/>0.5070213082174518<text:tab/></text:p>
      <text:p text:style-name="Standard">AIT402 &gt; 6.677774905</text:p>
      <text:p text:style-name="Standard">no<text:tab/>yes<text:tab/></text:p>
      <text:p text:style-name="Standard">1.0000000000003075<text:tab/>-3.07503291200695E-13<text:tab/></text:p>
      <text:p text:style-name="Standard">AIT402 is missing</text:p>
      <text:p text:style-name="Standard">no<text:tab/>yes<text:tab/></text:p>
      <text:p text:style-name="Standard">0.4999999999999993<text:tab/>0.5000000000000007<text:tab/></text:p>
      <text:p text:style-name="Standard"/>
      <text:p text:style-name="Standard"><text:soft-page-break/></text:p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no</text:p>
      <text:p text:style-name="Standard">LIT401 &gt; 977.49935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5064614792355749<text:tab/>0.4935385207644251<text:tab/></text:p>
      <text:p text:style-name="Standard">LIT401 &gt; 977.4993595</text:p>
      <text:p text:style-name="Standard">no<text:tab/>yes<text:tab/></text:p>
      <text:p text:style-name="Standard">0.9999999999999388<text:tab/>6.11758459769341E-14<text:tab/></text:p>
      <text:p text:style-name="Standard">LIT401 is missing</text:p>
      <text:p text:style-name="Standard">no<text:tab/>yes<text:tab/></text:p>
      <text:p text:style-name="Standard">0.5134749459428385<text:tab/>0.48652505405716145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yes</text:p>
      <text:p text:style-name="Standard">LIT401 &gt; 977.499359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49298408984533376<text:tab/>0.5070159101546663<text:tab/></text:p>
      <text:p text:style-name="Standard">LIT401 &gt; 977.4993595</text:p>
      <text:p text:style-name="Standard">no<text:tab/>yes<text:tab/></text:p>
      <text:p text:style-name="Standard">1.0000000000003333<text:tab/>-3.332036985842341E-13<text:tab/></text:p>
      <text:p text:style-name="Standard">LIT401 is missing</text:p>
      <text:p text:style-name="Standard">no<text:tab/>yes<text:tab/></text:p>
      <text:p text:style-name="Standard">0.49999999999999223<text:tab/>0.5000000000000078<text:tab/></text:p>
      <text:p text:style-name="Standard"/>
      <text:p text:style-name="Standard"/>
      <text:p text:style-name="Standard">Weight: 0.06</text:p>
      <text:p text:style-name="Standard"/>
      <text:p text:style-name="Standard"><text:soft-page-break/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65153776384202<text:tab/>0.4934846223615798<text:tab/></text:p>
      <text:p text:style-name="Standard">P601 &gt; 1.5</text:p>
      <text:p text:style-name="Standard">no<text:tab/>yes<text:tab/></text:p>
      <text:p text:style-name="Standard">0.9999999999999715<text:tab/>2.856502344653621E-14<text:tab/></text:p>
      <text:p text:style-name="Standard">P601 is missing</text:p>
      <text:p text:style-name="Standard">no<text:tab/>yes<text:tab/></text:p>
      <text:p text:style-name="Standard">0.5134650047288799<text:tab/>0.4865349952711201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30479333016813<text:tab/>0.5069520666983187<text:tab/></text:p>
      <text:p text:style-name="Standard">P601 &gt; 1.5</text:p>
      <text:p text:style-name="Standard">no<text:tab/>yes<text:tab/></text:p>
      <text:p text:style-name="Standard">1.0000000000000473<text:tab/>-4.720607747248579E-14<text:tab/></text:p>
      <text:p text:style-name="Standard">P601 is missing</text:p>
      <text:p text:style-name="Standard">no<text:tab/>yes<text:tab/></text:p>
      <text:p text:style-name="Standard">0.4999999999999966<text:tab/>0.5000000000000034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><text:soft-page-break/></text:p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6530594663379<text:tab/>0.4934694053366209<text:tab/></text:p>
      <text:p text:style-name="Standard">AIT502 &gt; 70.25121999999999</text:p>
      <text:p text:style-name="Standard">no<text:tab/>yes<text:tab/></text:p>
      <text:p text:style-name="Standard">0.9999999999999489<text:tab/>5.096993320089299E-14<text:tab/></text:p>
      <text:p text:style-name="Standard">AIT502 is missing</text:p>
      <text:p text:style-name="Standard">no<text:tab/>yes<text:tab/></text:p>
      <text:p text:style-name="Standard">0.5133473820548774<text:tab/>0.4866526179451227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yes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318083500182475<text:tab/>0.5068191649981753<text:tab/></text:p>
      <text:p text:style-name="Standard">AIT502 &gt; 70.25121999999999</text:p>
      <text:p text:style-name="Standard">no<text:tab/>yes<text:tab/></text:p>
      <text:p text:style-name="Standard">1.0000000000000469<text:tab/>-4.6819302982683344E-14<text:tab/></text:p>
      <text:p text:style-name="Standard">AIT502 is missing</text:p>
      <text:p text:style-name="Standard">no<text:tab/>yes<text:tab/></text:p>
      <text:p text:style-name="Standard">0.49999999999999284<text:tab/>0.5000000000000071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no</text:p>
      <text:p text:style-name="Standard"><text:soft-page-break/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5063214774068346<text:tab/>0.4936785225931653<text:tab/></text:p>
      <text:p text:style-name="Standard">LIT301 is missing</text:p>
      <text:p text:style-name="Standard">no<text:tab/>yes<text:tab/></text:p>
      <text:p text:style-name="Standard">0.5131022515071016<text:tab/>0.4868977484928983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932169786688442<text:tab/>0.5067830213311557<text:tab/></text:p>
      <text:p text:style-name="Standard">LIT301 is missing</text:p>
      <text:p text:style-name="Standard">no<text:tab/>yes<text:tab/></text:p>
      <text:p text:style-name="Standard">0.5000000000000037<text:tab/>0.4999999999999963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4 &lt;= 24.87823675 : yes</text:p>
      <text:p text:style-name="Standard">AIT504 &gt; 24.87823675 : no</text:p>
      <text:p text:style-name="Standard">AIT504 is missing : no</text:p>
      <text:p text:style-name="Standard"/>
      <text:p text:style-name="Standard">Class distributions</text:p>
      <text:p text:style-name="Standard"><text:soft-page-break/></text:p>
      <text:p text:style-name="Standard">AIT504 &lt;= 24.87823675</text:p>
      <text:p text:style-name="Standard">no<text:tab/>yes<text:tab/></text:p>
      <text:p text:style-name="Standard">0.41875061904198607<text:tab/>0.5812493809580139<text:tab/></text:p>
      <text:p text:style-name="Standard">AIT504 &gt; 24.87823675</text:p>
      <text:p text:style-name="Standard">no<text:tab/>yes<text:tab/></text:p>
      <text:p text:style-name="Standard">0.5617206178281287<text:tab/>0.43827938217187135<text:tab/></text:p>
      <text:p text:style-name="Standard">AIT504 is missing</text:p>
      <text:p text:style-name="Standard">no<text:tab/>yes<text:tab/></text:p>
      <text:p text:style-name="Standard">0.5130355213461996<text:tab/>0.4869644786538005<text:tab/></text:p>
      <text:p text:style-name="Standard"/>
      <text:p text:style-name="Standard"/>
      <text:p text:style-name="Standard">Weight: 0.2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565085 : yes</text:p>
      <text:p text:style-name="Standard">FIT301 &gt; 1.72565085 : no</text:p>
      <text:p text:style-name="Standard">FIT301 is missing : yes</text:p>
      <text:p text:style-name="Standard"/>
      <text:p text:style-name="Standard">Class distributions</text:p>
      <text:p text:style-name="Standard"/>
      <text:p text:style-name="Standard">FIT301 &lt;= 1.72565085</text:p>
      <text:p text:style-name="Standard">no<text:tab/>yes<text:tab/></text:p>
      <text:p text:style-name="Standard">0.47321595679459183<text:tab/>0.5267840432054082<text:tab/></text:p>
      <text:p text:style-name="Standard">FIT301 &gt; 1.72565085</text:p>
      <text:p text:style-name="Standard">no<text:tab/>yes<text:tab/></text:p>
      <text:p text:style-name="Standard">0.7988926148819187<text:tab/>0.20110738511808138<text:tab/></text:p>
      <text:p text:style-name="Standard">FIT301 is missing</text:p>
      <text:p text:style-name="Standard">no<text:tab/>yes<text:tab/></text:p>
      <text:p text:style-name="Standard">0.4910617910760555<text:tab/>0.5089382089239445<text:tab/></text:p>
      <text:p text:style-name="Standard"/>
      <text:p text:style-name="Standard"/>
      <text:p text:style-name="Standard">Weight: 0.1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26506 : no</text:p>
      <text:p text:style-name="Standard">AIT402 &gt; 6.626506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26506</text:p>
      <text:p text:style-name="Standard">no<text:tab/>yes<text:tab/></text:p>
      <text:p text:style-name="Standard"><text:soft-page-break/>0.5178569014082762<text:tab/>0.4821430985917239<text:tab/></text:p>
      <text:p text:style-name="Standard">AIT402 &gt; 6.626506</text:p>
      <text:p text:style-name="Standard">no<text:tab/>yes<text:tab/></text:p>
      <text:p text:style-name="Standard">0.9390731970428186<text:tab/>0.060926802957181427<text:tab/></text:p>
      <text:p text:style-name="Standard">AIT402 is missing</text:p>
      <text:p text:style-name="Standard">no<text:tab/>yes<text:tab/></text:p>
      <text:p text:style-name="Standard">0.5283843160452678<text:tab/>0.4716156839547323<text:tab/></text:p>
      <text:p text:style-name="Standard"/>
      <text:p text:style-name="Standard"/>
      <text:p text:style-name="Standard">Weight: 0.1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212097255315534<text:tab/>0.5078790274468447<text:tab/></text:p>
      <text:p text:style-name="Standard">AIT402 &gt; 6.677774905</text:p>
      <text:p text:style-name="Standard">no<text:tab/>yes<text:tab/></text:p>
      <text:p text:style-name="Standard">0.9999999999998973<text:tab/>1.0272155587382113E-13<text:tab/></text:p>
      <text:p text:style-name="Standard">AIT402 is missing</text:p>
      <text:p text:style-name="Standard">no<text:tab/>yes<text:tab/></text:p>
      <text:p text:style-name="Standard">0.50000000000001<text:tab/>0.49999999999999006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3 &lt;= 113.68078750000001 : no</text:p>
      <text:p text:style-name="Standard">PIT503 &gt; 113.68078750000001 : yes</text:p>
      <text:p text:style-name="Standard">PIT503 is missing : no</text:p>
      <text:p text:style-name="Standard"/>
      <text:p text:style-name="Standard">Class distributions</text:p>
      <text:p text:style-name="Standard"/>
      <text:p text:style-name="Standard">PIT503 &lt;= 113.68078750000001</text:p>
      <text:p text:style-name="Standard">no<text:tab/>yes<text:tab/></text:p>
      <text:p text:style-name="Standard">0.6858250809864278<text:tab/>0.31417491901357225<text:tab/></text:p>
      <text:p text:style-name="Standard">PIT503 &gt; 113.68078750000001</text:p>
      <text:p text:style-name="Standard">no<text:tab/>yes<text:tab/></text:p>
      <text:p text:style-name="Standard"><text:soft-page-break/>0.484447749628279<text:tab/>0.5155522503717209<text:tab/></text:p>
      <text:p text:style-name="Standard">PIT503 is missing</text:p>
      <text:p text:style-name="Standard">no<text:tab/>yes<text:tab/></text:p>
      <text:p text:style-name="Standard">0.5150467331527291<text:tab/>0.4849532668472708<text:tab/></text:p>
      <text:p text:style-name="Standard"/>
      <text:p text:style-name="Standard"/>
      <text:p text:style-name="Standard">Weight: 0.1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797.5070495 : yes</text:p>
      <text:p text:style-name="Standard">LIT401 &gt; 797.50704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797.5070495</text:p>
      <text:p text:style-name="Standard">no<text:tab/>yes<text:tab/></text:p>
      <text:p text:style-name="Standard">0.1169216528568216<text:tab/>0.8830783471431785<text:tab/></text:p>
      <text:p text:style-name="Standard">LIT401 &gt; 797.5070495</text:p>
      <text:p text:style-name="Standard">no<text:tab/>yes<text:tab/></text:p>
      <text:p text:style-name="Standard">0.5560861706517578<text:tab/>0.4439138293482422<text:tab/></text:p>
      <text:p text:style-name="Standard">LIT401 is missing</text:p>
      <text:p text:style-name="Standard">no<text:tab/>yes<text:tab/></text:p>
      <text:p text:style-name="Standard">0.544186064083242<text:tab/>0.45581393591675806<text:tab/></text:p>
      <text:p text:style-name="Standard"/>
      <text:p text:style-name="Standard"/>
      <text:p text:style-name="Standard">Weight: 0.2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26506 : yes</text:p>
      <text:p text:style-name="Standard">AIT402 &gt; 6.626506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26506</text:p>
      <text:p text:style-name="Standard">no<text:tab/>yes<text:tab/></text:p>
      <text:p text:style-name="Standard">0.47201093391390037<text:tab/>0.5279890660860996<text:tab/></text:p>
      <text:p text:style-name="Standard">AIT402 &gt; 6.626506</text:p>
      <text:p text:style-name="Standard">no<text:tab/>yes<text:tab/></text:p>
      <text:p text:style-name="Standard">0.9275682834090663<text:tab/>0.07243171659093366<text:tab/></text:p>
      <text:p text:style-name="Standard">AIT402 is missing</text:p>
      <text:p text:style-name="Standard">no<text:tab/>yes<text:tab/></text:p>
      <text:p text:style-name="Standard"><text:soft-page-break/>0.4824631934458536<text:tab/>0.5175368065541465<text:tab/></text:p>
      <text:p text:style-name="Standard"/>
      <text:p text:style-name="Standard"/>
      <text:p text:style-name="Standard">Weight: 0.1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103263605930887<text:tab/>0.4896736394069113<text:tab/></text:p>
      <text:p text:style-name="Standard">AIT502 &gt; 70.25121999999999</text:p>
      <text:p text:style-name="Standard">no<text:tab/>yes<text:tab/></text:p>
      <text:p text:style-name="Standard">1.0000000000000204<text:tab/>-2.0513695717910294E-14<text:tab/></text:p>
      <text:p text:style-name="Standard">AIT502 is missing</text:p>
      <text:p text:style-name="Standard">no<text:tab/>yes<text:tab/></text:p>
      <text:p text:style-name="Standard">0.5180145983318641<text:tab/>0.48198540166813586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230603717615823<text:tab/>0.5076939628238417<text:tab/></text:p>
      <text:p text:style-name="Standard">AIT502 &gt; 70.25121999999999</text:p>
      <text:p text:style-name="Standard">no<text:tab/>yes<text:tab/></text:p>
      <text:p text:style-name="Standard">1.0000000000000402<text:tab/>-4.018410501697946E-14<text:tab/></text:p>
      <text:p text:style-name="Standard">AIT502 is missing</text:p>
      <text:p text:style-name="Standard">no<text:tab/>yes<text:tab/></text:p>
      <text:p text:style-name="Standard">0.5000000000000037<text:tab/>0.49999999999999645<text:tab/></text:p>
      <text:p text:style-name="Standard"/>
      <text:p text:style-name="Standard"/>
      <text:p text:style-name="Standard"><text:soft-page-break/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5074502864053015<text:tab/>0.4925497135946984<text:tab/></text:p>
      <text:p text:style-name="Standard">AIT402 is missing</text:p>
      <text:p text:style-name="Standard">no<text:tab/>yes<text:tab/></text:p>
      <text:p text:style-name="Standard">0.5147089069482563<text:tab/>0.48529109305174367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yes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4927381963014718<text:tab/>0.5072618036985282<text:tab/></text:p>
      <text:p text:style-name="Standard">AIT402 is missing</text:p>
      <text:p text:style-name="Standard">no<text:tab/>yes<text:tab/></text:p>
      <text:p text:style-name="Standard">0.5000000000000017<text:tab/>0.499999999999998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><text:soft-page-break/></text:p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66603300235761<text:tab/>0.4933396699764238<text:tab/></text:p>
      <text:p text:style-name="Standard">AIT502 &gt; 70.25121999999999</text:p>
      <text:p text:style-name="Standard">no<text:tab/>yes<text:tab/></text:p>
      <text:p text:style-name="Standard">1.0000000000001261<text:tab/>-1.2602725274979428E-13<text:tab/></text:p>
      <text:p text:style-name="Standard">AIT502 is missing</text:p>
      <text:p text:style-name="Standard">no<text:tab/>yes<text:tab/></text:p>
      <text:p text:style-name="Standard">0.5139172225671845<text:tab/>0.48608277743281547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274041579728334<text:tab/>0.5072595842027167<text:tab/></text:p>
      <text:p text:style-name="Standard">AIT502 &gt; 70.25121999999999</text:p>
      <text:p text:style-name="Standard">no<text:tab/>yes<text:tab/></text:p>
      <text:p text:style-name="Standard">0.9999999999999977<text:tab/>2.350669840136129E-15<text:tab/></text:p>
      <text:p text:style-name="Standard">AIT502 is missing</text:p>
      <text:p text:style-name="Standard">no<text:tab/>yes<text:tab/></text:p>
      <text:p text:style-name="Standard">0.5000000000000114<text:tab/>0.4999999999999886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<text:soft-page-break/>AIT203 &lt;= 261.24071349999997 : no</text:p>
      <text:p text:style-name="Standard">AIT203 &gt; 261.24071349999997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61.24071349999997</text:p>
      <text:p text:style-name="Standard">no<text:tab/>yes<text:tab/></text:p>
      <text:p text:style-name="Standard">0.5453421909258269<text:tab/>0.45465780907417314<text:tab/></text:p>
      <text:p text:style-name="Standard">AIT203 &gt; 261.24071349999997</text:p>
      <text:p text:style-name="Standard">no<text:tab/>yes<text:tab/></text:p>
      <text:p text:style-name="Standard">0.35929520976960094<text:tab/>0.640704790230399<text:tab/></text:p>
      <text:p text:style-name="Standard">AIT203 is missing</text:p>
      <text:p text:style-name="Standard">no<text:tab/>yes<text:tab/></text:p>
      <text:p text:style-name="Standard">0.5139131464561282<text:tab/>0.4860868535438719<text:tab/></text:p>
      <text:p text:style-name="Standard"/>
      <text:p text:style-name="Standard"/>
      <text:p text:style-name="Standard">Weight: 0.2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DPIT301 &lt;= 1.2276713799999999 : no</text:p>
      <text:p text:style-name="Standard">DPIT301 &gt; 1.2276713799999999 : yes</text:p>
      <text:p text:style-name="Standard">DPIT301 is missing : yes</text:p>
      <text:p text:style-name="Standard"/>
      <text:p text:style-name="Standard">Class distributions</text:p>
      <text:p text:style-name="Standard"/>
      <text:p text:style-name="Standard">DPIT301 &lt;= 1.2276713799999999</text:p>
      <text:p text:style-name="Standard">no<text:tab/>yes<text:tab/></text:p>
      <text:p text:style-name="Standard">0.6297641077458661<text:tab/>0.37023589225413384<text:tab/></text:p>
      <text:p text:style-name="Standard">DPIT301 &gt; 1.2276713799999999</text:p>
      <text:p text:style-name="Standard">no<text:tab/>yes<text:tab/></text:p>
      <text:p text:style-name="Standard">0.4340294343278239<text:tab/>0.5659705656721761<text:tab/></text:p>
      <text:p text:style-name="Standard">DPIT301 is missing</text:p>
      <text:p text:style-name="Standard">no<text:tab/>yes<text:tab/></text:p>
      <text:p text:style-name="Standard">0.4728128250238178<text:tab/>0.5271871749761822<text:tab/></text:p>
      <text:p text:style-name="Standard"/>
      <text:p text:style-name="Standard"/>
      <text:p text:style-name="Standard">Weight: 0.3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DPIT301 &lt;= 1.2468788050000001 : yes</text:p>
      <text:p text:style-name="Standard">DPIT301 &gt; 1.2468788050000001 : no</text:p>
      <text:p text:style-name="Standard">DPIT301 is missing : no</text:p>
      <text:p text:style-name="Standard"><text:soft-page-break/></text:p>
      <text:p text:style-name="Standard">Class distributions</text:p>
      <text:p text:style-name="Standard"/>
      <text:p text:style-name="Standard">DPIT301 &lt;= 1.2468788050000001</text:p>
      <text:p text:style-name="Standard">no<text:tab/>yes<text:tab/></text:p>
      <text:p text:style-name="Standard">0.3874210804723767<text:tab/>0.6125789195276233<text:tab/></text:p>
      <text:p text:style-name="Standard">DPIT301 &gt; 1.2468788050000001</text:p>
      <text:p text:style-name="Standard">no<text:tab/>yes<text:tab/></text:p>
      <text:p text:style-name="Standard">0.579041182354953<text:tab/>0.4209588176450469<text:tab/></text:p>
      <text:p text:style-name="Standard">DPIT301 is missing</text:p>
      <text:p text:style-name="Standard">no<text:tab/>yes<text:tab/></text:p>
      <text:p text:style-name="Standard">0.5207850893079848<text:tab/>0.47921491069201516<text:tab/></text:p>
      <text:p text:style-name="Standard"/>
      <text:p text:style-name="Standard"/>
      <text:p text:style-name="Standard">Weight: 0.3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9337995 : yes</text:p>
      <text:p text:style-name="Standard">AIT202 &gt; 8.9337995 : no</text:p>
      <text:p text:style-name="Standard">AIT202 is missing : yes</text:p>
      <text:p text:style-name="Standard"/>
      <text:p text:style-name="Standard">Class distributions</text:p>
      <text:p text:style-name="Standard"/>
      <text:p text:style-name="Standard">AIT202 &lt;= 8.9337995</text:p>
      <text:p text:style-name="Standard">no<text:tab/>yes<text:tab/></text:p>
      <text:p text:style-name="Standard">0.25500356586831885<text:tab/>0.7449964341316812<text:tab/></text:p>
      <text:p text:style-name="Standard">AIT202 &gt; 8.9337995</text:p>
      <text:p text:style-name="Standard">no<text:tab/>yes<text:tab/></text:p>
      <text:p text:style-name="Standard">0.5118772125364875<text:tab/>0.48812278746351256<text:tab/></text:p>
      <text:p text:style-name="Standard">AIT202 is missing</text:p>
      <text:p text:style-name="Standard">no<text:tab/>yes<text:tab/></text:p>
      <text:p text:style-name="Standard">0.4853404584751252<text:tab/>0.5146595415248748<text:tab/></text:p>
      <text:p text:style-name="Standard"/>
      <text:p text:style-name="Standard"/>
      <text:p text:style-name="Standard">Weight: 0.1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DPIT301 &lt;= 12.32953455 : no</text:p>
      <text:p text:style-name="Standard">DPIT301 &gt; 12.32953455 : yes</text:p>
      <text:p text:style-name="Standard">DPIT301 is missing : yes</text:p>
      <text:p text:style-name="Standard"/>
      <text:p text:style-name="Standard">Class distributions</text:p>
      <text:p text:style-name="Standard"/>
      <text:p text:style-name="Standard"><text:soft-page-break/>DPIT301 &lt;= 12.32953455</text:p>
      <text:p text:style-name="Standard">no<text:tab/>yes<text:tab/></text:p>
      <text:p text:style-name="Standard">0.5290630185274025<text:tab/>0.47093698147259766<text:tab/></text:p>
      <text:p text:style-name="Standard">DPIT301 &gt; 12.32953455</text:p>
      <text:p text:style-name="Standard">no<text:tab/>yes<text:tab/></text:p>
      <text:p text:style-name="Standard">0.3605463432273109<text:tab/>0.6394536567726891<text:tab/></text:p>
      <text:p text:style-name="Standard">DPIT301 is missing</text:p>
      <text:p text:style-name="Standard">no<text:tab/>yes<text:tab/></text:p>
      <text:p text:style-name="Standard">0.4565857312943834<text:tab/>0.5434142687056165<text:tab/></text:p>
      <text:p text:style-name="Standard"/>
      <text:p text:style-name="Standard"/>
      <text:p text:style-name="Standard">Weight: 0.3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3523469638072476<text:tab/>0.5647653036192751<text:tab/></text:p>
      <text:p text:style-name="Standard">P601 &gt; 1.5</text:p>
      <text:p text:style-name="Standard">no<text:tab/>yes<text:tab/></text:p>
      <text:p text:style-name="Standard">0.999999999999893<text:tab/>1.0701974006193756E-13<text:tab/></text:p>
      <text:p text:style-name="Standard">P601 is missing</text:p>
      <text:p text:style-name="Standard">no<text:tab/>yes<text:tab/></text:p>
      <text:p text:style-name="Standard">0.44458514451905873<text:tab/>0.5554148554809413<text:tab/></text:p>
      <text:p text:style-name="Standard"/>
      <text:p text:style-name="Standard"/>
      <text:p text:style-name="Standard">Weight: 0.2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9337995 : yes</text:p>
      <text:p text:style-name="Standard">AIT202 &gt; 8.9337995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9337995</text:p>
      <text:p text:style-name="Standard">no<text:tab/>yes<text:tab/></text:p>
      <text:p text:style-name="Standard">0.28000725529318826<text:tab/>0.7199927447068118<text:tab/></text:p>
      <text:p text:style-name="Standard"><text:soft-page-break/>AIT202 &gt; 8.9337995</text:p>
      <text:p text:style-name="Standard">no<text:tab/>yes<text:tab/></text:p>
      <text:p text:style-name="Standard">0.541376013474577<text:tab/>0.45862398652542313<text:tab/></text:p>
      <text:p text:style-name="Standard">AIT202 is missing</text:p>
      <text:p text:style-name="Standard">no<text:tab/>yes<text:tab/></text:p>
      <text:p text:style-name="Standard">0.5144730566348278<text:tab/>0.4855269433651722<text:tab/></text:p>
      <text:p text:style-name="Standard"/>
      <text:p text:style-name="Standard"/>
      <text:p text:style-name="Standard">Weight: 0.2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yes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4587611011582208<text:tab/>0.5412388988417792<text:tab/></text:p>
      <text:p text:style-name="Standard">AIT402 is missing</text:p>
      <text:p text:style-name="Standard">no<text:tab/>yes<text:tab/></text:p>
      <text:p text:style-name="Standard">0.4665363576435053<text:tab/>0.5334636423564947<text:tab/></text:p>
      <text:p text:style-name="Standard"/>
      <text:p text:style-name="Standard"/>
      <text:p text:style-name="Standard">Weight: 0.1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52752936584521<text:tab/>0.4947247063415479<text:tab/></text:p>
      <text:p text:style-name="Standard">AIT502 &gt; 70.25121999999999</text:p>
      <text:p text:style-name="Standard">no<text:tab/>yes<text:tab/></text:p>
      <text:p text:style-name="Standard">1.0000000000000075<text:tab/>-7.620612941953945E-15<text:tab/></text:p>
      <text:p text:style-name="Standard"><text:soft-page-break/>AIT502 is missing</text:p>
      <text:p text:style-name="Standard">no<text:tab/>yes<text:tab/></text:p>
      <text:p text:style-name="Standard">0.5131114422051317<text:tab/>0.4868885577948684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21616828509417<text:tab/>0.5078383171490584<text:tab/></text:p>
      <text:p text:style-name="Standard">AIT502 &gt; 70.25121999999999</text:p>
      <text:p text:style-name="Standard">no<text:tab/>yes<text:tab/></text:p>
      <text:p text:style-name="Standard">1.0000000000000488<text:tab/>-4.878761931829679E-14<text:tab/></text:p>
      <text:p text:style-name="Standard">AIT502 is missing</text:p>
      <text:p text:style-name="Standard">no<text:tab/>yes<text:tab/></text:p>
      <text:p text:style-name="Standard">0.5000000000000063<text:tab/>0.49999999999999367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no</text:p>
      <text:p text:style-name="Standard">LIT401 &gt; 977.49935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5075178279495665<text:tab/>0.4924821720504335<text:tab/></text:p>
      <text:p text:style-name="Standard">LIT401 &gt; 977.4993595</text:p>
      <text:p text:style-name="Standard">no<text:tab/>yes<text:tab/></text:p>
      <text:p text:style-name="Standard">0.9999999999997562<text:tab/>2.437675918180464E-13<text:tab/></text:p>
      <text:p text:style-name="Standard">LIT401 is missing</text:p>
      <text:p text:style-name="Standard">no<text:tab/>yes<text:tab/></text:p>
      <text:p text:style-name="Standard">0.5149724800168404<text:tab/>0.48502751998315957<text:tab/></text:p>
      <text:p text:style-name="Standard"><text:soft-page-break/></text:p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yes</text:p>
      <text:p text:style-name="Standard">LIT401 &gt; 977.499359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4925419900225256<text:tab/>0.5074580099774744<text:tab/></text:p>
      <text:p text:style-name="Standard">LIT401 &gt; 977.4993595</text:p>
      <text:p text:style-name="Standard">no<text:tab/>yes<text:tab/></text:p>
      <text:p text:style-name="Standard">0.9999999999997135<text:tab/>2.8649870895892245E-13<text:tab/></text:p>
      <text:p text:style-name="Standard">LIT401 is missing</text:p>
      <text:p text:style-name="Standard">no<text:tab/>yes<text:tab/></text:p>
      <text:p text:style-name="Standard">0.49999999999999556<text:tab/>0.500000000000004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6891695101314<text:tab/>0.4931083048986859<text:tab/></text:p>
      <text:p text:style-name="Standard">AIT502 &gt; 70.25121999999999</text:p>
      <text:p text:style-name="Standard">no<text:tab/>yes<text:tab/></text:p>
      <text:p text:style-name="Standard">0.9999999999999983<text:tab/>1.6529754521918095E-15<text:tab/></text:p>
      <text:p text:style-name="Standard">AIT502 is missing</text:p>
      <text:p text:style-name="Standard">no<text:tab/>yes<text:tab/></text:p>
      <text:p text:style-name="Standard">0.5142771453979708<text:tab/>0.48572285460202924<text:tab/></text:p>
      <text:p text:style-name="Standard"/>
      <text:p text:style-name="Standard"/>
      <text:p text:style-name="Standard">Weight: 0.06</text:p>
      <text:p text:style-name="Standard"><text:soft-page-break/></text:p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261164183078837<text:tab/>0.5073883581692116<text:tab/></text:p>
      <text:p text:style-name="Standard">AIT502 &gt; 70.25121999999999</text:p>
      <text:p text:style-name="Standard">no<text:tab/>yes<text:tab/></text:p>
      <text:p text:style-name="Standard">0.9999999999999912<text:tab/>8.720514801408783E-15<text:tab/></text:p>
      <text:p text:style-name="Standard">AIT502 is missing</text:p>
      <text:p text:style-name="Standard">no<text:tab/>yes<text:tab/></text:p>
      <text:p text:style-name="Standard">0.500000000000008<text:tab/>0.499999999999992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9.900021 : no</text:p>
      <text:p text:style-name="Standard">AIT203 &gt; 239.900021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39.900021</text:p>
      <text:p text:style-name="Standard">no<text:tab/>yes<text:tab/></text:p>
      <text:p text:style-name="Standard">0.6276284139991148<text:tab/>0.37237158600088516<text:tab/></text:p>
      <text:p text:style-name="Standard">AIT203 &gt; 239.900021</text:p>
      <text:p text:style-name="Standard">no<text:tab/>yes<text:tab/></text:p>
      <text:p text:style-name="Standard">0.47013253834927493<text:tab/>0.529867461650725<text:tab/></text:p>
      <text:p text:style-name="Standard">AIT203 is missing</text:p>
      <text:p text:style-name="Standard">no<text:tab/>yes<text:tab/></text:p>
      <text:p text:style-name="Standard">0.5141494683002186<text:tab/>0.4858505316997815<text:tab/></text:p>
      <text:p text:style-name="Standard"/>
      <text:p text:style-name="Standard"/>
      <text:p text:style-name="Standard">Weight: 0.23</text:p>
      <text:p text:style-name="Standard"/>
      <text:p text:style-name="Standard">Decision Stump</text:p>
      <text:p text:style-name="Standard"/>
      <text:p text:style-name="Standard"><text:soft-page-break/>Classifications</text:p>
      <text:p text:style-name="Standard"/>
      <text:p text:style-name="Standard">AIT202 &lt;= 8.9337995 : yes</text:p>
      <text:p text:style-name="Standard">AIT202 &gt; 8.9337995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9337995</text:p>
      <text:p text:style-name="Standard">no<text:tab/>yes<text:tab/></text:p>
      <text:p text:style-name="Standard">0.3245899196443747<text:tab/>0.6754100803556252<text:tab/></text:p>
      <text:p text:style-name="Standard">AIT202 &gt; 8.9337995</text:p>
      <text:p text:style-name="Standard">no<text:tab/>yes<text:tab/></text:p>
      <text:p text:style-name="Standard">0.5640276482037282<text:tab/>0.43597235179627186<text:tab/></text:p>
      <text:p text:style-name="Standard">AIT202 is missing</text:p>
      <text:p text:style-name="Standard">no<text:tab/>yes<text:tab/></text:p>
      <text:p text:style-name="Standard">0.5398943414529165<text:tab/>0.46010565854708346<text:tab/></text:p>
      <text:p text:style-name="Standard"/>
      <text:p text:style-name="Standard"/>
      <text:p text:style-name="Standard">Weight: 0.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922.7001270000001 : no</text:p>
      <text:p text:style-name="Standard">LIT301 &gt; 922.7001270000001 : yes</text:p>
      <text:p text:style-name="Standard">LIT301 is missing : yes</text:p>
      <text:p text:style-name="Standard"/>
      <text:p text:style-name="Standard">Class distributions</text:p>
      <text:p text:style-name="Standard"/>
      <text:p text:style-name="Standard">LIT301 &lt;= 922.7001270000001</text:p>
      <text:p text:style-name="Standard">no<text:tab/>yes<text:tab/></text:p>
      <text:p text:style-name="Standard">0.633278991121175<text:tab/>0.3667210088788249<text:tab/></text:p>
      <text:p text:style-name="Standard">LIT301 &gt; 922.7001270000001</text:p>
      <text:p text:style-name="Standard">no<text:tab/>yes<text:tab/></text:p>
      <text:p text:style-name="Standard">0.4420347205148077<text:tab/>0.5579652794851924<text:tab/></text:p>
      <text:p text:style-name="Standard">LIT301 is missing</text:p>
      <text:p text:style-name="Standard">no<text:tab/>yes<text:tab/></text:p>
      <text:p text:style-name="Standard">0.47934227998612255<text:tab/>0.5206577200138774<text:tab/></text:p>
      <text:p text:style-name="Standard"/>
      <text:p text:style-name="Standard"/>
      <text:p text:style-name="Standard">Weight: 0.2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825.0088655 : yes</text:p>
      <text:p text:style-name="Standard"><text:soft-page-break/>LIT301 &gt; 825.0088655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825.0088655</text:p>
      <text:p text:style-name="Standard">no<text:tab/>yes<text:tab/></text:p>
      <text:p text:style-name="Standard">0.2470320921136425<text:tab/>0.7529679078863575<text:tab/></text:p>
      <text:p text:style-name="Standard">LIT301 &gt; 825.0088655</text:p>
      <text:p text:style-name="Standard">no<text:tab/>yes<text:tab/></text:p>
      <text:p text:style-name="Standard">0.5554254941760742<text:tab/>0.4445745058239257<text:tab/></text:p>
      <text:p text:style-name="Standard">LIT301 is missing</text:p>
      <text:p text:style-name="Standard">no<text:tab/>yes<text:tab/></text:p>
      <text:p text:style-name="Standard">0.5241621262863448<text:tab/>0.47583787371365516<text:tab/></text:p>
      <text:p text:style-name="Standard"/>
      <text:p text:style-name="Standard"/>
      <text:p text:style-name="Standard">Weight: 0.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552961508240806<text:tab/>0.5447038491759194<text:tab/></text:p>
      <text:p text:style-name="Standard">AIT402 &gt; 6.677774905</text:p>
      <text:p text:style-name="Standard">no<text:tab/>yes<text:tab/></text:p>
      <text:p text:style-name="Standard">0.9999999999998602<text:tab/>1.3975348395295212E-13<text:tab/></text:p>
      <text:p text:style-name="Standard">AIT402 is missing</text:p>
      <text:p text:style-name="Standard">no<text:tab/>yes<text:tab/></text:p>
      <text:p text:style-name="Standard">0.46316985040317293<text:tab/>0.536830149596827<text:tab/></text:p>
      <text:p text:style-name="Standard"/>
      <text:p text:style-name="Standard"/>
      <text:p text:style-name="Standard">Weight: 0.2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503 &lt;= 0.6064078509999999 : no</text:p>
      <text:p text:style-name="Standard">FIT503 &gt; 0.6064078509999999 : yes</text:p>
      <text:p text:style-name="Standard">FIT503 is missing : no</text:p>
      <text:p text:style-name="Standard"/>
      <text:p text:style-name="Standard"><text:soft-page-break/>Class distributions</text:p>
      <text:p text:style-name="Standard"/>
      <text:p text:style-name="Standard">FIT503 &lt;= 0.6064078509999999</text:p>
      <text:p text:style-name="Standard">no<text:tab/>yes<text:tab/></text:p>
      <text:p text:style-name="Standard">0.7914623531058629<text:tab/>0.20853764689413712<text:tab/></text:p>
      <text:p text:style-name="Standard">FIT503 &gt; 0.6064078509999999</text:p>
      <text:p text:style-name="Standard">no<text:tab/>yes<text:tab/></text:p>
      <text:p text:style-name="Standard">0.4955693806313923<text:tab/>0.5044306193686077<text:tab/></text:p>
      <text:p text:style-name="Standard">FIT503 is missing</text:p>
      <text:p text:style-name="Standard">no<text:tab/>yes<text:tab/></text:p>
      <text:p text:style-name="Standard">0.5131102839741395<text:tab/>0.4868897160258606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5247784065183282<text:tab/>0.47522159348167187<text:tab/></text:p>
      <text:p text:style-name="Standard">LIT301 is missing</text:p>
      <text:p text:style-name="Standard">no<text:tab/>yes<text:tab/></text:p>
      <text:p text:style-name="Standard">0.532072790825717<text:tab/>0.467927209174283<text:tab/></text:p>
      <text:p text:style-name="Standard"/>
      <text:p text:style-name="Standard"/>
      <text:p text:style-name="Standard">Weight: 0.1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yes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<text:soft-page-break/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9268235398920507<text:tab/>0.507317646010795<text:tab/></text:p>
      <text:p text:style-name="Standard">LIT301 is missing</text:p>
      <text:p text:style-name="Standard">no<text:tab/>yes<text:tab/></text:p>
      <text:p text:style-name="Standard">0.49999999999998507<text:tab/>0.5000000000000149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5067797134669347<text:tab/>0.49322028653306516<text:tab/></text:p>
      <text:p text:style-name="Standard">AIT402 is missing</text:p>
      <text:p text:style-name="Standard">no<text:tab/>yes<text:tab/></text:p>
      <text:p text:style-name="Standard">0.5140197429261826<text:tab/>0.48598025707381737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yes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<text:soft-page-break/>no<text:tab/>yes<text:tab/></text:p>
      <text:p text:style-name="Standard">0.49275721683923945<text:tab/>0.5072427831607605<text:tab/></text:p>
      <text:p text:style-name="Standard">AIT402 is missing</text:p>
      <text:p text:style-name="Standard">no<text:tab/>yes<text:tab/></text:p>
      <text:p text:style-name="Standard">0.5000000000000072<text:tab/>0.4999999999999928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67456635616332<text:tab/>0.49325433643836675<text:tab/></text:p>
      <text:p text:style-name="Standard">AIT502 &gt; 70.25121999999999</text:p>
      <text:p text:style-name="Standard">no<text:tab/>yes<text:tab/></text:p>
      <text:p text:style-name="Standard">0.9999999999999986<text:tab/>1.440938757639975E-15<text:tab/></text:p>
      <text:p text:style-name="Standard">AIT502 is missing</text:p>
      <text:p text:style-name="Standard">no<text:tab/>yes<text:tab/></text:p>
      <text:p text:style-name="Standard">0.5138822879146859<text:tab/>0.48611771208531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yes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286070140151084<text:tab/>0.5071392985984892<text:tab/></text:p>
      <text:p text:style-name="Standard">AIT502 &gt; 70.25121999999999</text:p>
      <text:p text:style-name="Standard">no<text:tab/>yes<text:tab/></text:p>
      <text:p text:style-name="Standard">0.9999999999999587<text:tab/>4.1357094666309E-14<text:tab/></text:p>
      <text:p text:style-name="Standard">AIT502 is missing</text:p>
      <text:p text:style-name="Standard"><text:soft-page-break/>no<text:tab/>yes<text:tab/></text:p>
      <text:p text:style-name="Standard">0.499999999999998<text:tab/>0.5000000000000021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5067597260141533<text:tab/>0.4932402739858467<text:tab/></text:p>
      <text:p text:style-name="Standard">LIT301 is missing</text:p>
      <text:p text:style-name="Standard">no<text:tab/>yes<text:tab/></text:p>
      <text:p text:style-name="Standard">0.5136920858605835<text:tab/>0.48630791413941654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yes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9306507271175<text:tab/>0.5069349272882501<text:tab/></text:p>
      <text:p text:style-name="Standard">LIT301 is missing</text:p>
      <text:p text:style-name="Standard">no<text:tab/>yes<text:tab/></text:p>
      <text:p text:style-name="Standard">0.4999999999999949<text:tab/>0.5000000000000051<text:tab/></text:p>
      <text:p text:style-name="Standard"/>
      <text:p text:style-name="Standard"><text:soft-page-break/></text:p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5064511830556925<text:tab/>0.4935488169443075<text:tab/></text:p>
      <text:p text:style-name="Standard">AIT402 is missing</text:p>
      <text:p text:style-name="Standard">no<text:tab/>yes<text:tab/></text:p>
      <text:p text:style-name="Standard">0.5133157903493415<text:tab/>0.4866842096506584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yes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4931330331450982<text:tab/>0.5068669668549018<text:tab/></text:p>
      <text:p text:style-name="Standard">AIT402 is missing</text:p>
      <text:p text:style-name="Standard">no<text:tab/>yes<text:tab/></text:p>
      <text:p text:style-name="Standard">0.5000000000000047<text:tab/>0.49999999999999534<text:tab/></text:p>
      <text:p text:style-name="Standard"/>
      <text:p text:style-name="Standard"/>
      <text:p text:style-name="Standard">Weight: 0.05</text:p>
      <text:p text:style-name="Standard"/>
      <text:p text:style-name="Standard"><text:soft-page-break/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64193806087037<text:tab/>0.4935806193912962<text:tab/></text:p>
      <text:p text:style-name="Standard">AIT502 &gt; 70.25121999999999</text:p>
      <text:p text:style-name="Standard">no<text:tab/>yes<text:tab/></text:p>
      <text:p text:style-name="Standard">0.9999999999999983<text:tab/>1.614716916368782E-15<text:tab/></text:p>
      <text:p text:style-name="Standard">AIT502 is missing</text:p>
      <text:p text:style-name="Standard">no<text:tab/>yes<text:tab/></text:p>
      <text:p text:style-name="Standard">0.5131904628813699<text:tab/>0.4868095371186302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yes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32266235955392<text:tab/>0.5067733764044607<text:tab/></text:p>
      <text:p text:style-name="Standard">AIT502 &gt; 70.25121999999999</text:p>
      <text:p text:style-name="Standard">no<text:tab/>yes<text:tab/></text:p>
      <text:p text:style-name="Standard">1.0000000000000053<text:tab/>-5.211235349510018E-15<text:tab/></text:p>
      <text:p text:style-name="Standard">AIT502 is missing</text:p>
      <text:p text:style-name="Standard">no<text:tab/>yes<text:tab/></text:p>
      <text:p text:style-name="Standard">0.4999999999999991<text:tab/>0.500000000000001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><text:soft-page-break/></text:p>
      <text:p text:style-name="Standard">AIT202 &lt;= 8.805146 : no</text:p>
      <text:p text:style-name="Standard">AIT202 &gt; 8.805146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5062583940633146<text:tab/>0.49374160593668537<text:tab/></text:p>
      <text:p text:style-name="Standard">AIT202 is missing</text:p>
      <text:p text:style-name="Standard">no<text:tab/>yes<text:tab/></text:p>
      <text:p text:style-name="Standard">0.513017709721707<text:tab/>0.48698229027829293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4932384808989203<text:tab/>0.5067615191010798<text:tab/></text:p>
      <text:p text:style-name="Standard">AIT202 is missing</text:p>
      <text:p text:style-name="Standard">no<text:tab/>yes<text:tab/></text:p>
      <text:p text:style-name="Standard">0.5000000000000019<text:tab/>0.4999999999999981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no</text:p>
      <text:p text:style-name="Standard"><text:soft-page-break/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5064021442370177<text:tab/>0.4935978557629824<text:tab/></text:p>
      <text:p text:style-name="Standard">LIT301 is missing</text:p>
      <text:p text:style-name="Standard">no<text:tab/>yes<text:tab/></text:p>
      <text:p text:style-name="Standard">0.5129958097086755<text:tab/>0.4870041902913244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934041393982831<text:tab/>0.5065958606017169<text:tab/></text:p>
      <text:p text:style-name="Standard">LIT301 is missing</text:p>
      <text:p text:style-name="Standard">no<text:tab/>yes<text:tab/></text:p>
      <text:p text:style-name="Standard">0.5000000000000048<text:tab/>0.49999999999999534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><text:soft-page-break/></text:p>
      <text:p text:style-name="Standard">AIT402 &lt;= 6.677774905</text:p>
      <text:p text:style-name="Standard">no<text:tab/>yes<text:tab/></text:p>
      <text:p text:style-name="Standard">0.5061138833186519<text:tab/>0.4938861166813482<text:tab/></text:p>
      <text:p text:style-name="Standard">AIT402 &gt; 6.677774905</text:p>
      <text:p text:style-name="Standard">no<text:tab/>yes<text:tab/></text:p>
      <text:p text:style-name="Standard">0.9999999999997068<text:tab/>2.9325366336707605E-13<text:tab/></text:p>
      <text:p text:style-name="Standard">AIT402 is missing</text:p>
      <text:p text:style-name="Standard">no<text:tab/>yes<text:tab/></text:p>
      <text:p text:style-name="Standard">0.512689530940341<text:tab/>0.48731046905965897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34223111290871<text:tab/>0.5065776888709128<text:tab/></text:p>
      <text:p text:style-name="Standard">AIT402 &gt; 6.677774905</text:p>
      <text:p text:style-name="Standard">no<text:tab/>yes<text:tab/></text:p>
      <text:p text:style-name="Standard">1.0000000000004234<text:tab/>-4.234523815481265E-13<text:tab/></text:p>
      <text:p text:style-name="Standard">AIT402 is missing</text:p>
      <text:p text:style-name="Standard">no<text:tab/>yes<text:tab/></text:p>
      <text:p text:style-name="Standard">0.49999999999999895<text:tab/>0.500000000000001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62.48398050000003 : no</text:p>
      <text:p text:style-name="Standard">AIT203 &gt; 262.48398050000003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62.48398050000003</text:p>
      <text:p text:style-name="Standard">no<text:tab/>yes<text:tab/></text:p>
      <text:p text:style-name="Standard"><text:soft-page-break/>0.536440130884673<text:tab/>0.46355986911532704<text:tab/></text:p>
      <text:p text:style-name="Standard">AIT203 &gt; 262.48398050000003</text:p>
      <text:p text:style-name="Standard">no<text:tab/>yes<text:tab/></text:p>
      <text:p text:style-name="Standard">0.3231656215723212<text:tab/>0.6768343784276788<text:tab/></text:p>
      <text:p text:style-name="Standard">AIT203 is missing</text:p>
      <text:p text:style-name="Standard">no<text:tab/>yes<text:tab/></text:p>
      <text:p text:style-name="Standard">0.5126558983706527<text:tab/>0.48734410162934716<text:tab/></text:p>
      <text:p text:style-name="Standard"/>
      <text:p text:style-name="Standard"/>
      <text:p text:style-name="Standard">Weight: 0.2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yes</text:p>
      <text:p text:style-name="Standard">LIT401 &gt; 977.210998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4615533818315898<text:tab/>0.5384466181684102<text:tab/></text:p>
      <text:p text:style-name="Standard">LIT401 &gt; 977.2109985</text:p>
      <text:p text:style-name="Standard">no<text:tab/>yes<text:tab/></text:p>
      <text:p text:style-name="Standard">0.9556810806653642<text:tab/>0.044318919334635734<text:tab/></text:p>
      <text:p text:style-name="Standard">LIT401 is missing</text:p>
      <text:p text:style-name="Standard">no<text:tab/>yes<text:tab/></text:p>
      <text:p text:style-name="Standard">0.4718733445739436<text:tab/>0.5281266554260564<text:tab/></text:p>
      <text:p text:style-name="Standard"/>
      <text:p text:style-name="Standard"/>
      <text:p text:style-name="Standard">Weight: 0.1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DPIT301 &lt;= 1.2276713799999999 : no</text:p>
      <text:p text:style-name="Standard">DPIT301 &gt; 1.2276713799999999 : yes</text:p>
      <text:p text:style-name="Standard">DPIT301 is missing : no</text:p>
      <text:p text:style-name="Standard"/>
      <text:p text:style-name="Standard">Class distributions</text:p>
      <text:p text:style-name="Standard"/>
      <text:p text:style-name="Standard">DPIT301 &lt;= 1.2276713799999999</text:p>
      <text:p text:style-name="Standard">no<text:tab/>yes<text:tab/></text:p>
      <text:p text:style-name="Standard">0.6572247697446605<text:tab/>0.3427752302553395<text:tab/></text:p>
      <text:p text:style-name="Standard">DPIT301 &gt; 1.2276713799999999</text:p>
      <text:p text:style-name="Standard">no<text:tab/>yes<text:tab/></text:p>
      <text:p text:style-name="Standard"><text:soft-page-break/>0.48068934337359<text:tab/>0.51931065662641<text:tab/></text:p>
      <text:p text:style-name="Standard">DPIT301 is missing</text:p>
      <text:p text:style-name="Standard">no<text:tab/>yes<text:tab/></text:p>
      <text:p text:style-name="Standard">0.5172172466442729<text:tab/>0.4827827533557272<text:tab/></text:p>
      <text:p text:style-name="Standard"/>
      <text:p text:style-name="Standard"/>
      <text:p text:style-name="Standard">Weight: 0.1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9970835 : no</text:p>
      <text:p text:style-name="Standard">AIT202 &gt; 8.9970835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9970835</text:p>
      <text:p text:style-name="Standard">no<text:tab/>yes<text:tab/></text:p>
      <text:p text:style-name="Standard">0.6984448737534995<text:tab/>0.30155512624650044<text:tab/></text:p>
      <text:p text:style-name="Standard">AIT202 &gt; 8.9970835</text:p>
      <text:p text:style-name="Standard">no<text:tab/>yes<text:tab/></text:p>
      <text:p text:style-name="Standard">0.5140832288664452<text:tab/>0.4859167711335548<text:tab/></text:p>
      <text:p text:style-name="Standard">AIT202 is missing</text:p>
      <text:p text:style-name="Standard">no<text:tab/>yes<text:tab/></text:p>
      <text:p text:style-name="Standard">0.5456821380295209<text:tab/>0.4543178619704791<text:tab/></text:p>
      <text:p text:style-name="Standard"/>
      <text:p text:style-name="Standard"/>
      <text:p text:style-name="Standard">Weight: 0.1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9970835 : no</text:p>
      <text:p text:style-name="Standard">AIT202 &gt; 8.9970835 : yes</text:p>
      <text:p text:style-name="Standard">AIT202 is missing : yes</text:p>
      <text:p text:style-name="Standard"/>
      <text:p text:style-name="Standard">Class distributions</text:p>
      <text:p text:style-name="Standard"/>
      <text:p text:style-name="Standard">AIT202 &lt;= 8.9970835</text:p>
      <text:p text:style-name="Standard">no<text:tab/>yes<text:tab/></text:p>
      <text:p text:style-name="Standard">0.6585105739479726<text:tab/>0.3414894260520273<text:tab/></text:p>
      <text:p text:style-name="Standard">AIT202 &gt; 8.9970835</text:p>
      <text:p text:style-name="Standard">no<text:tab/>yes<text:tab/></text:p>
      <text:p text:style-name="Standard">0.4683195641492327<text:tab/>0.5316804358507673<text:tab/></text:p>
      <text:p text:style-name="Standard">AIT202 is missing</text:p>
      <text:p text:style-name="Standard">no<text:tab/>yes<text:tab/></text:p>
      <text:p text:style-name="Standard"><text:soft-page-break/>0.49999999999999883<text:tab/>0.5000000000000012<text:tab/></text:p>
      <text:p text:style-name="Standard"/>
      <text:p text:style-name="Standard"/>
      <text:p text:style-name="Standard">Weight: 0.2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279469673504523<text:tab/>0.4720530326495477<text:tab/></text:p>
      <text:p text:style-name="Standard">P601 &gt; 1.5</text:p>
      <text:p text:style-name="Standard">no<text:tab/>yes<text:tab/></text:p>
      <text:p text:style-name="Standard">1.000000000000057<text:tab/>-5.69401576713038E-14<text:tab/></text:p>
      <text:p text:style-name="Standard">P601 is missing</text:p>
      <text:p text:style-name="Standard">no<text:tab/>yes<text:tab/></text:p>
      <text:p text:style-name="Standard">0.5356117494828306<text:tab/>0.46438825051716937<text:tab/></text:p>
      <text:p text:style-name="Standard"/>
      <text:p text:style-name="Standard"/>
      <text:p text:style-name="Standard">Weight: 0.1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230458270688077<text:tab/>0.5076954172931193<text:tab/></text:p>
      <text:p text:style-name="Standard">P601 &gt; 1.5</text:p>
      <text:p text:style-name="Standard">no<text:tab/>yes<text:tab/></text:p>
      <text:p text:style-name="Standard">1.0000000000000409<text:tab/>-4.086434017439094E-14<text:tab/></text:p>
      <text:p text:style-name="Standard">P601 is missing</text:p>
      <text:p text:style-name="Standard">no<text:tab/>yes<text:tab/></text:p>
      <text:p text:style-name="Standard">0.5000000000000102<text:tab/>0.4999999999999898<text:tab/></text:p>
      <text:p text:style-name="Standard"/>
      <text:p text:style-name="Standard"/>
      <text:p text:style-name="Standard"><text:soft-page-break/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301 &lt;= 1.72565085 : yes</text:p>
      <text:p text:style-name="Standard">FIT301 &gt; 1.72565085 : no</text:p>
      <text:p text:style-name="Standard">FIT301 is missing : no</text:p>
      <text:p text:style-name="Standard"/>
      <text:p text:style-name="Standard">Class distributions</text:p>
      <text:p text:style-name="Standard"/>
      <text:p text:style-name="Standard">FIT301 &lt;= 1.72565085</text:p>
      <text:p text:style-name="Standard">no<text:tab/>yes<text:tab/></text:p>
      <text:p text:style-name="Standard">0.49747722094471264<text:tab/>0.5025227790552873<text:tab/></text:p>
      <text:p text:style-name="Standard">FIT301 &gt; 1.72565085</text:p>
      <text:p text:style-name="Standard">no<text:tab/>yes<text:tab/></text:p>
      <text:p text:style-name="Standard">0.7934990596478616<text:tab/>0.2065009403521384<text:tab/></text:p>
      <text:p text:style-name="Standard">FIT301 is missing</text:p>
      <text:p text:style-name="Standard">no<text:tab/>yes<text:tab/></text:p>
      <text:p text:style-name="Standard">0.5147115648050028<text:tab/>0.4852884351949971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24681139922872<text:tab/>0.4753188600771279<text:tab/></text:p>
      <text:p text:style-name="Standard">P601 &gt; 1.5</text:p>
      <text:p text:style-name="Standard">no<text:tab/>yes<text:tab/></text:p>
      <text:p text:style-name="Standard">1.000000000000005<text:tab/>-5.22343478848042E-15<text:tab/></text:p>
      <text:p text:style-name="Standard">P601 is missing</text:p>
      <text:p text:style-name="Standard">no<text:tab/>yes<text:tab/></text:p>
      <text:p text:style-name="Standard">0.5319570516805984<text:tab/>0.4680429483194017<text:tab/></text:p>
      <text:p text:style-name="Standard"/>
      <text:p text:style-name="Standard"/>
      <text:p text:style-name="Standard">Weight: 0.13</text:p>
      <text:p text:style-name="Standard"/>
      <text:p text:style-name="Standard">Decision Stump</text:p>
      <text:p text:style-name="Standard"><text:soft-page-break/></text:p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27010604832954<text:tab/>0.5072989395167045<text:tab/></text:p>
      <text:p text:style-name="Standard">P601 &gt; 1.5</text:p>
      <text:p text:style-name="Standard">no<text:tab/>yes<text:tab/></text:p>
      <text:p text:style-name="Standard">1.0000000000000533<text:tab/>-5.33417120025911E-14<text:tab/></text:p>
      <text:p text:style-name="Standard">P601 is missing</text:p>
      <text:p text:style-name="Standard">no<text:tab/>yes<text:tab/></text:p>
      <text:p text:style-name="Standard">0.5000000000000091<text:tab/>0.49999999999999095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1069.8579249999998 : yes</text:p>
      <text:p text:style-name="Standard">LIT301 &gt; 1069.8579249999998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1069.8579249999998</text:p>
      <text:p text:style-name="Standard">no<text:tab/>yes<text:tab/></text:p>
      <text:p text:style-name="Standard">0.46776847260097854<text:tab/>0.5322315273990215<text:tab/></text:p>
      <text:p text:style-name="Standard">LIT301 &gt; 1069.8579249999998</text:p>
      <text:p text:style-name="Standard">no<text:tab/>yes<text:tab/></text:p>
      <text:p text:style-name="Standard">0.6166794789917427<text:tab/>0.3833205210082574<text:tab/></text:p>
      <text:p text:style-name="Standard">LIT301 is missing</text:p>
      <text:p text:style-name="Standard">no<text:tab/>yes<text:tab/></text:p>
      <text:p text:style-name="Standard">0.5139854071863846<text:tab/>0.48601459281361536<text:tab/></text:p>
      <text:p text:style-name="Standard"/>
      <text:p text:style-name="Standard"/>
      <text:p text:style-name="Standard">Weight: 0.2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<text:soft-page-break/>PIT501 &lt;= 159.806778 : no</text:p>
      <text:p text:style-name="Standard">PIT501 &gt; 159.806778 : no</text:p>
      <text:p text:style-name="Standard">PIT501 is missing : no</text:p>
      <text:p text:style-name="Standard"/>
      <text:p text:style-name="Standard">Class distributions</text:p>
      <text:p text:style-name="Standard"/>
      <text:p text:style-name="Standard">PIT501 &lt;= 159.806778</text:p>
      <text:p text:style-name="Standard">no<text:tab/>yes<text:tab/></text:p>
      <text:p text:style-name="Standard">0.5033445109523554<text:tab/>0.4966554890476446<text:tab/></text:p>
      <text:p text:style-name="Standard">PIT501 &gt; 159.806778</text:p>
      <text:p text:style-name="Standard">no<text:tab/>yes<text:tab/></text:p>
      <text:p text:style-name="Standard">0.7063000649562068<text:tab/>0.2936999350437932<text:tab/></text:p>
      <text:p text:style-name="Standard">PIT501 is missing</text:p>
      <text:p text:style-name="Standard">no<text:tab/>yes<text:tab/></text:p>
      <text:p text:style-name="Standard">0.5366510198840112<text:tab/>0.4633489801159888<text:tab/></text:p>
      <text:p text:style-name="Standard"/>
      <text:p text:style-name="Standard"/>
      <text:p text:style-name="Standard">Weight: 0.1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1 &lt;= 159.806778 : yes</text:p>
      <text:p text:style-name="Standard">PIT501 &gt; 159.806778 : no</text:p>
      <text:p text:style-name="Standard">PIT501 is missing : yes</text:p>
      <text:p text:style-name="Standard"/>
      <text:p text:style-name="Standard">Class distributions</text:p>
      <text:p text:style-name="Standard"/>
      <text:p text:style-name="Standard">PIT501 &lt;= 159.806778</text:p>
      <text:p text:style-name="Standard">no<text:tab/>yes<text:tab/></text:p>
      <text:p text:style-name="Standard">0.46667715224462847<text:tab/>0.5333228477553715<text:tab/></text:p>
      <text:p text:style-name="Standard">PIT501 &gt; 159.806778</text:p>
      <text:p text:style-name="Standard">no<text:tab/>yes<text:tab/></text:p>
      <text:p text:style-name="Standard">0.6749400060368675<text:tab/>0.3250599939631324<text:tab/></text:p>
      <text:p text:style-name="Standard">PIT501 is missing</text:p>
      <text:p text:style-name="Standard">no<text:tab/>yes<text:tab/></text:p>
      <text:p text:style-name="Standard">0.4999999999999971<text:tab/>0.500000000000003<text:tab/></text:p>
      <text:p text:style-name="Standard"/>
      <text:p text:style-name="Standard"/>
      <text:p text:style-name="Standard">Weight: 0.2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878.4478205 : yes</text:p>
      <text:p text:style-name="Standard">LIT401 &gt; 878.4478205 : no</text:p>
      <text:p text:style-name="Standard">LIT401 is missing : no</text:p>
      <text:p text:style-name="Standard"><text:soft-page-break/></text:p>
      <text:p text:style-name="Standard">Class distributions</text:p>
      <text:p text:style-name="Standard"/>
      <text:p text:style-name="Standard">LIT401 &lt;= 878.4478205</text:p>
      <text:p text:style-name="Standard">no<text:tab/>yes<text:tab/></text:p>
      <text:p text:style-name="Standard">0.48352739715515836<text:tab/>0.5164726028448418<text:tab/></text:p>
      <text:p text:style-name="Standard">LIT401 &gt; 878.4478205</text:p>
      <text:p text:style-name="Standard">no<text:tab/>yes<text:tab/></text:p>
      <text:p text:style-name="Standard">0.6347008751294116<text:tab/>0.36529912487058835<text:tab/></text:p>
      <text:p text:style-name="Standard">LIT401 is missing</text:p>
      <text:p text:style-name="Standard">no<text:tab/>yes<text:tab/></text:p>
      <text:p text:style-name="Standard">0.5385506951478343<text:tab/>0.4614493048521657<text:tab/></text:p>
      <text:p text:style-name="Standard"/>
      <text:p text:style-name="Standard"/>
      <text:p text:style-name="Standard">Weight: 0.2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49.1027985 : no</text:p>
      <text:p text:style-name="Standard">AIT203 &gt; 249.1027985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49.1027985</text:p>
      <text:p text:style-name="Standard">no<text:tab/>yes<text:tab/></text:p>
      <text:p text:style-name="Standard">0.631130421311213<text:tab/>0.36886957868878706<text:tab/></text:p>
      <text:p text:style-name="Standard">AIT203 &gt; 249.1027985</text:p>
      <text:p text:style-name="Standard">no<text:tab/>yes<text:tab/></text:p>
      <text:p text:style-name="Standard">0.451218424547605<text:tab/>0.548781575452395<text:tab/></text:p>
      <text:p text:style-name="Standard">AIT203 is missing</text:p>
      <text:p text:style-name="Standard">no<text:tab/>yes<text:tab/></text:p>
      <text:p text:style-name="Standard">0.5555254178890145<text:tab/>0.44447458211098534<text:tab/></text:p>
      <text:p text:style-name="Standard"/>
      <text:p text:style-name="Standard"/>
      <text:p text:style-name="Standard">Weight: 0.3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641.1741705 : no</text:p>
      <text:p text:style-name="Standard">LIT101 &gt; 641.1741705 : yes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<text:soft-page-break/>LIT101 &lt;= 641.1741705</text:p>
      <text:p text:style-name="Standard">no<text:tab/>yes<text:tab/></text:p>
      <text:p text:style-name="Standard">0.6707887602852655<text:tab/>0.32921123971473454<text:tab/></text:p>
      <text:p text:style-name="Standard">LIT101 &gt; 641.1741705</text:p>
      <text:p text:style-name="Standard">no<text:tab/>yes<text:tab/></text:p>
      <text:p text:style-name="Standard">0.4857881242935173<text:tab/>0.5142118757064827<text:tab/></text:p>
      <text:p text:style-name="Standard">LIT101 is missing</text:p>
      <text:p text:style-name="Standard">no<text:tab/>yes<text:tab/></text:p>
      <text:p text:style-name="Standard">0.5416798217929445<text:tab/>0.4583201782070555<text:tab/></text:p>
      <text:p text:style-name="Standard"/>
      <text:p text:style-name="Standard"/>
      <text:p text:style-name="Standard">Weight: 0.2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9.401788745000001 : no</text:p>
      <text:p text:style-name="Standard">AIT202 &gt; 9.401788745000001 : yes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9.401788745000001</text:p>
      <text:p text:style-name="Standard">no<text:tab/>yes<text:tab/></text:p>
      <text:p text:style-name="Standard">0.5791703049637708<text:tab/>0.4208296950362292<text:tab/></text:p>
      <text:p text:style-name="Standard">AIT202 &gt; 9.401788745000001</text:p>
      <text:p text:style-name="Standard">no<text:tab/>yes<text:tab/></text:p>
      <text:p text:style-name="Standard">0.1684857934716921<text:tab/>0.8315142065283079<text:tab/></text:p>
      <text:p text:style-name="Standard">AIT202 is missing</text:p>
      <text:p text:style-name="Standard">no<text:tab/>yes<text:tab/></text:p>
      <text:p text:style-name="Standard">0.5670407705280883<text:tab/>0.4329592294719116<text:tab/></text:p>
      <text:p text:style-name="Standard"/>
      <text:p text:style-name="Standard"/>
      <text:p text:style-name="Standard">Weight: 0.3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775024543755386<text:tab/>0.5224975456244614<text:tab/></text:p>
      <text:p text:style-name="Standard"><text:soft-page-break/>AIT402 &gt; 6.677774905</text:p>
      <text:p text:style-name="Standard">no<text:tab/>yes<text:tab/></text:p>
      <text:p text:style-name="Standard">1.0000000000001514<text:tab/>-1.5129058659532792E-13<text:tab/></text:p>
      <text:p text:style-name="Standard">AIT402 is missing</text:p>
      <text:p text:style-name="Standard">no<text:tab/>yes<text:tab/></text:p>
      <text:p text:style-name="Standard">0.48508671822229893<text:tab/>0.5149132817777011<text:tab/></text:p>
      <text:p text:style-name="Standard"/>
      <text:p text:style-name="Standard"/>
      <text:p text:style-name="Standard">Weight: 0.1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no</text:p>
      <text:p text:style-name="Standard">LIT401 &gt; 977.49935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5061711479230023<text:tab/>0.49382885207699767<text:tab/></text:p>
      <text:p text:style-name="Standard">LIT401 &gt; 977.4993595</text:p>
      <text:p text:style-name="Standard">no<text:tab/>yes<text:tab/></text:p>
      <text:p text:style-name="Standard">0.9999999999998485<text:tab/>1.514762419601158E-13<text:tab/></text:p>
      <text:p text:style-name="Standard">LIT401 is missing</text:p>
      <text:p text:style-name="Standard">no<text:tab/>yes<text:tab/></text:p>
      <text:p text:style-name="Standard">0.5137085560658075<text:tab/>0.48629144393419255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yes</text:p>
      <text:p text:style-name="Standard">LIT401 &gt; 977.49935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49246004040944946<text:tab/>0.5075399595905506<text:tab/></text:p>
      <text:p text:style-name="Standard">LIT401 &gt; 977.4993595</text:p>
      <text:p text:style-name="Standard">no<text:tab/>yes<text:tab/></text:p>
      <text:p text:style-name="Standard">0.9999999999997965<text:tab/>2.0345510743114843E-13<text:tab/></text:p>
      <text:p text:style-name="Standard"><text:soft-page-break/>LIT401 is missing</text:p>
      <text:p text:style-name="Standard">no<text:tab/>yes<text:tab/></text:p>
      <text:p text:style-name="Standard">0.5000000000000042<text:tab/>0.4999999999999958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70342269088204<text:tab/>0.49296577309117967<text:tab/></text:p>
      <text:p text:style-name="Standard">P601 &gt; 1.5</text:p>
      <text:p text:style-name="Standard">no<text:tab/>yes<text:tab/></text:p>
      <text:p text:style-name="Standard">1.0000000000000115<text:tab/>-1.1658340837577793E-14<text:tab/></text:p>
      <text:p text:style-name="Standard">P601 is missing</text:p>
      <text:p text:style-name="Standard">no<text:tab/>yes<text:tab/></text:p>
      <text:p text:style-name="Standard">0.5144272345863967<text:tab/>0.48557276541360317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26039900026381<text:tab/>0.5073960099973619<text:tab/></text:p>
      <text:p text:style-name="Standard">P601 &gt; 1.5</text:p>
      <text:p text:style-name="Standard">no<text:tab/>yes<text:tab/></text:p>
      <text:p text:style-name="Standard">0.9999999999999839<text:tab/>1.6098626126261173E-14<text:tab/></text:p>
      <text:p text:style-name="Standard">P601 is missing</text:p>
      <text:p text:style-name="Standard">no<text:tab/>yes<text:tab/></text:p>
      <text:p text:style-name="Standard">0.49999999999999495<text:tab/>0.500000000000005<text:tab/></text:p>
      <text:p text:style-name="Standard"><text:soft-page-break/></text:p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1069.8579249999998 : yes</text:p>
      <text:p text:style-name="Standard">LIT301 &gt; 1069.8579249999998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1069.8579249999998</text:p>
      <text:p text:style-name="Standard">no<text:tab/>yes<text:tab/></text:p>
      <text:p text:style-name="Standard">0.4699977818350393<text:tab/>0.5300022181649606<text:tab/></text:p>
      <text:p text:style-name="Standard">LIT301 &gt; 1069.8579249999998</text:p>
      <text:p text:style-name="Standard">no<text:tab/>yes<text:tab/></text:p>
      <text:p text:style-name="Standard">0.6231725638893114<text:tab/>0.3768274361106884<text:tab/></text:p>
      <text:p text:style-name="Standard">LIT301 is missing</text:p>
      <text:p text:style-name="Standard">no<text:tab/>yes<text:tab/></text:p>
      <text:p text:style-name="Standard">0.514163499683213<text:tab/>0.48583650031678705<text:tab/></text:p>
      <text:p text:style-name="Standard"/>
      <text:p text:style-name="Standard"/>
      <text:p text:style-name="Standard">Weight: 0.2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922.7001270000001 : no</text:p>
      <text:p text:style-name="Standard">LIT301 &gt; 922.7001270000001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922.7001270000001</text:p>
      <text:p text:style-name="Standard">no<text:tab/>yes<text:tab/></text:p>
      <text:p text:style-name="Standard">0.688780379666053<text:tab/>0.31121962033394707<text:tab/></text:p>
      <text:p text:style-name="Standard">LIT301 &gt; 922.7001270000001</text:p>
      <text:p text:style-name="Standard">no<text:tab/>yes<text:tab/></text:p>
      <text:p text:style-name="Standard">0.5028486442562153<text:tab/>0.4971513557437847<text:tab/></text:p>
      <text:p text:style-name="Standard">LIT301 is missing</text:p>
      <text:p text:style-name="Standard">no<text:tab/>yes<text:tab/></text:p>
      <text:p text:style-name="Standard">0.5387378403521945<text:tab/>0.4612621596478054<text:tab/></text:p>
      <text:p text:style-name="Standard"/>
      <text:p text:style-name="Standard"/>
      <text:p text:style-name="Standard">Weight: 0.16</text:p>
      <text:p text:style-name="Standard"><text:soft-page-break/></text:p>
      <text:p text:style-name="Standard">Decision Stump</text:p>
      <text:p text:style-name="Standard"/>
      <text:p text:style-name="Standard">Classifications</text:p>
      <text:p text:style-name="Standard"/>
      <text:p text:style-name="Standard">LIT301 &lt;= 922.7001270000001 : no</text:p>
      <text:p text:style-name="Standard">LIT301 &gt; 922.7001270000001 : yes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922.7001270000001</text:p>
      <text:p text:style-name="Standard">no<text:tab/>yes<text:tab/></text:p>
      <text:p text:style-name="Standard">0.654563805252103<text:tab/>0.3454361947478969<text:tab/></text:p>
      <text:p text:style-name="Standard">LIT301 &gt; 922.7001270000001</text:p>
      <text:p text:style-name="Standard">no<text:tab/>yes<text:tab/></text:p>
      <text:p text:style-name="Standard">0.46409495537044326<text:tab/>0.5359050446295567<text:tab/></text:p>
      <text:p text:style-name="Standard">LIT301 is missing</text:p>
      <text:p text:style-name="Standard">no<text:tab/>yes<text:tab/></text:p>
      <text:p text:style-name="Standard">0.5000000000000021<text:tab/>0.499999999999998<text:tab/></text:p>
      <text:p text:style-name="Standard"/>
      <text:p text:style-name="Standard"/>
      <text:p text:style-name="Standard">Weight: 0.2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9.201519000000001 : no</text:p>
      <text:p text:style-name="Standard">AIT202 &gt; 9.201519000000001 : yes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9.201519000000001</text:p>
      <text:p text:style-name="Standard">no<text:tab/>yes<text:tab/></text:p>
      <text:p text:style-name="Standard">0.5954952087733985<text:tab/>0.4045047912266017<text:tab/></text:p>
      <text:p text:style-name="Standard">AIT202 &gt; 9.201519000000001</text:p>
      <text:p text:style-name="Standard">no<text:tab/>yes<text:tab/></text:p>
      <text:p text:style-name="Standard">0.41081833621128006<text:tab/>0.5891816637887198<text:tab/></text:p>
      <text:p text:style-name="Standard">AIT202 is missing</text:p>
      <text:p text:style-name="Standard">no<text:tab/>yes<text:tab/></text:p>
      <text:p text:style-name="Standard">0.5368031209212332<text:tab/>0.4631968790787667<text:tab/></text:p>
      <text:p text:style-name="Standard"/>
      <text:p text:style-name="Standard"/>
      <text:p text:style-name="Standard">Weight: 0.38</text:p>
      <text:p text:style-name="Standard"/>
      <text:p text:style-name="Standard">Decision Stump</text:p>
      <text:p text:style-name="Standard"/>
      <text:p text:style-name="Standard"><text:soft-page-break/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30220802565312<text:tab/>0.5069779197434687<text:tab/></text:p>
      <text:p text:style-name="Standard">AIT402 &gt; 6.677774905</text:p>
      <text:p text:style-name="Standard">no<text:tab/>yes<text:tab/></text:p>
      <text:p text:style-name="Standard">1.0000000000000953<text:tab/>-9.510430055076428E-14<text:tab/></text:p>
      <text:p text:style-name="Standard">AIT402 is missing</text:p>
      <text:p text:style-name="Standard">no<text:tab/>yes<text:tab/></text:p>
      <text:p text:style-name="Standard">0.5028368138744751<text:tab/>0.4971631861255248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95489621412143<text:tab/>0.49045103785878585<text:tab/></text:p>
      <text:p text:style-name="Standard">AIT402 &gt; 6.677774905</text:p>
      <text:p text:style-name="Standard">no<text:tab/>yes<text:tab/></text:p>
      <text:p text:style-name="Standard">0.9999999999999513<text:tab/>4.8728447652837815E-14<text:tab/></text:p>
      <text:p text:style-name="Standard">AIT402 is missing</text:p>
      <text:p text:style-name="Standard">no<text:tab/>yes<text:tab/></text:p>
      <text:p text:style-name="Standard">0.5187400286345215<text:tab/>0.48125997136547843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<text:soft-page-break/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08023499088162<text:tab/>0.5091976500911839<text:tab/></text:p>
      <text:p text:style-name="Standard">AIT402 &gt; 6.677774905</text:p>
      <text:p text:style-name="Standard">no<text:tab/>yes<text:tab/></text:p>
      <text:p text:style-name="Standard">1.000000000000017<text:tab/>-1.7050520290553118E-14<text:tab/></text:p>
      <text:p text:style-name="Standard">AIT402 is missing</text:p>
      <text:p text:style-name="Standard">no<text:tab/>yes<text:tab/></text:p>
      <text:p text:style-name="Standard">0.5000000000000004<text:tab/>0.4999999999999996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88712707155623<text:tab/>0.4911287292844377<text:tab/></text:p>
      <text:p text:style-name="Standard">AIT402 &gt; 6.677774905</text:p>
      <text:p text:style-name="Standard">no<text:tab/>yes<text:tab/></text:p>
      <text:p text:style-name="Standard">1.000000000000087<text:tab/>-8.696668582701431E-14<text:tab/></text:p>
      <text:p text:style-name="Standard">AIT402 is missing</text:p>
      <text:p text:style-name="Standard">no<text:tab/>yes<text:tab/></text:p>
      <text:p text:style-name="Standard">0.5174332315972273<text:tab/>0.4825667684027727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<text:soft-page-break/>Class distributions</text:p>
      <text:p text:style-name="Standard"/>
      <text:p text:style-name="Standard">AIT402 &lt;= 6.677774905</text:p>
      <text:p text:style-name="Standard">no<text:tab/>yes<text:tab/></text:p>
      <text:p text:style-name="Standard">0.49143273924234004<text:tab/>0.5085672607576599<text:tab/></text:p>
      <text:p text:style-name="Standard">AIT402 &gt; 6.677774905</text:p>
      <text:p text:style-name="Standard">no<text:tab/>yes<text:tab/></text:p>
      <text:p text:style-name="Standard">1.0000000000001323<text:tab/>-1.3244233185308959E-13<text:tab/></text:p>
      <text:p text:style-name="Standard">AIT402 is missing</text:p>
      <text:p text:style-name="Standard">no<text:tab/>yes<text:tab/></text:p>
      <text:p text:style-name="Standard">0.5000000000000148<text:tab/>0.4999999999999852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79949197522525<text:tab/>0.49200508024774753<text:tab/></text:p>
      <text:p text:style-name="Standard">P601 &gt; 1.5</text:p>
      <text:p text:style-name="Standard">no<text:tab/>yes<text:tab/></text:p>
      <text:p text:style-name="Standard">0.9999999999999849<text:tab/>1.5016139513428104E-14<text:tab/></text:p>
      <text:p text:style-name="Standard">P601 is missing</text:p>
      <text:p text:style-name="Standard">no<text:tab/>yes<text:tab/></text:p>
      <text:p text:style-name="Standard">0.516296807518187<text:tab/>0.483703192481813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<text:soft-page-break/>no<text:tab/>yes<text:tab/></text:p>
      <text:p text:style-name="Standard">0.49169378331074437<text:tab/>0.5083062166892556<text:tab/></text:p>
      <text:p text:style-name="Standard">P601 &gt; 1.5</text:p>
      <text:p text:style-name="Standard">no<text:tab/>yes<text:tab/></text:p>
      <text:p text:style-name="Standard">0.999999999999934<text:tab/>6.593672873109468E-14<text:tab/></text:p>
      <text:p text:style-name="Standard">P601 is missing</text:p>
      <text:p text:style-name="Standard">no<text:tab/>yes<text:tab/></text:p>
      <text:p text:style-name="Standard">0.49999999999999767<text:tab/>0.5000000000000023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77931530604141<text:tab/>0.492206846939586<text:tab/></text:p>
      <text:p text:style-name="Standard">AIT402 &gt; 6.677774905</text:p>
      <text:p text:style-name="Standard">no<text:tab/>yes<text:tab/></text:p>
      <text:p text:style-name="Standard">0.999999999999907<text:tab/>9.301093436078467E-14<text:tab/></text:p>
      <text:p text:style-name="Standard">AIT402 is missing</text:p>
      <text:p text:style-name="Standard">no<text:tab/>yes<text:tab/></text:p>
      <text:p text:style-name="Standard">0.5158238170584611<text:tab/>0.4841761829415388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19653727636753<text:tab/>0.5080346272363246<text:tab/></text:p>
      <text:p text:style-name="Standard">AIT402 &gt; 6.677774905</text:p>
      <text:p text:style-name="Standard"><text:soft-page-break/>no<text:tab/>yes<text:tab/></text:p>
      <text:p text:style-name="Standard">1.0000000000000029<text:tab/>-2.823733542531667E-15<text:tab/></text:p>
      <text:p text:style-name="Standard">AIT402 is missing</text:p>
      <text:p text:style-name="Standard">no<text:tab/>yes<text:tab/></text:p>
      <text:p text:style-name="Standard">0.49999999999999467<text:tab/>0.5000000000000053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75297876792487<text:tab/>0.4924702123207514<text:tab/></text:p>
      <text:p text:style-name="Standard">P601 &gt; 1.5</text:p>
      <text:p text:style-name="Standard">no<text:tab/>yes<text:tab/></text:p>
      <text:p text:style-name="Standard">0.9999999999999899<text:tab/>1.0051141892347233E-14<text:tab/></text:p>
      <text:p text:style-name="Standard">P601 is missing</text:p>
      <text:p text:style-name="Standard">no<text:tab/>yes<text:tab/></text:p>
      <text:p text:style-name="Standard">0.5153302189064466<text:tab/>0.48466978109355335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21959653911417<text:tab/>0.5078040346088583<text:tab/></text:p>
      <text:p text:style-name="Standard">P601 &gt; 1.5</text:p>
      <text:p text:style-name="Standard">no<text:tab/>yes<text:tab/></text:p>
      <text:p text:style-name="Standard">1.0000000000000249<text:tab/>-2.484231398773838E-14<text:tab/></text:p>
      <text:p text:style-name="Standard">P601 is missing</text:p>
      <text:p text:style-name="Standard"><text:soft-page-break/>no<text:tab/>yes<text:tab/></text:p>
      <text:p text:style-name="Standard">0.5000000000000017<text:tab/>0.499999999999998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1 &lt;= 116.42848000000001 : yes</text:p>
      <text:p text:style-name="Standard">AIT201 &gt; 116.42848000000001 : no</text:p>
      <text:p text:style-name="Standard">AIT201 is missing : no</text:p>
      <text:p text:style-name="Standard"/>
      <text:p text:style-name="Standard">Class distributions</text:p>
      <text:p text:style-name="Standard"/>
      <text:p text:style-name="Standard">AIT201 &lt;= 116.42848000000001</text:p>
      <text:p text:style-name="Standard">no<text:tab/>yes<text:tab/></text:p>
      <text:p text:style-name="Standard">0.26125807921014654<text:tab/>0.7387419207898533<text:tab/></text:p>
      <text:p text:style-name="Standard">AIT201 &gt; 116.42848000000001</text:p>
      <text:p text:style-name="Standard">no<text:tab/>yes<text:tab/></text:p>
      <text:p text:style-name="Standard">0.5350915011215945<text:tab/>0.46490849887840546<text:tab/></text:p>
      <text:p text:style-name="Standard">AIT201 is missing</text:p>
      <text:p text:style-name="Standard">no<text:tab/>yes<text:tab/></text:p>
      <text:p text:style-name="Standard">0.5149099238474151<text:tab/>0.485090076152585<text:tab/></text:p>
      <text:p text:style-name="Standard"/>
      <text:p text:style-name="Standard"/>
      <text:p text:style-name="Standard">Weight: 0.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yes</text:p>
      <text:p text:style-name="Standard">LIT401 &gt; 977.210998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4621830101461438<text:tab/>0.5378169898538562<text:tab/></text:p>
      <text:p text:style-name="Standard">LIT401 &gt; 977.2109985</text:p>
      <text:p text:style-name="Standard">no<text:tab/>yes<text:tab/></text:p>
      <text:p text:style-name="Standard">0.9408634448674235<text:tab/>0.05913655513257661<text:tab/></text:p>
      <text:p text:style-name="Standard">LIT401 is missing</text:p>
      <text:p text:style-name="Standard">no<text:tab/>yes<text:tab/></text:p>
      <text:p text:style-name="Standard">0.471912182142169<text:tab/>0.528087817857831<text:tab/></text:p>
      <text:p text:style-name="Standard"/>
      <text:p text:style-name="Standard"><text:soft-page-break/></text:p>
      <text:p text:style-name="Standard">Weight: 0.1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9337995 : yes</text:p>
      <text:p text:style-name="Standard">AIT202 &gt; 8.9337995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9337995</text:p>
      <text:p text:style-name="Standard">no<text:tab/>yes<text:tab/></text:p>
      <text:p text:style-name="Standard">0.3008149687377333<text:tab/>0.6991850312622667<text:tab/></text:p>
      <text:p text:style-name="Standard">AIT202 &gt; 8.9337995</text:p>
      <text:p text:style-name="Standard">no<text:tab/>yes<text:tab/></text:p>
      <text:p text:style-name="Standard">0.5398286578067253<text:tab/>0.4601713421932747<text:tab/></text:p>
      <text:p text:style-name="Standard">AIT202 is missing</text:p>
      <text:p text:style-name="Standard">no<text:tab/>yes<text:tab/></text:p>
      <text:p text:style-name="Standard">0.5161878915681454<text:tab/>0.48381210843185457<text:tab/></text:p>
      <text:p text:style-name="Standard"/>
      <text:p text:style-name="Standard"/>
      <text:p text:style-name="Standard">Weight: 0.2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923.2408499999999 : no</text:p>
      <text:p text:style-name="Standard">LIT301 &gt; 923.2408499999999 : yes</text:p>
      <text:p text:style-name="Standard">LIT301 is missing : yes</text:p>
      <text:p text:style-name="Standard"/>
      <text:p text:style-name="Standard">Class distributions</text:p>
      <text:p text:style-name="Standard"/>
      <text:p text:style-name="Standard">LIT301 &lt;= 923.2408499999999</text:p>
      <text:p text:style-name="Standard">no<text:tab/>yes<text:tab/></text:p>
      <text:p text:style-name="Standard">0.6211719507177209<text:tab/>0.37882804928227914<text:tab/></text:p>
      <text:p text:style-name="Standard">LIT301 &gt; 923.2408499999999</text:p>
      <text:p text:style-name="Standard">no<text:tab/>yes<text:tab/></text:p>
      <text:p text:style-name="Standard">0.4364012881705588<text:tab/>0.5635987118294413<text:tab/></text:p>
      <text:p text:style-name="Standard">LIT301 is missing</text:p>
      <text:p text:style-name="Standard">no<text:tab/>yes<text:tab/></text:p>
      <text:p text:style-name="Standard">0.4712387070264233<text:tab/>0.5287612929735768<text:tab/></text:p>
      <text:p text:style-name="Standard"/>
      <text:p text:style-name="Standard"/>
      <text:p text:style-name="Standard">Weight: 0.3</text:p>
      <text:p text:style-name="Standard"/>
      <text:p text:style-name="Standard"><text:soft-page-break/>Decision Stump</text:p>
      <text:p text:style-name="Standard"/>
      <text:p text:style-name="Standard">Classifications</text:p>
      <text:p text:style-name="Standard"/>
      <text:p text:style-name="Standard">LIT301 &lt;= 829.314618 : yes</text:p>
      <text:p text:style-name="Standard">LIT301 &gt; 829.314618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829.314618</text:p>
      <text:p text:style-name="Standard">no<text:tab/>yes<text:tab/></text:p>
      <text:p text:style-name="Standard">0.28180210804346845<text:tab/>0.7181978919565316<text:tab/></text:p>
      <text:p text:style-name="Standard">LIT301 &gt; 829.314618</text:p>
      <text:p text:style-name="Standard">no<text:tab/>yes<text:tab/></text:p>
      <text:p text:style-name="Standard">0.5476166710268984<text:tab/>0.4523833289731017<text:tab/></text:p>
      <text:p text:style-name="Standard">LIT301 is missing</text:p>
      <text:p text:style-name="Standard">no<text:tab/>yes<text:tab/></text:p>
      <text:p text:style-name="Standard">0.5180163462387484<text:tab/>0.4819836537612516<text:tab/></text:p>
      <text:p text:style-name="Standard"/>
      <text:p text:style-name="Standard"/>
      <text:p text:style-name="Standard">Weight: 0.2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578949334485856<text:tab/>0.5421050665514144<text:tab/></text:p>
      <text:p text:style-name="Standard">AIT402 &gt; 6.677774905</text:p>
      <text:p text:style-name="Standard">no<text:tab/>yes<text:tab/></text:p>
      <text:p text:style-name="Standard">0.9999999999998267<text:tab/>1.7334126788949333E-13<text:tab/></text:p>
      <text:p text:style-name="Standard">AIT402 is missing</text:p>
      <text:p text:style-name="Standard">no<text:tab/>yes<text:tab/></text:p>
      <text:p text:style-name="Standard">0.4656296779499465<text:tab/>0.5343703220500535<text:tab/></text:p>
      <text:p text:style-name="Standard"/>
      <text:p text:style-name="Standard"/>
      <text:p text:style-name="Standard">Weight: 0.2</text:p>
      <text:p text:style-name="Standard"/>
      <text:p text:style-name="Standard">Decision Stump</text:p>
      <text:p text:style-name="Standard"/>
      <text:p text:style-name="Standard">Classifications</text:p>
      <text:p text:style-name="Standard"><text:soft-page-break/></text:p>
      <text:p text:style-name="Standard">AIT203 &lt;= 262.266083 : no</text:p>
      <text:p text:style-name="Standard">AIT203 &gt; 262.266083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62.266083</text:p>
      <text:p text:style-name="Standard">no<text:tab/>yes<text:tab/></text:p>
      <text:p text:style-name="Standard">0.5404765038355752<text:tab/>0.4595234961644247<text:tab/></text:p>
      <text:p text:style-name="Standard">AIT203 &gt; 262.266083</text:p>
      <text:p text:style-name="Standard">no<text:tab/>yes<text:tab/></text:p>
      <text:p text:style-name="Standard">0.324772708639997<text:tab/>0.6752272913600029<text:tab/></text:p>
      <text:p text:style-name="Standard">AIT203 is missing</text:p>
      <text:p text:style-name="Standard">no<text:tab/>yes<text:tab/></text:p>
      <text:p text:style-name="Standard">0.5130030845484875<text:tab/>0.48699691545151247<text:tab/></text:p>
      <text:p text:style-name="Standard"/>
      <text:p text:style-name="Standard"/>
      <text:p text:style-name="Standard">Weight: 0.2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1 &lt;= 126.16957099999999 : no</text:p>
      <text:p text:style-name="Standard">AIT201 &gt; 126.16957099999999 : yes</text:p>
      <text:p text:style-name="Standard">AIT201 is missing : yes</text:p>
      <text:p text:style-name="Standard"/>
      <text:p text:style-name="Standard">Class distributions</text:p>
      <text:p text:style-name="Standard"/>
      <text:p text:style-name="Standard">AIT201 &lt;= 126.16957099999999</text:p>
      <text:p text:style-name="Standard">no<text:tab/>yes<text:tab/></text:p>
      <text:p text:style-name="Standard">0.6256093395277889<text:tab/>0.37439066047221115<text:tab/></text:p>
      <text:p text:style-name="Standard">AIT201 &gt; 126.16957099999999</text:p>
      <text:p text:style-name="Standard">no<text:tab/>yes<text:tab/></text:p>
      <text:p text:style-name="Standard">0.426288797338666<text:tab/>0.5737112026613341<text:tab/></text:p>
      <text:p text:style-name="Standard">AIT201 is missing</text:p>
      <text:p text:style-name="Standard">no<text:tab/>yes<text:tab/></text:p>
      <text:p text:style-name="Standard">0.4696430424767307<text:tab/>0.5303569575232693<text:tab/></text:p>
      <text:p text:style-name="Standard"/>
      <text:p text:style-name="Standard"/>
      <text:p text:style-name="Standard">Weight: 0.3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<text:soft-page-break/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99712217923179<text:tab/>0.49002877820768215<text:tab/></text:p>
      <text:p text:style-name="Standard">AIT402 &gt; 6.677774905</text:p>
      <text:p text:style-name="Standard">no<text:tab/>yes<text:tab/></text:p>
      <text:p text:style-name="Standard">1.000000000000058<text:tab/>-5.790115676772054E-14<text:tab/></text:p>
      <text:p text:style-name="Standard">AIT402 is missing</text:p>
      <text:p text:style-name="Standard">no<text:tab/>yes<text:tab/></text:p>
      <text:p text:style-name="Standard">0.5181918116077021<text:tab/>0.4818081883922979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17734411715979<text:tab/>0.5082265588284021<text:tab/></text:p>
      <text:p text:style-name="Standard">AIT402 &gt; 6.677774905</text:p>
      <text:p text:style-name="Standard">no<text:tab/>yes<text:tab/></text:p>
      <text:p text:style-name="Standard">0.9999999999999436<text:tab/>5.644393212933546E-14<text:tab/></text:p>
      <text:p text:style-name="Standard">AIT402 is missing</text:p>
      <text:p text:style-name="Standard">no<text:tab/>yes<text:tab/></text:p>
      <text:p text:style-name="Standard">0.4999999999999927<text:tab/>0.5000000000000073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62.266083 : no</text:p>
      <text:p text:style-name="Standard">AIT203 &gt; 262.266083 : yes</text:p>
      <text:p text:style-name="Standard">AIT203 is missing : no</text:p>
      <text:p text:style-name="Standard"/>
      <text:p text:style-name="Standard">Class distributions</text:p>
      <text:p text:style-name="Standard"><text:soft-page-break/></text:p>
      <text:p text:style-name="Standard">AIT203 &lt;= 262.266083</text:p>
      <text:p text:style-name="Standard">no<text:tab/>yes<text:tab/></text:p>
      <text:p text:style-name="Standard">0.5453933195220542<text:tab/>0.4546066804779459<text:tab/></text:p>
      <text:p text:style-name="Standard">AIT203 &gt; 262.266083</text:p>
      <text:p text:style-name="Standard">no<text:tab/>yes<text:tab/></text:p>
      <text:p text:style-name="Standard">0.3332539486527354<text:tab/>0.6667460513472647<text:tab/></text:p>
      <text:p text:style-name="Standard">AIT203 is missing</text:p>
      <text:p text:style-name="Standard">no<text:tab/>yes<text:tab/></text:p>
      <text:p text:style-name="Standard">0.515679202372582<text:tab/>0.4843207976274181<text:tab/></text:p>
      <text:p text:style-name="Standard"/>
      <text:p text:style-name="Standard"/>
      <text:p text:style-name="Standard">Weight: 0.2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611063902157252<text:tab/>0.5388936097842749<text:tab/></text:p>
      <text:p text:style-name="Standard">AIT402 &gt; 6.677774905</text:p>
      <text:p text:style-name="Standard">no<text:tab/>yes<text:tab/></text:p>
      <text:p text:style-name="Standard">0.9999999999998339<text:tab/>1.6614837645247314E-13<text:tab/></text:p>
      <text:p text:style-name="Standard">AIT402 is missing</text:p>
      <text:p text:style-name="Standard">no<text:tab/>yes<text:tab/></text:p>
      <text:p text:style-name="Standard">0.4703038461834584<text:tab/>0.5296961538165416<text:tab/></text:p>
      <text:p text:style-name="Standard"/>
      <text:p text:style-name="Standard"/>
      <text:p text:style-name="Standard">Weight: 0.1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<text:soft-page-break/>0.5065285509388433<text:tab/>0.4934714490611566<text:tab/></text:p>
      <text:p text:style-name="Standard">P601 &gt; 1.5</text:p>
      <text:p text:style-name="Standard">no<text:tab/>yes<text:tab/></text:p>
      <text:p text:style-name="Standard">1.000000000000026<text:tab/>-2.6036893301373854E-14<text:tab/></text:p>
      <text:p text:style-name="Standard">P601 is missing</text:p>
      <text:p text:style-name="Standard">no<text:tab/>yes<text:tab/></text:p>
      <text:p text:style-name="Standard">0.5156075672195863<text:tab/>0.4843924327804136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091728179231975<text:tab/>0.5090827182076803<text:tab/></text:p>
      <text:p text:style-name="Standard">P601 &gt; 1.5</text:p>
      <text:p text:style-name="Standard">no<text:tab/>yes<text:tab/></text:p>
      <text:p text:style-name="Standard">1.0000000000000047<text:tab/>-4.74051479630712E-15<text:tab/></text:p>
      <text:p text:style-name="Standard">P601 is missing</text:p>
      <text:p text:style-name="Standard">no<text:tab/>yes<text:tab/></text:p>
      <text:p text:style-name="Standard">0.4999999999999939<text:tab/>0.5000000000000061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87643034148629<text:tab/>0.49123569658513716<text:tab/></text:p>
      <text:p text:style-name="Standard">P601 &gt; 1.5</text:p>
      <text:p text:style-name="Standard">no<text:tab/>yes<text:tab/></text:p>
      <text:p text:style-name="Standard"><text:soft-page-break/>1.0000000000000426<text:tab/>-4.2584846754751416E-14<text:tab/></text:p>
      <text:p text:style-name="Standard">P601 is missing</text:p>
      <text:p text:style-name="Standard">no<text:tab/>yes<text:tab/></text:p>
      <text:p text:style-name="Standard">0.5172266476952743<text:tab/>0.4827733523047258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15325420670685<text:tab/>0.5084674579329316<text:tab/></text:p>
      <text:p text:style-name="Standard">P601 &gt; 1.5</text:p>
      <text:p text:style-name="Standard">no<text:tab/>yes<text:tab/></text:p>
      <text:p text:style-name="Standard">1.0000000000000042<text:tab/>-4.196786805243939E-15<text:tab/></text:p>
      <text:p text:style-name="Standard">P601 is missing</text:p>
      <text:p text:style-name="Standard">no<text:tab/>yes<text:tab/></text:p>
      <text:p text:style-name="Standard">0.500000000000022<text:tab/>0.49999999999997796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81900619140506<text:tab/>0.49180993808594947<text:tab/></text:p>
      <text:p text:style-name="Standard">P601 &gt; 1.5</text:p>
      <text:p text:style-name="Standard">no<text:tab/>yes<text:tab/></text:p>
      <text:p text:style-name="Standard">1.000000000000015<text:tab/>-1.5045672569868318E-14<text:tab/></text:p>
      <text:p text:style-name="Standard">P601 is missing</text:p>
      <text:p text:style-name="Standard">no<text:tab/>yes<text:tab/></text:p>
      <text:p text:style-name="Standard"><text:soft-page-break/>0.5161161394679792<text:tab/>0.48388386053202087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206973551447386<text:tab/>0.5079302644855261<text:tab/></text:p>
      <text:p text:style-name="Standard">P601 &gt; 1.5</text:p>
      <text:p text:style-name="Standard">no<text:tab/>yes<text:tab/></text:p>
      <text:p text:style-name="Standard">1.0000000000000198<text:tab/>-1.9642793445538552E-14<text:tab/></text:p>
      <text:p text:style-name="Standard">P601 is missing</text:p>
      <text:p text:style-name="Standard">no<text:tab/>yes<text:tab/></text:p>
      <text:p text:style-name="Standard">0.4999999999999933<text:tab/>0.5000000000000068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74088361340924<text:tab/>0.4925911638659077<text:tab/></text:p>
      <text:p text:style-name="Standard">AIT402 &gt; 6.677774905</text:p>
      <text:p text:style-name="Standard">no<text:tab/>yes<text:tab/></text:p>
      <text:p text:style-name="Standard">1.0000000000002398<text:tab/>-2.3970070159157893E-13<text:tab/></text:p>
      <text:p text:style-name="Standard">AIT402 is missing</text:p>
      <text:p text:style-name="Standard">no<text:tab/>yes<text:tab/></text:p>
      <text:p text:style-name="Standard">0.5151401372162236<text:tab/>0.48485986278377624<text:tab/></text:p>
      <text:p text:style-name="Standard"/>
      <text:p text:style-name="Standard"/>
      <text:p text:style-name="Standard"><text:soft-page-break/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22652284559575<text:tab/>0.5077347715440426<text:tab/></text:p>
      <text:p text:style-name="Standard">AIT402 &gt; 6.677774905</text:p>
      <text:p text:style-name="Standard">no<text:tab/>yes<text:tab/></text:p>
      <text:p text:style-name="Standard">1.000000000000031<text:tab/>-3.1040930328491143E-14<text:tab/></text:p>
      <text:p text:style-name="Standard">AIT402 is missing</text:p>
      <text:p text:style-name="Standard">no<text:tab/>yes<text:tab/></text:p>
      <text:p text:style-name="Standard">0.5000000000000002<text:tab/>0.4999999999999999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5071464230451025<text:tab/>0.49285357695489757<text:tab/></text:p>
      <text:p text:style-name="Standard">LIT301 is missing</text:p>
      <text:p text:style-name="Standard">no<text:tab/>yes<text:tab/></text:p>
      <text:p text:style-name="Standard">0.5147834628418309<text:tab/>0.48521653715816915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><text:soft-page-break/></text:p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yes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923597314600245<text:tab/>0.5076402685399756<text:tab/></text:p>
      <text:p text:style-name="Standard">LIT301 is missing</text:p>
      <text:p text:style-name="Standard">no<text:tab/>yes<text:tab/></text:p>
      <text:p text:style-name="Standard">0.4999999999999947<text:tab/>0.5000000000000053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71296852167527<text:tab/>0.4928703147832473<text:tab/></text:p>
      <text:p text:style-name="Standard">P601 &gt; 1.5</text:p>
      <text:p text:style-name="Standard">no<text:tab/>yes<text:tab/></text:p>
      <text:p text:style-name="Standard">1.0000000000000284<text:tab/>-2.835234922225045E-14<text:tab/></text:p>
      <text:p text:style-name="Standard">P601 is missing</text:p>
      <text:p text:style-name="Standard">no<text:tab/>yes<text:tab/></text:p>
      <text:p text:style-name="Standard">0.5146107564622886<text:tab/>0.48538924353771146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<text:soft-page-break/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25158102394527<text:tab/>0.5074841897605473<text:tab/></text:p>
      <text:p text:style-name="Standard">P601 &gt; 1.5</text:p>
      <text:p text:style-name="Standard">no<text:tab/>yes<text:tab/></text:p>
      <text:p text:style-name="Standard">0.9999999999999999<text:tab/>1.6064325770161674E-16<text:tab/></text:p>
      <text:p text:style-name="Standard">P601 is missing</text:p>
      <text:p text:style-name="Standard">no<text:tab/>yes<text:tab/></text:p>
      <text:p text:style-name="Standard">0.5000000000000125<text:tab/>0.49999999999998745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70185194684473<text:tab/>0.4929814805315526<text:tab/></text:p>
      <text:p text:style-name="Standard">AIT402 &gt; 6.677774905</text:p>
      <text:p text:style-name="Standard">no<text:tab/>yes<text:tab/></text:p>
      <text:p text:style-name="Standard">1.0000000000001537<text:tab/>-1.5361162591786258E-13<text:tab/></text:p>
      <text:p text:style-name="Standard">AIT402 is missing</text:p>
      <text:p text:style-name="Standard">no<text:tab/>yes<text:tab/></text:p>
      <text:p text:style-name="Standard">0.5143251085372934<text:tab/>0.4856748914627065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><text:soft-page-break/></text:p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269047130030563<text:tab/>0.5073095286996944<text:tab/></text:p>
      <text:p text:style-name="Standard">AIT402 &gt; 6.677774905</text:p>
      <text:p text:style-name="Standard">no<text:tab/>yes<text:tab/></text:p>
      <text:p text:style-name="Standard">0.9999999999999338<text:tab/>6.613182177874153E-14<text:tab/></text:p>
      <text:p text:style-name="Standard">AIT402 is missing</text:p>
      <text:p text:style-name="Standard">no<text:tab/>yes<text:tab/></text:p>
      <text:p text:style-name="Standard">0.5000000000000111<text:tab/>0.4999999999999889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5067832856213904<text:tab/>0.4932167143786096<text:tab/></text:p>
      <text:p text:style-name="Standard">LIT301 is missing</text:p>
      <text:p text:style-name="Standard">no<text:tab/>yes<text:tab/></text:p>
      <text:p text:style-name="Standard">0.5140048445216174<text:tab/>0.48599515547838257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<text:soft-page-break/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92775695897155<text:tab/>0.507224304102845<text:tab/></text:p>
      <text:p text:style-name="Standard">LIT301 is missing</text:p>
      <text:p text:style-name="Standard">no<text:tab/>yes<text:tab/></text:p>
      <text:p text:style-name="Standard">0.5000000000000089<text:tab/>0.4999999999999911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67666811645003<text:tab/>0.4932333188354997<text:tab/></text:p>
      <text:p text:style-name="Standard">P601 &gt; 1.5</text:p>
      <text:p text:style-name="Standard">no<text:tab/>yes<text:tab/></text:p>
      <text:p text:style-name="Standard">1.000000000000022<text:tab/>-2.1896418064249283E-14<text:tab/></text:p>
      <text:p text:style-name="Standard">P601 is missing</text:p>
      <text:p text:style-name="Standard">no<text:tab/>yes<text:tab/></text:p>
      <text:p text:style-name="Standard">0.5138483404685228<text:tab/>0.4861516595314772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291568528782387<text:tab/>0.5070843147121761<text:tab/></text:p>
      <text:p text:style-name="Standard"><text:soft-page-break/>P601 &gt; 1.5</text:p>
      <text:p text:style-name="Standard">no<text:tab/>yes<text:tab/></text:p>
      <text:p text:style-name="Standard">1.0000000000000278<text:tab/>-2.7624103450908718E-14<text:tab/></text:p>
      <text:p text:style-name="Standard">P601 is missing</text:p>
      <text:p text:style-name="Standard">no<text:tab/>yes<text:tab/></text:p>
      <text:p text:style-name="Standard">0.4999999999999962<text:tab/>0.5000000000000037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66660685530288<text:tab/>0.49333393144697124<text:tab/></text:p>
      <text:p text:style-name="Standard">AIT402 &gt; 6.677774905</text:p>
      <text:p text:style-name="Standard">no<text:tab/>yes<text:tab/></text:p>
      <text:p text:style-name="Standard">0.9999999999999781<text:tab/>2.189887217383141E-14<text:tab/></text:p>
      <text:p text:style-name="Standard">AIT402 is missing</text:p>
      <text:p text:style-name="Standard">no<text:tab/>yes<text:tab/></text:p>
      <text:p text:style-name="Standard">0.5135909346735822<text:tab/>0.48640906532641776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307262345076597<text:tab/>0.5069273765492341<text:tab/></text:p>
      <text:p text:style-name="Standard">AIT402 &gt; 6.677774905</text:p>
      <text:p text:style-name="Standard">no<text:tab/>yes<text:tab/></text:p>
      <text:p text:style-name="Standard">0.9999999999999465<text:tab/>5.3561154148074375E-14<text:tab/></text:p>
      <text:p text:style-name="Standard"><text:soft-page-break/>AIT402 is missing</text:p>
      <text:p text:style-name="Standard">no<text:tab/>yes<text:tab/></text:p>
      <text:p text:style-name="Standard">0.500000000000002<text:tab/>0.49999999999999806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5064540608781113<text:tab/>0.4935459391218887<text:tab/></text:p>
      <text:p text:style-name="Standard">LIT301 is missing</text:p>
      <text:p text:style-name="Standard">no<text:tab/>yes<text:tab/></text:p>
      <text:p text:style-name="Standard">0.513301870695752<text:tab/>0.4866981293042481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yes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9314983780696947<text:tab/>0.5068501621930306<text:tab/></text:p>
      <text:p text:style-name="Standard">LIT301 is missing</text:p>
      <text:p text:style-name="Standard">no<text:tab/>yes<text:tab/></text:p>
      <text:p text:style-name="Standard">0.49999999999998646<text:tab/>0.5000000000000135<text:tab/></text:p>
      <text:p text:style-name="Standard"><text:soft-page-break/></text:p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no</text:p>
      <text:p text:style-name="Standard"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5041759067607577<text:tab/>0.4958240932392422<text:tab/></text:p>
      <text:p text:style-name="Standard">LIT401 &gt; 977.2109985</text:p>
      <text:p text:style-name="Standard">no<text:tab/>yes<text:tab/></text:p>
      <text:p text:style-name="Standard">0.9411694174168206<text:tab/>0.058830582583179546<text:tab/></text:p>
      <text:p text:style-name="Standard">LIT401 is missing</text:p>
      <text:p text:style-name="Standard">no<text:tab/>yes<text:tab/></text:p>
      <text:p text:style-name="Standard">0.5131594578616919<text:tab/>0.4868405421383081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2.64548 : no</text:p>
      <text:p text:style-name="Standard">AIT203 &gt; 232.64548 : yes</text:p>
      <text:p text:style-name="Standard">AIT203 is missing : yes</text:p>
      <text:p text:style-name="Standard"/>
      <text:p text:style-name="Standard">Class distributions</text:p>
      <text:p text:style-name="Standard"/>
      <text:p text:style-name="Standard">AIT203 &lt;= 232.64548</text:p>
      <text:p text:style-name="Standard">no<text:tab/>yes<text:tab/></text:p>
      <text:p text:style-name="Standard">1.0<text:tab/>0.0<text:tab/></text:p>
      <text:p text:style-name="Standard">AIT203 &gt; 232.64548</text:p>
      <text:p text:style-name="Standard">no<text:tab/>yes<text:tab/></text:p>
      <text:p text:style-name="Standard">0.4931740940287856<text:tab/>0.5068259059712145<text:tab/></text:p>
      <text:p text:style-name="Standard">AIT203 is missing</text:p>
      <text:p text:style-name="Standard">no<text:tab/>yes<text:tab/></text:p>
      <text:p text:style-name="Standard">0.4999999999999965<text:tab/>0.5000000000000036<text:tab/></text:p>
      <text:p text:style-name="Standard"/>
      <text:p text:style-name="Standard"/>
      <text:p text:style-name="Standard">Weight: 0.05</text:p>
      <text:p text:style-name="Standard"><text:soft-page-break/></text:p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no</text:p>
      <text:p text:style-name="Standard"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5041172549121624<text:tab/>0.4958827450878376<text:tab/></text:p>
      <text:p text:style-name="Standard">LIT401 &gt; 977.2109985</text:p>
      <text:p text:style-name="Standard">no<text:tab/>yes<text:tab/></text:p>
      <text:p text:style-name="Standard">0.9412377529351822<text:tab/>0.058762247064817835<text:tab/></text:p>
      <text:p text:style-name="Standard">LIT401 is missing</text:p>
      <text:p text:style-name="Standard">no<text:tab/>yes<text:tab/></text:p>
      <text:p text:style-name="Standard">0.513114693936518<text:tab/>0.48688530606348196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yes</text:p>
      <text:p text:style-name="Standard">LIT401 &gt; 977.210998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4910006172335837<text:tab/>0.5089993827664163<text:tab/></text:p>
      <text:p text:style-name="Standard">LIT401 &gt; 977.2109985</text:p>
      <text:p text:style-name="Standard">no<text:tab/>yes<text:tab/></text:p>
      <text:p text:style-name="Standard">0.9382675468924535<text:tab/>0.0617324531075466<text:tab/></text:p>
      <text:p text:style-name="Standard">LIT401 is missing</text:p>
      <text:p text:style-name="Standard">no<text:tab/>yes<text:tab/></text:p>
      <text:p text:style-name="Standard">0.4999999999999883<text:tab/>0.5000000000000117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<text:soft-page-break/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102230699994151<text:tab/>0.4897769300005848<text:tab/></text:p>
      <text:p text:style-name="Standard">P601 &gt; 1.5</text:p>
      <text:p text:style-name="Standard">no<text:tab/>yes<text:tab/></text:p>
      <text:p text:style-name="Standard">1.0000000000000209<text:tab/>-2.1015717144801288E-14<text:tab/></text:p>
      <text:p text:style-name="Standard">P601 is missing</text:p>
      <text:p text:style-name="Standard">no<text:tab/>yes<text:tab/></text:p>
      <text:p text:style-name="Standard">0.5169479753272828<text:tab/>0.4830520246727172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32704308023934<text:tab/>0.5067295691976066<text:tab/></text:p>
      <text:p text:style-name="Standard">P601 &gt; 1.5</text:p>
      <text:p text:style-name="Standard">no<text:tab/>yes<text:tab/></text:p>
      <text:p text:style-name="Standard">0.999999999999998<text:tab/>2.042580809543408E-15<text:tab/></text:p>
      <text:p text:style-name="Standard">P601 is missing</text:p>
      <text:p text:style-name="Standard">no<text:tab/>yes<text:tab/></text:p>
      <text:p text:style-name="Standard">0.5000000000000042<text:tab/>0.49999999999999584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<text:soft-page-break/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6265982926813<text:tab/>0.49373401707318704<text:tab/></text:p>
      <text:p text:style-name="Standard">AIT502 &gt; 70.25121999999999</text:p>
      <text:p text:style-name="Standard">no<text:tab/>yes<text:tab/></text:p>
      <text:p text:style-name="Standard">0.9999999999998944<text:tab/>1.055592501964062E-13<text:tab/></text:p>
      <text:p text:style-name="Standard">AIT502 is missing</text:p>
      <text:p text:style-name="Standard">no<text:tab/>yes<text:tab/></text:p>
      <text:p text:style-name="Standard">0.5129367844771985<text:tab/>0.4870632155228014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332703476277096<text:tab/>0.506672965237229<text:tab/></text:p>
      <text:p text:style-name="Standard">AIT502 &gt; 70.25121999999999</text:p>
      <text:p text:style-name="Standard">no<text:tab/>yes<text:tab/></text:p>
      <text:p text:style-name="Standard">0.9999999999999982<text:tab/>1.7448792590219708E-15<text:tab/></text:p>
      <text:p text:style-name="Standard">AIT502 is missing</text:p>
      <text:p text:style-name="Standard">no<text:tab/>yes<text:tab/></text:p>
      <text:p text:style-name="Standard">0.5000000000000093<text:tab/>0.49999999999999073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9970835 : no</text:p>
      <text:p text:style-name="Standard">AIT202 &gt; 8.9970835 : yes</text:p>
      <text:p text:style-name="Standard">AIT202 is missing : no</text:p>
      <text:p text:style-name="Standard"/>
      <text:p text:style-name="Standard"><text:soft-page-break/>Class distributions</text:p>
      <text:p text:style-name="Standard"/>
      <text:p text:style-name="Standard">AIT202 &lt;= 8.9970835</text:p>
      <text:p text:style-name="Standard">no<text:tab/>yes<text:tab/></text:p>
      <text:p text:style-name="Standard">0.6590355590999334<text:tab/>0.3409644409000666<text:tab/></text:p>
      <text:p text:style-name="Standard">AIT202 &gt; 8.9970835</text:p>
      <text:p text:style-name="Standard">no<text:tab/>yes<text:tab/></text:p>
      <text:p text:style-name="Standard">0.48237672625789224<text:tab/>0.5176232737421078<text:tab/></text:p>
      <text:p text:style-name="Standard">AIT202 is missing</text:p>
      <text:p text:style-name="Standard">no<text:tab/>yes<text:tab/></text:p>
      <text:p text:style-name="Standard">0.5128321591624165<text:tab/>0.48716784083758347<text:tab/></text:p>
      <text:p text:style-name="Standard"/>
      <text:p text:style-name="Standard"/>
      <text:p text:style-name="Standard">Weight: 0.1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9337995 : yes</text:p>
      <text:p text:style-name="Standard">AIT202 &gt; 8.9337995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9337995</text:p>
      <text:p text:style-name="Standard">no<text:tab/>yes<text:tab/></text:p>
      <text:p text:style-name="Standard">0.31661159217144885<text:tab/>0.6833884078285511<text:tab/></text:p>
      <text:p text:style-name="Standard">AIT202 &gt; 8.9337995</text:p>
      <text:p text:style-name="Standard">no<text:tab/>yes<text:tab/></text:p>
      <text:p text:style-name="Standard">0.5638560101685611<text:tab/>0.4361439898314389<text:tab/></text:p>
      <text:p text:style-name="Standard">AIT202 is missing</text:p>
      <text:p text:style-name="Standard">no<text:tab/>yes<text:tab/></text:p>
      <text:p text:style-name="Standard">0.5406391163503537<text:tab/>0.4593608836496463<text:tab/></text:p>
      <text:p text:style-name="Standard"/>
      <text:p text:style-name="Standard"/>
      <text:p text:style-name="Standard">Weight: 0.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3 &lt;= 113.68078750000001 : no</text:p>
      <text:p text:style-name="Standard">PIT503 &gt; 113.68078750000001 : yes</text:p>
      <text:p text:style-name="Standard">PIT503 is missing : yes</text:p>
      <text:p text:style-name="Standard"/>
      <text:p text:style-name="Standard">Class distributions</text:p>
      <text:p text:style-name="Standard"/>
      <text:p text:style-name="Standard">PIT503 &lt;= 113.68078750000001</text:p>
      <text:p text:style-name="Standard"><text:soft-page-break/>no<text:tab/>yes<text:tab/></text:p>
      <text:p text:style-name="Standard">0.6697764623591987<text:tab/>0.33022353764080126<text:tab/></text:p>
      <text:p text:style-name="Standard">PIT503 &gt; 113.68078750000001</text:p>
      <text:p text:style-name="Standard">no<text:tab/>yes<text:tab/></text:p>
      <text:p text:style-name="Standard">0.449874908300977<text:tab/>0.550125091699023<text:tab/></text:p>
      <text:p text:style-name="Standard">PIT503 is missing</text:p>
      <text:p text:style-name="Standard">no<text:tab/>yes<text:tab/></text:p>
      <text:p text:style-name="Standard">0.47918996491476556<text:tab/>0.5208100350852344<text:tab/></text:p>
      <text:p text:style-name="Standard"/>
      <text:p text:style-name="Standard"/>
      <text:p text:style-name="Standard">Weight: 0.2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211321777926684<text:tab/>0.4788678222073315<text:tab/></text:p>
      <text:p text:style-name="Standard">AIT402 &gt; 6.677774905</text:p>
      <text:p text:style-name="Standard">no<text:tab/>yes<text:tab/></text:p>
      <text:p text:style-name="Standard">1.0000000000005556<text:tab/>-5.556606372940744E-13<text:tab/></text:p>
      <text:p text:style-name="Standard">AIT402 is missing</text:p>
      <text:p text:style-name="Standard">no<text:tab/>yes<text:tab/></text:p>
      <text:p text:style-name="Standard">0.528140090643068<text:tab/>0.47185990935693206<text:tab/></text:p>
      <text:p text:style-name="Standard"/>
      <text:p text:style-name="Standard"/>
      <text:p text:style-name="Standard">Weight: 0.1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297537806358416<text:tab/>0.5070246219364158<text:tab/></text:p>
      <text:p text:style-name="Standard">AIT402 &gt; 6.677774905</text:p>
      <text:p text:style-name="Standard"><text:soft-page-break/>no<text:tab/>yes<text:tab/></text:p>
      <text:p text:style-name="Standard">1.0000000000000633<text:tab/>-6.326068676463284E-14<text:tab/></text:p>
      <text:p text:style-name="Standard">AIT402 is missing</text:p>
      <text:p text:style-name="Standard">no<text:tab/>yes<text:tab/></text:p>
      <text:p text:style-name="Standard">0.5000000000000064<text:tab/>0.4999999999999936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5066489705403282<text:tab/>0.4933510294596717<text:tab/></text:p>
      <text:p text:style-name="Standard">LIT301 is missing</text:p>
      <text:p text:style-name="Standard">no<text:tab/>yes<text:tab/></text:p>
      <text:p text:style-name="Standard">0.5134810482684723<text:tab/>0.4865189517315277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yes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931654718175805<text:tab/>0.5068345281824196<text:tab/></text:p>
      <text:p text:style-name="Standard">LIT301 is missing</text:p>
      <text:p text:style-name="Standard"><text:soft-page-break/>no<text:tab/>yes<text:tab/></text:p>
      <text:p text:style-name="Standard">0.49999999999999567<text:tab/>0.5000000000000042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63162923462751<text:tab/>0.49368370765372493<text:tab/></text:p>
      <text:p text:style-name="Standard">P601 &gt; 1.5</text:p>
      <text:p text:style-name="Standard">no<text:tab/>yes<text:tab/></text:p>
      <text:p text:style-name="Standard">0.9999999999999913<text:tab/>8.603313578891168E-15<text:tab/></text:p>
      <text:p text:style-name="Standard">P601 is missing</text:p>
      <text:p text:style-name="Standard">no<text:tab/>yes<text:tab/></text:p>
      <text:p text:style-name="Standard">0.5131306073297458<text:tab/>0.4868693926702542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318342363763434<text:tab/>0.5068165763623657<text:tab/></text:p>
      <text:p text:style-name="Standard">P601 &gt; 1.5</text:p>
      <text:p text:style-name="Standard">no<text:tab/>yes<text:tab/></text:p>
      <text:p text:style-name="Standard">1.00000000000003<text:tab/>-2.985210259770444E-14<text:tab/></text:p>
      <text:p text:style-name="Standard">P601 is missing</text:p>
      <text:p text:style-name="Standard">no<text:tab/>yes<text:tab/></text:p>
      <text:p text:style-name="Standard">0.49999999999997696<text:tab/>0.500000000000023<text:tab/></text:p>
      <text:p text:style-name="Standard"/>
      <text:p text:style-name="Standard"><text:soft-page-break/></text:p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63462461406119<text:tab/>0.4936537538593881<text:tab/></text:p>
      <text:p text:style-name="Standard">AIT502 &gt; 70.25121999999999</text:p>
      <text:p text:style-name="Standard">no<text:tab/>yes<text:tab/></text:p>
      <text:p text:style-name="Standard">1.0000000000000162<text:tab/>-1.6266349522130657E-14<text:tab/></text:p>
      <text:p text:style-name="Standard">AIT502 is missing</text:p>
      <text:p text:style-name="Standard">no<text:tab/>yes<text:tab/></text:p>
      <text:p text:style-name="Standard">0.5130974731686554<text:tab/>0.4869025268313446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32465275831711<text:tab/>0.5067534724168289<text:tab/></text:p>
      <text:p text:style-name="Standard">AIT502 &gt; 70.25121999999999</text:p>
      <text:p text:style-name="Standard">no<text:tab/>yes<text:tab/></text:p>
      <text:p text:style-name="Standard">1.000000000000067<text:tab/>-6.698310468932285E-14<text:tab/></text:p>
      <text:p text:style-name="Standard">AIT502 is missing</text:p>
      <text:p text:style-name="Standard">no<text:tab/>yes<text:tab/></text:p>
      <text:p text:style-name="Standard">0.500000000000011<text:tab/>0.49999999999998895<text:tab/></text:p>
      <text:p text:style-name="Standard"/>
      <text:p text:style-name="Standard"/>
      <text:p text:style-name="Standard">Weight: 0.05</text:p>
      <text:p text:style-name="Standard"/>
      <text:p text:style-name="Standard"><text:soft-page-break/>Decision Stump</text:p>
      <text:p text:style-name="Standard"/>
      <text:p text:style-name="Standard">Classifications</text:p>
      <text:p text:style-name="Standard"/>
      <text:p text:style-name="Standard">LIT401 &lt;= 977.2109985 : no</text:p>
      <text:p text:style-name="Standard"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5040488883565103<text:tab/>0.49595111164348965<text:tab/></text:p>
      <text:p text:style-name="Standard">LIT401 &gt; 977.2109985</text:p>
      <text:p text:style-name="Standard">no<text:tab/>yes<text:tab/></text:p>
      <text:p text:style-name="Standard">0.9376245584021918<text:tab/>0.062375441597808175<text:tab/></text:p>
      <text:p text:style-name="Standard">LIT401 is missing</text:p>
      <text:p text:style-name="Standard">no<text:tab/>yes<text:tab/></text:p>
      <text:p text:style-name="Standard">0.5129809460664715<text:tab/>0.4870190539335285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yes</text:p>
      <text:p text:style-name="Standard">LIT401 &gt; 977.210998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49106606407646775<text:tab/>0.5089339359235322<text:tab/></text:p>
      <text:p text:style-name="Standard">LIT401 &gt; 977.2109985</text:p>
      <text:p text:style-name="Standard">no<text:tab/>yes<text:tab/></text:p>
      <text:p text:style-name="Standard">0.934517200190835<text:tab/>0.06548279980916503<text:tab/></text:p>
      <text:p text:style-name="Standard">LIT401 is missing</text:p>
      <text:p text:style-name="Standard">no<text:tab/>yes<text:tab/></text:p>
      <text:p text:style-name="Standard">0.4999999999999936<text:tab/>0.5000000000000063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><text:soft-page-break/></text:p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101396055565157<text:tab/>0.48986039444348417<text:tab/></text:p>
      <text:p text:style-name="Standard">AIT402 &gt; 6.677774905</text:p>
      <text:p text:style-name="Standard">no<text:tab/>yes<text:tab/></text:p>
      <text:p text:style-name="Standard">1.0000000000000622<text:tab/>-6.212907393888741E-14<text:tab/></text:p>
      <text:p text:style-name="Standard">AIT402 is missing</text:p>
      <text:p text:style-name="Standard">no<text:tab/>yes<text:tab/></text:p>
      <text:p text:style-name="Standard">0.5168230841311222<text:tab/>0.4831769158688777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33119580556716<text:tab/>0.5066880419443284<text:tab/></text:p>
      <text:p text:style-name="Standard">AIT402 &gt; 6.677774905</text:p>
      <text:p text:style-name="Standard">no<text:tab/>yes<text:tab/></text:p>
      <text:p text:style-name="Standard">1.0000000000001037<text:tab/>-1.0373294581349871E-13<text:tab/></text:p>
      <text:p text:style-name="Standard">AIT402 is missing</text:p>
      <text:p text:style-name="Standard">no<text:tab/>yes<text:tab/></text:p>
      <text:p text:style-name="Standard">0.5000000000000119<text:tab/>0.4999999999999882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no</text:p>
      <text:p text:style-name="Standard"><text:soft-page-break/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5063378302714894<text:tab/>0.4936621697285106<text:tab/></text:p>
      <text:p text:style-name="Standard">LIT301 is missing</text:p>
      <text:p text:style-name="Standard">no<text:tab/>yes<text:tab/></text:p>
      <text:p text:style-name="Standard">0.5128600332384354<text:tab/>0.4871399667615646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9347566997860254<text:tab/>0.5065243300213974<text:tab/></text:p>
      <text:p text:style-name="Standard">LIT301 is missing</text:p>
      <text:p text:style-name="Standard">no<text:tab/>yes<text:tab/></text:p>
      <text:p text:style-name="Standard">0.5000000000000029<text:tab/>0.4999999999999971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1069.8579249999998 : yes</text:p>
      <text:p text:style-name="Standard">LIT301 &gt; 1069.8579249999998 : no</text:p>
      <text:p text:style-name="Standard">LIT301 is missing : no</text:p>
      <text:p text:style-name="Standard"/>
      <text:p text:style-name="Standard">Class distributions</text:p>
      <text:p text:style-name="Standard"><text:soft-page-break/></text:p>
      <text:p text:style-name="Standard">LIT301 &lt;= 1069.8579249999998</text:p>
      <text:p text:style-name="Standard">no<text:tab/>yes<text:tab/></text:p>
      <text:p text:style-name="Standard">0.47097060759860043<text:tab/>0.5290293924013997<text:tab/></text:p>
      <text:p text:style-name="Standard">LIT301 &gt; 1069.8579249999998</text:p>
      <text:p text:style-name="Standard">no<text:tab/>yes<text:tab/></text:p>
      <text:p text:style-name="Standard">0.6186792857402155<text:tab/>0.3813207142597845<text:tab/></text:p>
      <text:p text:style-name="Standard">LIT301 is missing</text:p>
      <text:p text:style-name="Standard">no<text:tab/>yes<text:tab/></text:p>
      <text:p text:style-name="Standard">0.5125571000536235<text:tab/>0.4874428999463764<text:tab/></text:p>
      <text:p text:style-name="Standard"/>
      <text:p text:style-name="Standard"/>
      <text:p text:style-name="Standard">Weight: 0.2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878.4478205 : yes</text:p>
      <text:p text:style-name="Standard">LIT401 &gt; 878.447820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878.4478205</text:p>
      <text:p text:style-name="Standard">no<text:tab/>yes<text:tab/></text:p>
      <text:p text:style-name="Standard">0.4822784450100874<text:tab/>0.5177215549899127<text:tab/></text:p>
      <text:p text:style-name="Standard">LIT401 &gt; 878.4478205</text:p>
      <text:p text:style-name="Standard">no<text:tab/>yes<text:tab/></text:p>
      <text:p text:style-name="Standard">0.6363403589755562<text:tab/>0.3636596410244438<text:tab/></text:p>
      <text:p text:style-name="Standard">LIT401 is missing</text:p>
      <text:p text:style-name="Standard">no<text:tab/>yes<text:tab/></text:p>
      <text:p text:style-name="Standard">0.5367005824386385<text:tab/>0.46329941756136156<text:tab/></text:p>
      <text:p text:style-name="Standard"/>
      <text:p text:style-name="Standard"/>
      <text:p text:style-name="Standard">Weight: 0.2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9.900021 : no</text:p>
      <text:p text:style-name="Standard">AIT203 &gt; 239.900021 : no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39.900021</text:p>
      <text:p text:style-name="Standard">no<text:tab/>yes<text:tab/></text:p>
      <text:p text:style-name="Standard"><text:soft-page-break/>0.6797564038022466<text:tab/>0.3202435961977535<text:tab/></text:p>
      <text:p text:style-name="Standard">AIT203 &gt; 239.900021</text:p>
      <text:p text:style-name="Standard">no<text:tab/>yes<text:tab/></text:p>
      <text:p text:style-name="Standard">0.5015752065816057<text:tab/>0.49842479341839435<text:tab/></text:p>
      <text:p text:style-name="Standard">AIT203 is missing</text:p>
      <text:p text:style-name="Standard">no<text:tab/>yes<text:tab/></text:p>
      <text:p text:style-name="Standard">0.5549820870614043<text:tab/>0.4450179129385957<text:tab/></text:p>
      <text:p text:style-name="Standard"/>
      <text:p text:style-name="Standard"/>
      <text:p text:style-name="Standard">Weight: 0.2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9.900021 : no</text:p>
      <text:p text:style-name="Standard">AIT203 &gt; 239.900021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39.900021</text:p>
      <text:p text:style-name="Standard">no<text:tab/>yes<text:tab/></text:p>
      <text:p text:style-name="Standard">0.6299101223259485<text:tab/>0.3700898776740514<text:tab/></text:p>
      <text:p text:style-name="Standard">AIT203 &gt; 239.900021</text:p>
      <text:p text:style-name="Standard">no<text:tab/>yes<text:tab/></text:p>
      <text:p text:style-name="Standard">0.4465746112248511<text:tab/>0.553425388775149<text:tab/></text:p>
      <text:p text:style-name="Standard">AIT203 is missing</text:p>
      <text:p text:style-name="Standard">no<text:tab/>yes<text:tab/></text:p>
      <text:p text:style-name="Standard">0.5000000000000082<text:tab/>0.49999999999999184<text:tab/></text:p>
      <text:p text:style-name="Standard"/>
      <text:p text:style-name="Standard"/>
      <text:p text:style-name="Standard">Weight: 0.3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62.227633499999996 : yes</text:p>
      <text:p text:style-name="Standard">AIT502 &gt; 62.227633499999996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62.227633499999996</text:p>
      <text:p text:style-name="Standard">no<text:tab/>yes<text:tab/></text:p>
      <text:p text:style-name="Standard">0.3460480613450409<text:tab/>0.6539519386549593<text:tab/></text:p>
      <text:p text:style-name="Standard">AIT502 &gt; 62.227633499999996</text:p>
      <text:p text:style-name="Standard">no<text:tab/>yes<text:tab/></text:p>
      <text:p text:style-name="Standard"><text:soft-page-break/>0.5635528353059721<text:tab/>0.4364471646940279<text:tab/></text:p>
      <text:p text:style-name="Standard">AIT502 is missing</text:p>
      <text:p text:style-name="Standard">no<text:tab/>yes<text:tab/></text:p>
      <text:p text:style-name="Standard">0.5323278384307437<text:tab/>0.4676721615692563<text:tab/></text:p>
      <text:p text:style-name="Standard"/>
      <text:p text:style-name="Standard"/>
      <text:p text:style-name="Standard">Weight: 0.3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2.8121035 : no</text:p>
      <text:p text:style-name="Standard">AIT203 &gt; 232.8121035 : yes</text:p>
      <text:p text:style-name="Standard">AIT203 is missing : yes</text:p>
      <text:p text:style-name="Standard"/>
      <text:p text:style-name="Standard">Class distributions</text:p>
      <text:p text:style-name="Standard"/>
      <text:p text:style-name="Standard">AIT203 &lt;= 232.8121035</text:p>
      <text:p text:style-name="Standard">no<text:tab/>yes<text:tab/></text:p>
      <text:p text:style-name="Standard">0.8101921334543158<text:tab/>0.18980786654568413<text:tab/></text:p>
      <text:p text:style-name="Standard">AIT203 &gt; 232.8121035</text:p>
      <text:p text:style-name="Standard">no<text:tab/>yes<text:tab/></text:p>
      <text:p text:style-name="Standard">0.4610567575684837<text:tab/>0.5389432424315164<text:tab/></text:p>
      <text:p text:style-name="Standard">AIT203 is missing</text:p>
      <text:p text:style-name="Standard">no<text:tab/>yes<text:tab/></text:p>
      <text:p text:style-name="Standard">0.47723748531565474<text:tab/>0.5227625146843453<text:tab/></text:p>
      <text:p text:style-name="Standard"/>
      <text:p text:style-name="Standard"/>
      <text:p text:style-name="Standard">Weight: 0.2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160303068778693<text:tab/>0.4839696931221306<text:tab/></text:p>
      <text:p text:style-name="Standard">AIT502 &gt; 70.25121999999999</text:p>
      <text:p text:style-name="Standard">no<text:tab/>yes<text:tab/></text:p>
      <text:p text:style-name="Standard">0.9999999999999378<text:tab/>6.217252594745563E-14<text:tab/></text:p>
      <text:p text:style-name="Standard">AIT502 is missing</text:p>
      <text:p text:style-name="Standard">no<text:tab/>yes<text:tab/></text:p>
      <text:p text:style-name="Standard"><text:soft-page-break/>0.5242341628148672<text:tab/>0.4757658371851327<text:tab/></text:p>
      <text:p text:style-name="Standard"/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yes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17833760516535<text:tab/>0.5082166239483465<text:tab/></text:p>
      <text:p text:style-name="Standard">AIT502 &gt; 70.25121999999999</text:p>
      <text:p text:style-name="Standard">no<text:tab/>yes<text:tab/></text:p>
      <text:p text:style-name="Standard">1.0000000000000107<text:tab/>-1.0726333932781362E-14<text:tab/></text:p>
      <text:p text:style-name="Standard">AIT502 is missing</text:p>
      <text:p text:style-name="Standard">no<text:tab/>yes<text:tab/></text:p>
      <text:p text:style-name="Standard">0.49999999999999295<text:tab/>0.5000000000000071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79551655337895<text:tab/>0.4920448344662105<text:tab/></text:p>
      <text:p text:style-name="Standard">AIT502 &gt; 70.25121999999999</text:p>
      <text:p text:style-name="Standard">no<text:tab/>yes<text:tab/></text:p>
      <text:p text:style-name="Standard">1.0000000000000062<text:tab/>-6.171931531883462E-15<text:tab/></text:p>
      <text:p text:style-name="Standard">AIT502 is missing</text:p>
      <text:p text:style-name="Standard">no<text:tab/>yes<text:tab/></text:p>
      <text:p text:style-name="Standard">0.5156611568767647<text:tab/>0.4843388431232353<text:tab/></text:p>
      <text:p text:style-name="Standard"/>
      <text:p text:style-name="Standard"/>
      <text:p text:style-name="Standard"><text:soft-page-break/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yes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229016647395557<text:tab/>0.5077098335260444<text:tab/></text:p>
      <text:p text:style-name="Standard">AIT502 &gt; 70.25121999999999</text:p>
      <text:p text:style-name="Standard">no<text:tab/>yes<text:tab/></text:p>
      <text:p text:style-name="Standard">0.9999999999999387<text:tab/>6.132794248117089E-14<text:tab/></text:p>
      <text:p text:style-name="Standard">AIT502 is missing</text:p>
      <text:p text:style-name="Standard">no<text:tab/>yes<text:tab/></text:p>
      <text:p text:style-name="Standard">0.49999999999999933<text:tab/>0.5000000000000007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74791805773864<text:tab/>0.49252081942261355<text:tab/></text:p>
      <text:p text:style-name="Standard">AIT502 &gt; 70.25121999999999</text:p>
      <text:p text:style-name="Standard">no<text:tab/>yes<text:tab/></text:p>
      <text:p text:style-name="Standard">1.0000000000000682<text:tab/>-6.813357463738454E-14<text:tab/></text:p>
      <text:p text:style-name="Standard">AIT502 is missing</text:p>
      <text:p text:style-name="Standard">no<text:tab/>yes<text:tab/></text:p>
      <text:p text:style-name="Standard">0.5147379062307078<text:tab/>0.4852620937692921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><text:soft-page-break/></text:p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yes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273807249131185<text:tab/>0.5072619275086881<text:tab/></text:p>
      <text:p text:style-name="Standard">AIT502 &gt; 70.25121999999999</text:p>
      <text:p text:style-name="Standard">no<text:tab/>yes<text:tab/></text:p>
      <text:p text:style-name="Standard">0.9999999999999568<text:tab/>4.3159133988851856E-14<text:tab/></text:p>
      <text:p text:style-name="Standard">AIT502 is missing</text:p>
      <text:p text:style-name="Standard">no<text:tab/>yes<text:tab/></text:p>
      <text:p text:style-name="Standard">0.4999999999999979<text:tab/>0.5000000000000021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70569395741974<text:tab/>0.4929430604258026<text:tab/></text:p>
      <text:p text:style-name="Standard">AIT502 &gt; 70.25121999999999</text:p>
      <text:p text:style-name="Standard">no<text:tab/>yes<text:tab/></text:p>
      <text:p text:style-name="Standard">1.0000000000000253<text:tab/>-2.538916196878769E-14<text:tab/></text:p>
      <text:p text:style-name="Standard">AIT502 is missing</text:p>
      <text:p text:style-name="Standard">no<text:tab/>yes<text:tab/></text:p>
      <text:p text:style-name="Standard">0.5139174499418565<text:tab/>0.4860825500581434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<text:soft-page-break/>AIT502 &lt;= 70.25121999999999 : yes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31367933638618<text:tab/>0.5068632066361382<text:tab/></text:p>
      <text:p text:style-name="Standard">AIT502 &gt; 70.25121999999999</text:p>
      <text:p text:style-name="Standard">no<text:tab/>yes<text:tab/></text:p>
      <text:p text:style-name="Standard">1.00000000000001<text:tab/>-1.0060424660703313E-14<text:tab/></text:p>
      <text:p text:style-name="Standard">AIT502 is missing</text:p>
      <text:p text:style-name="Standard">no<text:tab/>yes<text:tab/></text:p>
      <text:p text:style-name="Standard">0.5000000000000011<text:tab/>0.49999999999999883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66135117482594<text:tab/>0.49338648825174053<text:tab/></text:p>
      <text:p text:style-name="Standard">P601 &gt; 1.5</text:p>
      <text:p text:style-name="Standard">no<text:tab/>yes<text:tab/></text:p>
      <text:p text:style-name="Standard">1.0000000000000029<text:tab/>-3.0467464671201993E-15<text:tab/></text:p>
      <text:p text:style-name="Standard">P601 is missing</text:p>
      <text:p text:style-name="Standard">no<text:tab/>yes<text:tab/></text:p>
      <text:p text:style-name="Standard">0.5131835257055912<text:tab/>0.4868164742944088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><text:soft-page-break/></text:p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342769390089564<text:tab/>0.5065723060991044<text:tab/></text:p>
      <text:p text:style-name="Standard">P601 &gt; 1.5</text:p>
      <text:p text:style-name="Standard">no<text:tab/>yes<text:tab/></text:p>
      <text:p text:style-name="Standard">0.9999999999999561<text:tab/>4.376999246883225E-14<text:tab/></text:p>
      <text:p text:style-name="Standard">P601 is missing</text:p>
      <text:p text:style-name="Standard">no<text:tab/>yes<text:tab/></text:p>
      <text:p text:style-name="Standard">0.49999999999998557<text:tab/>0.5000000000000144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60859200260025<text:tab/>0.4939140799739974<text:tab/></text:p>
      <text:p text:style-name="Standard">AIT402 &gt; 6.677774905</text:p>
      <text:p text:style-name="Standard">no<text:tab/>yes<text:tab/></text:p>
      <text:p text:style-name="Standard">0.9999999999999847<text:tab/>1.5233133818785778E-14<text:tab/></text:p>
      <text:p text:style-name="Standard">AIT402 is missing</text:p>
      <text:p text:style-name="Standard">no<text:tab/>yes<text:tab/></text:p>
      <text:p text:style-name="Standard">0.5126459344841374<text:tab/>0.4873540655158626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<text:soft-page-break/>AIT402 &lt;= 6.677774905</text:p>
      <text:p text:style-name="Standard">no<text:tab/>yes<text:tab/></text:p>
      <text:p text:style-name="Standard">0.4934379654288145<text:tab/>0.5065620345711854<text:tab/></text:p>
      <text:p text:style-name="Standard">AIT402 &gt; 6.677774905</text:p>
      <text:p text:style-name="Standard">no<text:tab/>yes<text:tab/></text:p>
      <text:p text:style-name="Standard">1.0000000000000162<text:tab/>-1.6285939743180313E-14<text:tab/></text:p>
      <text:p text:style-name="Standard">AIT402 is missing</text:p>
      <text:p text:style-name="Standard">no<text:tab/>yes<text:tab/></text:p>
      <text:p text:style-name="Standard">0.49999999999999634<text:tab/>0.5000000000000037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61115243660944<text:tab/>0.49388847563390553<text:tab/></text:p>
      <text:p text:style-name="Standard">AIT502 &gt; 70.25121999999999</text:p>
      <text:p text:style-name="Standard">no<text:tab/>yes<text:tab/></text:p>
      <text:p text:style-name="Standard">0.9999999999998999<text:tab/>1.00155212673581E-13<text:tab/></text:p>
      <text:p text:style-name="Standard">AIT502 is missing</text:p>
      <text:p text:style-name="Standard">no<text:tab/>yes<text:tab/></text:p>
      <text:p text:style-name="Standard">0.5126269194505776<text:tab/>0.4873730805494225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yes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34825931295152<text:tab/>0.5065174068704849<text:tab/></text:p>
      <text:p text:style-name="Standard"><text:soft-page-break/>AIT502 &gt; 70.25121999999999</text:p>
      <text:p text:style-name="Standard">no<text:tab/>yes<text:tab/></text:p>
      <text:p text:style-name="Standard">1.0000000000000129<text:tab/>-1.2741202306878298E-14<text:tab/></text:p>
      <text:p text:style-name="Standard">AIT502 is missing</text:p>
      <text:p text:style-name="Standard">no<text:tab/>yes<text:tab/></text:p>
      <text:p text:style-name="Standard">0.4999999999999995<text:tab/>0.5000000000000004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793.200433 : yes</text:p>
      <text:p text:style-name="Standard">LIT401 &gt; 793.200433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793.200433</text:p>
      <text:p text:style-name="Standard">no<text:tab/>yes<text:tab/></text:p>
      <text:p text:style-name="Standard">0.0654817712945209<text:tab/>0.9345182287054792<text:tab/></text:p>
      <text:p text:style-name="Standard">LIT401 &gt; 793.200433</text:p>
      <text:p text:style-name="Standard">no<text:tab/>yes<text:tab/></text:p>
      <text:p text:style-name="Standard">0.520895883408654<text:tab/>0.47910411659134605<text:tab/></text:p>
      <text:p text:style-name="Standard">LIT401 is missing</text:p>
      <text:p text:style-name="Standard">no<text:tab/>yes<text:tab/></text:p>
      <text:p text:style-name="Standard">0.5125442768059228<text:tab/>0.48745572319407715<text:tab/></text:p>
      <text:p text:style-name="Standard"/>
      <text:p text:style-name="Standard"/>
      <text:p text:style-name="Standard">Weight: 0.1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7880855242968573<text:tab/>0.5211914475703142<text:tab/></text:p>
      <text:p text:style-name="Standard">P601 &gt; 1.5</text:p>
      <text:p text:style-name="Standard">no<text:tab/>yes<text:tab/></text:p>
      <text:p text:style-name="Standard">0.9999999999999605<text:tab/>3.957664266569471E-14<text:tab/></text:p>
      <text:p text:style-name="Standard"><text:soft-page-break/>P601 is missing</text:p>
      <text:p text:style-name="Standard">no<text:tab/>yes<text:tab/></text:p>
      <text:p text:style-name="Standard">0.4850593070998699<text:tab/>0.5149406929001301<text:tab/></text:p>
      <text:p text:style-name="Standard"/>
      <text:p text:style-name="Standard"/>
      <text:p text:style-name="Standard">Weight: 0.1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4 &lt;= 24.6282997 : no</text:p>
      <text:p text:style-name="Standard">AIT504 &gt; 24.6282997 : yes</text:p>
      <text:p text:style-name="Standard">AIT504 is missing : no</text:p>
      <text:p text:style-name="Standard"/>
      <text:p text:style-name="Standard">Class distributions</text:p>
      <text:p text:style-name="Standard"/>
      <text:p text:style-name="Standard">AIT504 &lt;= 24.6282997</text:p>
      <text:p text:style-name="Standard">no<text:tab/>yes<text:tab/></text:p>
      <text:p text:style-name="Standard">0.6958296180946512<text:tab/>0.3041703819053488<text:tab/></text:p>
      <text:p text:style-name="Standard">AIT504 &gt; 24.6282997</text:p>
      <text:p text:style-name="Standard">no<text:tab/>yes<text:tab/></text:p>
      <text:p text:style-name="Standard">0.48829380119069343<text:tab/>0.5117061988093066<text:tab/></text:p>
      <text:p text:style-name="Standard">AIT504 is missing</text:p>
      <text:p text:style-name="Standard">no<text:tab/>yes<text:tab/></text:p>
      <text:p text:style-name="Standard">0.5113801776549688<text:tab/>0.4886198223450312<text:tab/></text:p>
      <text:p text:style-name="Standard"/>
      <text:p text:style-name="Standard"/>
      <text:p text:style-name="Standard">Weight: 0.1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805.6395875000001 : no</text:p>
      <text:p text:style-name="Standard">LIT401 &gt; 805.6395875000001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805.6395875000001</text:p>
      <text:p text:style-name="Standard">no<text:tab/>yes<text:tab/></text:p>
      <text:p text:style-name="Standard">0.7074504297794627<text:tab/>0.2925495702205373<text:tab/></text:p>
      <text:p text:style-name="Standard">LIT401 &gt; 805.6395875000001</text:p>
      <text:p text:style-name="Standard">no<text:tab/>yes<text:tab/></text:p>
      <text:p text:style-name="Standard">0.5111608543477674<text:tab/>0.48883914565223274<text:tab/></text:p>
      <text:p text:style-name="Standard">LIT401 is missing</text:p>
      <text:p text:style-name="Standard">no<text:tab/>yes<text:tab/></text:p>
      <text:p text:style-name="Standard">0.536558605116877<text:tab/>0.4634413948831231<text:tab/></text:p>
      <text:p text:style-name="Standard"><text:soft-page-break/></text:p>
      <text:p text:style-name="Standard"/>
      <text:p text:style-name="Standard">Weight: 0.1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805.6395875000001 : no</text:p>
      <text:p text:style-name="Standard">LIT401 &gt; 805.6395875000001 : yes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805.6395875000001</text:p>
      <text:p text:style-name="Standard">no<text:tab/>yes<text:tab/></text:p>
      <text:p text:style-name="Standard">0.6762382577781905<text:tab/>0.3237617422218094<text:tab/></text:p>
      <text:p text:style-name="Standard">LIT401 &gt; 805.6395875000001</text:p>
      <text:p text:style-name="Standard">no<text:tab/>yes<text:tab/></text:p>
      <text:p text:style-name="Standard">0.4745607297707936<text:tab/>0.5254392702292064<text:tab/></text:p>
      <text:p text:style-name="Standard">LIT401 is missing</text:p>
      <text:p text:style-name="Standard">no<text:tab/>yes<text:tab/></text:p>
      <text:p text:style-name="Standard">0.5000000000000024<text:tab/>0.49999999999999756<text:tab/></text:p>
      <text:p text:style-name="Standard"/>
      <text:p text:style-name="Standard"/>
      <text:p text:style-name="Standard">Weight: 0.1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794.2001845 : yes</text:p>
      <text:p text:style-name="Standard">LIT401 &gt; 794.200184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794.2001845</text:p>
      <text:p text:style-name="Standard">no<text:tab/>yes<text:tab/></text:p>
      <text:p text:style-name="Standard">0.07815915324384576<text:tab/>0.9218408467561543<text:tab/></text:p>
      <text:p text:style-name="Standard">LIT401 &gt; 794.2001845</text:p>
      <text:p text:style-name="Standard">no<text:tab/>yes<text:tab/></text:p>
      <text:p text:style-name="Standard">0.542643648540458<text:tab/>0.457356351459542<text:tab/></text:p>
      <text:p text:style-name="Standard">LIT401 is missing</text:p>
      <text:p text:style-name="Standard">no<text:tab/>yes<text:tab/></text:p>
      <text:p text:style-name="Standard">0.5335093404398571<text:tab/>0.46649065956014285<text:tab/></text:p>
      <text:p text:style-name="Standard"/>
      <text:p text:style-name="Standard"/>
      <text:p text:style-name="Standard">Weight: 0.2</text:p>
      <text:p text:style-name="Standard"><text:soft-page-break/></text:p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yes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787700388371133<text:tab/>0.5212299611628868<text:tab/></text:p>
      <text:p text:style-name="Standard">AIT502 &gt; 70.25121999999999</text:p>
      <text:p text:style-name="Standard">no<text:tab/>yes<text:tab/></text:p>
      <text:p text:style-name="Standard">1.0000000000000666<text:tab/>-6.658971930967527E-14<text:tab/></text:p>
      <text:p text:style-name="Standard">AIT502 is missing</text:p>
      <text:p text:style-name="Standard">no<text:tab/>yes<text:tab/></text:p>
      <text:p text:style-name="Standard">0.4852308211775926<text:tab/>0.5147691788224074<text:tab/></text:p>
      <text:p text:style-name="Standard"/>
      <text:p text:style-name="Standard"/>
      <text:p text:style-name="Standard">Weight: 0.1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no</text:p>
      <text:p text:style-name="Standard">LIT401 &gt; 977.49935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5053064890394567<text:tab/>0.49469351096054337<text:tab/></text:p>
      <text:p text:style-name="Standard">LIT401 &gt; 977.4993595</text:p>
      <text:p text:style-name="Standard">no<text:tab/>yes<text:tab/></text:p>
      <text:p text:style-name="Standard">1.0000000000000078<text:tab/>-7.885829370701018E-15<text:tab/></text:p>
      <text:p text:style-name="Standard">LIT401 is missing</text:p>
      <text:p text:style-name="Standard">no<text:tab/>yes<text:tab/></text:p>
      <text:p text:style-name="Standard">0.5117565429375983<text:tab/>0.4882434570624017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<text:soft-page-break/>Classifications</text:p>
      <text:p text:style-name="Standard"/>
      <text:p text:style-name="Standard">LIT401 &lt;= 977.4993595 : yes</text:p>
      <text:p text:style-name="Standard">LIT401 &gt; 977.49935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4935483361287205<text:tab/>0.5064516638712795<text:tab/></text:p>
      <text:p text:style-name="Standard">LIT401 &gt; 977.4993595</text:p>
      <text:p text:style-name="Standard">no<text:tab/>yes<text:tab/></text:p>
      <text:p text:style-name="Standard">1.0000000000001315<text:tab/>-1.3153905090923014E-13<text:tab/></text:p>
      <text:p text:style-name="Standard">LIT401 is missing</text:p>
      <text:p text:style-name="Standard">no<text:tab/>yes<text:tab/></text:p>
      <text:p text:style-name="Standard">0.5000000000000044<text:tab/>0.49999999999999556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6003347436194<text:tab/>0.4939966525638059<text:tab/></text:p>
      <text:p text:style-name="Standard">AIT402 &gt; 6.677774905</text:p>
      <text:p text:style-name="Standard">no<text:tab/>yes<text:tab/></text:p>
      <text:p text:style-name="Standard">1.0000000000002522<text:tab/>-2.5212111650194976E-13<text:tab/></text:p>
      <text:p text:style-name="Standard">AIT402 is missing</text:p>
      <text:p text:style-name="Standard">no<text:tab/>yes<text:tab/></text:p>
      <text:p text:style-name="Standard">0.5124224547283907<text:tab/>0.48757754527160935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<text:soft-page-break/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35789772830382<text:tab/>0.5064210227169619<text:tab/></text:p>
      <text:p text:style-name="Standard">AIT402 &gt; 6.677774905</text:p>
      <text:p text:style-name="Standard">no<text:tab/>yes<text:tab/></text:p>
      <text:p text:style-name="Standard">1.0000000000000686<text:tab/>-6.858316517673163E-14<text:tab/></text:p>
      <text:p text:style-name="Standard">AIT402 is missing</text:p>
      <text:p text:style-name="Standard">no<text:tab/>yes<text:tab/></text:p>
      <text:p text:style-name="Standard">0.5000000000000016<text:tab/>0.49999999999999845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DPIT301 &lt;= 12.544016849999998 : yes</text:p>
      <text:p text:style-name="Standard">DPIT301 &gt; 12.544016849999998 : no</text:p>
      <text:p text:style-name="Standard">DPIT301 is missing : no</text:p>
      <text:p text:style-name="Standard"/>
      <text:p text:style-name="Standard">Class distributions</text:p>
      <text:p text:style-name="Standard"/>
      <text:p text:style-name="Standard">DPIT301 &lt;= 12.544016849999998</text:p>
      <text:p text:style-name="Standard">no<text:tab/>yes<text:tab/></text:p>
      <text:p text:style-name="Standard">0.4990363316149037<text:tab/>0.5009636683850963<text:tab/></text:p>
      <text:p text:style-name="Standard">DPIT301 &gt; 12.544016849999998</text:p>
      <text:p text:style-name="Standard">no<text:tab/>yes<text:tab/></text:p>
      <text:p text:style-name="Standard">0.8070736920475513<text:tab/>0.19292630795244858<text:tab/></text:p>
      <text:p text:style-name="Standard">DPIT301 is missing</text:p>
      <text:p text:style-name="Standard">no<text:tab/>yes<text:tab/></text:p>
      <text:p text:style-name="Standard">0.5123656449125717<text:tab/>0.4876343550874282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no</text:p>
      <text:p text:style-name="Standard">LIT401 &gt; 977.2109985 : no</text:p>
      <text:p text:style-name="Standard">LIT401 is missing : no</text:p>
      <text:p text:style-name="Standard"/>
      <text:p text:style-name="Standard"><text:soft-page-break/>Class distributions</text:p>
      <text:p text:style-name="Standard"/>
      <text:p text:style-name="Standard">LIT401 &lt;= 977.2109985</text:p>
      <text:p text:style-name="Standard">no<text:tab/>yes<text:tab/></text:p>
      <text:p text:style-name="Standard">0.5168360361040596<text:tab/>0.48316396389594035<text:tab/></text:p>
      <text:p text:style-name="Standard">LIT401 &gt; 977.2109985</text:p>
      <text:p text:style-name="Standard">no<text:tab/>yes<text:tab/></text:p>
      <text:p text:style-name="Standard">0.9298221984261357<text:tab/>0.07017780157386426<text:tab/></text:p>
      <text:p text:style-name="Standard">LIT401 is missing</text:p>
      <text:p text:style-name="Standard">no<text:tab/>yes<text:tab/></text:p>
      <text:p text:style-name="Standard">0.5253659673890175<text:tab/>0.4746340326109825<text:tab/></text:p>
      <text:p text:style-name="Standard"/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yes</text:p>
      <text:p text:style-name="Standard">LIT401 &gt; 977.499359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49383382152376487<text:tab/>0.5061661784762351<text:tab/></text:p>
      <text:p text:style-name="Standard">LIT401 &gt; 977.4993595</text:p>
      <text:p text:style-name="Standard">no<text:tab/>yes<text:tab/></text:p>
      <text:p text:style-name="Standard">1.0000000000002376<text:tab/>-2.375501338125061E-13<text:tab/></text:p>
      <text:p text:style-name="Standard">LIT401 is missing</text:p>
      <text:p text:style-name="Standard">no<text:tab/>yes<text:tab/></text:p>
      <text:p text:style-name="Standard">0.49999999999999545<text:tab/>0.5000000000000044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<text:soft-page-break/>no<text:tab/>yes<text:tab/></text:p>
      <text:p text:style-name="Standard">0.5057638582983546<text:tab/>0.49423614170164537<text:tab/></text:p>
      <text:p text:style-name="Standard">AIT402 &gt; 6.677774905</text:p>
      <text:p text:style-name="Standard">no<text:tab/>yes<text:tab/></text:p>
      <text:p text:style-name="Standard">1.0000000000000788<text:tab/>-7.883985680375302E-14<text:tab/></text:p>
      <text:p text:style-name="Standard">AIT402 is missing</text:p>
      <text:p text:style-name="Standard">no<text:tab/>yes<text:tab/></text:p>
      <text:p text:style-name="Standard">0.5118923739507419<text:tab/>0.4881076260492581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386980354685645<text:tab/>0.5061301964531435<text:tab/></text:p>
      <text:p text:style-name="Standard">AIT402 &gt; 6.677774905</text:p>
      <text:p text:style-name="Standard">no<text:tab/>yes<text:tab/></text:p>
      <text:p text:style-name="Standard">0.9999999999998279<text:tab/>1.721588392782213E-13<text:tab/></text:p>
      <text:p text:style-name="Standard">AIT402 is missing</text:p>
      <text:p text:style-name="Standard">no<text:tab/>yes<text:tab/></text:p>
      <text:p text:style-name="Standard">0.5000000000000023<text:tab/>0.49999999999999767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58881146249355<text:tab/>0.49411188537506434<text:tab/></text:p>
      <text:p text:style-name="Standard">P601 &gt; 1.5</text:p>
      <text:p text:style-name="Standard"><text:soft-page-break/>no<text:tab/>yes<text:tab/></text:p>
      <text:p text:style-name="Standard">0.999999999999988<text:tab/>1.1957766894469484E-14<text:tab/></text:p>
      <text:p text:style-name="Standard">P601 is missing</text:p>
      <text:p text:style-name="Standard">no<text:tab/>yes<text:tab/></text:p>
      <text:p text:style-name="Standard">0.5118254393096356<text:tab/>0.4881745606903643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406102120179696<text:tab/>0.505938978798203<text:tab/></text:p>
      <text:p text:style-name="Standard">P601 &gt; 1.5</text:p>
      <text:p text:style-name="Standard">no<text:tab/>yes<text:tab/></text:p>
      <text:p text:style-name="Standard">1.000000000000017<text:tab/>-1.710451830701532E-14<text:tab/></text:p>
      <text:p text:style-name="Standard">P601 is missing</text:p>
      <text:p text:style-name="Standard">no<text:tab/>yes<text:tab/></text:p>
      <text:p text:style-name="Standard">0.4999999999999933<text:tab/>0.5000000000000068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5055313977386708<text:tab/>0.4944686022613292<text:tab/></text:p>
      <text:p text:style-name="Standard">AIT202 is missing</text:p>
      <text:p text:style-name="Standard"><text:soft-page-break/>no<text:tab/>yes<text:tab/></text:p>
      <text:p text:style-name="Standard">0.511469263326061<text:tab/>0.488530736673939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49406062721225574<text:tab/>0.5059393727877443<text:tab/></text:p>
      <text:p text:style-name="Standard">AIT202 is missing</text:p>
      <text:p text:style-name="Standard">no<text:tab/>yes<text:tab/></text:p>
      <text:p text:style-name="Standard">0.5000000000000013<text:tab/>0.4999999999999986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no</text:p>
      <text:p text:style-name="Standard"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5031965867116683<text:tab/>0.49680341328833166<text:tab/></text:p>
      <text:p text:style-name="Standard">LIT401 &gt; 977.2109985</text:p>
      <text:p text:style-name="Standard">no<text:tab/>yes<text:tab/></text:p>
      <text:p text:style-name="Standard">0.9241002645786951<text:tab/>0.07589973542130479<text:tab/></text:p>
      <text:p text:style-name="Standard">LIT401 is missing</text:p>
      <text:p text:style-name="Standard">no<text:tab/>yes<text:tab/></text:p>
      <text:p text:style-name="Standard">0.5114699980111084<text:tab/>0.4885300019888917<text:tab/></text:p>
      <text:p text:style-name="Standard"/>
      <text:p text:style-name="Standard"><text:soft-page-break/></text:p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yes</text:p>
      <text:p text:style-name="Standard">LIT401 &gt; 977.210998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49172537514927056<text:tab/>0.5082746248507295<text:tab/></text:p>
      <text:p text:style-name="Standard">LIT401 &gt; 977.2109985</text:p>
      <text:p text:style-name="Standard">no<text:tab/>yes<text:tab/></text:p>
      <text:p text:style-name="Standard">0.9208184324356662<text:tab/>0.07918156756433394<text:tab/></text:p>
      <text:p text:style-name="Standard">LIT401 is missing</text:p>
      <text:p text:style-name="Standard">no<text:tab/>yes<text:tab/></text:p>
      <text:p text:style-name="Standard">0.4999999999999987<text:tab/>0.5000000000000012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1 &lt;= 7.738432834999999 : no</text:p>
      <text:p text:style-name="Standard">AIT501 &gt; 7.738432834999999 : no</text:p>
      <text:p text:style-name="Standard">AIT501 is missing : no</text:p>
      <text:p text:style-name="Standard"/>
      <text:p text:style-name="Standard">Class distributions</text:p>
      <text:p text:style-name="Standard"/>
      <text:p text:style-name="Standard">AIT501 &lt;= 7.738432834999999</text:p>
      <text:p text:style-name="Standard">no<text:tab/>yes<text:tab/></text:p>
      <text:p text:style-name="Standard">1.0<text:tab/>0.0<text:tab/></text:p>
      <text:p text:style-name="Standard">AIT501 &gt; 7.738432834999999</text:p>
      <text:p text:style-name="Standard">no<text:tab/>yes<text:tab/></text:p>
      <text:p text:style-name="Standard">0.5097042944700213<text:tab/>0.4902957055299787<text:tab/></text:p>
      <text:p text:style-name="Standard">AIT501 is missing</text:p>
      <text:p text:style-name="Standard">no<text:tab/>yes<text:tab/></text:p>
      <text:p text:style-name="Standard">0.5156206104861657<text:tab/>0.4843793895138343<text:tab/></text:p>
      <text:p text:style-name="Standard"/>
      <text:p text:style-name="Standard"/>
      <text:p text:style-name="Standard">Weight: 0.06</text:p>
      <text:p text:style-name="Standard"/>
      <text:p text:style-name="Standard"><text:soft-page-break/>Decision Stump</text:p>
      <text:p text:style-name="Standard"/>
      <text:p text:style-name="Standard">Classifications</text:p>
      <text:p text:style-name="Standard"/>
      <text:p text:style-name="Standard">AIT501 &lt;= 7.738432834999999 : no</text:p>
      <text:p text:style-name="Standard">AIT501 &gt; 7.738432834999999 : yes</text:p>
      <text:p text:style-name="Standard">AIT501 is missing : yes</text:p>
      <text:p text:style-name="Standard"/>
      <text:p text:style-name="Standard">Class distributions</text:p>
      <text:p text:style-name="Standard"/>
      <text:p text:style-name="Standard">AIT501 &lt;= 7.738432834999999</text:p>
      <text:p text:style-name="Standard">no<text:tab/>yes<text:tab/></text:p>
      <text:p text:style-name="Standard">1.0<text:tab/>0.0<text:tab/></text:p>
      <text:p text:style-name="Standard">AIT501 &gt; 7.738432834999999</text:p>
      <text:p text:style-name="Standard">no<text:tab/>yes<text:tab/></text:p>
      <text:p text:style-name="Standard">0.494080094460864<text:tab/>0.505919905539136<text:tab/></text:p>
      <text:p text:style-name="Standard">AIT501 is missing</text:p>
      <text:p text:style-name="Standard">no<text:tab/>yes<text:tab/></text:p>
      <text:p text:style-name="Standard">0.49999999999999845<text:tab/>0.5000000000000016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9337995 : yes</text:p>
      <text:p text:style-name="Standard">AIT202 &gt; 8.9337995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9337995</text:p>
      <text:p text:style-name="Standard">no<text:tab/>yes<text:tab/></text:p>
      <text:p text:style-name="Standard">0.3251985041734154<text:tab/>0.6748014958265847<text:tab/></text:p>
      <text:p text:style-name="Standard">AIT202 &gt; 8.9337995</text:p>
      <text:p text:style-name="Standard">no<text:tab/>yes<text:tab/></text:p>
      <text:p text:style-name="Standard">0.5326140292632018<text:tab/>0.4673859707367983<text:tab/></text:p>
      <text:p text:style-name="Standard">AIT202 is missing</text:p>
      <text:p text:style-name="Standard">no<text:tab/>yes<text:tab/></text:p>
      <text:p text:style-name="Standard">0.5114336927905521<text:tab/>0.48856630720944794<text:tab/></text:p>
      <text:p text:style-name="Standard"/>
      <text:p text:style-name="Standard"/>
      <text:p text:style-name="Standard">Weight: 0.19</text:p>
      <text:p text:style-name="Standard"/>
      <text:p text:style-name="Standard">Decision Stump</text:p>
      <text:p text:style-name="Standard"/>
      <text:p text:style-name="Standard">Classifications</text:p>
      <text:p text:style-name="Standard"><text:soft-page-break/></text:p>
      <text:p text:style-name="Standard">AIT203 &lt;= 232.8121035 : no</text:p>
      <text:p text:style-name="Standard">AIT203 &gt; 232.8121035 : yes</text:p>
      <text:p text:style-name="Standard">AIT203 is missing : yes</text:p>
      <text:p text:style-name="Standard"/>
      <text:p text:style-name="Standard">Class distributions</text:p>
      <text:p text:style-name="Standard"/>
      <text:p text:style-name="Standard">AIT203 &lt;= 232.8121035</text:p>
      <text:p text:style-name="Standard">no<text:tab/>yes<text:tab/></text:p>
      <text:p text:style-name="Standard">0.7752811257593403<text:tab/>0.22471887424065976<text:tab/></text:p>
      <text:p text:style-name="Standard">AIT203 &gt; 232.8121035</text:p>
      <text:p text:style-name="Standard">no<text:tab/>yes<text:tab/></text:p>
      <text:p text:style-name="Standard">0.4584226161364277<text:tab/>0.5415773838635722<text:tab/></text:p>
      <text:p text:style-name="Standard">AIT203 is missing</text:p>
      <text:p text:style-name="Standard">no<text:tab/>yes<text:tab/></text:p>
      <text:p text:style-name="Standard">0.47369248010353915<text:tab/>0.5263075198964609<text:tab/></text:p>
      <text:p text:style-name="Standard"/>
      <text:p text:style-name="Standard"/>
      <text:p text:style-name="Standard">Weight: 0.2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824.6483499999999 : yes</text:p>
      <text:p text:style-name="Standard">LIT301 &gt; 824.6483499999999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824.6483499999999</text:p>
      <text:p text:style-name="Standard">no<text:tab/>yes<text:tab/></text:p>
      <text:p text:style-name="Standard">0.3259603638477421<text:tab/>0.6740396361522579<text:tab/></text:p>
      <text:p text:style-name="Standard">LIT301 &gt; 824.6483499999999</text:p>
      <text:p text:style-name="Standard">no<text:tab/>yes<text:tab/></text:p>
      <text:p text:style-name="Standard">0.5418408554133535<text:tab/>0.4581591445866465<text:tab/></text:p>
      <text:p text:style-name="Standard">LIT301 is missing</text:p>
      <text:p text:style-name="Standard">no<text:tab/>yes<text:tab/></text:p>
      <text:p text:style-name="Standard">0.5216816660556819<text:tab/>0.4783183339443181<text:tab/></text:p>
      <text:p text:style-name="Standard"/>
      <text:p text:style-name="Standard"/>
      <text:p text:style-name="Standard">Weight: 0.2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968432 : no</text:p>
      <text:p text:style-name="Standard">LIT301 &gt; 794.968432 : yes</text:p>
      <text:p text:style-name="Standard"><text:soft-page-break/>LIT301 is missing : yes</text:p>
      <text:p text:style-name="Standard"/>
      <text:p text:style-name="Standard">Class distributions</text:p>
      <text:p text:style-name="Standard"/>
      <text:p text:style-name="Standard">LIT301 &lt;= 794.968432</text:p>
      <text:p text:style-name="Standard">no<text:tab/>yes<text:tab/></text:p>
      <text:p text:style-name="Standard">0.9364632897866738<text:tab/>0.06353671021332614<text:tab/></text:p>
      <text:p text:style-name="Standard">LIT301 &gt; 794.968432</text:p>
      <text:p text:style-name="Standard">no<text:tab/>yes<text:tab/></text:p>
      <text:p text:style-name="Standard">0.46716369563950566<text:tab/>0.5328363043604945<text:tab/></text:p>
      <text:p text:style-name="Standard">LIT301 is missing</text:p>
      <text:p text:style-name="Standard">no<text:tab/>yes<text:tab/></text:p>
      <text:p text:style-name="Standard">0.4773497752192365<text:tab/>0.5226502247807634<text:tab/></text:p>
      <text:p text:style-name="Standard"/>
      <text:p text:style-name="Standard"/>
      <text:p text:style-name="Standard">Weight: 0.1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62.48398050000003 : no</text:p>
      <text:p text:style-name="Standard">AIT203 &gt; 262.48398050000003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62.48398050000003</text:p>
      <text:p text:style-name="Standard">no<text:tab/>yes<text:tab/></text:p>
      <text:p text:style-name="Standard">0.5404313798149286<text:tab/>0.45956862018507133<text:tab/></text:p>
      <text:p text:style-name="Standard">AIT203 &gt; 262.48398050000003</text:p>
      <text:p text:style-name="Standard">no<text:tab/>yes<text:tab/></text:p>
      <text:p text:style-name="Standard">0.3303683662349057<text:tab/>0.6696316337650943<text:tab/></text:p>
      <text:p text:style-name="Standard">AIT203 is missing</text:p>
      <text:p text:style-name="Standard">no<text:tab/>yes<text:tab/></text:p>
      <text:p text:style-name="Standard">0.5172604962368003<text:tab/>0.4827395037631997<text:tab/></text:p>
      <text:p text:style-name="Standard"/>
      <text:p text:style-name="Standard"/>
      <text:p text:style-name="Standard">Weight: 0.2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yes</text:p>
      <text:p text:style-name="Standard">LIT401 &gt; 977.2109985 : no</text:p>
      <text:p text:style-name="Standard">LIT401 is missing : yes</text:p>
      <text:p text:style-name="Standard"/>
      <text:p text:style-name="Standard">Class distributions</text:p>
      <text:p text:style-name="Standard"><text:soft-page-break/></text:p>
      <text:p text:style-name="Standard">LIT401 &lt;= 977.2109985</text:p>
      <text:p text:style-name="Standard">no<text:tab/>yes<text:tab/></text:p>
      <text:p text:style-name="Standard">0.46470241551549596<text:tab/>0.5352975844845039<text:tab/></text:p>
      <text:p text:style-name="Standard">LIT401 &gt; 977.2109985</text:p>
      <text:p text:style-name="Standard">no<text:tab/>yes<text:tab/></text:p>
      <text:p text:style-name="Standard">0.9285558766908492<text:tab/>0.0714441233091509<text:tab/></text:p>
      <text:p text:style-name="Standard">LIT401 is missing</text:p>
      <text:p text:style-name="Standard">no<text:tab/>yes<text:tab/></text:p>
      <text:p text:style-name="Standard">0.47433427024342095<text:tab/>0.525665729756579<text:tab/></text:p>
      <text:p text:style-name="Standard"/>
      <text:p text:style-name="Standard"/>
      <text:p text:style-name="Standard">Weight: 0.1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93197195841415<text:tab/>0.4906802804158586<text:tab/></text:p>
      <text:p text:style-name="Standard">AIT402 &gt; 6.677774905</text:p>
      <text:p text:style-name="Standard">no<text:tab/>yes<text:tab/></text:p>
      <text:p text:style-name="Standard">0.9999999999998361<text:tab/>1.6383689698569588E-13<text:tab/></text:p>
      <text:p text:style-name="Standard">AIT402 is missing</text:p>
      <text:p text:style-name="Standard">no<text:tab/>yes<text:tab/></text:p>
      <text:p text:style-name="Standard">0.5161145477787494<text:tab/>0.48388545222125057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<text:soft-page-break/>0.4932010874792637<text:tab/>0.5067989125207363<text:tab/></text:p>
      <text:p text:style-name="Standard">AIT402 &gt; 6.677774905</text:p>
      <text:p text:style-name="Standard">no<text:tab/>yes<text:tab/></text:p>
      <text:p text:style-name="Standard">1.0000000000004592<text:tab/>-4.593351686510435E-13<text:tab/></text:p>
      <text:p text:style-name="Standard">AIT402 is missing</text:p>
      <text:p text:style-name="Standard">no<text:tab/>yes<text:tab/></text:p>
      <text:p text:style-name="Standard">0.49999999999999317<text:tab/>0.5000000000000069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62632339902079<text:tab/>0.49373676600979216<text:tab/></text:p>
      <text:p text:style-name="Standard">P601 &gt; 1.5</text:p>
      <text:p text:style-name="Standard">no<text:tab/>yes<text:tab/></text:p>
      <text:p text:style-name="Standard">0.9999999999999126<text:tab/>8.73206948125597E-14<text:tab/></text:p>
      <text:p text:style-name="Standard">P601 is missing</text:p>
      <text:p text:style-name="Standard">no<text:tab/>yes<text:tab/></text:p>
      <text:p text:style-name="Standard">0.5130648638432694<text:tab/>0.48693513615673056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319614315480603<text:tab/>0.5068038568451939<text:tab/></text:p>
      <text:p text:style-name="Standard">P601 &gt; 1.5</text:p>
      <text:p text:style-name="Standard">no<text:tab/>yes<text:tab/></text:p>
      <text:p text:style-name="Standard"><text:soft-page-break/>1.0000000000000357<text:tab/>-3.569094528733504E-14<text:tab/></text:p>
      <text:p text:style-name="Standard">P601 is missing</text:p>
      <text:p text:style-name="Standard">no<text:tab/>yes<text:tab/></text:p>
      <text:p text:style-name="Standard">0.49999999999999717<text:tab/>0.5000000000000029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66188561278161<text:tab/>0.4933811438721839<text:tab/></text:p>
      <text:p text:style-name="Standard">AIT402 &gt; 6.677774905</text:p>
      <text:p text:style-name="Standard">no<text:tab/>yes<text:tab/></text:p>
      <text:p text:style-name="Standard">1.0000000000003033<text:tab/>-3.0327585513931103E-13<text:tab/></text:p>
      <text:p text:style-name="Standard">AIT402 is missing</text:p>
      <text:p text:style-name="Standard">no<text:tab/>yes<text:tab/></text:p>
      <text:p text:style-name="Standard">0.5130739922600158<text:tab/>0.48692600773998423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35426287165691<text:tab/>0.5064573712834309<text:tab/></text:p>
      <text:p text:style-name="Standard">AIT402 &gt; 6.677774905</text:p>
      <text:p text:style-name="Standard">no<text:tab/>yes<text:tab/></text:p>
      <text:p text:style-name="Standard">1.000000000000156<text:tab/>-1.5612787042478726E-13<text:tab/></text:p>
      <text:p text:style-name="Standard">AIT402 is missing</text:p>
      <text:p text:style-name="Standard">no<text:tab/>yes<text:tab/></text:p>
      <text:p text:style-name="Standard"><text:soft-page-break/>0.5000000000000001<text:tab/>0.49999999999999994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59740200174087<text:tab/>0.4940259799825913<text:tab/></text:p>
      <text:p text:style-name="Standard">P601 &gt; 1.5</text:p>
      <text:p text:style-name="Standard">no<text:tab/>yes<text:tab/></text:p>
      <text:p text:style-name="Standard">1.0000000000000517<text:tab/>-5.1770047460496185E-14<text:tab/></text:p>
      <text:p text:style-name="Standard">P601 is missing</text:p>
      <text:p text:style-name="Standard">no<text:tab/>yes<text:tab/></text:p>
      <text:p text:style-name="Standard">0.5124330342566226<text:tab/>0.4875669657433774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353906621231314<text:tab/>0.5064609337876868<text:tab/></text:p>
      <text:p text:style-name="Standard">P601 &gt; 1.5</text:p>
      <text:p text:style-name="Standard">no<text:tab/>yes<text:tab/></text:p>
      <text:p text:style-name="Standard">0.9999999999999885<text:tab/>1.164402095196544E-14<text:tab/></text:p>
      <text:p text:style-name="Standard">P601 is missing</text:p>
      <text:p text:style-name="Standard">no<text:tab/>yes<text:tab/></text:p>
      <text:p text:style-name="Standard">0.49999999999999545<text:tab/>0.5000000000000047<text:tab/></text:p>
      <text:p text:style-name="Standard"/>
      <text:p text:style-name="Standard"/>
      <text:p text:style-name="Standard"><text:soft-page-break/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506202285131596<text:tab/>0.493797714868404<text:tab/></text:p>
      <text:p text:style-name="Standard">AIT202 is missing</text:p>
      <text:p text:style-name="Standard">no<text:tab/>yes<text:tab/></text:p>
      <text:p text:style-name="Standard">0.5124396375288652<text:tab/>0.48756036247113477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49376072205726723<text:tab/>0.5062392779427328<text:tab/></text:p>
      <text:p text:style-name="Standard">AIT202 is missing</text:p>
      <text:p text:style-name="Standard">no<text:tab/>yes<text:tab/></text:p>
      <text:p text:style-name="Standard">0.5000000000000037<text:tab/>0.4999999999999962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><text:soft-page-break/></text:p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5874542248432<text:tab/>0.4941254577515681<text:tab/></text:p>
      <text:p text:style-name="Standard">AIT402 &gt; 6.677774905</text:p>
      <text:p text:style-name="Standard">no<text:tab/>yes<text:tab/></text:p>
      <text:p text:style-name="Standard">0.9999999999996976<text:tab/>3.0240242622335054E-13<text:tab/></text:p>
      <text:p text:style-name="Standard">AIT402 is missing</text:p>
      <text:p text:style-name="Standard">no<text:tab/>yes<text:tab/></text:p>
      <text:p text:style-name="Standard">0.5120282695828878<text:tab/>0.4879717304171123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3844532870082<text:tab/>0.5061554671299181<text:tab/></text:p>
      <text:p text:style-name="Standard">AIT402 &gt; 6.677774905</text:p>
      <text:p text:style-name="Standard">no<text:tab/>yes<text:tab/></text:p>
      <text:p text:style-name="Standard">1.0000000000006548<text:tab/>-6.549166385183018E-13<text:tab/></text:p>
      <text:p text:style-name="Standard">AIT402 is missing</text:p>
      <text:p text:style-name="Standard">no<text:tab/>yes<text:tab/></text:p>
      <text:p text:style-name="Standard">0.49999999999999134<text:tab/>0.5000000000000088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<text:soft-page-break/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57161412398433<text:tab/>0.4942838587601566<text:tab/></text:p>
      <text:p text:style-name="Standard">P601 &gt; 1.5</text:p>
      <text:p text:style-name="Standard">no<text:tab/>yes<text:tab/></text:p>
      <text:p text:style-name="Standard">0.9999999999999619<text:tab/>3.800460298476165E-14<text:tab/></text:p>
      <text:p text:style-name="Standard">P601 is missing</text:p>
      <text:p text:style-name="Standard">no<text:tab/>yes<text:tab/></text:p>
      <text:p text:style-name="Standard">0.5118724513553995<text:tab/>0.48812754864460045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384201824835616<text:tab/>0.5061579817516438<text:tab/></text:p>
      <text:p text:style-name="Standard">P601 &gt; 1.5</text:p>
      <text:p text:style-name="Standard">no<text:tab/>yes<text:tab/></text:p>
      <text:p text:style-name="Standard">0.9999999999999424<text:tab/>5.76497640247477E-14<text:tab/></text:p>
      <text:p text:style-name="Standard">P601 is missing</text:p>
      <text:p text:style-name="Standard">no<text:tab/>yes<text:tab/></text:p>
      <text:p text:style-name="Standard">0.4999999999999959<text:tab/>0.5000000000000041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no</text:p>
      <text:p text:style-name="Standard">LIT301 is missing : no</text:p>
      <text:p text:style-name="Standard"><text:soft-page-break/></text:p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5057817078948297<text:tab/>0.4942182921051703<text:tab/></text:p>
      <text:p text:style-name="Standard">LIT301 is missing</text:p>
      <text:p text:style-name="Standard">no<text:tab/>yes<text:tab/></text:p>
      <text:p text:style-name="Standard">0.5118771286541971<text:tab/>0.4881228713458029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yes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939029044882667<text:tab/>0.5060970955117332<text:tab/></text:p>
      <text:p text:style-name="Standard">LIT301 is missing</text:p>
      <text:p text:style-name="Standard">no<text:tab/>yes<text:tab/></text:p>
      <text:p text:style-name="Standard">0.4999999999999893<text:tab/>0.5000000000000108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3 &lt;= 114.481865 : yes</text:p>
      <text:p text:style-name="Standard">PIT503 &gt; 114.481865 : no</text:p>
      <text:p text:style-name="Standard">PIT503 is missing : no</text:p>
      <text:p text:style-name="Standard"/>
      <text:p text:style-name="Standard">Class distributions</text:p>
      <text:p text:style-name="Standard"/>
      <text:p text:style-name="Standard"><text:soft-page-break/>PIT503 &lt;= 114.481865</text:p>
      <text:p text:style-name="Standard">no<text:tab/>yes<text:tab/></text:p>
      <text:p text:style-name="Standard">0.4949385078389969<text:tab/>0.5050614921610032<text:tab/></text:p>
      <text:p text:style-name="Standard">PIT503 &gt; 114.481865</text:p>
      <text:p text:style-name="Standard">no<text:tab/>yes<text:tab/></text:p>
      <text:p text:style-name="Standard">0.743788303697613<text:tab/>0.25621169630238716<text:tab/></text:p>
      <text:p text:style-name="Standard">PIT503 is missing</text:p>
      <text:p text:style-name="Standard">no<text:tab/>yes<text:tab/></text:p>
      <text:p text:style-name="Standard">0.5117638395051586<text:tab/>0.4882361604948414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5241601119708841<text:tab/>0.4758398880291159<text:tab/></text:p>
      <text:p text:style-name="Standard">AIT202 is missing</text:p>
      <text:p text:style-name="Standard">no<text:tab/>yes<text:tab/></text:p>
      <text:p text:style-name="Standard">0.530153356604803<text:tab/>0.46984664339519705<text:tab/></text:p>
      <text:p text:style-name="Standard"/>
      <text:p text:style-name="Standard"/>
      <text:p text:style-name="Standard">Weight: 0.1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yes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<text:soft-page-break/>AIT202 &gt; 8.805146</text:p>
      <text:p text:style-name="Standard">no<text:tab/>yes<text:tab/></text:p>
      <text:p text:style-name="Standard">0.4939892398071765<text:tab/>0.5060107601928234<text:tab/></text:p>
      <text:p text:style-name="Standard">AIT202 is missing</text:p>
      <text:p text:style-name="Standard">no<text:tab/>yes<text:tab/></text:p>
      <text:p text:style-name="Standard">0.4999999999999873<text:tab/>0.5000000000000128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56913281362273<text:tab/>0.49430867186377275<text:tab/></text:p>
      <text:p text:style-name="Standard">P601 &gt; 1.5</text:p>
      <text:p text:style-name="Standard">no<text:tab/>yes<text:tab/></text:p>
      <text:p text:style-name="Standard">0.9999999999999946<text:tab/>5.43764120236885E-15<text:tab/></text:p>
      <text:p text:style-name="Standard">P601 is missing</text:p>
      <text:p text:style-name="Standard">no<text:tab/>yes<text:tab/></text:p>
      <text:p text:style-name="Standard">0.5116030610797105<text:tab/>0.48839693892028946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40867050755644<text:tab/>0.5059132949244356<text:tab/></text:p>
      <text:p text:style-name="Standard">P601 &gt; 1.5</text:p>
      <text:p text:style-name="Standard">no<text:tab/>yes<text:tab/></text:p>
      <text:p text:style-name="Standard">0.9999999999999306<text:tab/>6.940089719084224E-14<text:tab/></text:p>
      <text:p text:style-name="Standard"><text:soft-page-break/>P601 is missing</text:p>
      <text:p text:style-name="Standard">no<text:tab/>yes<text:tab/></text:p>
      <text:p text:style-name="Standard">0.5000000000000067<text:tab/>0.49999999999999334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5055727720383554<text:tab/>0.4944272279616447<text:tab/></text:p>
      <text:p text:style-name="Standard">LIT301 is missing</text:p>
      <text:p text:style-name="Standard">no<text:tab/>yes<text:tab/></text:p>
      <text:p text:style-name="Standard">0.511421362538115<text:tab/>0.4885786374618849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9414992010149444<text:tab/>0.5058500798985055<text:tab/></text:p>
      <text:p text:style-name="Standard">LIT301 is missing</text:p>
      <text:p text:style-name="Standard">no<text:tab/>yes<text:tab/></text:p>
      <text:p text:style-name="Standard">0.5000000000000011<text:tab/>0.4999999999999989<text:tab/></text:p>
      <text:p text:style-name="Standard"><text:soft-page-break/></text:p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no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5054683438829743<text:tab/>0.4945316561170256<text:tab/></text:p>
      <text:p text:style-name="Standard">LIT101 is missing</text:p>
      <text:p text:style-name="Standard">no<text:tab/>yes<text:tab/></text:p>
      <text:p text:style-name="Standard">0.5113034048674161<text:tab/>0.4886965951325839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yes</text:p>
      <text:p text:style-name="Standard">LIT101 is missing : yes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4941634959771822<text:tab/>0.5058365040228179<text:tab/></text:p>
      <text:p text:style-name="Standard">LIT101 is missing</text:p>
      <text:p text:style-name="Standard">no<text:tab/>yes<text:tab/></text:p>
      <text:p text:style-name="Standard">0.49999999999999895<text:tab/>0.5000000000000011<text:tab/></text:p>
      <text:p text:style-name="Standard"/>
      <text:p text:style-name="Standard"/>
      <text:p text:style-name="Standard">Weight: 0.05</text:p>
      <text:p text:style-name="Standard"><text:soft-page-break/></text:p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5055273054515399<text:tab/>0.4944726945484601<text:tab/></text:p>
      <text:p text:style-name="Standard">AIT202 is missing</text:p>
      <text:p text:style-name="Standard">no<text:tab/>yes<text:tab/></text:p>
      <text:p text:style-name="Standard">0.5112780613432407<text:tab/>0.4887219386567593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494247809804509<text:tab/>0.505752190195491<text:tab/></text:p>
      <text:p text:style-name="Standard">AIT202 is missing</text:p>
      <text:p text:style-name="Standard">no<text:tab/>yes<text:tab/></text:p>
      <text:p text:style-name="Standard">0.500000000000003<text:tab/>0.499999999999997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<text:soft-page-break/>Classifications</text:p>
      <text:p text:style-name="Standard"/>
      <text:p text:style-name="Standard">LIT401 &lt;= 977.4993595 : no</text:p>
      <text:p text:style-name="Standard">LIT401 &gt; 977.49935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505370767317126<text:tab/>0.4946292326828739<text:tab/></text:p>
      <text:p text:style-name="Standard">LIT401 &gt; 977.4993595</text:p>
      <text:p text:style-name="Standard">no<text:tab/>yes<text:tab/></text:p>
      <text:p text:style-name="Standard">1.0000000000001348<text:tab/>-1.3485666472179658E-13<text:tab/></text:p>
      <text:p text:style-name="Standard">LIT401 is missing</text:p>
      <text:p text:style-name="Standard">no<text:tab/>yes<text:tab/></text:p>
      <text:p text:style-name="Standard">0.5111205744355621<text:tab/>0.48887942556443786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yes</text:p>
      <text:p text:style-name="Standard">LIT401 &gt; 977.499359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49424881890099187<text:tab/>0.5057511810990081<text:tab/></text:p>
      <text:p text:style-name="Standard">LIT401 &gt; 977.4993595</text:p>
      <text:p text:style-name="Standard">no<text:tab/>yes<text:tab/></text:p>
      <text:p text:style-name="Standard">1.0000000000002978<text:tab/>-2.9787903034548177E-13<text:tab/></text:p>
      <text:p text:style-name="Standard">LIT401 is missing</text:p>
      <text:p text:style-name="Standard">no<text:tab/>yes<text:tab/></text:p>
      <text:p text:style-name="Standard">0.4999999999999972<text:tab/>0.5000000000000029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<text:soft-page-break/>AIT402 &gt; 3.3837476449999997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505400182400208<text:tab/>0.49459981759979194<text:tab/></text:p>
      <text:p text:style-name="Standard">AIT402 is missing</text:p>
      <text:p text:style-name="Standard">no<text:tab/>yes<text:tab/></text:p>
      <text:p text:style-name="Standard">0.511118688646097<text:tab/>0.4888813113539031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yes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49428012000031196<text:tab/>0.5057198799996879<text:tab/></text:p>
      <text:p text:style-name="Standard">AIT402 is missing</text:p>
      <text:p text:style-name="Standard">no<text:tab/>yes<text:tab/></text:p>
      <text:p text:style-name="Standard">0.5000000000000017<text:tab/>0.49999999999999845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<text:soft-page-break/>Class distributions</text:p>
      <text:p text:style-name="Standard"/>
      <text:p text:style-name="Standard">P601 &lt;= 1.5</text:p>
      <text:p text:style-name="Standard">no<text:tab/>yes<text:tab/></text:p>
      <text:p text:style-name="Standard">0.5053936276188234<text:tab/>0.49460637238117655<text:tab/></text:p>
      <text:p text:style-name="Standard">P601 &gt; 1.5</text:p>
      <text:p text:style-name="Standard">no<text:tab/>yes<text:tab/></text:p>
      <text:p text:style-name="Standard">1.000000000000055<text:tab/>-5.5015953945039794E-14<text:tab/></text:p>
      <text:p text:style-name="Standard">P601 is missing</text:p>
      <text:p text:style-name="Standard">no<text:tab/>yes<text:tab/></text:p>
      <text:p text:style-name="Standard">0.5110601824993494<text:tab/>0.4889398175006507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433209265462624<text:tab/>0.5056679073453738<text:tab/></text:p>
      <text:p text:style-name="Standard">P601 &gt; 1.5</text:p>
      <text:p text:style-name="Standard">no<text:tab/>yes<text:tab/></text:p>
      <text:p text:style-name="Standard">1.0000000000000073<text:tab/>-7.281429553237491E-15<text:tab/></text:p>
      <text:p text:style-name="Standard">P601 is missing</text:p>
      <text:p text:style-name="Standard">no<text:tab/>yes<text:tab/></text:p>
      <text:p text:style-name="Standard">0.5000000000000085<text:tab/>0.49999999999999145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503 &lt;= 0.6064078509999999 : no</text:p>
      <text:p text:style-name="Standard">FIT503 &gt; 0.6064078509999999 : yes</text:p>
      <text:p text:style-name="Standard">FIT503 is missing : no</text:p>
      <text:p text:style-name="Standard"/>
      <text:p text:style-name="Standard">Class distributions</text:p>
      <text:p text:style-name="Standard"/>
      <text:p text:style-name="Standard">FIT503 &lt;= 0.6064078509999999</text:p>
      <text:p text:style-name="Standard"><text:soft-page-break/>no<text:tab/>yes<text:tab/></text:p>
      <text:p text:style-name="Standard">0.7612073783321694<text:tab/>0.23879262166783058<text:tab/></text:p>
      <text:p text:style-name="Standard">FIT503 &gt; 0.6064078509999999</text:p>
      <text:p text:style-name="Standard">no<text:tab/>yes<text:tab/></text:p>
      <text:p text:style-name="Standard">0.496377416211827<text:tab/>0.503622583788173<text:tab/></text:p>
      <text:p text:style-name="Standard">FIT503 is missing</text:p>
      <text:p text:style-name="Standard">no<text:tab/>yes<text:tab/></text:p>
      <text:p text:style-name="Standard">0.5109629913747188<text:tab/>0.48903700862528127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DPIT301 &lt;= 1.2276713799999999 : no</text:p>
      <text:p text:style-name="Standard">DPIT301 &gt; 1.2276713799999999 : yes</text:p>
      <text:p text:style-name="Standard">DPIT301 is missing : no</text:p>
      <text:p text:style-name="Standard"/>
      <text:p text:style-name="Standard">Class distributions</text:p>
      <text:p text:style-name="Standard"/>
      <text:p text:style-name="Standard">DPIT301 &lt;= 1.2276713799999999</text:p>
      <text:p text:style-name="Standard">no<text:tab/>yes<text:tab/></text:p>
      <text:p text:style-name="Standard">0.6490346239616515<text:tab/>0.35096537603834843<text:tab/></text:p>
      <text:p text:style-name="Standard">DPIT301 &gt; 1.2276713799999999</text:p>
      <text:p text:style-name="Standard">no<text:tab/>yes<text:tab/></text:p>
      <text:p text:style-name="Standard">0.495889009516646<text:tab/>0.504110990483354<text:tab/></text:p>
      <text:p text:style-name="Standard">DPIT301 is missing</text:p>
      <text:p text:style-name="Standard">no<text:tab/>yes<text:tab/></text:p>
      <text:p text:style-name="Standard">0.5268444931242264<text:tab/>0.47315550687577357<text:tab/></text:p>
      <text:p text:style-name="Standard"/>
      <text:p text:style-name="Standard"/>
      <text:p text:style-name="Standard">Weight: 0.1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62.266083 : no</text:p>
      <text:p text:style-name="Standard">AIT203 &gt; 262.266083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62.266083</text:p>
      <text:p text:style-name="Standard">no<text:tab/>yes<text:tab/></text:p>
      <text:p text:style-name="Standard">0.5704522317363941<text:tab/>0.4295477682636058<text:tab/></text:p>
      <text:p text:style-name="Standard">AIT203 &gt; 262.266083</text:p>
      <text:p text:style-name="Standard"><text:soft-page-break/>no<text:tab/>yes<text:tab/></text:p>
      <text:p text:style-name="Standard">0.37827706853432513<text:tab/>0.6217229314656748<text:tab/></text:p>
      <text:p text:style-name="Standard">AIT203 is missing</text:p>
      <text:p text:style-name="Standard">no<text:tab/>yes<text:tab/></text:p>
      <text:p text:style-name="Standard">0.5469544326629042<text:tab/>0.4530455673370957<text:tab/></text:p>
      <text:p text:style-name="Standard"/>
      <text:p text:style-name="Standard"/>
      <text:p text:style-name="Standard">Weight: 0.3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878.4478205 : yes</text:p>
      <text:p text:style-name="Standard">LIT401 &gt; 878.447820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878.4478205</text:p>
      <text:p text:style-name="Standard">no<text:tab/>yes<text:tab/></text:p>
      <text:p text:style-name="Standard">0.4368069000195063<text:tab/>0.5631930999804938<text:tab/></text:p>
      <text:p text:style-name="Standard">LIT401 &gt; 878.4478205</text:p>
      <text:p text:style-name="Standard">no<text:tab/>yes<text:tab/></text:p>
      <text:p text:style-name="Standard">0.5924625060688109<text:tab/>0.407537493931189<text:tab/></text:p>
      <text:p text:style-name="Standard">LIT401 is missing</text:p>
      <text:p text:style-name="Standard">no<text:tab/>yes<text:tab/></text:p>
      <text:p text:style-name="Standard">0.4887296785708352<text:tab/>0.5112703214291648<text:tab/></text:p>
      <text:p text:style-name="Standard"/>
      <text:p text:style-name="Standard"/>
      <text:p text:style-name="Standard">Weight: 0.2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819.7545660000001 : yes</text:p>
      <text:p text:style-name="Standard">LIT101 &gt; 819.7545660000001 : no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819.7545660000001</text:p>
      <text:p text:style-name="Standard">no<text:tab/>yes<text:tab/></text:p>
      <text:p text:style-name="Standard">0.4331443699209352<text:tab/>0.5668556300790648<text:tab/></text:p>
      <text:p text:style-name="Standard">LIT101 &gt; 819.7545660000001</text:p>
      <text:p text:style-name="Standard">no<text:tab/>yes<text:tab/></text:p>
      <text:p text:style-name="Standard">0.5892911166532815<text:tab/>0.4107088833467184<text:tab/></text:p>
      <text:p text:style-name="Standard">LIT101 is missing</text:p>
      <text:p text:style-name="Standard"><text:soft-page-break/>no<text:tab/>yes<text:tab/></text:p>
      <text:p text:style-name="Standard">0.5132964219928386<text:tab/>0.4867035780071613<text:tab/></text:p>
      <text:p text:style-name="Standard"/>
      <text:p text:style-name="Standard"/>
      <text:p text:style-name="Standard">Weight: 0.3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DPIT301 &lt;= 1.2276713799999999 : no</text:p>
      <text:p text:style-name="Standard">DPIT301 &gt; 1.2276713799999999 : yes</text:p>
      <text:p text:style-name="Standard">DPIT301 is missing : no</text:p>
      <text:p text:style-name="Standard"/>
      <text:p text:style-name="Standard">Class distributions</text:p>
      <text:p text:style-name="Standard"/>
      <text:p text:style-name="Standard">DPIT301 &lt;= 1.2276713799999999</text:p>
      <text:p text:style-name="Standard">no<text:tab/>yes<text:tab/></text:p>
      <text:p text:style-name="Standard">0.6550307305489409<text:tab/>0.3449692694510591<text:tab/></text:p>
      <text:p text:style-name="Standard">DPIT301 &gt; 1.2276713799999999</text:p>
      <text:p text:style-name="Standard">no<text:tab/>yes<text:tab/></text:p>
      <text:p text:style-name="Standard">0.4770800675429628<text:tab/>0.5229199324570373<text:tab/></text:p>
      <text:p text:style-name="Standard">DPIT301 is missing</text:p>
      <text:p text:style-name="Standard">no<text:tab/>yes<text:tab/></text:p>
      <text:p text:style-name="Standard">0.5114921383148204<text:tab/>0.4885078616851796<text:tab/></text:p>
      <text:p text:style-name="Standard"/>
      <text:p text:style-name="Standard"/>
      <text:p text:style-name="Standard">Weight: 0.1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340461360924689<text:tab/>0.465953863907531<text:tab/></text:p>
      <text:p text:style-name="Standard">P601 &gt; 1.5</text:p>
      <text:p text:style-name="Standard">no<text:tab/>yes<text:tab/></text:p>
      <text:p text:style-name="Standard">0.9999999999999739<text:tab/>2.601594815031379E-14<text:tab/></text:p>
      <text:p text:style-name="Standard">P601 is missing</text:p>
      <text:p text:style-name="Standard">no<text:tab/>yes<text:tab/></text:p>
      <text:p text:style-name="Standard">0.5416053017367416<text:tab/>0.4583946982632584<text:tab/></text:p>
      <text:p text:style-name="Standard"/>
      <text:p text:style-name="Standard"><text:soft-page-break/></text:p>
      <text:p text:style-name="Standard">Weight: 0.1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239776007143643<text:tab/>0.5076022399285636<text:tab/></text:p>
      <text:p text:style-name="Standard">P601 &gt; 1.5</text:p>
      <text:p text:style-name="Standard">no<text:tab/>yes<text:tab/></text:p>
      <text:p text:style-name="Standard">1.0000000000000528<text:tab/>-5.279441825139086E-14<text:tab/></text:p>
      <text:p text:style-name="Standard">P601 is missing</text:p>
      <text:p text:style-name="Standard">no<text:tab/>yes<text:tab/></text:p>
      <text:p text:style-name="Standard">0.5000000000000026<text:tab/>0.49999999999999745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73778860877413<text:tab/>0.49262211391225874<text:tab/></text:p>
      <text:p text:style-name="Standard">P601 &gt; 1.5</text:p>
      <text:p text:style-name="Standard">no<text:tab/>yes<text:tab/></text:p>
      <text:p text:style-name="Standard">1.0000000000000084<text:tab/>-8.431303438720885E-15<text:tab/></text:p>
      <text:p text:style-name="Standard">P601 is missing</text:p>
      <text:p text:style-name="Standard">no<text:tab/>yes<text:tab/></text:p>
      <text:p text:style-name="Standard">0.5145412054605566<text:tab/>0.4854587945394434<text:tab/></text:p>
      <text:p text:style-name="Standard"/>
      <text:p text:style-name="Standard"/>
      <text:p text:style-name="Standard">Weight: 0.06</text:p>
      <text:p text:style-name="Standard"/>
      <text:p text:style-name="Standard"><text:soft-page-break/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283360528763925<text:tab/>0.5071663947123607<text:tab/></text:p>
      <text:p text:style-name="Standard">P601 &gt; 1.5</text:p>
      <text:p text:style-name="Standard">no<text:tab/>yes<text:tab/></text:p>
      <text:p text:style-name="Standard">1.0000000000000484<text:tab/>-4.848783681976258E-14<text:tab/></text:p>
      <text:p text:style-name="Standard">P601 is missing</text:p>
      <text:p text:style-name="Standard">no<text:tab/>yes<text:tab/></text:p>
      <text:p text:style-name="Standard">0.5000000000000022<text:tab/>0.4999999999999978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69666904966016<text:tab/>0.49303330950339846<text:tab/></text:p>
      <text:p text:style-name="Standard">P601 &gt; 1.5</text:p>
      <text:p text:style-name="Standard">no<text:tab/>yes<text:tab/></text:p>
      <text:p text:style-name="Standard">0.9999999999999812<text:tab/>1.8739898276578247E-14<text:tab/></text:p>
      <text:p text:style-name="Standard">P601 is missing</text:p>
      <text:p text:style-name="Standard">no<text:tab/>yes<text:tab/></text:p>
      <text:p text:style-name="Standard">0.513741909729375<text:tab/>0.48625809027062494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><text:soft-page-break/></text:p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322218525371314<text:tab/>0.5067778147462868<text:tab/></text:p>
      <text:p text:style-name="Standard">P601 &gt; 1.5</text:p>
      <text:p text:style-name="Standard">no<text:tab/>yes<text:tab/></text:p>
      <text:p text:style-name="Standard">1.000000000000061<text:tab/>-6.112159913475481E-14<text:tab/></text:p>
      <text:p text:style-name="Standard">P601 is missing</text:p>
      <text:p text:style-name="Standard">no<text:tab/>yes<text:tab/></text:p>
      <text:p text:style-name="Standard">0.4999999999999986<text:tab/>0.5000000000000014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65989099885572<text:tab/>0.4934010900114429<text:tab/></text:p>
      <text:p text:style-name="Standard">P601 &gt; 1.5</text:p>
      <text:p text:style-name="Standard">no<text:tab/>yes<text:tab/></text:p>
      <text:p text:style-name="Standard">0.9999999999999907<text:tab/>9.330269494293677E-15<text:tab/></text:p>
      <text:p text:style-name="Standard">P601 is missing</text:p>
      <text:p text:style-name="Standard">no<text:tab/>yes<text:tab/></text:p>
      <text:p text:style-name="Standard">0.5130259064092972<text:tab/>0.48697409359070276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<text:soft-page-break/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35707930434592<text:tab/>0.5064292069565408<text:tab/></text:p>
      <text:p text:style-name="Standard">P601 &gt; 1.5</text:p>
      <text:p text:style-name="Standard">no<text:tab/>yes<text:tab/></text:p>
      <text:p text:style-name="Standard">1.0000000000000042<text:tab/>-4.2268255240781996E-15<text:tab/></text:p>
      <text:p text:style-name="Standard">P601 is missing</text:p>
      <text:p text:style-name="Standard">no<text:tab/>yes<text:tab/></text:p>
      <text:p text:style-name="Standard">0.4999999999999985<text:tab/>0.5000000000000016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DPIT301 &lt;= 12.544016849999998 : yes</text:p>
      <text:p text:style-name="Standard">DPIT301 &gt; 12.544016849999998 : no</text:p>
      <text:p text:style-name="Standard">DPIT301 is missing : no</text:p>
      <text:p text:style-name="Standard"/>
      <text:p text:style-name="Standard">Class distributions</text:p>
      <text:p text:style-name="Standard"/>
      <text:p text:style-name="Standard">DPIT301 &lt;= 12.544016849999998</text:p>
      <text:p text:style-name="Standard">no<text:tab/>yes<text:tab/></text:p>
      <text:p text:style-name="Standard">0.4992645052064268<text:tab/>0.5007354947935733<text:tab/></text:p>
      <text:p text:style-name="Standard">DPIT301 &gt; 12.544016849999998</text:p>
      <text:p text:style-name="Standard">no<text:tab/>yes<text:tab/></text:p>
      <text:p text:style-name="Standard">0.8116804503522814<text:tab/>0.18831954964771858<text:tab/></text:p>
      <text:p text:style-name="Standard">DPIT301 is missing</text:p>
      <text:p text:style-name="Standard">no<text:tab/>yes<text:tab/></text:p>
      <text:p text:style-name="Standard">0.5123808207593642<text:tab/>0.4876191792406358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><text:soft-page-break/></text:p>
      <text:p text:style-name="Standard">P601 &lt;= 1.5</text:p>
      <text:p text:style-name="Standard">no<text:tab/>yes<text:tab/></text:p>
      <text:p text:style-name="Standard">0.5189067403937507<text:tab/>0.48109325960624916<text:tab/></text:p>
      <text:p text:style-name="Standard">P601 &gt; 1.5</text:p>
      <text:p text:style-name="Standard">no<text:tab/>yes<text:tab/></text:p>
      <text:p text:style-name="Standard">1.0000000000000402<text:tab/>-4.0210913754422254E-14<text:tab/></text:p>
      <text:p text:style-name="Standard">P601 is missing</text:p>
      <text:p text:style-name="Standard">no<text:tab/>yes<text:tab/></text:p>
      <text:p text:style-name="Standard">0.5250320052645259<text:tab/>0.47496799473547413<text:tab/></text:p>
      <text:p text:style-name="Standard"/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38631174305876<text:tab/>0.5061368825694125<text:tab/></text:p>
      <text:p text:style-name="Standard">P601 &gt; 1.5</text:p>
      <text:p text:style-name="Standard">no<text:tab/>yes<text:tab/></text:p>
      <text:p text:style-name="Standard">1.0000000000000082<text:tab/>-8.235738113342693E-15<text:tab/></text:p>
      <text:p text:style-name="Standard">P601 is missing</text:p>
      <text:p text:style-name="Standard">no<text:tab/>yes<text:tab/></text:p>
      <text:p text:style-name="Standard">0.5000000000000054<text:tab/>0.4999999999999945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<text:soft-page-break/>1.0<text:tab/>0.0<text:tab/></text:p>
      <text:p text:style-name="Standard">LIT301 &gt; 794.14735</text:p>
      <text:p text:style-name="Standard">no<text:tab/>yes<text:tab/></text:p>
      <text:p text:style-name="Standard">0.5058915191036208<text:tab/>0.4941084808963792<text:tab/></text:p>
      <text:p text:style-name="Standard">LIT301 is missing</text:p>
      <text:p text:style-name="Standard">no<text:tab/>yes<text:tab/></text:p>
      <text:p text:style-name="Standard">0.5118378790955592<text:tab/>0.4881621209044407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940519806750563<text:tab/>0.5059480193249436<text:tab/></text:p>
      <text:p text:style-name="Standard">LIT301 is missing</text:p>
      <text:p text:style-name="Standard">no<text:tab/>yes<text:tab/></text:p>
      <text:p text:style-name="Standard">0.500000000000004<text:tab/>0.4999999999999961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no</text:p>
      <text:p text:style-name="Standard">LIT401 &gt; 977.49935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5055486720568177<text:tab/>0.49445132794318225<text:tab/></text:p>
      <text:p text:style-name="Standard">LIT401 &gt; 977.4993595</text:p>
      <text:p text:style-name="Standard">no<text:tab/>yes<text:tab/></text:p>
      <text:p text:style-name="Standard"><text:soft-page-break/>0.9999999999999555<text:tab/>4.446951302294514E-14<text:tab/></text:p>
      <text:p text:style-name="Standard">LIT401 is missing</text:p>
      <text:p text:style-name="Standard">no<text:tab/>yes<text:tab/></text:p>
      <text:p text:style-name="Standard">0.5114861206445223<text:tab/>0.4885138793554778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yes</text:p>
      <text:p text:style-name="Standard">LIT401 &gt; 977.49935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49406103738739976<text:tab/>0.5059389626126003<text:tab/></text:p>
      <text:p text:style-name="Standard">LIT401 &gt; 977.4993595</text:p>
      <text:p text:style-name="Standard">no<text:tab/>yes<text:tab/></text:p>
      <text:p text:style-name="Standard">1.0000000000001483<text:tab/>-1.4834046980270498E-13<text:tab/></text:p>
      <text:p text:style-name="Standard">LIT401 is missing</text:p>
      <text:p text:style-name="Standard">no<text:tab/>yes<text:tab/></text:p>
      <text:p text:style-name="Standard">0.5000000000000002<text:tab/>0.4999999999999997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56160998934222<text:tab/>0.49438390010657784<text:tab/></text:p>
      <text:p text:style-name="Standard">P601 &gt; 1.5</text:p>
      <text:p text:style-name="Standard">no<text:tab/>yes<text:tab/></text:p>
      <text:p text:style-name="Standard">0.9999999999999928<text:tab/>7.24384676788449E-15<text:tab/></text:p>
      <text:p text:style-name="Standard">P601 is missing</text:p>
      <text:p text:style-name="Standard">no<text:tab/>yes<text:tab/></text:p>
      <text:p text:style-name="Standard"><text:soft-page-break/>0.5114692331441634<text:tab/>0.48853076685583663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41453583041192<text:tab/>0.5058546416958807<text:tab/></text:p>
      <text:p text:style-name="Standard">P601 &gt; 1.5</text:p>
      <text:p text:style-name="Standard">no<text:tab/>yes<text:tab/></text:p>
      <text:p text:style-name="Standard">1.0000000000000275<text:tab/>-2.7470256222954884E-14<text:tab/></text:p>
      <text:p text:style-name="Standard">P601 is missing</text:p>
      <text:p text:style-name="Standard">no<text:tab/>yes<text:tab/></text:p>
      <text:p text:style-name="Standard">0.49999999999998845<text:tab/>0.5000000000000115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54789008138758<text:tab/>0.49452109918612425<text:tab/></text:p>
      <text:p text:style-name="Standard">AIT502 &gt; 70.25121999999999</text:p>
      <text:p text:style-name="Standard">no<text:tab/>yes<text:tab/></text:p>
      <text:p text:style-name="Standard">0.9999999999998632<text:tab/>1.367400540538431E-13<text:tab/></text:p>
      <text:p text:style-name="Standard">AIT502 is missing</text:p>
      <text:p text:style-name="Standard">no<text:tab/>yes<text:tab/></text:p>
      <text:p text:style-name="Standard">0.5113119199621284<text:tab/>0.4886880800378715<text:tab/></text:p>
      <text:p text:style-name="Standard"/>
      <text:p text:style-name="Standard"/>
      <text:p text:style-name="Standard"><text:soft-page-break/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yes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416553444368694<text:tab/>0.505834465556313<text:tab/></text:p>
      <text:p text:style-name="Standard">AIT502 &gt; 70.25121999999999</text:p>
      <text:p text:style-name="Standard">no<text:tab/>yes<text:tab/></text:p>
      <text:p text:style-name="Standard">1.0000000000001508<text:tab/>-1.5080178886954745E-13<text:tab/></text:p>
      <text:p text:style-name="Standard">AIT502 is missing</text:p>
      <text:p text:style-name="Standard">no<text:tab/>yes<text:tab/></text:p>
      <text:p text:style-name="Standard">0.4999999999999987<text:tab/>0.5000000000000012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1069.8579249999998 : yes</text:p>
      <text:p text:style-name="Standard">LIT301 &gt; 1069.8579249999998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1069.8579249999998</text:p>
      <text:p text:style-name="Standard">no<text:tab/>yes<text:tab/></text:p>
      <text:p text:style-name="Standard">0.47220420445106415<text:tab/>0.5277957955489359<text:tab/></text:p>
      <text:p text:style-name="Standard">LIT301 &gt; 1069.8579249999998</text:p>
      <text:p text:style-name="Standard">no<text:tab/>yes<text:tab/></text:p>
      <text:p text:style-name="Standard">0.6130285727267175<text:tab/>0.38697142727328243<text:tab/></text:p>
      <text:p text:style-name="Standard">LIT301 is missing</text:p>
      <text:p text:style-name="Standard">no<text:tab/>yes<text:tab/></text:p>
      <text:p text:style-name="Standard">0.5112742555775873<text:tab/>0.4887257444224127<text:tab/></text:p>
      <text:p text:style-name="Standard"/>
      <text:p text:style-name="Standard"/>
      <text:p text:style-name="Standard">Weight: 0.21</text:p>
      <text:p text:style-name="Standard"/>
      <text:p text:style-name="Standard">Decision Stump</text:p>
      <text:p text:style-name="Standard"><text:soft-page-break/></text:p>
      <text:p text:style-name="Standard">Classifications</text:p>
      <text:p text:style-name="Standard"/>
      <text:p text:style-name="Standard">LIT301 &lt;= 922.7001270000001 : no</text:p>
      <text:p text:style-name="Standard">LIT301 &gt; 922.7001270000001 : yes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922.7001270000001</text:p>
      <text:p text:style-name="Standard">no<text:tab/>yes<text:tab/></text:p>
      <text:p text:style-name="Standard">0.6791945818503263<text:tab/>0.3208054181496737<text:tab/></text:p>
      <text:p text:style-name="Standard">LIT301 &gt; 922.7001270000001</text:p>
      <text:p text:style-name="Standard">no<text:tab/>yes<text:tab/></text:p>
      <text:p text:style-name="Standard">0.49959434671070996<text:tab/>0.5004056532892901<text:tab/></text:p>
      <text:p text:style-name="Standard">LIT301 is missing</text:p>
      <text:p text:style-name="Standard">no<text:tab/>yes<text:tab/></text:p>
      <text:p text:style-name="Standard">0.5345381847766635<text:tab/>0.4654618152233366<text:tab/></text:p>
      <text:p text:style-name="Standard"/>
      <text:p text:style-name="Standard"/>
      <text:p text:style-name="Standard">Weight: 0.1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498333775 : no</text:p>
      <text:p text:style-name="Standard">AIT402 &gt; 6.49833377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498333775</text:p>
      <text:p text:style-name="Standard">no<text:tab/>yes<text:tab/></text:p>
      <text:p text:style-name="Standard">0.532203210484851<text:tab/>0.46779678951514897<text:tab/></text:p>
      <text:p text:style-name="Standard">AIT402 &gt; 6.498333775</text:p>
      <text:p text:style-name="Standard">no<text:tab/>yes<text:tab/></text:p>
      <text:p text:style-name="Standard">0.7397761640027818<text:tab/>0.26022383599721816<text:tab/></text:p>
      <text:p text:style-name="Standard">AIT402 is missing</text:p>
      <text:p text:style-name="Standard">no<text:tab/>yes<text:tab/></text:p>
      <text:p text:style-name="Standard">0.5563147059607035<text:tab/>0.4436852940392964<text:tab/></text:p>
      <text:p text:style-name="Standard"/>
      <text:p text:style-name="Standard"/>
      <text:p text:style-name="Standard">Weight: 0.2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<text:soft-page-break/>AIT402 &lt;= 6.498333775 : yes</text:p>
      <text:p text:style-name="Standard">AIT402 &gt; 6.49833377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498333775</text:p>
      <text:p text:style-name="Standard">no<text:tab/>yes<text:tab/></text:p>
      <text:p text:style-name="Standard">0.4757123203035088<text:tab/>0.5242876796964911<text:tab/></text:p>
      <text:p text:style-name="Standard">AIT402 &gt; 6.498333775</text:p>
      <text:p text:style-name="Standard">no<text:tab/>yes<text:tab/></text:p>
      <text:p text:style-name="Standard">0.6939362858926271<text:tab/>0.3060637141073728<text:tab/></text:p>
      <text:p text:style-name="Standard">AIT402 is missing</text:p>
      <text:p text:style-name="Standard">no<text:tab/>yes<text:tab/></text:p>
      <text:p text:style-name="Standard">0.49999999999999317<text:tab/>0.5000000000000068<text:tab/></text:p>
      <text:p text:style-name="Standard"/>
      <text:p text:style-name="Standard"/>
      <text:p text:style-name="Standard">Weight: 0.1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9.66931449999998 : no</text:p>
      <text:p text:style-name="Standard">AIT203 &gt; 239.66931449999998 : no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39.66931449999998</text:p>
      <text:p text:style-name="Standard">no<text:tab/>yes<text:tab/></text:p>
      <text:p text:style-name="Standard">0.656676872725657<text:tab/>0.3433231272743431<text:tab/></text:p>
      <text:p text:style-name="Standard">AIT203 &gt; 239.66931449999998</text:p>
      <text:p text:style-name="Standard">no<text:tab/>yes<text:tab/></text:p>
      <text:p text:style-name="Standard">0.500103775705418<text:tab/>0.49989622429458214<text:tab/></text:p>
      <text:p text:style-name="Standard">AIT203 is missing</text:p>
      <text:p text:style-name="Standard">no<text:tab/>yes<text:tab/></text:p>
      <text:p text:style-name="Standard">0.5338119315718367<text:tab/>0.46618806842816324<text:tab/></text:p>
      <text:p text:style-name="Standard"/>
      <text:p text:style-name="Standard"/>
      <text:p text:style-name="Standard">Weight: 0.1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yes</text:p>
      <text:p text:style-name="Standard">LIT401 &gt; 977.2109985 : no</text:p>
      <text:p text:style-name="Standard">LIT401 is missing : yes</text:p>
      <text:p text:style-name="Standard"><text:soft-page-break/></text:p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491259269655749<text:tab/>0.5087407303442509<text:tab/></text:p>
      <text:p text:style-name="Standard">LIT401 &gt; 977.2109985</text:p>
      <text:p text:style-name="Standard">no<text:tab/>yes<text:tab/></text:p>
      <text:p text:style-name="Standard">0.9191182078738545<text:tab/>0.0808817921261455<text:tab/></text:p>
      <text:p text:style-name="Standard">LIT401 is missing</text:p>
      <text:p text:style-name="Standard">no<text:tab/>yes<text:tab/></text:p>
      <text:p text:style-name="Standard">0.4999999999999922<text:tab/>0.5000000000000078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9.66931449999998 : no</text:p>
      <text:p text:style-name="Standard">AIT203 &gt; 239.66931449999998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39.66931449999998</text:p>
      <text:p text:style-name="Standard">no<text:tab/>yes<text:tab/></text:p>
      <text:p text:style-name="Standard">0.641433110045003<text:tab/>0.35856688995499697<text:tab/></text:p>
      <text:p text:style-name="Standard">AIT203 &gt; 239.66931449999998</text:p>
      <text:p text:style-name="Standard">no<text:tab/>yes<text:tab/></text:p>
      <text:p text:style-name="Standard">0.4824615556745539<text:tab/>0.5175384443254462<text:tab/></text:p>
      <text:p text:style-name="Standard">AIT203 is missing</text:p>
      <text:p text:style-name="Standard">no<text:tab/>yes<text:tab/></text:p>
      <text:p text:style-name="Standard">0.5164439542438373<text:tab/>0.4835560457561628<text:tab/></text:p>
      <text:p text:style-name="Standard"/>
      <text:p text:style-name="Standard"/>
      <text:p text:style-name="Standard">Weight: 0.1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9337995 : yes</text:p>
      <text:p text:style-name="Standard">AIT202 &gt; 8.9337995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<text:soft-page-break/>AIT202 &lt;= 8.9337995</text:p>
      <text:p text:style-name="Standard">no<text:tab/>yes<text:tab/></text:p>
      <text:p text:style-name="Standard">0.3110538172948184<text:tab/>0.6889461827051816<text:tab/></text:p>
      <text:p text:style-name="Standard">AIT202 &gt; 8.9337995</text:p>
      <text:p text:style-name="Standard">no<text:tab/>yes<text:tab/></text:p>
      <text:p text:style-name="Standard">0.5674480064529518<text:tab/>0.4325519935470482<text:tab/></text:p>
      <text:p text:style-name="Standard">AIT202 is missing</text:p>
      <text:p text:style-name="Standard">no<text:tab/>yes<text:tab/></text:p>
      <text:p text:style-name="Standard">0.5419710550028215<text:tab/>0.45802894499717844<text:tab/></text:p>
      <text:p text:style-name="Standard"/>
      <text:p text:style-name="Standard"/>
      <text:p text:style-name="Standard">Weight: 0.3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9970835 : no</text:p>
      <text:p text:style-name="Standard">AIT202 &gt; 8.9970835 : yes</text:p>
      <text:p text:style-name="Standard">AIT202 is missing : yes</text:p>
      <text:p text:style-name="Standard"/>
      <text:p text:style-name="Standard">Class distributions</text:p>
      <text:p text:style-name="Standard"/>
      <text:p text:style-name="Standard">AIT202 &lt;= 8.9970835</text:p>
      <text:p text:style-name="Standard">no<text:tab/>yes<text:tab/></text:p>
      <text:p text:style-name="Standard">0.6379113081577091<text:tab/>0.3620886918422909<text:tab/></text:p>
      <text:p text:style-name="Standard">AIT202 &gt; 8.9970835</text:p>
      <text:p text:style-name="Standard">no<text:tab/>yes<text:tab/></text:p>
      <text:p text:style-name="Standard">0.44645939813967234<text:tab/>0.5535406018603276<text:tab/></text:p>
      <text:p text:style-name="Standard">AIT202 is missing</text:p>
      <text:p text:style-name="Standard">no<text:tab/>yes<text:tab/></text:p>
      <text:p text:style-name="Standard">0.4776892749253641<text:tab/>0.5223107250746358<text:tab/></text:p>
      <text:p text:style-name="Standard"/>
      <text:p text:style-name="Standard"/>
      <text:p text:style-name="Standard">Weight: 0.2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9337995 : yes</text:p>
      <text:p text:style-name="Standard">AIT202 &gt; 8.9337995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9337995</text:p>
      <text:p text:style-name="Standard">no<text:tab/>yes<text:tab/></text:p>
      <text:p text:style-name="Standard">0.32185774533176637<text:tab/>0.6781422546682336<text:tab/></text:p>
      <text:p text:style-name="Standard"><text:soft-page-break/>AIT202 &gt; 8.9337995</text:p>
      <text:p text:style-name="Standard">no<text:tab/>yes<text:tab/></text:p>
      <text:p text:style-name="Standard">0.5460213104922433<text:tab/>0.4539786895077566<text:tab/></text:p>
      <text:p text:style-name="Standard">AIT202 is missing</text:p>
      <text:p text:style-name="Standard">no<text:tab/>yes<text:tab/></text:p>
      <text:p text:style-name="Standard">0.5234604257212003<text:tab/>0.4765395742787996<text:tab/></text:p>
      <text:p text:style-name="Standard"/>
      <text:p text:style-name="Standard"/>
      <text:p text:style-name="Standard">Weight: 0.2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2.64548 : no</text:p>
      <text:p text:style-name="Standard">AIT203 &gt; 232.64548 : yes</text:p>
      <text:p text:style-name="Standard">AIT203 is missing : yes</text:p>
      <text:p text:style-name="Standard"/>
      <text:p text:style-name="Standard">Class distributions</text:p>
      <text:p text:style-name="Standard"/>
      <text:p text:style-name="Standard">AIT203 &lt;= 232.64548</text:p>
      <text:p text:style-name="Standard">no<text:tab/>yes<text:tab/></text:p>
      <text:p text:style-name="Standard">1.0<text:tab/>0.0<text:tab/></text:p>
      <text:p text:style-name="Standard">AIT203 &gt; 232.64548</text:p>
      <text:p text:style-name="Standard">no<text:tab/>yes<text:tab/></text:p>
      <text:p text:style-name="Standard">0.46910476139226637<text:tab/>0.5308952386077337<text:tab/></text:p>
      <text:p text:style-name="Standard">AIT203 is missing</text:p>
      <text:p text:style-name="Standard">no<text:tab/>yes<text:tab/></text:p>
      <text:p text:style-name="Standard">0.47574059933209967<text:tab/>0.5242594006679003<text:tab/></text:p>
      <text:p text:style-name="Standard"/>
      <text:p text:style-name="Standard"/>
      <text:p text:style-name="Standard">Weight: 0.1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54447843509229<text:tab/>0.4945552156490771<text:tab/></text:p>
      <text:p text:style-name="Standard">AIT502 &gt; 70.25121999999999</text:p>
      <text:p text:style-name="Standard">no<text:tab/>yes<text:tab/></text:p>
      <text:p text:style-name="Standard">1.0000000000000455<text:tab/>-4.5591712376684653E-14<text:tab/></text:p>
      <text:p text:style-name="Standard"><text:soft-page-break/>AIT502 is missing</text:p>
      <text:p text:style-name="Standard">no<text:tab/>yes<text:tab/></text:p>
      <text:p text:style-name="Standard">0.5116433465298371<text:tab/>0.48835665347016294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3799865578331<text:tab/>0.506200134421669<text:tab/></text:p>
      <text:p text:style-name="Standard">AIT502 &gt; 70.25121999999999</text:p>
      <text:p text:style-name="Standard">no<text:tab/>yes<text:tab/></text:p>
      <text:p text:style-name="Standard">1.000000000000128<text:tab/>-1.2802603878342406E-13<text:tab/></text:p>
      <text:p text:style-name="Standard">AIT502 is missing</text:p>
      <text:p text:style-name="Standard">no<text:tab/>yes<text:tab/></text:p>
      <text:p text:style-name="Standard">0.500000000000003<text:tab/>0.4999999999999971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no</text:p>
      <text:p text:style-name="Standard"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5033026247947721<text:tab/>0.49669737520522805<text:tab/></text:p>
      <text:p text:style-name="Standard">LIT401 &gt; 977.2109985</text:p>
      <text:p text:style-name="Standard">no<text:tab/>yes<text:tab/></text:p>
      <text:p text:style-name="Standard">0.9168139441279242<text:tab/>0.08318605587207581<text:tab/></text:p>
      <text:p text:style-name="Standard">LIT401 is missing</text:p>
      <text:p text:style-name="Standard">no<text:tab/>yes<text:tab/></text:p>
      <text:p text:style-name="Standard">0.5119555140771936<text:tab/>0.4880444859228064<text:tab/></text:p>
      <text:p text:style-name="Standard"><text:soft-page-break/></text:p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yes</text:p>
      <text:p text:style-name="Standard"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4913457438790034<text:tab/>0.5086542561209966<text:tab/></text:p>
      <text:p text:style-name="Standard">LIT401 &gt; 977.2109985</text:p>
      <text:p text:style-name="Standard">no<text:tab/>yes<text:tab/></text:p>
      <text:p text:style-name="Standard">0.9130925627561359<text:tab/>0.0869074372438641<text:tab/></text:p>
      <text:p text:style-name="Standard">LIT401 is missing</text:p>
      <text:p text:style-name="Standard">no<text:tab/>yes<text:tab/></text:p>
      <text:p text:style-name="Standard">0.5000000000000049<text:tab/>0.49999999999999517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805.6395875000001 : no</text:p>
      <text:p text:style-name="Standard">LIT401 &gt; 805.6395875000001 : yes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805.6395875000001</text:p>
      <text:p text:style-name="Standard">no<text:tab/>yes<text:tab/></text:p>
      <text:p text:style-name="Standard">0.68942064250183<text:tab/>0.3105793574981701<text:tab/></text:p>
      <text:p text:style-name="Standard">LIT401 &gt; 805.6395875000001</text:p>
      <text:p text:style-name="Standard">no<text:tab/>yes<text:tab/></text:p>
      <text:p text:style-name="Standard">0.4933432753286766<text:tab/>0.5066567246713234<text:tab/></text:p>
      <text:p text:style-name="Standard">LIT401 is missing</text:p>
      <text:p text:style-name="Standard">no<text:tab/>yes<text:tab/></text:p>
      <text:p text:style-name="Standard">0.5162762873147496<text:tab/>0.4837237126852504<text:tab/></text:p>
      <text:p text:style-name="Standard"/>
      <text:p text:style-name="Standard"/>
      <text:p text:style-name="Standard">Weight: 0.11</text:p>
      <text:p text:style-name="Standard"><text:soft-page-break/></text:p>
      <text:p text:style-name="Standard">Decision Stump</text:p>
      <text:p text:style-name="Standard"/>
      <text:p text:style-name="Standard">Classifications</text:p>
      <text:p text:style-name="Standard"/>
      <text:p text:style-name="Standard">AIT501 &lt;= 7.74612281 : no</text:p>
      <text:p text:style-name="Standard">AIT501 &gt; 7.74612281 : no</text:p>
      <text:p text:style-name="Standard">AIT501 is missing : no</text:p>
      <text:p text:style-name="Standard"/>
      <text:p text:style-name="Standard">Class distributions</text:p>
      <text:p text:style-name="Standard"/>
      <text:p text:style-name="Standard">AIT501 &lt;= 7.74612281</text:p>
      <text:p text:style-name="Standard">no<text:tab/>yes<text:tab/></text:p>
      <text:p text:style-name="Standard">0.6645193316727095<text:tab/>0.3354806683272906<text:tab/></text:p>
      <text:p text:style-name="Standard">AIT501 &gt; 7.74612281</text:p>
      <text:p text:style-name="Standard">no<text:tab/>yes<text:tab/></text:p>
      <text:p text:style-name="Standard">0.5056898902187643<text:tab/>0.49431010978123563<text:tab/></text:p>
      <text:p text:style-name="Standard">AIT501 is missing</text:p>
      <text:p text:style-name="Standard">no<text:tab/>yes<text:tab/></text:p>
      <text:p text:style-name="Standard">0.5378706037010306<text:tab/>0.46212939629896943<text:tab/></text:p>
      <text:p text:style-name="Standard"/>
      <text:p text:style-name="Standard"/>
      <text:p text:style-name="Standard">Weight: 0.1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1 &lt;= 7.74612281 : no</text:p>
      <text:p text:style-name="Standard">AIT501 &gt; 7.74612281 : yes</text:p>
      <text:p text:style-name="Standard">AIT501 is missing : no</text:p>
      <text:p text:style-name="Standard"/>
      <text:p text:style-name="Standard">Class distributions</text:p>
      <text:p text:style-name="Standard"/>
      <text:p text:style-name="Standard">AIT501 &lt;= 7.74612281</text:p>
      <text:p text:style-name="Standard">no<text:tab/>yes<text:tab/></text:p>
      <text:p text:style-name="Standard">0.6298857118403469<text:tab/>0.370114288159653<text:tab/></text:p>
      <text:p text:style-name="Standard">AIT501 &gt; 7.74612281</text:p>
      <text:p text:style-name="Standard">no<text:tab/>yes<text:tab/></text:p>
      <text:p text:style-name="Standard">0.46779152544376745<text:tab/>0.5322084745562325<text:tab/></text:p>
      <text:p text:style-name="Standard">AIT501 is missing</text:p>
      <text:p text:style-name="Standard">no<text:tab/>yes<text:tab/></text:p>
      <text:p text:style-name="Standard">0.5000000000000013<text:tab/>0.4999999999999986<text:tab/></text:p>
      <text:p text:style-name="Standard"/>
      <text:p text:style-name="Standard"/>
      <text:p text:style-name="Standard">Weight: 0.21</text:p>
      <text:p text:style-name="Standard"/>
      <text:p text:style-name="Standard">Decision Stump</text:p>
      <text:p text:style-name="Standard"/>
      <text:p text:style-name="Standard"><text:soft-page-break/>Classifications</text:p>
      <text:p text:style-name="Standard"/>
      <text:p text:style-name="Standard">AIT202 &lt;= 9.401788745000001 : no</text:p>
      <text:p text:style-name="Standard">AIT202 &gt; 9.401788745000001 : yes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9.401788745000001</text:p>
      <text:p text:style-name="Standard">no<text:tab/>yes<text:tab/></text:p>
      <text:p text:style-name="Standard">0.542477433405464<text:tab/>0.457522566594536<text:tab/></text:p>
      <text:p text:style-name="Standard">AIT202 &gt; 9.401788745000001</text:p>
      <text:p text:style-name="Standard">no<text:tab/>yes<text:tab/></text:p>
      <text:p text:style-name="Standard">0.14899663015371897<text:tab/>0.851003369846281<text:tab/></text:p>
      <text:p text:style-name="Standard">AIT202 is missing</text:p>
      <text:p text:style-name="Standard">no<text:tab/>yes<text:tab/></text:p>
      <text:p text:style-name="Standard">0.5314393296635256<text:tab/>0.4685606703364745<text:tab/></text:p>
      <text:p text:style-name="Standard"/>
      <text:p text:style-name="Standard"/>
      <text:p text:style-name="Standard">Weight: 0.2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yes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47674124854937466<text:tab/>0.5232587514506253<text:tab/></text:p>
      <text:p text:style-name="Standard">AIT202 is missing</text:p>
      <text:p text:style-name="Standard">no<text:tab/>yes<text:tab/></text:p>
      <text:p text:style-name="Standard">0.48299795270620194<text:tab/>0.5170020472937981<text:tab/></text:p>
      <text:p text:style-name="Standard"/>
      <text:p text:style-name="Standard"/>
      <text:p text:style-name="Standard">Weight: 0.1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<text:soft-page-break/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53941668832106<text:tab/>0.49460583311678935<text:tab/></text:p>
      <text:p text:style-name="Standard">P601 &gt; 1.5</text:p>
      <text:p text:style-name="Standard">no<text:tab/>yes<text:tab/></text:p>
      <text:p text:style-name="Standard">0.9999999999999156<text:tab/>8.437678404868722E-14<text:tab/></text:p>
      <text:p text:style-name="Standard">P601 is missing</text:p>
      <text:p text:style-name="Standard">no<text:tab/>yes<text:tab/></text:p>
      <text:p text:style-name="Standard">0.5113025625325904<text:tab/>0.48869743746740957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409016310904863<text:tab/>0.5059098368909514<text:tab/></text:p>
      <text:p text:style-name="Standard">P601 &gt; 1.5</text:p>
      <text:p text:style-name="Standard">no<text:tab/>yes<text:tab/></text:p>
      <text:p text:style-name="Standard">0.9999999999999906<text:tab/>9.37981218937784E-15<text:tab/></text:p>
      <text:p text:style-name="Standard">P601 is missing</text:p>
      <text:p text:style-name="Standard">no<text:tab/>yes<text:tab/></text:p>
      <text:p text:style-name="Standard">0.5000000000000054<text:tab/>0.49999999999999456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1 &lt;= 126.16957099999999 : no</text:p>
      <text:p text:style-name="Standard">AIT201 &gt; 126.16957099999999 : yes</text:p>
      <text:p text:style-name="Standard">AIT201 is missing : no</text:p>
      <text:p text:style-name="Standard"/>
      <text:p text:style-name="Standard"><text:soft-page-break/>Class distributions</text:p>
      <text:p text:style-name="Standard"/>
      <text:p text:style-name="Standard">AIT201 &lt;= 126.16957099999999</text:p>
      <text:p text:style-name="Standard">no<text:tab/>yes<text:tab/></text:p>
      <text:p text:style-name="Standard">0.6323036728830701<text:tab/>0.36769632711692984<text:tab/></text:p>
      <text:p text:style-name="Standard">AIT201 &gt; 126.16957099999999</text:p>
      <text:p text:style-name="Standard">no<text:tab/>yes<text:tab/></text:p>
      <text:p text:style-name="Standard">0.47895054118220326<text:tab/>0.5210494588177966<text:tab/></text:p>
      <text:p text:style-name="Standard">AIT201 is missing</text:p>
      <text:p text:style-name="Standard">no<text:tab/>yes<text:tab/></text:p>
      <text:p text:style-name="Standard">0.511414912167704<text:tab/>0.4885850878322961<text:tab/></text:p>
      <text:p text:style-name="Standard"/>
      <text:p text:style-name="Standard"/>
      <text:p text:style-name="Standard">Weight: 0.1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3 &lt;= 113.7769165 : no</text:p>
      <text:p text:style-name="Standard">PIT503 &gt; 113.7769165 : yes</text:p>
      <text:p text:style-name="Standard">PIT503 is missing : no</text:p>
      <text:p text:style-name="Standard"/>
      <text:p text:style-name="Standard">Class distributions</text:p>
      <text:p text:style-name="Standard"/>
      <text:p text:style-name="Standard">PIT503 &lt;= 113.7769165</text:p>
      <text:p text:style-name="Standard">no<text:tab/>yes<text:tab/></text:p>
      <text:p text:style-name="Standard">0.6604990187194606<text:tab/>0.3395009812805395<text:tab/></text:p>
      <text:p text:style-name="Standard">PIT503 &gt; 113.7769165</text:p>
      <text:p text:style-name="Standard">no<text:tab/>yes<text:tab/></text:p>
      <text:p text:style-name="Standard">0.49964229671088267<text:tab/>0.5003577032891173<text:tab/></text:p>
      <text:p text:style-name="Standard">PIT503 is missing</text:p>
      <text:p text:style-name="Standard">no<text:tab/>yes<text:tab/></text:p>
      <text:p text:style-name="Standard">0.5374303324058614<text:tab/>0.4625696675941386<text:tab/></text:p>
      <text:p text:style-name="Standard"/>
      <text:p text:style-name="Standard"/>
      <text:p text:style-name="Standard">Weight: 0.1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922.7001270000001 : no</text:p>
      <text:p text:style-name="Standard">LIT301 &gt; 922.7001270000001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922.7001270000001</text:p>
      <text:p text:style-name="Standard"><text:soft-page-break/>no<text:tab/>yes<text:tab/></text:p>
      <text:p text:style-name="Standard">0.6826657205058821<text:tab/>0.3173342794941178<text:tab/></text:p>
      <text:p text:style-name="Standard">LIT301 &gt; 922.7001270000001</text:p>
      <text:p text:style-name="Standard">no<text:tab/>yes<text:tab/></text:p>
      <text:p text:style-name="Standard">0.527016226048413<text:tab/>0.472983773951587<text:tab/></text:p>
      <text:p text:style-name="Standard">LIT301 is missing</text:p>
      <text:p text:style-name="Standard">no<text:tab/>yes<text:tab/></text:p>
      <text:p text:style-name="Standard">0.5578988095688079<text:tab/>0.4421011904311921<text:tab/></text:p>
      <text:p text:style-name="Standard"/>
      <text:p text:style-name="Standard"/>
      <text:p text:style-name="Standard">Weight: 0.2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38607773818838<text:tab/>0.5061392226181162<text:tab/></text:p>
      <text:p text:style-name="Standard">P601 &gt; 1.5</text:p>
      <text:p text:style-name="Standard">no<text:tab/>yes<text:tab/></text:p>
      <text:p text:style-name="Standard">0.9999999999999678<text:tab/>3.213951174863917E-14<text:tab/></text:p>
      <text:p text:style-name="Standard">P601 is missing</text:p>
      <text:p text:style-name="Standard">no<text:tab/>yes<text:tab/></text:p>
      <text:p text:style-name="Standard">0.5000000000000009<text:tab/>0.49999999999999917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57400583336141<text:tab/>0.49425994166638587<text:tab/></text:p>
      <text:p text:style-name="Standard">AIT502 &gt; 70.25121999999999</text:p>
      <text:p text:style-name="Standard"><text:soft-page-break/>no<text:tab/>yes<text:tab/></text:p>
      <text:p text:style-name="Standard">1.0000000000000178<text:tab/>-1.7865092256558835E-14<text:tab/></text:p>
      <text:p text:style-name="Standard">AIT502 is missing</text:p>
      <text:p text:style-name="Standard">no<text:tab/>yes<text:tab/></text:p>
      <text:p text:style-name="Standard">0.5118422326220484<text:tab/>0.48815776737795163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38961660765272<text:tab/>0.5061038339234728<text:tab/></text:p>
      <text:p text:style-name="Standard">AIT502 &gt; 70.25121999999999</text:p>
      <text:p text:style-name="Standard">no<text:tab/>yes<text:tab/></text:p>
      <text:p text:style-name="Standard">0.9999999999999808<text:tab/>1.9152537033146165E-14<text:tab/></text:p>
      <text:p text:style-name="Standard">AIT502 is missing</text:p>
      <text:p text:style-name="Standard">no<text:tab/>yes<text:tab/></text:p>
      <text:p text:style-name="Standard">0.5000000000000041<text:tab/>0.49999999999999595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922.7001270000001 : no</text:p>
      <text:p text:style-name="Standard">LIT301 &gt; 922.7001270000001 : yes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922.7001270000001</text:p>
      <text:p text:style-name="Standard">no<text:tab/>yes<text:tab/></text:p>
      <text:p text:style-name="Standard">0.6404367282565193<text:tab/>0.35956327174348074<text:tab/></text:p>
      <text:p text:style-name="Standard">LIT301 &gt; 922.7001270000001</text:p>
      <text:p text:style-name="Standard">no<text:tab/>yes<text:tab/></text:p>
      <text:p text:style-name="Standard">0.4809318086532505<text:tab/>0.5190681913467494<text:tab/></text:p>
      <text:p text:style-name="Standard">LIT301 is missing</text:p>
      <text:p text:style-name="Standard"><text:soft-page-break/>no<text:tab/>yes<text:tab/></text:p>
      <text:p text:style-name="Standard">0.5117763813896133<text:tab/>0.48822361861038666<text:tab/></text:p>
      <text:p text:style-name="Standard"/>
      <text:p text:style-name="Standard"/>
      <text:p text:style-name="Standard">Weight: 0.1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829.314618 : yes</text:p>
      <text:p text:style-name="Standard">LIT301 &gt; 829.314618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829.314618</text:p>
      <text:p text:style-name="Standard">no<text:tab/>yes<text:tab/></text:p>
      <text:p text:style-name="Standard">0.3295484301010888<text:tab/>0.6704515698989113<text:tab/></text:p>
      <text:p text:style-name="Standard">LIT301 &gt; 829.314618</text:p>
      <text:p text:style-name="Standard">no<text:tab/>yes<text:tab/></text:p>
      <text:p text:style-name="Standard">0.5637742354362123<text:tab/>0.4362257645637878<text:tab/></text:p>
      <text:p text:style-name="Standard">LIT301 is missing</text:p>
      <text:p text:style-name="Standard">no<text:tab/>yes<text:tab/></text:p>
      <text:p text:style-name="Standard">0.538138732537179<text:tab/>0.46186126746282097<text:tab/></text:p>
      <text:p text:style-name="Standard"/>
      <text:p text:style-name="Standard"/>
      <text:p text:style-name="Standard">Weight: 0.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968432 : no</text:p>
      <text:p text:style-name="Standard">LIT301 &gt; 794.968432 : yes</text:p>
      <text:p text:style-name="Standard">LIT301 is missing : yes</text:p>
      <text:p text:style-name="Standard"/>
      <text:p text:style-name="Standard">Class distributions</text:p>
      <text:p text:style-name="Standard"/>
      <text:p text:style-name="Standard">LIT301 &lt;= 794.968432</text:p>
      <text:p text:style-name="Standard">no<text:tab/>yes<text:tab/></text:p>
      <text:p text:style-name="Standard">0.9273185701538348<text:tab/>0.07268142984616524<text:tab/></text:p>
      <text:p text:style-name="Standard">LIT301 &gt; 794.968432</text:p>
      <text:p text:style-name="Standard">no<text:tab/>yes<text:tab/></text:p>
      <text:p text:style-name="Standard">0.469072932754129<text:tab/>0.530927067245871<text:tab/></text:p>
      <text:p text:style-name="Standard">LIT301 is missing</text:p>
      <text:p text:style-name="Standard">no<text:tab/>yes<text:tab/></text:p>
      <text:p text:style-name="Standard">0.4787199742068363<text:tab/>0.5212800257931637<text:tab/></text:p>
      <text:p text:style-name="Standard"/>
      <text:p text:style-name="Standard"><text:soft-page-break/></text:p>
      <text:p text:style-name="Standard">Weight: 0.1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3 &lt;= 114.481865 : yes</text:p>
      <text:p text:style-name="Standard">PIT503 &gt; 114.481865 : no</text:p>
      <text:p text:style-name="Standard">PIT503 is missing : no</text:p>
      <text:p text:style-name="Standard"/>
      <text:p text:style-name="Standard">Class distributions</text:p>
      <text:p text:style-name="Standard"/>
      <text:p text:style-name="Standard">PIT503 &lt;= 114.481865</text:p>
      <text:p text:style-name="Standard">no<text:tab/>yes<text:tab/></text:p>
      <text:p text:style-name="Standard">0.49847336994870056<text:tab/>0.5015266300512994<text:tab/></text:p>
      <text:p text:style-name="Standard">PIT503 &gt; 114.481865</text:p>
      <text:p text:style-name="Standard">no<text:tab/>yes<text:tab/></text:p>
      <text:p text:style-name="Standard">0.746959875639326<text:tab/>0.2530401243606741<text:tab/></text:p>
      <text:p text:style-name="Standard">PIT503 is missing</text:p>
      <text:p text:style-name="Standard">no<text:tab/>yes<text:tab/></text:p>
      <text:p text:style-name="Standard">0.516439826578853<text:tab/>0.483560173421147<text:tab/></text:p>
      <text:p text:style-name="Standard"/>
      <text:p text:style-name="Standard"/>
      <text:p text:style-name="Standard">Weight: 0.0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62.48398050000003 : no</text:p>
      <text:p text:style-name="Standard">AIT203 &gt; 262.48398050000003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62.48398050000003</text:p>
      <text:p text:style-name="Standard">no<text:tab/>yes<text:tab/></text:p>
      <text:p text:style-name="Standard">0.5543653620941181<text:tab/>0.445634637905882<text:tab/></text:p>
      <text:p text:style-name="Standard">AIT203 &gt; 262.48398050000003</text:p>
      <text:p text:style-name="Standard">no<text:tab/>yes<text:tab/></text:p>
      <text:p text:style-name="Standard">0.3456841186011402<text:tab/>0.6543158813988598<text:tab/></text:p>
      <text:p text:style-name="Standard">AIT203 is missing</text:p>
      <text:p text:style-name="Standard">no<text:tab/>yes<text:tab/></text:p>
      <text:p text:style-name="Standard">0.5329742261241855<text:tab/>0.46702577387581445<text:tab/></text:p>
      <text:p text:style-name="Standard"/>
      <text:p text:style-name="Standard"/>
      <text:p text:style-name="Standard">Weight: 0.26</text:p>
      <text:p text:style-name="Standard"/>
      <text:p text:style-name="Standard"><text:soft-page-break/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745054901457727<text:tab/>0.5254945098542273<text:tab/></text:p>
      <text:p text:style-name="Standard">AIT402 &gt; 6.677774905</text:p>
      <text:p text:style-name="Standard">no<text:tab/>yes<text:tab/></text:p>
      <text:p text:style-name="Standard">0.9999999999999876<text:tab/>1.2474166702595968E-14<text:tab/></text:p>
      <text:p text:style-name="Standard">AIT402 is missing</text:p>
      <text:p text:style-name="Standard">no<text:tab/>yes<text:tab/></text:p>
      <text:p text:style-name="Standard">0.48129705020165076<text:tab/>0.5187029497983492<text:tab/></text:p>
      <text:p text:style-name="Standard"/>
      <text:p text:style-name="Standard"/>
      <text:p text:style-name="Standard">Weight: 0.1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57855266161145<text:tab/>0.4942144733838854<text:tab/></text:p>
      <text:p text:style-name="Standard">P601 &gt; 1.5</text:p>
      <text:p text:style-name="Standard">no<text:tab/>yes<text:tab/></text:p>
      <text:p text:style-name="Standard">1.0000000000000189<text:tab/>-1.9024764828691166E-14<text:tab/></text:p>
      <text:p text:style-name="Standard">P601 is missing</text:p>
      <text:p text:style-name="Standard">no<text:tab/>yes<text:tab/></text:p>
      <text:p text:style-name="Standard">0.5121552605047992<text:tab/>0.48784473949520074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><text:soft-page-break/></text:p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362847381162234<text:tab/>0.5063715261883776<text:tab/></text:p>
      <text:p text:style-name="Standard">P601 &gt; 1.5</text:p>
      <text:p text:style-name="Standard">no<text:tab/>yes<text:tab/></text:p>
      <text:p text:style-name="Standard">1.000000000000038<text:tab/>-3.792015003128747E-14<text:tab/></text:p>
      <text:p text:style-name="Standard">P601 is missing</text:p>
      <text:p text:style-name="Standard">no<text:tab/>yes<text:tab/></text:p>
      <text:p text:style-name="Standard">0.5000000000000037<text:tab/>0.4999999999999962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no</text:p>
      <text:p text:style-name="Standard"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5033724076153927<text:tab/>0.4966275923846074<text:tab/></text:p>
      <text:p text:style-name="Standard">LIT401 &gt; 977.2109985</text:p>
      <text:p text:style-name="Standard">no<text:tab/>yes<text:tab/></text:p>
      <text:p text:style-name="Standard">0.9227067767019235<text:tab/>0.07729322329807659<text:tab/></text:p>
      <text:p text:style-name="Standard">LIT401 is missing</text:p>
      <text:p text:style-name="Standard">no<text:tab/>yes<text:tab/></text:p>
      <text:p text:style-name="Standard">0.5122738340464075<text:tab/>0.4877261659535926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yes</text:p>
      <text:p text:style-name="Standard">LIT401 &gt; 977.2109985 : no</text:p>
      <text:p text:style-name="Standard"><text:soft-page-break/>LIT401 is missing : yes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49109709952031827<text:tab/>0.5089029004796817<text:tab/></text:p>
      <text:p text:style-name="Standard">LIT401 &gt; 977.2109985</text:p>
      <text:p text:style-name="Standard">no<text:tab/>yes<text:tab/></text:p>
      <text:p text:style-name="Standard">0.919131142465185<text:tab/>0.08086885753481493<text:tab/></text:p>
      <text:p text:style-name="Standard">LIT401 is missing</text:p>
      <text:p text:style-name="Standard">no<text:tab/>yes<text:tab/></text:p>
      <text:p text:style-name="Standard">0.49999999999999456<text:tab/>0.5000000000000056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106657530945006<text:tab/>0.4893342469054995<text:tab/></text:p>
      <text:p text:style-name="Standard">P601 &gt; 1.5</text:p>
      <text:p text:style-name="Standard">no<text:tab/>yes<text:tab/></text:p>
      <text:p text:style-name="Standard">0.9999999999999997<text:tab/>3.154002263231455E-16<text:tab/></text:p>
      <text:p text:style-name="Standard">P601 is missing</text:p>
      <text:p text:style-name="Standard">no<text:tab/>yes<text:tab/></text:p>
      <text:p text:style-name="Standard">0.5167304951133566<text:tab/>0.4832695048866434<text:tab/></text:p>
      <text:p text:style-name="Standard"/>
      <text:p text:style-name="Standard"/>
      <text:p text:style-name="Standard">Weight: 0.0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><text:soft-page-break/></text:p>
      <text:p text:style-name="Standard">P601 &lt;= 1.5</text:p>
      <text:p text:style-name="Standard">no<text:tab/>yes<text:tab/></text:p>
      <text:p text:style-name="Standard">0.49393092603806543<text:tab/>0.5060690739619345<text:tab/></text:p>
      <text:p text:style-name="Standard">P601 &gt; 1.5</text:p>
      <text:p text:style-name="Standard">no<text:tab/>yes<text:tab/></text:p>
      <text:p text:style-name="Standard">1.0000000000000457<text:tab/>-4.577181967301581E-14<text:tab/></text:p>
      <text:p text:style-name="Standard">P601 is missing</text:p>
      <text:p text:style-name="Standard">no<text:tab/>yes<text:tab/></text:p>
      <text:p text:style-name="Standard">0.4999999999999887<text:tab/>0.5000000000000113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56786699979002<text:tab/>0.49432133000209977<text:tab/></text:p>
      <text:p text:style-name="Standard">AIT402 &gt; 6.677774905</text:p>
      <text:p text:style-name="Standard">no<text:tab/>yes<text:tab/></text:p>
      <text:p text:style-name="Standard">1.0000000000007914<text:tab/>-7.913415190287889E-13<text:tab/></text:p>
      <text:p text:style-name="Standard">AIT402 is missing</text:p>
      <text:p text:style-name="Standard">no<text:tab/>yes<text:tab/></text:p>
      <text:p text:style-name="Standard">0.5117116738354943<text:tab/>0.4882883261645056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<text:soft-page-break/>0.49396539079389756<text:tab/>0.5060346092061024<text:tab/></text:p>
      <text:p text:style-name="Standard">AIT402 &gt; 6.677774905</text:p>
      <text:p text:style-name="Standard">no<text:tab/>yes<text:tab/></text:p>
      <text:p text:style-name="Standard">0.9999999999999196<text:tab/>8.036890503977501E-14<text:tab/></text:p>
      <text:p text:style-name="Standard">AIT402 is missing</text:p>
      <text:p text:style-name="Standard">no<text:tab/>yes<text:tab/></text:p>
      <text:p text:style-name="Standard">0.5000000000000169<text:tab/>0.4999999999999832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58545080237917<text:tab/>0.4941454919762082<text:tab/></text:p>
      <text:p text:style-name="Standard">P601 &gt; 1.5</text:p>
      <text:p text:style-name="Standard">no<text:tab/>yes<text:tab/></text:p>
      <text:p text:style-name="Standard">1.0000000000000664<text:tab/>-6.643595623878213E-14<text:tab/></text:p>
      <text:p text:style-name="Standard">P601 is missing</text:p>
      <text:p text:style-name="Standard">no<text:tab/>yes<text:tab/></text:p>
      <text:p text:style-name="Standard">0.511647490106106<text:tab/>0.48835250989389395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42054373852574<text:tab/>0.5057945626147425<text:tab/></text:p>
      <text:p text:style-name="Standard">P601 &gt; 1.5</text:p>
      <text:p text:style-name="Standard">no<text:tab/>yes<text:tab/></text:p>
      <text:p text:style-name="Standard"><text:soft-page-break/>0.9999999999999586<text:tab/>4.144154992291273E-14<text:tab/></text:p>
      <text:p text:style-name="Standard">P601 is missing</text:p>
      <text:p text:style-name="Standard">no<text:tab/>yes<text:tab/></text:p>
      <text:p text:style-name="Standard">0.49999999999999756<text:tab/>0.5000000000000024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54384663670792<text:tab/>0.49456153363292066<text:tab/></text:p>
      <text:p text:style-name="Standard">AIT402 &gt; 6.677774905</text:p>
      <text:p text:style-name="Standard">no<text:tab/>yes<text:tab/></text:p>
      <text:p text:style-name="Standard">0.9999999999999487<text:tab/>5.1320389280118344E-14<text:tab/></text:p>
      <text:p text:style-name="Standard">AIT402 is missing</text:p>
      <text:p text:style-name="Standard">no<text:tab/>yes<text:tab/></text:p>
      <text:p text:style-name="Standard">0.5111997396726554<text:tab/>0.48880026032734464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42373226893785<text:tab/>0.5057626773106215<text:tab/></text:p>
      <text:p text:style-name="Standard">AIT402 &gt; 6.677774905</text:p>
      <text:p text:style-name="Standard">no<text:tab/>yes<text:tab/></text:p>
      <text:p text:style-name="Standard">0.9999999999999073<text:tab/>9.263070318663933E-14<text:tab/></text:p>
      <text:p text:style-name="Standard">AIT402 is missing</text:p>
      <text:p text:style-name="Standard">no<text:tab/>yes<text:tab/></text:p>
      <text:p text:style-name="Standard"><text:soft-page-break/>0.49999999999999845<text:tab/>0.5000000000000016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2.64548 : no</text:p>
      <text:p text:style-name="Standard">AIT203 &gt; 232.64548 : no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32.64548</text:p>
      <text:p text:style-name="Standard">no<text:tab/>yes<text:tab/></text:p>
      <text:p text:style-name="Standard">1.0<text:tab/>0.0<text:tab/></text:p>
      <text:p text:style-name="Standard">AIT203 &gt; 232.64548</text:p>
      <text:p text:style-name="Standard">no<text:tab/>yes<text:tab/></text:p>
      <text:p text:style-name="Standard">0.5054279756567092<text:tab/>0.49457202434329084<text:tab/></text:p>
      <text:p text:style-name="Standard">AIT203 is missing</text:p>
      <text:p text:style-name="Standard">no<text:tab/>yes<text:tab/></text:p>
      <text:p text:style-name="Standard">0.5111401713453563<text:tab/>0.48885982865464367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2.64548 : no</text:p>
      <text:p text:style-name="Standard">AIT203 &gt; 232.64548 : yes</text:p>
      <text:p text:style-name="Standard">AIT203 is missing : yes</text:p>
      <text:p text:style-name="Standard"/>
      <text:p text:style-name="Standard">Class distributions</text:p>
      <text:p text:style-name="Standard"/>
      <text:p text:style-name="Standard">AIT203 &lt;= 232.64548</text:p>
      <text:p text:style-name="Standard">no<text:tab/>yes<text:tab/></text:p>
      <text:p text:style-name="Standard">1.0<text:tab/>0.0<text:tab/></text:p>
      <text:p text:style-name="Standard">AIT203 &gt; 232.64548</text:p>
      <text:p text:style-name="Standard">no<text:tab/>yes<text:tab/></text:p>
      <text:p text:style-name="Standard">0.494286422343665<text:tab/>0.505713577656335<text:tab/></text:p>
      <text:p text:style-name="Standard">AIT203 is missing</text:p>
      <text:p text:style-name="Standard">no<text:tab/>yes<text:tab/></text:p>
      <text:p text:style-name="Standard">0.49999999999999667<text:tab/>0.5000000000000034<text:tab/></text:p>
      <text:p text:style-name="Standard"/>
      <text:p text:style-name="Standard"/>
      <text:p text:style-name="Standard"><text:soft-page-break/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no</text:p>
      <text:p text:style-name="Standard"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5028149250125336<text:tab/>0.4971850749874664<text:tab/></text:p>
      <text:p text:style-name="Standard">LIT401 &gt; 977.2109985</text:p>
      <text:p text:style-name="Standard">no<text:tab/>yes<text:tab/></text:p>
      <text:p text:style-name="Standard">0.9123031767331221<text:tab/>0.08769682326687789<text:tab/></text:p>
      <text:p text:style-name="Standard">LIT401 is missing</text:p>
      <text:p text:style-name="Standard">no<text:tab/>yes<text:tab/></text:p>
      <text:p text:style-name="Standard">0.5110483999655697<text:tab/>0.48895160003443017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yes</text:p>
      <text:p text:style-name="Standard"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4917655006614966<text:tab/>0.5082344993385034<text:tab/></text:p>
      <text:p text:style-name="Standard">LIT401 &gt; 977.2109985</text:p>
      <text:p text:style-name="Standard">no<text:tab/>yes<text:tab/></text:p>
      <text:p text:style-name="Standard">0.9087017982865107<text:tab/>0.09129820171348925<text:tab/></text:p>
      <text:p text:style-name="Standard">LIT401 is missing</text:p>
      <text:p text:style-name="Standard">no<text:tab/>yes<text:tab/></text:p>
      <text:p text:style-name="Standard">0.5000000000000009<text:tab/>0.4999999999999991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><text:soft-page-break/></text:p>
      <text:p text:style-name="Standard">Classifications</text:p>
      <text:p text:style-name="Standard"/>
      <text:p text:style-name="Standard">AIT202 &lt;= 8.9337995 : yes</text:p>
      <text:p text:style-name="Standard">AIT202 &gt; 8.9337995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9337995</text:p>
      <text:p text:style-name="Standard">no<text:tab/>yes<text:tab/></text:p>
      <text:p text:style-name="Standard">0.332135655290387<text:tab/>0.6678643447096131<text:tab/></text:p>
      <text:p text:style-name="Standard">AIT202 &gt; 8.9337995</text:p>
      <text:p text:style-name="Standard">no<text:tab/>yes<text:tab/></text:p>
      <text:p text:style-name="Standard">0.5361321333500736<text:tab/>0.4638678666499263<text:tab/></text:p>
      <text:p text:style-name="Standard">AIT202 is missing</text:p>
      <text:p text:style-name="Standard">no<text:tab/>yes<text:tab/></text:p>
      <text:p text:style-name="Standard">0.5155222391585801<text:tab/>0.48447776084141986<text:tab/></text:p>
      <text:p text:style-name="Standard"/>
      <text:p text:style-name="Standard"/>
      <text:p text:style-name="Standard">Weight: 0.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2.64548 : no</text:p>
      <text:p text:style-name="Standard">AIT203 &gt; 232.64548 : yes</text:p>
      <text:p text:style-name="Standard">AIT203 is missing : yes</text:p>
      <text:p text:style-name="Standard"/>
      <text:p text:style-name="Standard">Class distributions</text:p>
      <text:p text:style-name="Standard"/>
      <text:p text:style-name="Standard">AIT203 &lt;= 232.64548</text:p>
      <text:p text:style-name="Standard">no<text:tab/>yes<text:tab/></text:p>
      <text:p text:style-name="Standard">1.0<text:tab/>0.0<text:tab/></text:p>
      <text:p text:style-name="Standard">AIT203 &gt; 232.64548</text:p>
      <text:p text:style-name="Standard">no<text:tab/>yes<text:tab/></text:p>
      <text:p text:style-name="Standard">0.4693491816534414<text:tab/>0.5306508183465586<text:tab/></text:p>
      <text:p text:style-name="Standard">AIT203 is missing</text:p>
      <text:p text:style-name="Standard">no<text:tab/>yes<text:tab/></text:p>
      <text:p text:style-name="Standard">0.4758349744631905<text:tab/>0.5241650255368095<text:tab/></text:p>
      <text:p text:style-name="Standard"/>
      <text:p text:style-name="Standard"/>
      <text:p text:style-name="Standard">Weight: 0.1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<text:soft-page-break/>LIT401 &lt;= 805.6395875000001 : no</text:p>
      <text:p text:style-name="Standard">LIT401 &gt; 805.6395875000001 : yes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805.6395875000001</text:p>
      <text:p text:style-name="Standard">no<text:tab/>yes<text:tab/></text:p>
      <text:p text:style-name="Standard">0.6836717205365846<text:tab/>0.31632827946341524<text:tab/></text:p>
      <text:p text:style-name="Standard">LIT401 &gt; 805.6395875000001</text:p>
      <text:p text:style-name="Standard">no<text:tab/>yes<text:tab/></text:p>
      <text:p text:style-name="Standard">0.48758019642613315<text:tab/>0.5124198035738668<text:tab/></text:p>
      <text:p text:style-name="Standard">LIT401 is missing</text:p>
      <text:p text:style-name="Standard">no<text:tab/>yes<text:tab/></text:p>
      <text:p text:style-name="Standard">0.5113931994503966<text:tab/>0.4886068005496034<text:tab/></text:p>
      <text:p text:style-name="Standard"/>
      <text:p text:style-name="Standard"/>
      <text:p text:style-name="Standard">Weight: 0.13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922.7001270000001 : no</text:p>
      <text:p text:style-name="Standard">LIT301 &gt; 922.7001270000001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922.7001270000001</text:p>
      <text:p text:style-name="Standard">no<text:tab/>yes<text:tab/></text:p>
      <text:p text:style-name="Standard">0.6690634836757114<text:tab/>0.3309365163242885<text:tab/></text:p>
      <text:p text:style-name="Standard">LIT301 &gt; 922.7001270000001</text:p>
      <text:p text:style-name="Standard">no<text:tab/>yes<text:tab/></text:p>
      <text:p text:style-name="Standard">0.5054933875576216<text:tab/>0.49450661244237837<text:tab/></text:p>
      <text:p text:style-name="Standard">LIT301 is missing</text:p>
      <text:p text:style-name="Standard">no<text:tab/>yes<text:tab/></text:p>
      <text:p text:style-name="Standard">0.5367040517144309<text:tab/>0.4632959482855691<text:tab/></text:p>
      <text:p text:style-name="Standard"/>
      <text:p text:style-name="Standard"/>
      <text:p text:style-name="Standard">Weight: 0.1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922.7001270000001 : no</text:p>
      <text:p text:style-name="Standard">LIT301 &gt; 922.7001270000001 : yes</text:p>
      <text:p text:style-name="Standard">LIT301 is missing : yes</text:p>
      <text:p text:style-name="Standard"><text:soft-page-break/></text:p>
      <text:p text:style-name="Standard">Class distributions</text:p>
      <text:p text:style-name="Standard"/>
      <text:p text:style-name="Standard">LIT301 &lt;= 922.7001270000001</text:p>
      <text:p text:style-name="Standard">no<text:tab/>yes<text:tab/></text:p>
      <text:p text:style-name="Standard">0.6357283813208205<text:tab/>0.3642716186791794<text:tab/></text:p>
      <text:p text:style-name="Standard">LIT301 &gt; 922.7001270000001</text:p>
      <text:p text:style-name="Standard">no<text:tab/>yes<text:tab/></text:p>
      <text:p text:style-name="Standard">0.46876414355258916<text:tab/>0.5312358564474108<text:tab/></text:p>
      <text:p text:style-name="Standard">LIT301 is missing</text:p>
      <text:p text:style-name="Standard">no<text:tab/>yes<text:tab/></text:p>
      <text:p text:style-name="Standard">0.4999999999999967<text:tab/>0.5000000000000032<text:tab/></text:p>
      <text:p text:style-name="Standard"/>
      <text:p text:style-name="Standard"/>
      <text:p text:style-name="Standard">Weight: 0.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814.1141775 : yes</text:p>
      <text:p text:style-name="Standard">LIT301 &gt; 814.1141775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814.1141775</text:p>
      <text:p text:style-name="Standard">no<text:tab/>yes<text:tab/></text:p>
      <text:p text:style-name="Standard">0.29311502892577673<text:tab/>0.7068849710742233<text:tab/></text:p>
      <text:p text:style-name="Standard">LIT301 &gt; 814.1141775</text:p>
      <text:p text:style-name="Standard">no<text:tab/>yes<text:tab/></text:p>
      <text:p text:style-name="Standard">0.5520704562633072<text:tab/>0.4479295437366928<text:tab/></text:p>
      <text:p text:style-name="Standard">LIT301 is missing</text:p>
      <text:p text:style-name="Standard">no<text:tab/>yes<text:tab/></text:p>
      <text:p text:style-name="Standard">0.5321141138527468<text:tab/>0.46788588614725324<text:tab/></text:p>
      <text:p text:style-name="Standard"/>
      <text:p text:style-name="Standard"/>
      <text:p text:style-name="Standard">Weight: 0.2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968432 : no</text:p>
      <text:p text:style-name="Standard">LIT301 &gt; 794.968432 : yes</text:p>
      <text:p text:style-name="Standard">LIT301 is missing : yes</text:p>
      <text:p text:style-name="Standard"/>
      <text:p text:style-name="Standard">Class distributions</text:p>
      <text:p text:style-name="Standard"/>
      <text:p text:style-name="Standard"><text:soft-page-break/>LIT301 &lt;= 794.968432</text:p>
      <text:p text:style-name="Standard">no<text:tab/>yes<text:tab/></text:p>
      <text:p text:style-name="Standard">0.9032744407164536<text:tab/>0.0967255592835465<text:tab/></text:p>
      <text:p text:style-name="Standard">LIT301 &gt; 794.968432</text:p>
      <text:p text:style-name="Standard">no<text:tab/>yes<text:tab/></text:p>
      <text:p text:style-name="Standard">0.4690234606886473<text:tab/>0.5309765393113527<text:tab/></text:p>
      <text:p text:style-name="Standard">LIT301 is missing</text:p>
      <text:p text:style-name="Standard">no<text:tab/>yes<text:tab/></text:p>
      <text:p text:style-name="Standard">0.4776105456938318<text:tab/>0.5223894543061682<text:tab/></text:p>
      <text:p text:style-name="Standard"/>
      <text:p text:style-name="Standard"/>
      <text:p text:style-name="Standard">Weight: 0.1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5086871522702202<text:tab/>0.49131284772977984<text:tab/></text:p>
      <text:p text:style-name="Standard">AIT402 is missing</text:p>
      <text:p text:style-name="Standard">no<text:tab/>yes<text:tab/></text:p>
      <text:p text:style-name="Standard">0.5145181895095926<text:tab/>0.4854818104904075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yes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<text:soft-page-break/>AIT402 &gt; 3.3837476449999997</text:p>
      <text:p text:style-name="Standard">no<text:tab/>yes<text:tab/></text:p>
      <text:p text:style-name="Standard">0.4941660195939842<text:tab/>0.5058339804060158<text:tab/></text:p>
      <text:p text:style-name="Standard">AIT402 is missing</text:p>
      <text:p text:style-name="Standard">no<text:tab/>yes<text:tab/></text:p>
      <text:p text:style-name="Standard">0.49999999999999867<text:tab/>0.5000000000000014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55036820137373<text:tab/>0.49449631798626276<text:tab/></text:p>
      <text:p text:style-name="Standard">AIT402 &gt; 6.677774905</text:p>
      <text:p text:style-name="Standard">no<text:tab/>yes<text:tab/></text:p>
      <text:p text:style-name="Standard">0.9999999999997472<text:tab/>2.5272271262803024E-13<text:tab/></text:p>
      <text:p text:style-name="Standard">AIT402 is missing</text:p>
      <text:p text:style-name="Standard">no<text:tab/>yes<text:tab/></text:p>
      <text:p text:style-name="Standard">0.5112733498009322<text:tab/>0.48872665019906786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422889994274505<text:tab/>0.505771100057255<text:tab/></text:p>
      <text:p text:style-name="Standard">AIT402 &gt; 6.677774905</text:p>
      <text:p text:style-name="Standard">no<text:tab/>yes<text:tab/></text:p>
      <text:p text:style-name="Standard">0.9999999999996635<text:tab/>3.365293972710862E-13<text:tab/></text:p>
      <text:p text:style-name="Standard"><text:soft-page-break/>AIT402 is missing</text:p>
      <text:p text:style-name="Standard">no<text:tab/>yes<text:tab/></text:p>
      <text:p text:style-name="Standard">0.49999999999999384<text:tab/>0.5000000000000061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1 &lt;= 126.16957099999999 : no</text:p>
      <text:p text:style-name="Standard">AIT201 &gt; 126.16957099999999 : yes</text:p>
      <text:p text:style-name="Standard">AIT201 is missing : no</text:p>
      <text:p text:style-name="Standard"/>
      <text:p text:style-name="Standard">Class distributions</text:p>
      <text:p text:style-name="Standard"/>
      <text:p text:style-name="Standard">AIT201 &lt;= 126.16957099999999</text:p>
      <text:p text:style-name="Standard">no<text:tab/>yes<text:tab/></text:p>
      <text:p text:style-name="Standard">0.6325036272382133<text:tab/>0.36749637276178665<text:tab/></text:p>
      <text:p text:style-name="Standard">AIT201 &gt; 126.16957099999999</text:p>
      <text:p text:style-name="Standard">no<text:tab/>yes<text:tab/></text:p>
      <text:p text:style-name="Standard">0.47933749027195377<text:tab/>0.5206625097280462<text:tab/></text:p>
      <text:p text:style-name="Standard">AIT201 is missing</text:p>
      <text:p text:style-name="Standard">no<text:tab/>yes<text:tab/></text:p>
      <text:p text:style-name="Standard">0.5111559089150125<text:tab/>0.4888440910849874<text:tab/></text:p>
      <text:p text:style-name="Standard"/>
      <text:p text:style-name="Standard"/>
      <text:p text:style-name="Standard">Weight: 0.1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49.3591385 : no</text:p>
      <text:p text:style-name="Standard">AIT203 &gt; 249.3591385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49.3591385</text:p>
      <text:p text:style-name="Standard">no<text:tab/>yes<text:tab/></text:p>
      <text:p text:style-name="Standard">0.5871745837569767<text:tab/>0.4128254162430233<text:tab/></text:p>
      <text:p text:style-name="Standard">AIT203 &gt; 249.3591385</text:p>
      <text:p text:style-name="Standard">no<text:tab/>yes<text:tab/></text:p>
      <text:p text:style-name="Standard">0.4557110534386912<text:tab/>0.5442889465613088<text:tab/></text:p>
      <text:p text:style-name="Standard">AIT203 is missing</text:p>
      <text:p text:style-name="Standard">no<text:tab/>yes<text:tab/></text:p>
      <text:p text:style-name="Standard">0.5371002185776554<text:tab/>0.4628997814223446<text:tab/></text:p>
      <text:p text:style-name="Standard"><text:soft-page-break/></text:p>
      <text:p text:style-name="Standard"/>
      <text:p text:style-name="Standard">Weight: 0.2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641.1741705 : no</text:p>
      <text:p text:style-name="Standard">LIT101 &gt; 641.1741705 : yes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641.1741705</text:p>
      <text:p text:style-name="Standard">no<text:tab/>yes<text:tab/></text:p>
      <text:p text:style-name="Standard">0.644328971655343<text:tab/>0.35567102834465697<text:tab/></text:p>
      <text:p text:style-name="Standard">LIT101 &gt; 641.1741705</text:p>
      <text:p text:style-name="Standard">no<text:tab/>yes<text:tab/></text:p>
      <text:p text:style-name="Standard">0.47078838457726657<text:tab/>0.5292116154227334<text:tab/></text:p>
      <text:p text:style-name="Standard">LIT101 is missing</text:p>
      <text:p text:style-name="Standard">no<text:tab/>yes<text:tab/></text:p>
      <text:p text:style-name="Standard">0.5206404694261334<text:tab/>0.4793595305738666<text:tab/></text:p>
      <text:p text:style-name="Standard"/>
      <text:p text:style-name="Standard"/>
      <text:p text:style-name="Standard">Weight: 0.2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409571713816906<text:tab/>0.45904282861830936<text:tab/></text:p>
      <text:p text:style-name="Standard">AIT402 &gt; 6.677774905</text:p>
      <text:p text:style-name="Standard">no<text:tab/>yes<text:tab/></text:p>
      <text:p text:style-name="Standard">1.0000000000001215<text:tab/>-1.2131037052461061E-13<text:tab/></text:p>
      <text:p text:style-name="Standard">AIT402 is missing</text:p>
      <text:p text:style-name="Standard">no<text:tab/>yes<text:tab/></text:p>
      <text:p text:style-name="Standard">0.5478820223570227<text:tab/>0.45211797764297745<text:tab/></text:p>
      <text:p text:style-name="Standard"/>
      <text:p text:style-name="Standard"/>
      <text:p text:style-name="Standard">Weight: 0.19</text:p>
      <text:p text:style-name="Standard"><text:soft-page-break/></text:p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302039789342256<text:tab/>0.5069796021065773<text:tab/></text:p>
      <text:p text:style-name="Standard">AIT402 &gt; 6.677774905</text:p>
      <text:p text:style-name="Standard">no<text:tab/>yes<text:tab/></text:p>
      <text:p text:style-name="Standard">0.9999999999999071<text:tab/>9.296065549256819E-14<text:tab/></text:p>
      <text:p text:style-name="Standard">AIT402 is missing</text:p>
      <text:p text:style-name="Standard">no<text:tab/>yes<text:tab/></text:p>
      <text:p text:style-name="Standard">0.5000000000000044<text:tab/>0.4999999999999955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67900351325206<text:tab/>0.49320996486747937<text:tab/></text:p>
      <text:p text:style-name="Standard">AIT402 &gt; 6.677774905</text:p>
      <text:p text:style-name="Standard">no<text:tab/>yes<text:tab/></text:p>
      <text:p text:style-name="Standard">1.0000000000001252<text:tab/>-1.2527085065364256E-13<text:tab/></text:p>
      <text:p text:style-name="Standard">AIT402 is missing</text:p>
      <text:p text:style-name="Standard">no<text:tab/>yes<text:tab/></text:p>
      <text:p text:style-name="Standard">0.5133981228157839<text:tab/>0.486601877184216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<text:soft-page-break/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33895067919765<text:tab/>0.5066104932080234<text:tab/></text:p>
      <text:p text:style-name="Standard">AIT402 &gt; 6.677774905</text:p>
      <text:p text:style-name="Standard">no<text:tab/>yes<text:tab/></text:p>
      <text:p text:style-name="Standard">0.9999999999999815<text:tab/>1.8546564101856572E-14<text:tab/></text:p>
      <text:p text:style-name="Standard">AIT402 is missing</text:p>
      <text:p text:style-name="Standard">no<text:tab/>yes<text:tab/></text:p>
      <text:p text:style-name="Standard">0.5000000000000026<text:tab/>0.4999999999999974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64402015729899<text:tab/>0.49355979842701014<text:tab/></text:p>
      <text:p text:style-name="Standard">AIT402 &gt; 6.677774905</text:p>
      <text:p text:style-name="Standard">no<text:tab/>yes<text:tab/></text:p>
      <text:p text:style-name="Standard">0.9999999999996513<text:tab/>3.487261639430897E-13<text:tab/></text:p>
      <text:p text:style-name="Standard">AIT402 is missing</text:p>
      <text:p text:style-name="Standard">no<text:tab/>yes<text:tab/></text:p>
      <text:p text:style-name="Standard">0.5127166081069201<text:tab/>0.4872833918930798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<text:soft-page-break/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37215367037863<text:tab/>0.5062784632962136<text:tab/></text:p>
      <text:p text:style-name="Standard">AIT402 &gt; 6.677774905</text:p>
      <text:p text:style-name="Standard">no<text:tab/>yes<text:tab/></text:p>
      <text:p text:style-name="Standard">0.9999999999998896<text:tab/>1.1033427816053049E-13<text:tab/></text:p>
      <text:p text:style-name="Standard">AIT402 is missing</text:p>
      <text:p text:style-name="Standard">no<text:tab/>yes<text:tab/></text:p>
      <text:p text:style-name="Standard">0.49999999999999684<text:tab/>0.5000000000000031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6124649741784<text:tab/>0.4938753502582161<text:tab/></text:p>
      <text:p text:style-name="Standard">AIT402 &gt; 6.677774905</text:p>
      <text:p text:style-name="Standard">no<text:tab/>yes<text:tab/></text:p>
      <text:p text:style-name="Standard">1.0000000000002272<text:tab/>-2.272086516045419E-13<text:tab/></text:p>
      <text:p text:style-name="Standard">AIT402 is missing</text:p>
      <text:p text:style-name="Standard">no<text:tab/>yes<text:tab/></text:p>
      <text:p text:style-name="Standard">0.512101069854846<text:tab/>0.48789893014515395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<text:soft-page-break/>Class distributions</text:p>
      <text:p text:style-name="Standard"/>
      <text:p text:style-name="Standard">AIT402 &lt;= 6.677774905</text:p>
      <text:p text:style-name="Standard">no<text:tab/>yes<text:tab/></text:p>
      <text:p text:style-name="Standard">0.49402180759645764<text:tab/>0.5059781924035424<text:tab/></text:p>
      <text:p text:style-name="Standard">AIT402 &gt; 6.677774905</text:p>
      <text:p text:style-name="Standard">no<text:tab/>yes<text:tab/></text:p>
      <text:p text:style-name="Standard">1.0000000000000313<text:tab/>-3.123019835085791E-14<text:tab/></text:p>
      <text:p text:style-name="Standard">AIT402 is missing</text:p>
      <text:p text:style-name="Standard">no<text:tab/>yes<text:tab/></text:p>
      <text:p text:style-name="Standard">0.5000000000000043<text:tab/>0.4999999999999958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57027625348822<text:tab/>0.4942972374651178<text:tab/></text:p>
      <text:p text:style-name="Standard">AIT502 &gt; 70.25121999999999</text:p>
      <text:p text:style-name="Standard">no<text:tab/>yes<text:tab/></text:p>
      <text:p text:style-name="Standard">1.0000000000000802<text:tab/>-8.021384112307616E-14<text:tab/></text:p>
      <text:p text:style-name="Standard">AIT502 is missing</text:p>
      <text:p text:style-name="Standard">no<text:tab/>yes<text:tab/></text:p>
      <text:p text:style-name="Standard">0.5115423697636546<text:tab/>0.4884576302363453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yes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<text:soft-page-break/>no<text:tab/>yes<text:tab/></text:p>
      <text:p text:style-name="Standard">0.49415885483523064<text:tab/>0.5058411451647693<text:tab/></text:p>
      <text:p text:style-name="Standard">AIT502 &gt; 70.25121999999999</text:p>
      <text:p text:style-name="Standard">no<text:tab/>yes<text:tab/></text:p>
      <text:p text:style-name="Standard">1.000000000000133<text:tab/>-1.329256855489203E-13<text:tab/></text:p>
      <text:p text:style-name="Standard">AIT502 is missing</text:p>
      <text:p text:style-name="Standard">no<text:tab/>yes<text:tab/></text:p>
      <text:p text:style-name="Standard">0.4999999999999921<text:tab/>0.5000000000000079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2.64548 : no</text:p>
      <text:p text:style-name="Standard">AIT203 &gt; 232.64548 : no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32.64548</text:p>
      <text:p text:style-name="Standard">no<text:tab/>yes<text:tab/></text:p>
      <text:p text:style-name="Standard">1.0<text:tab/>0.0<text:tab/></text:p>
      <text:p text:style-name="Standard">AIT203 &gt; 232.64548</text:p>
      <text:p text:style-name="Standard">no<text:tab/>yes<text:tab/></text:p>
      <text:p text:style-name="Standard">0.5055006910451084<text:tab/>0.49449930895489164<text:tab/></text:p>
      <text:p text:style-name="Standard">AIT203 is missing</text:p>
      <text:p text:style-name="Standard">no<text:tab/>yes<text:tab/></text:p>
      <text:p text:style-name="Standard">0.5112867259029379<text:tab/>0.4887132740970621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2.64548 : no</text:p>
      <text:p text:style-name="Standard">AIT203 &gt; 232.64548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32.64548</text:p>
      <text:p text:style-name="Standard">no<text:tab/>yes<text:tab/></text:p>
      <text:p text:style-name="Standard">1.0<text:tab/>0.0<text:tab/></text:p>
      <text:p text:style-name="Standard">AIT203 &gt; 232.64548</text:p>
      <text:p text:style-name="Standard"><text:soft-page-break/>no<text:tab/>yes<text:tab/></text:p>
      <text:p text:style-name="Standard">0.49421252788615844<text:tab/>0.5057874721138416<text:tab/></text:p>
      <text:p text:style-name="Standard">AIT203 is missing</text:p>
      <text:p text:style-name="Standard">no<text:tab/>yes<text:tab/></text:p>
      <text:p text:style-name="Standard">0.5000000000000023<text:tab/>0.49999999999999756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505435277295882<text:tab/>0.4945647227041179<text:tab/></text:p>
      <text:p text:style-name="Standard">AIT402 is missing</text:p>
      <text:p text:style-name="Standard">no<text:tab/>yes<text:tab/></text:p>
      <text:p text:style-name="Standard">0.5111864950584756<text:tab/>0.48881350494152453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yes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49424738316181344<text:tab/>0.5057526168381866<text:tab/></text:p>
      <text:p text:style-name="Standard">AIT402 is missing</text:p>
      <text:p text:style-name="Standard"><text:soft-page-break/>no<text:tab/>yes<text:tab/></text:p>
      <text:p text:style-name="Standard">0.49999999999999956<text:tab/>0.5000000000000004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54025431311233<text:tab/>0.4945974568688767<text:tab/></text:p>
      <text:p text:style-name="Standard">AIT402 &gt; 6.677774905</text:p>
      <text:p text:style-name="Standard">no<text:tab/>yes<text:tab/></text:p>
      <text:p text:style-name="Standard">0.9999999999999946<text:tab/>5.419450464232177E-15<text:tab/></text:p>
      <text:p text:style-name="Standard">AIT402 is missing</text:p>
      <text:p text:style-name="Standard">no<text:tab/>yes<text:tab/></text:p>
      <text:p text:style-name="Standard">0.5111213717345473<text:tab/>0.48887862826545275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427979663286814<text:tab/>0.5057202033671319<text:tab/></text:p>
      <text:p text:style-name="Standard">AIT402 &gt; 6.677774905</text:p>
      <text:p text:style-name="Standard">no<text:tab/>yes<text:tab/></text:p>
      <text:p text:style-name="Standard">0.999999999999997<text:tab/>2.963739653522983E-15<text:tab/></text:p>
      <text:p text:style-name="Standard">AIT402 is missing</text:p>
      <text:p text:style-name="Standard">no<text:tab/>yes<text:tab/></text:p>
      <text:p text:style-name="Standard">0.5000000000000081<text:tab/>0.4999999999999919<text:tab/></text:p>
      <text:p text:style-name="Standard"/>
      <text:p text:style-name="Standard"><text:soft-page-break/></text:p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54673295682226<text:tab/>0.49453267043177734<text:tab/></text:p>
      <text:p text:style-name="Standard">AIT502 &gt; 70.25121999999999</text:p>
      <text:p text:style-name="Standard">no<text:tab/>yes<text:tab/></text:p>
      <text:p text:style-name="Standard">1.0000000000001341<text:tab/>-1.340957749898403E-13<text:tab/></text:p>
      <text:p text:style-name="Standard">AIT502 is missing</text:p>
      <text:p text:style-name="Standard">no<text:tab/>yes<text:tab/></text:p>
      <text:p text:style-name="Standard">0.5110607870271013<text:tab/>0.4889392129728987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440518920187315<text:tab/>0.5055948107981268<text:tab/></text:p>
      <text:p text:style-name="Standard">AIT502 &gt; 70.25121999999999</text:p>
      <text:p text:style-name="Standard">no<text:tab/>yes<text:tab/></text:p>
      <text:p text:style-name="Standard">1.0000000000001559<text:tab/>-1.55773891783455E-13<text:tab/></text:p>
      <text:p text:style-name="Standard">AIT502 is missing</text:p>
      <text:p text:style-name="Standard">no<text:tab/>yes<text:tab/></text:p>
      <text:p text:style-name="Standard">0.500000000000004<text:tab/>0.49999999999999606<text:tab/></text:p>
      <text:p text:style-name="Standard"/>
      <text:p text:style-name="Standard"/>
      <text:p text:style-name="Standard">Weight: 0.04</text:p>
      <text:p text:style-name="Standard"/>
      <text:p text:style-name="Standard"><text:soft-page-break/>Decision Stump</text:p>
      <text:p text:style-name="Standard"/>
      <text:p text:style-name="Standard">Classifications</text:p>
      <text:p text:style-name="Standard"/>
      <text:p text:style-name="Standard">AIT203 &lt;= 232.64548 : no</text:p>
      <text:p text:style-name="Standard">AIT203 &gt; 232.64548 : no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32.64548</text:p>
      <text:p text:style-name="Standard">no<text:tab/>yes<text:tab/></text:p>
      <text:p text:style-name="Standard">1.0<text:tab/>0.0<text:tab/></text:p>
      <text:p text:style-name="Standard">AIT203 &gt; 232.64548</text:p>
      <text:p text:style-name="Standard">no<text:tab/>yes<text:tab/></text:p>
      <text:p text:style-name="Standard">0.5052794500590285<text:tab/>0.49472054994097153<text:tab/></text:p>
      <text:p text:style-name="Standard">AIT203 is missing</text:p>
      <text:p text:style-name="Standard">no<text:tab/>yes<text:tab/></text:p>
      <text:p text:style-name="Standard">0.5108261984057912<text:tab/>0.48917380159420887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2.64548 : no</text:p>
      <text:p text:style-name="Standard">AIT203 &gt; 232.64548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32.64548</text:p>
      <text:p text:style-name="Standard">no<text:tab/>yes<text:tab/></text:p>
      <text:p text:style-name="Standard">1.0<text:tab/>0.0<text:tab/></text:p>
      <text:p text:style-name="Standard">AIT203 &gt; 232.64548</text:p>
      <text:p text:style-name="Standard">no<text:tab/>yes<text:tab/></text:p>
      <text:p text:style-name="Standard">0.49445198323516165<text:tab/>0.5055480167648384<text:tab/></text:p>
      <text:p text:style-name="Standard">AIT203 is missing</text:p>
      <text:p text:style-name="Standard">no<text:tab/>yes<text:tab/></text:p>
      <text:p text:style-name="Standard">0.5000000000000044<text:tab/>0.49999999999999556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><text:soft-page-break/></text:p>
      <text:p text:style-name="Standard">AIT402 &lt;= 3.3837476449999997 : no</text:p>
      <text:p text:style-name="Standard">AIT402 &gt; 3.3837476449999997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5052241138597936<text:tab/>0.4947758861402065<text:tab/></text:p>
      <text:p text:style-name="Standard">AIT402 is missing</text:p>
      <text:p text:style-name="Standard">no<text:tab/>yes<text:tab/></text:p>
      <text:p text:style-name="Standard">0.5107385670302085<text:tab/>0.48926143296979147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3.3837476449999997 : no</text:p>
      <text:p text:style-name="Standard">AIT402 &gt; 3.3837476449999997 : yes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3.3837476449999997</text:p>
      <text:p text:style-name="Standard">no<text:tab/>yes<text:tab/></text:p>
      <text:p text:style-name="Standard">1.0<text:tab/>0.0<text:tab/></text:p>
      <text:p text:style-name="Standard">AIT402 &gt; 3.3837476449999997</text:p>
      <text:p text:style-name="Standard">no<text:tab/>yes<text:tab/></text:p>
      <text:p text:style-name="Standard">0.4944843091196525<text:tab/>0.5055156908803475<text:tab/></text:p>
      <text:p text:style-name="Standard">AIT402 is missing</text:p>
      <text:p text:style-name="Standard">no<text:tab/>yes<text:tab/></text:p>
      <text:p text:style-name="Standard">0.5000000000000003<text:tab/>0.4999999999999996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<text:soft-page-break/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51962028509495<text:tab/>0.49480379714905054<text:tab/></text:p>
      <text:p text:style-name="Standard">AIT402 &gt; 6.677774905</text:p>
      <text:p text:style-name="Standard">no<text:tab/>yes<text:tab/></text:p>
      <text:p text:style-name="Standard">1.0000000000004188<text:tab/>-4.188646010663692E-13<text:tab/></text:p>
      <text:p text:style-name="Standard">AIT402 is missing</text:p>
      <text:p text:style-name="Standard">no<text:tab/>yes<text:tab/></text:p>
      <text:p text:style-name="Standard">0.5106780023980128<text:tab/>0.4893219976019873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451698355081236<text:tab/>0.5054830164491876<text:tab/></text:p>
      <text:p text:style-name="Standard">AIT402 &gt; 6.677774905</text:p>
      <text:p text:style-name="Standard">no<text:tab/>yes<text:tab/></text:p>
      <text:p text:style-name="Standard">0.9999999999999376<text:tab/>6.239963314821008E-14<text:tab/></text:p>
      <text:p text:style-name="Standard">AIT402 is missing</text:p>
      <text:p text:style-name="Standard">no<text:tab/>yes<text:tab/></text:p>
      <text:p text:style-name="Standard">0.5000000000000048<text:tab/>0.4999999999999953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><text:soft-page-break/></text:p>
      <text:p text:style-name="Standard">P601 &lt;= 1.5</text:p>
      <text:p text:style-name="Standard">no<text:tab/>yes<text:tab/></text:p>
      <text:p text:style-name="Standard">0.5051961096127123<text:tab/>0.49480389038728767<text:tab/></text:p>
      <text:p text:style-name="Standard">P601 &gt; 1.5</text:p>
      <text:p text:style-name="Standard">no<text:tab/>yes<text:tab/></text:p>
      <text:p text:style-name="Standard">1.0000000000000646<text:tab/>-6.458458496021969E-14<text:tab/></text:p>
      <text:p text:style-name="Standard">P601 is missing</text:p>
      <text:p text:style-name="Standard">no<text:tab/>yes<text:tab/></text:p>
      <text:p text:style-name="Standard">0.5106167616265764<text:tab/>0.48938323837342357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45781515824841<text:tab/>0.5054218484175159<text:tab/></text:p>
      <text:p text:style-name="Standard">P601 &gt; 1.5</text:p>
      <text:p text:style-name="Standard">no<text:tab/>yes<text:tab/></text:p>
      <text:p text:style-name="Standard">0.9999999999999677<text:tab/>3.2331994278651805E-14<text:tab/></text:p>
      <text:p text:style-name="Standard">P601 is missing</text:p>
      <text:p text:style-name="Standard">no<text:tab/>yes<text:tab/></text:p>
      <text:p text:style-name="Standard">0.5000000000000069<text:tab/>0.49999999999999317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<text:soft-page-break/>0.5051304419597733<text:tab/>0.4948695580402266<text:tab/></text:p>
      <text:p text:style-name="Standard">AIT502 &gt; 70.25121999999999</text:p>
      <text:p text:style-name="Standard">no<text:tab/>yes<text:tab/></text:p>
      <text:p text:style-name="Standard">0.9999999999999216<text:tab/>7.84202329270829E-14<text:tab/></text:p>
      <text:p text:style-name="Standard">AIT502 is missing</text:p>
      <text:p text:style-name="Standard">no<text:tab/>yes<text:tab/></text:p>
      <text:p text:style-name="Standard">0.5105020535795508<text:tab/>0.48949794642044914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462723043712026<text:tab/>0.5053727695628798<text:tab/></text:p>
      <text:p text:style-name="Standard">AIT502 &gt; 70.25121999999999</text:p>
      <text:p text:style-name="Standard">no<text:tab/>yes<text:tab/></text:p>
      <text:p text:style-name="Standard">1.0000000000000886<text:tab/>-8.864682361644468E-14<text:tab/></text:p>
      <text:p text:style-name="Standard">AIT502 is missing</text:p>
      <text:p text:style-name="Standard">no<text:tab/>yes<text:tab/></text:p>
      <text:p text:style-name="Standard">0.5000000000000004<text:tab/>0.4999999999999995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1069.8579249999998 : yes</text:p>
      <text:p text:style-name="Standard">LIT301 &gt; 1069.8579249999998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1069.8579249999998</text:p>
      <text:p text:style-name="Standard">no<text:tab/>yes<text:tab/></text:p>
      <text:p text:style-name="Standard">0.4735108894618328<text:tab/>0.5264891105381672<text:tab/></text:p>
      <text:p text:style-name="Standard">LIT301 &gt; 1069.8579249999998</text:p>
      <text:p text:style-name="Standard">no<text:tab/>yes<text:tab/></text:p>
      <text:p text:style-name="Standard"><text:soft-page-break/>0.6093820209625467<text:tab/>0.39061797903745327<text:tab/></text:p>
      <text:p text:style-name="Standard">LIT301 is missing</text:p>
      <text:p text:style-name="Standard">no<text:tab/>yes<text:tab/></text:p>
      <text:p text:style-name="Standard">0.5104099573148574<text:tab/>0.48959004268514267<text:tab/></text:p>
      <text:p text:style-name="Standard"/>
      <text:p text:style-name="Standard"/>
      <text:p text:style-name="Standard">Weight: 0.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1027.88147 : no</text:p>
      <text:p text:style-name="Standard">LIT301 &gt; 1027.88147 : yes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1027.88147</text:p>
      <text:p text:style-name="Standard">no<text:tab/>yes<text:tab/></text:p>
      <text:p text:style-name="Standard">0.5877785378168178<text:tab/>0.4122214621831823<text:tab/></text:p>
      <text:p text:style-name="Standard">LIT301 &gt; 1027.88147</text:p>
      <text:p text:style-name="Standard">no<text:tab/>yes<text:tab/></text:p>
      <text:p text:style-name="Standard">0.4362682949728063<text:tab/>0.5637317050271936<text:tab/></text:p>
      <text:p text:style-name="Standard">LIT301 is missing</text:p>
      <text:p text:style-name="Standard">no<text:tab/>yes<text:tab/></text:p>
      <text:p text:style-name="Standard">0.5331140467954913<text:tab/>0.4668859532045087<text:tab/></text:p>
      <text:p text:style-name="Standard"/>
      <text:p text:style-name="Standard"/>
      <text:p text:style-name="Standard">Weight: 0.3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1069.8579249999998 : yes</text:p>
      <text:p text:style-name="Standard">LIT301 &gt; 1069.8579249999998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1069.8579249999998</text:p>
      <text:p text:style-name="Standard">no<text:tab/>yes<text:tab/></text:p>
      <text:p text:style-name="Standard">0.46194627970724483<text:tab/>0.5380537202927551<text:tab/></text:p>
      <text:p text:style-name="Standard">LIT301 &gt; 1069.8579249999998</text:p>
      <text:p text:style-name="Standard">no<text:tab/>yes<text:tab/></text:p>
      <text:p text:style-name="Standard">0.6381102995515846<text:tab/>0.3618897004484154<text:tab/></text:p>
      <text:p text:style-name="Standard">LIT301 is missing</text:p>
      <text:p text:style-name="Standard">no<text:tab/>yes<text:tab/></text:p>
      <text:p text:style-name="Standard"><text:soft-page-break/>0.5113762204258314<text:tab/>0.4886237795741685<text:tab/></text:p>
      <text:p text:style-name="Standard"/>
      <text:p text:style-name="Standard"/>
      <text:p text:style-name="Standard">Weight: 0.2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3 &lt;= 239.900021 : no</text:p>
      <text:p text:style-name="Standard">AIT203 &gt; 239.900021 : yes</text:p>
      <text:p text:style-name="Standard">AIT203 is missing : no</text:p>
      <text:p text:style-name="Standard"/>
      <text:p text:style-name="Standard">Class distributions</text:p>
      <text:p text:style-name="Standard"/>
      <text:p text:style-name="Standard">AIT203 &lt;= 239.900021</text:p>
      <text:p text:style-name="Standard">no<text:tab/>yes<text:tab/></text:p>
      <text:p text:style-name="Standard">0.6524791032935379<text:tab/>0.34752089670646213<text:tab/></text:p>
      <text:p text:style-name="Standard">AIT203 &gt; 239.900021</text:p>
      <text:p text:style-name="Standard">no<text:tab/>yes<text:tab/></text:p>
      <text:p text:style-name="Standard">0.4944753788823865<text:tab/>0.5055246211176135<text:tab/></text:p>
      <text:p text:style-name="Standard">AIT203 is missing</text:p>
      <text:p text:style-name="Standard">no<text:tab/>yes<text:tab/></text:p>
      <text:p text:style-name="Standard">0.5411138953263313<text:tab/>0.45888610467366875<text:tab/></text:p>
      <text:p text:style-name="Standard"/>
      <text:p text:style-name="Standard"/>
      <text:p text:style-name="Standard">Weight: 0.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9337995 : yes</text:p>
      <text:p text:style-name="Standard">AIT202 &gt; 8.9337995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9337995</text:p>
      <text:p text:style-name="Standard">no<text:tab/>yes<text:tab/></text:p>
      <text:p text:style-name="Standard">0.3407870409447181<text:tab/>0.6592129590552819<text:tab/></text:p>
      <text:p text:style-name="Standard">AIT202 &gt; 8.9337995</text:p>
      <text:p text:style-name="Standard">no<text:tab/>yes<text:tab/></text:p>
      <text:p text:style-name="Standard">0.5869361103539076<text:tab/>0.4130638896460924<text:tab/></text:p>
      <text:p text:style-name="Standard">AIT202 is missing</text:p>
      <text:p text:style-name="Standard">no<text:tab/>yes<text:tab/></text:p>
      <text:p text:style-name="Standard">0.5617371653662527<text:tab/>0.43826283463374716<text:tab/></text:p>
      <text:p text:style-name="Standard"/>
      <text:p text:style-name="Standard"/>
      <text:p text:style-name="Standard"><text:soft-page-break/>Weight: 0.38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2 &lt;= 2.5390061150000003 : no</text:p>
      <text:p text:style-name="Standard">PIT502 &gt; 2.5390061150000003 : yes</text:p>
      <text:p text:style-name="Standard">PIT502 is missing : yes</text:p>
      <text:p text:style-name="Standard"/>
      <text:p text:style-name="Standard">Class distributions</text:p>
      <text:p text:style-name="Standard"/>
      <text:p text:style-name="Standard">PIT502 &lt;= 2.5390061150000003</text:p>
      <text:p text:style-name="Standard">no<text:tab/>yes<text:tab/></text:p>
      <text:p text:style-name="Standard">0.6414871224198309<text:tab/>0.35851287758016914<text:tab/></text:p>
      <text:p text:style-name="Standard">PIT502 &gt; 2.5390061150000003</text:p>
      <text:p text:style-name="Standard">no<text:tab/>yes<text:tab/></text:p>
      <text:p text:style-name="Standard">0.45055214893486123<text:tab/>0.5494478510651387<text:tab/></text:p>
      <text:p text:style-name="Standard">PIT502 is missing</text:p>
      <text:p text:style-name="Standard">no<text:tab/>yes<text:tab/></text:p>
      <text:p text:style-name="Standard">0.4862262981619404<text:tab/>0.5137737018380596<text:tab/></text:p>
      <text:p text:style-name="Standard"/>
      <text:p text:style-name="Standard"/>
      <text:p text:style-name="Standard">Weight: 0.2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922.7001270000001 : no</text:p>
      <text:p text:style-name="Standard">LIT301 &gt; 922.7001270000001 : yes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922.7001270000001</text:p>
      <text:p text:style-name="Standard">no<text:tab/>yes<text:tab/></text:p>
      <text:p text:style-name="Standard">0.6725859440077028<text:tab/>0.3274140559922972<text:tab/></text:p>
      <text:p text:style-name="Standard">LIT301 &gt; 922.7001270000001</text:p>
      <text:p text:style-name="Standard">no<text:tab/>yes<text:tab/></text:p>
      <text:p text:style-name="Standard">0.49658100169389374<text:tab/>0.5034189983061063<text:tab/></text:p>
      <text:p text:style-name="Standard">LIT301 is missing</text:p>
      <text:p text:style-name="Standard">no<text:tab/>yes<text:tab/></text:p>
      <text:p text:style-name="Standard">0.5284729656217898<text:tab/>0.47152703437821025<text:tab/></text:p>
      <text:p text:style-name="Standard"/>
      <text:p text:style-name="Standard"/>
      <text:p text:style-name="Standard">Weight: 0.14</text:p>
      <text:p text:style-name="Standard"/>
      <text:p text:style-name="Standard">Decision Stump</text:p>
      <text:p text:style-name="Standard"><text:soft-page-break/></text:p>
      <text:p text:style-name="Standard">Classifications</text:p>
      <text:p text:style-name="Standard"/>
      <text:p text:style-name="Standard">LIT101 &lt;= 545.1423 : no</text:p>
      <text:p text:style-name="Standard">LIT101 &gt; 545.1423 : no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5438125600915715<text:tab/>0.4561874399084284<text:tab/></text:p>
      <text:p text:style-name="Standard">LIT101 is missing</text:p>
      <text:p text:style-name="Standard">no<text:tab/>yes<text:tab/></text:p>
      <text:p text:style-name="Standard">0.5504314569636752<text:tab/>0.4495685430363248<text:tab/></text:p>
      <text:p text:style-name="Standard"/>
      <text:p text:style-name="Standard"/>
      <text:p text:style-name="Standard">Weight: 0.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yes</text:p>
      <text:p text:style-name="Standard">LIT101 is missing : yes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49332208286177903<text:tab/>0.506677917138221<text:tab/></text:p>
      <text:p text:style-name="Standard">LIT101 is missing</text:p>
      <text:p text:style-name="Standard">no<text:tab/>yes<text:tab/></text:p>
      <text:p text:style-name="Standard">0.49999999999998884<text:tab/>0.5000000000000112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<text:soft-page-break/>LIT101 &lt;= 545.1423 : no</text:p>
      <text:p text:style-name="Standard">LIT101 &gt; 545.1423 : no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5065041796472659<text:tab/>0.493495820352734<text:tab/></text:p>
      <text:p text:style-name="Standard">LIT101 is missing</text:p>
      <text:p text:style-name="Standard">no<text:tab/>yes<text:tab/></text:p>
      <text:p text:style-name="Standard">0.5128413148570542<text:tab/>0.4871586851429459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yes</text:p>
      <text:p text:style-name="Standard">LIT101 is missing : yes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493660746916278<text:tab/>0.5063392530837221<text:tab/></text:p>
      <text:p text:style-name="Standard">LIT101 is missing</text:p>
      <text:p text:style-name="Standard">no<text:tab/>yes<text:tab/></text:p>
      <text:p text:style-name="Standard">0.4999999999999967<text:tab/>0.5000000000000032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><text:soft-page-break/></text:p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59902987903295<text:tab/>0.4940097012096705<text:tab/></text:p>
      <text:p text:style-name="Standard">AIT402 &gt; 6.677774905</text:p>
      <text:p text:style-name="Standard">no<text:tab/>yes<text:tab/></text:p>
      <text:p text:style-name="Standard">1.0000000000001383<text:tab/>-1.3824565519459204E-13<text:tab/></text:p>
      <text:p text:style-name="Standard">AIT402 is missing</text:p>
      <text:p text:style-name="Standard">no<text:tab/>yes<text:tab/></text:p>
      <text:p text:style-name="Standard">0.5122139425303381<text:tab/>0.48778605746966186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377453431109314<text:tab/>0.5062254656889068<text:tab/></text:p>
      <text:p text:style-name="Standard">AIT402 &gt; 6.677774905</text:p>
      <text:p text:style-name="Standard">no<text:tab/>yes<text:tab/></text:p>
      <text:p text:style-name="Standard">0.9999999999998936<text:tab/>1.062916779238169E-13<text:tab/></text:p>
      <text:p text:style-name="Standard">AIT402 is missing</text:p>
      <text:p text:style-name="Standard">no<text:tab/>yes<text:tab/></text:p>
      <text:p text:style-name="Standard">0.4999999999999989<text:tab/>0.5000000000000011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no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<text:soft-page-break/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5059638478713026<text:tab/>0.49403615212869745<text:tab/></text:p>
      <text:p text:style-name="Standard">LIT101 is missing</text:p>
      <text:p text:style-name="Standard">no<text:tab/>yes<text:tab/></text:p>
      <text:p text:style-name="Standard">0.5120026007046323<text:tab/>0.4879973992953677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yes</text:p>
      <text:p text:style-name="Standard">LIT101 is missing : yes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49395951761504725<text:tab/>0.5060404823849527<text:tab/></text:p>
      <text:p text:style-name="Standard">LIT101 is missing</text:p>
      <text:p text:style-name="Standard">no<text:tab/>yes<text:tab/></text:p>
      <text:p text:style-name="Standard">0.49999999999999895<text:tab/>0.500000000000001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56372000971188<text:tab/>0.4943627999028812<text:tab/></text:p>
      <text:p text:style-name="Standard"><text:soft-page-break/>AIT502 &gt; 70.25121999999999</text:p>
      <text:p text:style-name="Standard">no<text:tab/>yes<text:tab/></text:p>
      <text:p text:style-name="Standard">0.9999999999999439<text:tab/>5.596097144185077E-14<text:tab/></text:p>
      <text:p text:style-name="Standard">AIT502 is missing</text:p>
      <text:p text:style-name="Standard">no<text:tab/>yes<text:tab/></text:p>
      <text:p text:style-name="Standard">0.5116584295402554<text:tab/>0.48834157045974463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yes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397718725816003<text:tab/>0.5060228127418399<text:tab/></text:p>
      <text:p text:style-name="Standard">AIT502 &gt; 70.25121999999999</text:p>
      <text:p text:style-name="Standard">no<text:tab/>yes<text:tab/></text:p>
      <text:p text:style-name="Standard">1.0000000000000306<text:tab/>-3.063332454153197E-14<text:tab/></text:p>
      <text:p text:style-name="Standard">AIT502 is missing</text:p>
      <text:p text:style-name="Standard">no<text:tab/>yes<text:tab/></text:p>
      <text:p text:style-name="Standard">0.4999999999999985<text:tab/>0.5000000000000016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56863632200304<text:tab/>0.49431363677996976<text:tab/></text:p>
      <text:p text:style-name="Standard">AIT402 &gt; 6.677774905</text:p>
      <text:p text:style-name="Standard">no<text:tab/>yes<text:tab/></text:p>
      <text:p text:style-name="Standard">1.0000000000000058<text:tab/>-5.846387447746247E-15<text:tab/></text:p>
      <text:p text:style-name="Standard"><text:soft-page-break/>AIT402 is missing</text:p>
      <text:p text:style-name="Standard">no<text:tab/>yes<text:tab/></text:p>
      <text:p text:style-name="Standard">0.5116255156605771<text:tab/>0.4883744843394229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40592766681339<text:tab/>0.5059407233318661<text:tab/></text:p>
      <text:p text:style-name="Standard">AIT402 &gt; 6.677774905</text:p>
      <text:p text:style-name="Standard">no<text:tab/>yes<text:tab/></text:p>
      <text:p text:style-name="Standard">0.9999999999998397<text:tab/>1.6030201745059181E-13<text:tab/></text:p>
      <text:p text:style-name="Standard">AIT402 is missing</text:p>
      <text:p text:style-name="Standard">no<text:tab/>yes<text:tab/></text:p>
      <text:p text:style-name="Standard">0.5000000000000064<text:tab/>0.4999999999999936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no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5056992527350764<text:tab/>0.4943007472649236<text:tab/></text:p>
      <text:p text:style-name="Standard">LIT101 is missing</text:p>
      <text:p text:style-name="Standard">no<text:tab/>yes<text:tab/></text:p>
      <text:p text:style-name="Standard">0.5114725163890279<text:tab/>0.4885274836109721<text:tab/></text:p>
      <text:p text:style-name="Standard"><text:soft-page-break/></text:p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yes</text:p>
      <text:p text:style-name="Standard">LIT101 is missing : yes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4942252260169547<text:tab/>0.5057747739830453<text:tab/></text:p>
      <text:p text:style-name="Standard">LIT101 is missing</text:p>
      <text:p text:style-name="Standard">no<text:tab/>yes<text:tab/></text:p>
      <text:p text:style-name="Standard">0.4999999999999884<text:tab/>0.5000000000000117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54085702134539<text:tab/>0.4945914297865462<text:tab/></text:p>
      <text:p text:style-name="Standard">AIT502 &gt; 70.25121999999999</text:p>
      <text:p text:style-name="Standard">no<text:tab/>yes<text:tab/></text:p>
      <text:p text:style-name="Standard">1.0000000000000702<text:tab/>-7.027343101343119E-14<text:tab/></text:p>
      <text:p text:style-name="Standard">AIT502 is missing</text:p>
      <text:p text:style-name="Standard">no<text:tab/>yes<text:tab/></text:p>
      <text:p text:style-name="Standard">0.5111627730188179<text:tab/>0.48883722698118215<text:tab/></text:p>
      <text:p text:style-name="Standard"/>
      <text:p text:style-name="Standard"/>
      <text:p text:style-name="Standard">Weight: 0.04</text:p>
      <text:p text:style-name="Standard"><text:soft-page-break/></text:p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yes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42444072272231<text:tab/>0.5057555927727769<text:tab/></text:p>
      <text:p text:style-name="Standard">AIT502 &gt; 70.25121999999999</text:p>
      <text:p text:style-name="Standard">no<text:tab/>yes<text:tab/></text:p>
      <text:p text:style-name="Standard">1.0000000000001026<text:tab/>-1.0259025539116547E-13<text:tab/></text:p>
      <text:p text:style-name="Standard">AIT502 is missing</text:p>
      <text:p text:style-name="Standard">no<text:tab/>yes<text:tab/></text:p>
      <text:p text:style-name="Standard">0.4999999999999909<text:tab/>0.500000000000009<text:tab/></text:p>
      <text:p text:style-name="Standard"/>
      <text:p text:style-name="Standard"/>
      <text:p text:style-name="Standard">Weight: 0.05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054478338399062<text:tab/>0.4945521661600939<text:tab/></text:p>
      <text:p text:style-name="Standard">AIT402 &gt; 6.677774905</text:p>
      <text:p text:style-name="Standard">no<text:tab/>yes<text:tab/></text:p>
      <text:p text:style-name="Standard">0.9999999999998841<text:tab/>1.1585262179444754E-13<text:tab/></text:p>
      <text:p text:style-name="Standard">AIT402 is missing</text:p>
      <text:p text:style-name="Standard">no<text:tab/>yes<text:tab/></text:p>
      <text:p text:style-name="Standard">0.5111269329754492<text:tab/>0.48887306702455086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<text:soft-page-break/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43195235151861<text:tab/>0.5056804764848138<text:tab/></text:p>
      <text:p text:style-name="Standard">AIT402 &gt; 6.677774905</text:p>
      <text:p text:style-name="Standard">no<text:tab/>yes<text:tab/></text:p>
      <text:p text:style-name="Standard">0.99999999999986<text:tab/>1.3995311652100801E-13<text:tab/></text:p>
      <text:p text:style-name="Standard">AIT402 is missing</text:p>
      <text:p text:style-name="Standard">no<text:tab/>yes<text:tab/></text:p>
      <text:p text:style-name="Standard">0.4999999999999971<text:tab/>0.5000000000000029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791.4701500000001 : yes</text:p>
      <text:p text:style-name="Standard">LIT401 &gt; 791.4701500000001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791.4701500000001</text:p>
      <text:p text:style-name="Standard">no<text:tab/>yes<text:tab/></text:p>
      <text:p text:style-name="Standard">0.007759578308618424<text:tab/>0.9922404216913816<text:tab/></text:p>
      <text:p text:style-name="Standard">LIT401 &gt; 791.4701500000001</text:p>
      <text:p text:style-name="Standard">no<text:tab/>yes<text:tab/></text:p>
      <text:p text:style-name="Standard">0.5167100565912319<text:tab/>0.483289943408768<text:tab/></text:p>
      <text:p text:style-name="Standard">LIT401 is missing</text:p>
      <text:p text:style-name="Standard">no<text:tab/>yes<text:tab/></text:p>
      <text:p text:style-name="Standard">0.5109865015861593<text:tab/>0.4890134984138407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<text:soft-page-break/>LIT101 &gt; 545.1423 : yes</text:p>
      <text:p text:style-name="Standard">LIT101 is missing : yes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4838771520201442<text:tab/>0.5161228479798559<text:tab/></text:p>
      <text:p text:style-name="Standard">LIT101 is missing</text:p>
      <text:p text:style-name="Standard">no<text:tab/>yes<text:tab/></text:p>
      <text:p text:style-name="Standard">0.4894042192069927<text:tab/>0.5105957807930074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DPIT301 &lt;= 12.5328126 : yes</text:p>
      <text:p text:style-name="Standard">DPIT301 &gt; 12.5328126 : no</text:p>
      <text:p text:style-name="Standard">DPIT301 is missing : no</text:p>
      <text:p text:style-name="Standard"/>
      <text:p text:style-name="Standard">Class distributions</text:p>
      <text:p text:style-name="Standard"/>
      <text:p text:style-name="Standard">DPIT301 &lt;= 12.5328126</text:p>
      <text:p text:style-name="Standard">no<text:tab/>yes<text:tab/></text:p>
      <text:p text:style-name="Standard">0.49400111806823926<text:tab/>0.5059988819317607<text:tab/></text:p>
      <text:p text:style-name="Standard">DPIT301 &gt; 12.5328126</text:p>
      <text:p text:style-name="Standard">no<text:tab/>yes<text:tab/></text:p>
      <text:p text:style-name="Standard">0.7344232219536837<text:tab/>0.26557677804631635<text:tab/></text:p>
      <text:p text:style-name="Standard">DPIT301 is missing</text:p>
      <text:p text:style-name="Standard">no<text:tab/>yes<text:tab/></text:p>
      <text:p text:style-name="Standard">0.5102711744260856<text:tab/>0.48972882557391445<text:tab/></text:p>
      <text:p text:style-name="Standard"/>
      <text:p text:style-name="Standard"/>
      <text:p text:style-name="Standard">Weight: 0.09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no</text:p>
      <text:p text:style-name="Standard">LIT401 &gt; 977.2109985 : no</text:p>
      <text:p text:style-name="Standard">LIT401 is missing : no</text:p>
      <text:p text:style-name="Standard"/>
      <text:p text:style-name="Standard"><text:soft-page-break/>Class distributions</text:p>
      <text:p text:style-name="Standard"/>
      <text:p text:style-name="Standard">LIT401 &lt;= 977.2109985</text:p>
      <text:p text:style-name="Standard">no<text:tab/>yes<text:tab/></text:p>
      <text:p text:style-name="Standard">0.520498007858073<text:tab/>0.47950199214192696<text:tab/></text:p>
      <text:p text:style-name="Standard">LIT401 &gt; 977.2109985</text:p>
      <text:p text:style-name="Standard">no<text:tab/>yes<text:tab/></text:p>
      <text:p text:style-name="Standard">0.9041999313390252<text:tab/>0.09580006866097487<text:tab/></text:p>
      <text:p text:style-name="Standard">LIT401 is missing</text:p>
      <text:p text:style-name="Standard">no<text:tab/>yes<text:tab/></text:p>
      <text:p text:style-name="Standard">0.5288772541882715<text:tab/>0.4711227458117286<text:tab/></text:p>
      <text:p text:style-name="Standard"/>
      <text:p text:style-name="Standard"/>
      <text:p text:style-name="Standard">Weight: 0.1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yes</text:p>
      <text:p text:style-name="Standard">LIT401 &gt; 977.499359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49451208990050466<text:tab/>0.5054879100994952<text:tab/></text:p>
      <text:p text:style-name="Standard">LIT401 &gt; 977.4993595</text:p>
      <text:p text:style-name="Standard">no<text:tab/>yes<text:tab/></text:p>
      <text:p text:style-name="Standard">1.0000000000003246<text:tab/>-3.245759508932179E-13<text:tab/></text:p>
      <text:p text:style-name="Standard">LIT401 is missing</text:p>
      <text:p text:style-name="Standard">no<text:tab/>yes<text:tab/></text:p>
      <text:p text:style-name="Standard">0.4999999999999945<text:tab/>0.5000000000000056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<text:soft-page-break/>no<text:tab/>yes<text:tab/></text:p>
      <text:p text:style-name="Standard">0.5051370126757513<text:tab/>0.4948629873242487<text:tab/></text:p>
      <text:p text:style-name="Standard">AIT402 &gt; 6.677774905</text:p>
      <text:p text:style-name="Standard">no<text:tab/>yes<text:tab/></text:p>
      <text:p text:style-name="Standard">0.9999999999997128<text:tab/>2.8715154463100736E-13<text:tab/></text:p>
      <text:p text:style-name="Standard">AIT402 is missing</text:p>
      <text:p text:style-name="Standard">no<text:tab/>yes<text:tab/></text:p>
      <text:p text:style-name="Standard">0.510625935138415<text:tab/>0.48937406486158497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yes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45098788119019<text:tab/>0.5054901211880981<text:tab/></text:p>
      <text:p text:style-name="Standard">AIT402 &gt; 6.677774905</text:p>
      <text:p text:style-name="Standard">no<text:tab/>yes<text:tab/></text:p>
      <text:p text:style-name="Standard">0.9999999999997815<text:tab/>2.1845725460094443E-13<text:tab/></text:p>
      <text:p text:style-name="Standard">AIT402 is missing</text:p>
      <text:p text:style-name="Standard">no<text:tab/>yes<text:tab/></text:p>
      <text:p text:style-name="Standard">0.49999999999999567<text:tab/>0.5000000000000043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51567849952205<text:tab/>0.49484321500477946<text:tab/></text:p>
      <text:p text:style-name="Standard">P601 &gt; 1.5</text:p>
      <text:p text:style-name="Standard"><text:soft-page-break/>no<text:tab/>yes<text:tab/></text:p>
      <text:p text:style-name="Standard">0.9999999999999842<text:tab/>1.5839509629003454E-14<text:tab/></text:p>
      <text:p text:style-name="Standard">P601 is missing</text:p>
      <text:p text:style-name="Standard">no<text:tab/>yes<text:tab/></text:p>
      <text:p text:style-name="Standard">0.5106300798175584<text:tab/>0.4893699201824416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452550479525065<text:tab/>0.5054744952047494<text:tab/></text:p>
      <text:p text:style-name="Standard">P601 &gt; 1.5</text:p>
      <text:p text:style-name="Standard">no<text:tab/>yes<text:tab/></text:p>
      <text:p text:style-name="Standard">0.9999999999999374<text:tab/>6.270351544167791E-14<text:tab/></text:p>
      <text:p text:style-name="Standard">P601 is missing</text:p>
      <text:p text:style-name="Standard">no<text:tab/>yes<text:tab/></text:p>
      <text:p text:style-name="Standard">0.49999999999999195<text:tab/>0.5000000000000081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51643481814012<text:tab/>0.4948356518185988<text:tab/></text:p>
      <text:p text:style-name="Standard">AIT502 &gt; 70.25121999999999</text:p>
      <text:p text:style-name="Standard">no<text:tab/>yes<text:tab/></text:p>
      <text:p text:style-name="Standard">1.0000000000000449<text:tab/>-4.4896450247668313E-14<text:tab/></text:p>
      <text:p text:style-name="Standard">AIT502 is missing</text:p>
      <text:p text:style-name="Standard"><text:soft-page-break/>no<text:tab/>yes<text:tab/></text:p>
      <text:p text:style-name="Standard">0.5106007866745884<text:tab/>0.4893992133254117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456237074968606<text:tab/>0.505437629250314<text:tab/></text:p>
      <text:p text:style-name="Standard">AIT502 &gt; 70.25121999999999</text:p>
      <text:p text:style-name="Standard">no<text:tab/>yes<text:tab/></text:p>
      <text:p text:style-name="Standard">1.0000000000001457<text:tab/>-1.457809393254007E-13<text:tab/></text:p>
      <text:p text:style-name="Standard">AIT502 is missing</text:p>
      <text:p text:style-name="Standard">no<text:tab/>yes<text:tab/></text:p>
      <text:p text:style-name="Standard">0.5000000000000051<text:tab/>0.4999999999999949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no</text:p>
      <text:p text:style-name="Standard"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5023431183539401<text:tab/>0.49765688164606<text:tab/></text:p>
      <text:p text:style-name="Standard">LIT401 &gt; 977.2109985</text:p>
      <text:p text:style-name="Standard">no<text:tab/>yes<text:tab/></text:p>
      <text:p text:style-name="Standard">0.895611991579136<text:tab/>0.104388008420864<text:tab/></text:p>
      <text:p text:style-name="Standard">LIT401 is missing</text:p>
      <text:p text:style-name="Standard">no<text:tab/>yes<text:tab/></text:p>
      <text:p text:style-name="Standard">0.5105316550861323<text:tab/>0.4894683449138677<text:tab/></text:p>
      <text:p text:style-name="Standard"/>
      <text:p text:style-name="Standard"><text:soft-page-break/></text:p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2109985 : yes</text:p>
      <text:p text:style-name="Standard">LIT401 &gt; 977.210998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2109985</text:p>
      <text:p text:style-name="Standard">no<text:tab/>yes<text:tab/></text:p>
      <text:p text:style-name="Standard">0.4918106549167448<text:tab/>0.5081893450832552<text:tab/></text:p>
      <text:p text:style-name="Standard">LIT401 &gt; 977.2109985</text:p>
      <text:p text:style-name="Standard">no<text:tab/>yes<text:tab/></text:p>
      <text:p text:style-name="Standard">0.8916067751884549<text:tab/>0.10839322481154515<text:tab/></text:p>
      <text:p text:style-name="Standard">LIT401 is missing</text:p>
      <text:p text:style-name="Standard">no<text:tab/>yes<text:tab/></text:p>
      <text:p text:style-name="Standard">0.5000000000000026<text:tab/>0.4999999999999974<text:tab/></text:p>
      <text:p text:style-name="Standard"/>
      <text:p text:style-name="Standard"/>
      <text:p text:style-name="Standard">Weight: 0.0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402 &lt;= 6.677774905 : no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51012618224258<text:tab/>0.48987381775742<text:tab/></text:p>
      <text:p text:style-name="Standard">AIT402 &gt; 6.677774905</text:p>
      <text:p text:style-name="Standard">no<text:tab/>yes<text:tab/></text:p>
      <text:p text:style-name="Standard">1.0000000000004436<text:tab/>-4.437235993040482E-13<text:tab/></text:p>
      <text:p text:style-name="Standard">AIT402 is missing</text:p>
      <text:p text:style-name="Standard">no<text:tab/>yes<text:tab/></text:p>
      <text:p text:style-name="Standard">0.5154017978151604<text:tab/>0.4845982021848397<text:tab/></text:p>
      <text:p text:style-name="Standard"/>
      <text:p text:style-name="Standard"/>
      <text:p text:style-name="Standard">Weight: 0.06</text:p>
      <text:p text:style-name="Standard"/>
      <text:p text:style-name="Standard"><text:soft-page-break/>Decision Stump</text:p>
      <text:p text:style-name="Standard"/>
      <text:p text:style-name="Standard">Classifications</text:p>
      <text:p text:style-name="Standard"/>
      <text:p text:style-name="Standard">AIT402 &lt;= 6.677774905 : yes</text:p>
      <text:p text:style-name="Standard">AIT402 &gt; 6.677774905 : no</text:p>
      <text:p text:style-name="Standard">AIT402 is missing : no</text:p>
      <text:p text:style-name="Standard"/>
      <text:p text:style-name="Standard">Class distributions</text:p>
      <text:p text:style-name="Standard"/>
      <text:p text:style-name="Standard">AIT402 &lt;= 6.677774905</text:p>
      <text:p text:style-name="Standard">no<text:tab/>yes<text:tab/></text:p>
      <text:p text:style-name="Standard">0.4947210912031591<text:tab/>0.5052789087968408<text:tab/></text:p>
      <text:p text:style-name="Standard">AIT402 &gt; 6.677774905</text:p>
      <text:p text:style-name="Standard">no<text:tab/>yes<text:tab/></text:p>
      <text:p text:style-name="Standard">1.000000000000195<text:tab/>-1.950159977197142E-13<text:tab/></text:p>
      <text:p text:style-name="Standard">AIT402 is missing</text:p>
      <text:p text:style-name="Standard">no<text:tab/>yes<text:tab/></text:p>
      <text:p text:style-name="Standard">0.5000000000000107<text:tab/>0.49999999999998934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49754570251854<text:tab/>0.4950245429748145<text:tab/></text:p>
      <text:p text:style-name="Standard">P601 &gt; 1.5</text:p>
      <text:p text:style-name="Standard">no<text:tab/>yes<text:tab/></text:p>
      <text:p text:style-name="Standard">0.9999999999999779<text:tab/>2.2214253252581904E-14<text:tab/></text:p>
      <text:p text:style-name="Standard">P601 is missing</text:p>
      <text:p text:style-name="Standard">no<text:tab/>yes<text:tab/></text:p>
      <text:p text:style-name="Standard">0.5102336815639126<text:tab/>0.4897663184360875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><text:soft-page-break/></text:p>
      <text:p text:style-name="Standard">P601 &lt;= 1.5 : yes</text:p>
      <text:p text:style-name="Standard">P601 &gt; 1.5 : no</text:p>
      <text:p text:style-name="Standard">P601 is missing : yes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47407043059306<text:tab/>0.5052592956940695<text:tab/></text:p>
      <text:p text:style-name="Standard">P601 &gt; 1.5</text:p>
      <text:p text:style-name="Standard">no<text:tab/>yes<text:tab/></text:p>
      <text:p text:style-name="Standard">0.9999999999999926<text:tab/>7.488026932678981E-15<text:tab/></text:p>
      <text:p text:style-name="Standard">P601 is missing</text:p>
      <text:p text:style-name="Standard">no<text:tab/>yes<text:tab/></text:p>
      <text:p text:style-name="Standard">0.4999999999999956<text:tab/>0.5000000000000043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no</text:p>
      <text:p text:style-name="Standard">AIT502 &gt; 70.25121999999999 : no</text:p>
      <text:p text:style-name="Standard"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504967797538876<text:tab/>0.49503220246112395<text:tab/></text:p>
      <text:p text:style-name="Standard">AIT502 &gt; 70.25121999999999</text:p>
      <text:p text:style-name="Standard">no<text:tab/>yes<text:tab/></text:p>
      <text:p text:style-name="Standard">0.999999999999954<text:tab/>4.600056353458212E-14<text:tab/></text:p>
      <text:p text:style-name="Standard">AIT502 is missing</text:p>
      <text:p text:style-name="Standard">no<text:tab/>yes<text:tab/></text:p>
      <text:p text:style-name="Standard">0.5101968227521683<text:tab/>0.48980317724783173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502 &lt;= 70.25121999999999 : yes</text:p>
      <text:p text:style-name="Standard">AIT502 &gt; 70.25121999999999 : no</text:p>
      <text:p text:style-name="Standard"><text:soft-page-break/>AIT502 is missing : no</text:p>
      <text:p text:style-name="Standard"/>
      <text:p text:style-name="Standard">Class distributions</text:p>
      <text:p text:style-name="Standard"/>
      <text:p text:style-name="Standard">AIT502 &lt;= 70.25121999999999</text:p>
      <text:p text:style-name="Standard">no<text:tab/>yes<text:tab/></text:p>
      <text:p text:style-name="Standard">0.494769915051191<text:tab/>0.505230084948809<text:tab/></text:p>
      <text:p text:style-name="Standard">AIT502 &gt; 70.25121999999999</text:p>
      <text:p text:style-name="Standard">no<text:tab/>yes<text:tab/></text:p>
      <text:p text:style-name="Standard">1.00000000000011<text:tab/>-1.0987450791823521E-13<text:tab/></text:p>
      <text:p text:style-name="Standard">AIT502 is missing</text:p>
      <text:p text:style-name="Standard">no<text:tab/>yes<text:tab/></text:p>
      <text:p text:style-name="Standard">0.5000000000000012<text:tab/>0.49999999999999867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501 &lt;= 0.8022943 : yes</text:p>
      <text:p text:style-name="Standard">FIT501 &gt; 0.8022943 : no</text:p>
      <text:p text:style-name="Standard">FIT501 is missing : no</text:p>
      <text:p text:style-name="Standard"/>
      <text:p text:style-name="Standard">Class distributions</text:p>
      <text:p text:style-name="Standard"/>
      <text:p text:style-name="Standard">FIT501 &lt;= 0.8022943</text:p>
      <text:p text:style-name="Standard">no<text:tab/>yes<text:tab/></text:p>
      <text:p text:style-name="Standard">0.42472236883342396<text:tab/>0.5752776311665762<text:tab/></text:p>
      <text:p text:style-name="Standard">FIT501 &gt; 0.8022943</text:p>
      <text:p text:style-name="Standard">no<text:tab/>yes<text:tab/></text:p>
      <text:p text:style-name="Standard">0.5521398499145632<text:tab/>0.44786015008543684<text:tab/></text:p>
      <text:p text:style-name="Standard">FIT501 is missing</text:p>
      <text:p text:style-name="Standard">no<text:tab/>yes<text:tab/></text:p>
      <text:p text:style-name="Standard">0.5101419115441197<text:tab/>0.48985808845588036<text:tab/></text:p>
      <text:p text:style-name="Standard"/>
      <text:p text:style-name="Standard"/>
      <text:p text:style-name="Standard">Weight: 0.2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IT501 &lt;= 159.8228 : yes</text:p>
      <text:p text:style-name="Standard">PIT501 &gt; 159.8228 : no</text:p>
      <text:p text:style-name="Standard">PIT501 is missing : yes</text:p>
      <text:p text:style-name="Standard"/>
      <text:p text:style-name="Standard">Class distributions</text:p>
      <text:p text:style-name="Standard"><text:soft-page-break/></text:p>
      <text:p text:style-name="Standard">PIT501 &lt;= 159.8228</text:p>
      <text:p text:style-name="Standard">no<text:tab/>yes<text:tab/></text:p>
      <text:p text:style-name="Standard">0.4582705448517225<text:tab/>0.5417294551482775<text:tab/></text:p>
      <text:p text:style-name="Standard">PIT501 &gt; 159.8228</text:p>
      <text:p text:style-name="Standard">no<text:tab/>yes<text:tab/></text:p>
      <text:p text:style-name="Standard">0.6498953467784312<text:tab/>0.35010465322156886<text:tab/></text:p>
      <text:p text:style-name="Standard">PIT501 is missing</text:p>
      <text:p text:style-name="Standard">no<text:tab/>yes<text:tab/></text:p>
      <text:p text:style-name="Standard">0.48962641526924616<text:tab/>0.5103735847307538<text:tab/></text:p>
      <text:p text:style-name="Standard"/>
      <text:p text:style-name="Standard"/>
      <text:p text:style-name="Standard">Weight: 0.2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504 &lt;= 0.21205520649999998 : no</text:p>
      <text:p text:style-name="Standard">FIT504 &gt; 0.21205520649999998 : no</text:p>
      <text:p text:style-name="Standard">FIT504 is missing : no</text:p>
      <text:p text:style-name="Standard"/>
      <text:p text:style-name="Standard">Class distributions</text:p>
      <text:p text:style-name="Standard"/>
      <text:p text:style-name="Standard">FIT504 &lt;= 0.21205520649999998</text:p>
      <text:p text:style-name="Standard">no<text:tab/>yes<text:tab/></text:p>
      <text:p text:style-name="Standard">0.5167014351156318<text:tab/>0.4832985648843682<text:tab/></text:p>
      <text:p text:style-name="Standard">FIT504 &gt; 0.21205520649999998</text:p>
      <text:p text:style-name="Standard">no<text:tab/>yes<text:tab/></text:p>
      <text:p text:style-name="Standard">0.8221623305067165<text:tab/>0.17783766949328353<text:tab/></text:p>
      <text:p text:style-name="Standard">FIT504 is missing</text:p>
      <text:p text:style-name="Standard">no<text:tab/>yes<text:tab/></text:p>
      <text:p text:style-name="Standard">0.5300306118989911<text:tab/>0.4699693881010089<text:tab/></text:p>
      <text:p text:style-name="Standard"/>
      <text:p text:style-name="Standard"/>
      <text:p text:style-name="Standard">Weight: 0.12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504 &lt;= 0.21205520649999998 : yes</text:p>
      <text:p text:style-name="Standard">FIT504 &gt; 0.21205520649999998 : no</text:p>
      <text:p text:style-name="Standard">FIT504 is missing : yes</text:p>
      <text:p text:style-name="Standard"/>
      <text:p text:style-name="Standard">Class distributions</text:p>
      <text:p text:style-name="Standard"/>
      <text:p text:style-name="Standard">FIT504 &lt;= 0.21205520649999998</text:p>
      <text:p text:style-name="Standard">no<text:tab/>yes<text:tab/></text:p>
      <text:p text:style-name="Standard"><text:soft-page-break/>0.48664402823549235<text:tab/>0.5133559717645076<text:tab/></text:p>
      <text:p text:style-name="Standard">FIT504 &gt; 0.21205520649999998</text:p>
      <text:p text:style-name="Standard">no<text:tab/>yes<text:tab/></text:p>
      <text:p text:style-name="Standard">0.8038920136620674<text:tab/>0.1961079863379327<text:tab/></text:p>
      <text:p text:style-name="Standard">FIT504 is missing</text:p>
      <text:p text:style-name="Standard">no<text:tab/>yes<text:tab/></text:p>
      <text:p text:style-name="Standard">0.49999999999999034<text:tab/>0.5000000000000097<text:tab/></text:p>
      <text:p text:style-name="Standard"/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797.5070495 : yes</text:p>
      <text:p text:style-name="Standard">LIT401 &gt; 797.50704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797.5070495</text:p>
      <text:p text:style-name="Standard">no<text:tab/>yes<text:tab/></text:p>
      <text:p text:style-name="Standard">0.12866213252613637<text:tab/>0.8713378674738637<text:tab/></text:p>
      <text:p text:style-name="Standard">LIT401 &gt; 797.5070495</text:p>
      <text:p text:style-name="Standard">no<text:tab/>yes<text:tab/></text:p>
      <text:p text:style-name="Standard">0.5319620983062822<text:tab/>0.4680379016937178<text:tab/></text:p>
      <text:p text:style-name="Standard">LIT401 is missing</text:p>
      <text:p text:style-name="Standard">no<text:tab/>yes<text:tab/></text:p>
      <text:p text:style-name="Standard">0.5234944829403004<text:tab/>0.4765055170596996<text:tab/></text:p>
      <text:p text:style-name="Standard"/>
      <text:p text:style-name="Standard"/>
      <text:p text:style-name="Standard">Weight: 0.16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MV304 &lt;= 1.5 : yes</text:p>
      <text:p text:style-name="Standard">MV304 &gt; 1.5 : no</text:p>
      <text:p text:style-name="Standard">MV304 is missing : yes</text:p>
      <text:p text:style-name="Standard"/>
      <text:p text:style-name="Standard">Class distributions</text:p>
      <text:p text:style-name="Standard"/>
      <text:p text:style-name="Standard">MV304 &lt;= 1.5</text:p>
      <text:p text:style-name="Standard">no<text:tab/>yes<text:tab/></text:p>
      <text:p text:style-name="Standard">0.48053394696283047<text:tab/>0.5194660530371695<text:tab/></text:p>
      <text:p text:style-name="Standard">MV304 &gt; 1.5</text:p>
      <text:p text:style-name="Standard">no<text:tab/>yes<text:tab/></text:p>
      <text:p text:style-name="Standard"><text:soft-page-break/>1.000000000000026<text:tab/>-2.5912313287303934E-14<text:tab/></text:p>
      <text:p text:style-name="Standard">MV304 is missing</text:p>
      <text:p text:style-name="Standard">no<text:tab/>yes<text:tab/></text:p>
      <text:p text:style-name="Standard">0.4859624738448533<text:tab/>0.5140375261551468<text:tab/></text:p>
      <text:p text:style-name="Standard"/>
      <text:p text:style-name="Standard"/>
      <text:p text:style-name="Standard">Weight: 0.1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no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5045588171682259<text:tab/>0.495441182831774<text:tab/></text:p>
      <text:p text:style-name="Standard">LIT101 is missing</text:p>
      <text:p text:style-name="Standard">no<text:tab/>yes<text:tab/></text:p>
      <text:p text:style-name="Standard">0.5099622971503163<text:tab/>0.4900377028496837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yes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4945955382154675<text:tab/>0.5054044617845325<text:tab/></text:p>
      <text:p text:style-name="Standard">LIT101 is missing</text:p>
      <text:p text:style-name="Standard">no<text:tab/>yes<text:tab/></text:p>
      <text:p text:style-name="Standard"><text:soft-page-break/>0.5000000000000002<text:tab/>0.4999999999999998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FIT201 &lt;= 2.325249 : no</text:p>
      <text:p text:style-name="Standard">FIT201 &gt; 2.325249 : yes</text:p>
      <text:p text:style-name="Standard">FIT201 is missing : no</text:p>
      <text:p text:style-name="Standard"/>
      <text:p text:style-name="Standard">Class distributions</text:p>
      <text:p text:style-name="Standard"/>
      <text:p text:style-name="Standard">FIT201 &lt;= 2.325249</text:p>
      <text:p text:style-name="Standard">no<text:tab/>yes<text:tab/></text:p>
      <text:p text:style-name="Standard">0.5282191368322522<text:tab/>0.47178086316774775<text:tab/></text:p>
      <text:p text:style-name="Standard">FIT201 &gt; 2.325249</text:p>
      <text:p text:style-name="Standard">no<text:tab/>yes<text:tab/></text:p>
      <text:p text:style-name="Standard">0.30761918097256363<text:tab/>0.6923808190274363<text:tab/></text:p>
      <text:p text:style-name="Standard">FIT201 is missing</text:p>
      <text:p text:style-name="Standard">no<text:tab/>yes<text:tab/></text:p>
      <text:p text:style-name="Standard">0.5104694336448289<text:tab/>0.4895305663551711<text:tab/></text:p>
      <text:p text:style-name="Standard"/>
      <text:p text:style-name="Standard"/>
      <text:p text:style-name="Standard">Weight: 0.17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yes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694911109375373<text:tab/>0.5305088890624627<text:tab/></text:p>
      <text:p text:style-name="Standard">LIT301 is missing</text:p>
      <text:p text:style-name="Standard">no<text:tab/>yes<text:tab/></text:p>
      <text:p text:style-name="Standard">0.4755404015221615<text:tab/>0.5244595984778385<text:tab/></text:p>
      <text:p text:style-name="Standard"/>
      <text:p text:style-name="Standard"/>
      <text:p text:style-name="Standard"><text:soft-page-break/>Weight: 0.1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5053770492190993<text:tab/>0.4946229507809007<text:tab/></text:p>
      <text:p text:style-name="Standard">LIT301 is missing</text:p>
      <text:p text:style-name="Standard">no<text:tab/>yes<text:tab/></text:p>
      <text:p text:style-name="Standard">0.5106396782905106<text:tab/>0.4893603217094894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yes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9473616635133827<text:tab/>0.5052638336486618<text:tab/></text:p>
      <text:p text:style-name="Standard">LIT301 is missing</text:p>
      <text:p text:style-name="Standard">no<text:tab/>yes<text:tab/></text:p>
      <text:p text:style-name="Standard">0.49999999999999345<text:tab/>0.5000000000000066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><text:soft-page-break/></text:p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5028337574324<text:tab/>0.4949716624256759<text:tab/></text:p>
      <text:p text:style-name="Standard">P601 &gt; 1.5</text:p>
      <text:p text:style-name="Standard">no<text:tab/>yes<text:tab/></text:p>
      <text:p text:style-name="Standard">0.9999999999999567<text:tab/>4.3274574661819115E-14<text:tab/></text:p>
      <text:p text:style-name="Standard">P601 is missing</text:p>
      <text:p text:style-name="Standard">no<text:tab/>yes<text:tab/></text:p>
      <text:p text:style-name="Standard">0.5102053516566242<text:tab/>0.4897946483433758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48219230458937<text:tab/>0.5051780769541063<text:tab/></text:p>
      <text:p text:style-name="Standard">P601 &gt; 1.5</text:p>
      <text:p text:style-name="Standard">no<text:tab/>yes<text:tab/></text:p>
      <text:p text:style-name="Standard">1.0000000000000508<text:tab/>-5.079133816686492E-14<text:tab/></text:p>
      <text:p text:style-name="Standard">P601 is missing</text:p>
      <text:p text:style-name="Standard">no<text:tab/>yes<text:tab/></text:p>
      <text:p text:style-name="Standard">0.5000000000000101<text:tab/>0.49999999999998995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<text:soft-page-break/>LIT101 &lt;= 545.1423 : no</text:p>
      <text:p text:style-name="Standard">LIT101 &gt; 545.1423 : no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5048846541453761<text:tab/>0.49511534585462397<text:tab/></text:p>
      <text:p text:style-name="Standard">LIT101 is missing</text:p>
      <text:p text:style-name="Standard">no<text:tab/>yes<text:tab/></text:p>
      <text:p text:style-name="Standard">0.5100440991967895<text:tab/>0.4899559008032105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yes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494839542220085<text:tab/>0.5051604577799149<text:tab/></text:p>
      <text:p text:style-name="Standard">LIT101 is missing</text:p>
      <text:p text:style-name="Standard">no<text:tab/>yes<text:tab/></text:p>
      <text:p text:style-name="Standard">0.500000000000002<text:tab/>0.499999999999998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no</text:p>
      <text:p text:style-name="Standard">LIT401 &gt; 977.4993595 : no</text:p>
      <text:p text:style-name="Standard">LIT401 is missing : no</text:p>
      <text:p text:style-name="Standard"><text:soft-page-break/></text:p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5048787312842171<text:tab/>0.4951212687157828<text:tab/></text:p>
      <text:p text:style-name="Standard">LIT401 &gt; 977.4993595</text:p>
      <text:p text:style-name="Standard">no<text:tab/>yes<text:tab/></text:p>
      <text:p text:style-name="Standard">0.9999999999998838<text:tab/>1.1638035449108465E-13<text:tab/></text:p>
      <text:p text:style-name="Standard">LIT401 is missing</text:p>
      <text:p text:style-name="Standard">no<text:tab/>yes<text:tab/></text:p>
      <text:p text:style-name="Standard">0.5100109490794584<text:tab/>0.4899890509205415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yes</text:p>
      <text:p text:style-name="Standard">LIT401 &gt; 977.499359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4948667793637696<text:tab/>0.5051332206362305<text:tab/></text:p>
      <text:p text:style-name="Standard">LIT401 &gt; 977.4993595</text:p>
      <text:p text:style-name="Standard">no<text:tab/>yes<text:tab/></text:p>
      <text:p text:style-name="Standard">1.0000000000001115<text:tab/>-1.1157668918328263E-13<text:tab/></text:p>
      <text:p text:style-name="Standard">LIT401 is missing</text:p>
      <text:p text:style-name="Standard">no<text:tab/>yes<text:tab/></text:p>
      <text:p text:style-name="Standard">0.49999999999999606<text:tab/>0.5000000000000039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<text:soft-page-break/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5048266548706926<text:tab/>0.49517334512930744<text:tab/></text:p>
      <text:p text:style-name="Standard">AIT202 is missing</text:p>
      <text:p text:style-name="Standard">no<text:tab/>yes<text:tab/></text:p>
      <text:p text:style-name="Standard">0.5099596895683177<text:tab/>0.4900403104316822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4948659780918983<text:tab/>0.5051340219081016<text:tab/></text:p>
      <text:p text:style-name="Standard">AIT202 is missing</text:p>
      <text:p text:style-name="Standard">no<text:tab/>yes<text:tab/></text:p>
      <text:p text:style-name="Standard">0.5000000000000029<text:tab/>0.4999999999999972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no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<text:soft-page-break/>LIT301 &gt; 794.14735</text:p>
      <text:p text:style-name="Standard">no<text:tab/>yes<text:tab/></text:p>
      <text:p text:style-name="Standard">0.5048949705899861<text:tab/>0.4951050294100138<text:tab/></text:p>
      <text:p text:style-name="Standard">LIT301 is missing</text:p>
      <text:p text:style-name="Standard">no<text:tab/>yes<text:tab/></text:p>
      <text:p text:style-name="Standard">0.5099611977706903<text:tab/>0.49003880222930973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301 &lt;= 794.14735 : no</text:p>
      <text:p text:style-name="Standard">LIT301 &gt; 794.14735 : yes</text:p>
      <text:p text:style-name="Standard">LIT301 is missing : no</text:p>
      <text:p text:style-name="Standard"/>
      <text:p text:style-name="Standard">Class distributions</text:p>
      <text:p text:style-name="Standard"/>
      <text:p text:style-name="Standard">LIT301 &lt;= 794.14735</text:p>
      <text:p text:style-name="Standard">no<text:tab/>yes<text:tab/></text:p>
      <text:p text:style-name="Standard">1.0<text:tab/>0.0<text:tab/></text:p>
      <text:p text:style-name="Standard">LIT301 &gt; 794.14735</text:p>
      <text:p text:style-name="Standard">no<text:tab/>yes<text:tab/></text:p>
      <text:p text:style-name="Standard">0.4949327845142491<text:tab/>0.5050672154857508<text:tab/></text:p>
      <text:p text:style-name="Standard">LIT301 is missing</text:p>
      <text:p text:style-name="Standard">no<text:tab/>yes<text:tab/></text:p>
      <text:p text:style-name="Standard">0.5000000000000027<text:tab/>0.4999999999999973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no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5048519105331208<text:tab/>0.4951480894668791<text:tab/></text:p>
      <text:p text:style-name="Standard">P601 &gt; 1.5</text:p>
      <text:p text:style-name="Standard">no<text:tab/>yes<text:tab/></text:p>
      <text:p text:style-name="Standard">1.0000000000000049<text:tab/>-4.872551968210749E-15<text:tab/></text:p>
      <text:p text:style-name="Standard"><text:soft-page-break/>P601 is missing</text:p>
      <text:p text:style-name="Standard">no<text:tab/>yes<text:tab/></text:p>
      <text:p text:style-name="Standard">0.5098354023528417<text:tab/>0.49016459764715825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P601 &lt;= 1.5 : yes</text:p>
      <text:p text:style-name="Standard">P601 &gt; 1.5 : no</text:p>
      <text:p text:style-name="Standard">P601 is missing : no</text:p>
      <text:p text:style-name="Standard"/>
      <text:p text:style-name="Standard">Class distributions</text:p>
      <text:p text:style-name="Standard"/>
      <text:p text:style-name="Standard">P601 &lt;= 1.5</text:p>
      <text:p text:style-name="Standard">no<text:tab/>yes<text:tab/></text:p>
      <text:p text:style-name="Standard">0.4950155567399411<text:tab/>0.5049844432600589<text:tab/></text:p>
      <text:p text:style-name="Standard">P601 &gt; 1.5</text:p>
      <text:p text:style-name="Standard">no<text:tab/>yes<text:tab/></text:p>
      <text:p text:style-name="Standard">1.0000000000000504<text:tab/>-5.0248035159526343E-14<text:tab/></text:p>
      <text:p text:style-name="Standard">P601 is missing</text:p>
      <text:p text:style-name="Standard">no<text:tab/>yes<text:tab/></text:p>
      <text:p text:style-name="Standard">0.5000000000000028<text:tab/>0.4999999999999972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no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5047085442468563<text:tab/>0.49529145575314376<text:tab/></text:p>
      <text:p text:style-name="Standard">LIT101 is missing</text:p>
      <text:p text:style-name="Standard">no<text:tab/>yes<text:tab/></text:p>
      <text:p text:style-name="Standard">0.5096794077672848<text:tab/>0.4903205922327152<text:tab/></text:p>
      <text:p text:style-name="Standard"><text:soft-page-break/></text:p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101 &lt;= 545.1423 : no</text:p>
      <text:p text:style-name="Standard">LIT101 &gt; 545.1423 : yes</text:p>
      <text:p text:style-name="Standard">LIT101 is missing : no</text:p>
      <text:p text:style-name="Standard"/>
      <text:p text:style-name="Standard">Class distributions</text:p>
      <text:p text:style-name="Standard"/>
      <text:p text:style-name="Standard">LIT101 &lt;= 545.1423</text:p>
      <text:p text:style-name="Standard">no<text:tab/>yes<text:tab/></text:p>
      <text:p text:style-name="Standard">1.0<text:tab/>0.0<text:tab/></text:p>
      <text:p text:style-name="Standard">LIT101 &gt; 545.1423</text:p>
      <text:p text:style-name="Standard">no<text:tab/>yes<text:tab/></text:p>
      <text:p text:style-name="Standard">0.49502823010763414<text:tab/>0.5049717698923659<text:tab/></text:p>
      <text:p text:style-name="Standard">LIT101 is missing</text:p>
      <text:p text:style-name="Standard">no<text:tab/>yes<text:tab/></text:p>
      <text:p text:style-name="Standard">0.5000000000000018<text:tab/>0.4999999999999982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no</text:p>
      <text:p text:style-name="Standard">LIT401 &gt; 977.4993595 : no</text:p>
      <text:p text:style-name="Standard">LIT401 is missing : no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5047137407969834<text:tab/>0.49528625920301667<text:tab/></text:p>
      <text:p text:style-name="Standard">LIT401 &gt; 977.4993595</text:p>
      <text:p text:style-name="Standard">no<text:tab/>yes<text:tab/></text:p>
      <text:p text:style-name="Standard">1.0000000000000033<text:tab/>-3.4191731498274845E-15<text:tab/></text:p>
      <text:p text:style-name="Standard">LIT401 is missing</text:p>
      <text:p text:style-name="Standard">no<text:tab/>yes<text:tab/></text:p>
      <text:p text:style-name="Standard">0.5096555099429568<text:tab/>0.49034449005704306<text:tab/></text:p>
      <text:p text:style-name="Standard"/>
      <text:p text:style-name="Standard"/>
      <text:p text:style-name="Standard">Weight: 0.04</text:p>
      <text:p text:style-name="Standard"><text:soft-page-break/></text:p>
      <text:p text:style-name="Standard">Decision Stump</text:p>
      <text:p text:style-name="Standard"/>
      <text:p text:style-name="Standard">Classifications</text:p>
      <text:p text:style-name="Standard"/>
      <text:p text:style-name="Standard">LIT401 &lt;= 977.4993595 : yes</text:p>
      <text:p text:style-name="Standard">LIT401 &gt; 977.4993595 : no</text:p>
      <text:p text:style-name="Standard">LIT401 is missing : yes</text:p>
      <text:p text:style-name="Standard"/>
      <text:p text:style-name="Standard">Class distributions</text:p>
      <text:p text:style-name="Standard"/>
      <text:p text:style-name="Standard">LIT401 &lt;= 977.4993595</text:p>
      <text:p text:style-name="Standard">no<text:tab/>yes<text:tab/></text:p>
      <text:p text:style-name="Standard">0.4950573310199672<text:tab/>0.5049426689800328<text:tab/></text:p>
      <text:p text:style-name="Standard">LIT401 &gt; 977.4993595</text:p>
      <text:p text:style-name="Standard">no<text:tab/>yes<text:tab/></text:p>
      <text:p text:style-name="Standard">1.0000000000000204<text:tab/>-2.0475555114313837E-14<text:tab/></text:p>
      <text:p text:style-name="Standard">LIT401 is missing</text:p>
      <text:p text:style-name="Standard">no<text:tab/>yes<text:tab/></text:p>
      <text:p text:style-name="Standard">0.5<text:tab/>0.5000000000000001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Classifications</text:p>
      <text:p text:style-name="Standard"/>
      <text:p text:style-name="Standard">AIT202 &lt;= 8.805146 : no</text:p>
      <text:p text:style-name="Standard">AIT202 &gt; 8.805146 : no</text:p>
      <text:p text:style-name="Standard">AIT202 is missing : no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5046552888279013<text:tab/>0.49534471117209866<text:tab/></text:p>
      <text:p text:style-name="Standard">AIT202 is missing</text:p>
      <text:p text:style-name="Standard">no<text:tab/>yes<text:tab/></text:p>
      <text:p text:style-name="Standard">0.5096006217870952<text:tab/>0.4903993782129049<text:tab/></text:p>
      <text:p text:style-name="Standard"/>
      <text:p text:style-name="Standard"/>
      <text:p text:style-name="Standard">Weight: 0.04</text:p>
      <text:p text:style-name="Standard"/>
      <text:p text:style-name="Standard">Decision Stump</text:p>
      <text:p text:style-name="Standard"/>
      <text:p text:style-name="Standard"><text:soft-page-break/>Classifications</text:p>
      <text:p text:style-name="Standard"/>
      <text:p text:style-name="Standard">AIT202 &lt;= 8.805146 : no</text:p>
      <text:p text:style-name="Standard">AIT202 &gt; 8.805146 : yes</text:p>
      <text:p text:style-name="Standard">AIT202 is missing : yes</text:p>
      <text:p text:style-name="Standard"/>
      <text:p text:style-name="Standard">Class distributions</text:p>
      <text:p text:style-name="Standard"/>
      <text:p text:style-name="Standard">AIT202 &lt;= 8.805146</text:p>
      <text:p text:style-name="Standard">no<text:tab/>yes<text:tab/></text:p>
      <text:p text:style-name="Standard">1.0<text:tab/>0.0<text:tab/></text:p>
      <text:p text:style-name="Standard">AIT202 &gt; 8.805146</text:p>
      <text:p text:style-name="Standard">no<text:tab/>yes<text:tab/></text:p>
      <text:p text:style-name="Standard">0.4950537827824564<text:tab/>0.5049462172175436<text:tab/></text:p>
      <text:p text:style-name="Standard">AIT202 is missing</text:p>
      <text:p text:style-name="Standard">no<text:tab/>yes<text:tab/></text:p>
      <text:p text:style-name="Standard">0.499999999999998<text:tab/>0.500000000000002<text:tab/></text:p>
      <text:p text:style-name="Standard"/>
      <text:p text:style-name="Standard"/>
      <text:p text:style-name="Standard">Weight: 0.04</text:p>
      <text:p text:style-name="Standard"/>
      <text:p text:style-name="Standard">Number of performed Iterations: 1000</text:p>
      <text:p text:style-name="Standard"/>
      <text:p text:style-name="Standard"/>
      <text:p text:style-name="Standard">Time taken to build model: 99.11 seconds</text:p>
      <text:p text:style-name="Standard"/>
      <text:p text:style-name="Standard">=== Stratified cross-validation ===</text:p>
      <text:p text:style-name="Standard">=== Summary ===</text:p>
      <text:p text:style-name="Standard"/>
      <text:p text:style-name="Standard">Correctly Classified Instances <text:s text:c="6"/>14969 <text:s text:c="14"/>99.82 <text:s text:c="2"/>%</text:p>
      <text:p text:style-name="Standard">Incorrectly Classified Instances <text:s text:c="7"/>27 <text:s text:c="15"/>0.18 <text:s text:c="2"/>%</text:p>
      <text:p text:style-name="Standard">Kappa statistic <text:s text:c="25"/>0.992 </text:p>
      <text:p text:style-name="Standard">Mean absolute error <text:s text:c="21"/>0.0042</text:p>
      <text:p text:style-name="Standard">Root mean squared error <text:s text:c="17"/>0.0372</text:p>
      <text:p text:style-name="Standard">Relative absolute error <text:s text:c="17"/>1.8815 %</text:p>
      <text:p text:style-name="Standard">Root relative squared error <text:s text:c="12"/>11.117 <text:s/>%</text:p>
      <text:p text:style-name="Standard">Total Number of Instances <text:s text:c="11"/>14996 <text:s text:c="4"/></text:p>
      <text:p text:style-name="Standard"/>
      <text:p text:style-name="Standard">=== Detailed Accuracy By Class ===</text:p>
      <text:p text:style-name="Standard"/>
      <text:p text:style-name="Standard"><text:s text:c="17"/>TP Rate <text:s/>FP Rate <text:s/>Precision <text:s/>Recall <text:s text:c="2"/>F-Measure <text:s/>MCC <text:s text:c="5"/>ROC Area <text:s/>PRC Area <text:s/>Class</text:p>
      <text:p text:style-name="Standard"><text:s text:c="17"/>0.999 <text:s text:c="3"/>0.005 <text:s text:c="3"/>0.999 <text:s text:c="5"/>0.999 <text:s text:c="3"/>0.999 <text:s text:c="5"/>0.992 <text:s text:c="3"/>1.000 <text:s text:c="4"/>1.000 <text:s text:c="4"/>no</text:p>
      <text:p text:style-name="Standard"><text:s text:c="17"/>0.995 <text:s text:c="3"/>0.001 <text:s text:c="3"/>0.991 <text:s text:c="5"/>0.995 <text:s text:c="3"/>0.993 <text:s text:c="5"/>0.992 <text:s text:c="3"/>1.000 <text:s text:c="4"/>1.000 <text:s text:c="4"/>yes</text:p>
      <text:p text:style-name="Standard">Weighted Avg. <text:s text:c="3"/>0.998 <text:s text:c="3"/>0.005 <text:s text:c="3"/>0.998 <text:s text:c="5"/>0.998 <text:s text:c="3"/>0.998 <text:s text:c="5"/>0.992 <text:s text:c="3"/>1.000 <text:s text:c="4"/>1.000 <text:s text:c="4"/></text:p>
      <text:p text:style-name="Standard"/>
      <text:p text:style-name="Standard">=== Confusion Matrix ===</text:p>
      <text:p text:style-name="Standard"/>
      <text:p text:style-name="Standard"><text:s text:c="5"/>a <text:s text:c="4"/>b <text:s text:c="2"/>&lt;-- classified as</text:p>
      <text:p text:style-name="Standard"><text:s/>13053 <text:s text:c="3"/>17 | <text:s text:c="4"/>a = no</text:p>
      <text:p text:style-name="Standard"><text:soft-page-break/><text:s text:c="4"/>10 <text:s/>1916 | <text:s text:c="4"/>b = y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21:37:53.185798543</meta:creation-date>
    <dc:date>2019-12-02T00:53:07.754567320</dc:date>
    <meta:editing-duration>PT3H5M4S</meta:editing-duration>
    <meta:editing-cycles>1</meta:editing-cycles>
    <meta:document-statistic meta:table-count="0" meta:image-count="0" meta:object-count="0" meta:page-count="472" meta:paragraph-count="16067" meta:word-count="43202" meta:character-count="321613" meta:non-whitespace-character-count="287585"/>
    <meta:generator>LibreOffice/6.0.7.3$Linux_X86_64 LibreOffice_project/00m0$Build-3</meta:generator>
  </office:meta>
</office:document-meta>
</file>